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06</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一周世界舆论聚焦：中美防长为何不会晤；欧美企业大腕纷纷来华 (Free Version)</text:span>
</text:h>
      <text:p text:style-name="P4">
Authors: ['曹辛']</text:p>
      <text:p text:style-name="P4">
Publisher: 英国《金融时报》</text:p>
      <text:p text:style-name="P4">
Time: 2023-06-05T00:05:42+00:00</text:p>
      <text:p text:style-name="P4">
Published Time: 2023-06-04T12:00:99+08:00</text:p>
      <text:p text:style-name="P4">
Modified Time: 2023-06-04T20:05:99+08:00</text:p>
      <text:p text:style-name="P4">
Description: 曹辛：防长会而不晤，欧美企业大腕却云集中国。这折射了中美关系的现实：相互对峙，暂时谁也不能压倒谁；但双边关系又处于敏感和危险境地。</text:p>
      <text:p text:style-name="P4">
Images: ["<text:a xlink:type="simple" xlink:href="https://thumbor.ftacademy.cn/unsafe/picture/2/000133622_piclink.jpg" text:style-name="Internet_20_link" text:visited-style-name="Visited_20_Internet_20_Link">
000133622_pic...</text:a>
"]</text:p>
      <text:p text:style-name="P4">
Themes: ['中美关系', '关注']</text:p>
      <text:p text:style-name="P4">
Keywords: ['中美关系', '马斯克', '中国外交', '香格里拉对话会']</text:p>
      <text:p text:style-name="P4">
Type: Article</text:p>
      <!--METADATA-->
      <text:p text:style-name="P4">
<draw:frame draw:style-name="fr1" draw:name="Image2" text:anchor-type="as-char" svg:width="6.9236in" svg:height="3.894525in" draw:z-index="0">
<draw:image xlink:href="../Images/FT Chinese Free Version/2023-06-05T00-05-42-00-00/000133622_piclink.jpg" xlink:type="simple" xlink:show="embed" xlink:actuate="onLoad" draw:mime-type="image/jpeg"/>
</draw:frame>
</text:p>
      <text:p text:style-name="P4">
上周，中国成为国际舆论聚焦的重点之一。</text:p>
      <text:p text:style-name="P4">
一是中美国防部长虽然共同赴新加坡参加香格里拉对话会，但他们作为世界最强大的两个国家的防长，同坐一张桌子却不会晤，二是尽管中美关系正处在绝对低谷，但欧美企业大腕上周却云集中国。</text:p>
      <text:p text:style-name="P4">
Source: <text:a xlink:type="simple" xlink:href="http://www.ftchinese.com/story/001099853" text:style-name="Internet_20_link" text:visited-style-name="Visited_20_Internet_20_Link">
http://www.ftchinese.com/story/001099853</text:a>
</text:p>
      <!--NEWS-->
      <text:h text:style-name="P10" text:outline-level="1">
<text:span text:style-name="T4">
对话王一妃：我想把当代艺术呈现得清清爽爽、干干净净 (Free Version)</text:span>
</text:h>
      <text:p text:style-name="P4">
Authors: ['朱振']</text:p>
      <text:p text:style-name="P4">
Publisher: 英国《金融时报》</text:p>
      <text:p text:style-name="P4">
Time: 2023-06-05T00:09:18+00:00</text:p>
      <text:p text:style-name="P4">
Published Time: 2023-06-04T12:00:99+08:00</text:p>
      <text:p text:style-name="P4">
Modified Time: 2023-06-04T20:09:99+08:00</text:p>
      <text:p text:style-name="P4">
Description: 和画廊周北京的总监聊聊，一个立足798的艺术平台，如何面对当代艺术的“公共性”“艺术性”和“商业性”之间的张力。</text:p>
      <text:p text:style-name="P4">
Images: []</text:p>
      <text:p text:style-name="P4">
Themes: ['艺术', '关注']</text:p>
      <text:p text:style-name="P4">
Keywords: ['艺术', '人物', '艺术展', '美术馆', '798']</text:p>
      <text:p text:style-name="P4">
Type: Article</text:p>
      <!--METADATA-->
      <text:p text:style-name="P4">
“和艺术有关的很多概念，在今天太容易被模糊、被混淆，因为影响艺术的力量很多、很复杂。能妥协到什么程度，是我一直在思考的。”王一妃的表达中，展现出的是一种坚持。</text:p>
      <text:p text:style-name="P4">
对话期间，她和她的团队正在忙着操办一年中的大事儿。</text:p>
      <text:p text:style-name="P4">
Source: <text:a xlink:type="simple" xlink:href="http://www.ftchinese.com/story/001099850" text:style-name="Internet_20_link" text:visited-style-name="Visited_20_Internet_20_Link">
http://www.ftchinese.com/story/001099850</text:a>
</text:p>
      <!--NEWS-->
      <text:h text:style-name="P10" text:outline-level="1">
<text:span text:style-name="T4">
在华营商风险增加，西方制造商转向“中国+N”战略 (Free Version)</text:span>
</text:h>
      <text:p text:style-name="P4">
Author: Jon Emont</text:p>
      <text:p text:style-name="P4">
Publisher: 华尔街日报中文网</text:p>
      <text:p text:style-name="P4">
Published Time: 2023-06-05T00:15:00.000Z</text:p>
      <text:p text:style-name="P4">
Modified Time: 2023-06-05T00:15:00.000Z</text:p>
      <text:p text:style-name="P4">
Created Time: 2023-06-02T08:06:00.000Z</text:p>
      <text:p text:style-name="P4">
Description: 西方企业高管正将生产业务从中国转移到多个国家，以便为突发事件做准备。</text:p>
      <text:p text:style-name="P4">
Images: []</text:p>
      <text:p text:style-name="P4">
Categories: ['商业']</text:p>
      <text:p text:style-name="P4">
Keywords: SYND,LINK:EN|WP-WSJ-0000910743</text:p>
      <text:p text:style-name="P4">
Type: Article</text:p>
      <!--METADATA-->
      <text:p text:style-name="P4">
过去十年的大部分时间里，西方公司一直在寻找世界工厂中国的替代市场，高管们将这一转变称为“中国+1”。而该战略现在看上去越来越像是 <text:a xlink:type="simple" xlink:href="https://cn.wsj.com/articles/CN-BGH-20230510111747" text:style-name="Internet_20_link" text:visited-style-name="Visited_20_Internet_20_Link">
 “中国+N”</text:a>
 。</text:p>
      <text:p text:style-name="P4">
Source: <text:a xlink:type="simple" xlink:href="https://cn.wsj.com/articles/%E5%9C%A8%E5%8D%8E%E8%90%A5%E5%95%86%E9%A3%8E%E9%99%A9%E5%A2%9E%E5%8A%A0-%E8%A5%BF%E6%96%B9%E5%88%B6%E9%80%A0%E5%95%86%E8%BD%AC%E5%90%91-%E4%B8%AD%E5%9B%BD+n-%E6%88%98%E7%95%A5-25461baa" text:style-name="Internet_20_link" text:visited-style-name="Visited_20_Internet_20_Link">
https://cn.wsj.com/articles/%E5%9C%A8%E5%8D%8E%E8%90%A5%E5%95%86%E9%A3%8E%E9%99%A9%E5%A2%9E%E5%8A%A0-%E8%A5%BF%E6%96%B9%E5%88%B6%E9%80%A0%E5%95%86%E8%BD%AC%E5%90%91-%E4%B8%AD%E5%9B%BD+n-%E6%88%98%E7%95%A5-25461baa</text:a>
</text:p>
      <!--NEWS-->
      <text:h text:style-name="P10" text:outline-level="1">
<text:span text:style-name="T4">
中国经济有多糟糕？中国股市现已进入熊市 (Free Version)</text:span>
</text:h>
      <text:p text:style-name="P4">
Author: Weilun Soon</text:p>
      <text:p text:style-name="P4">
Publisher: 华尔街日报中文网</text:p>
      <text:p text:style-name="P4">
Published Time: 2023-06-05T01:15:00.000Z</text:p>
      <text:p text:style-name="P4">
Modified Time: 2023-06-05T01:15:00.000Z</text:p>
      <text:p text:style-name="P4">
Created Time: 2023-06-01T00:12:00.000Z</text:p>
      <text:p text:style-name="P4">
Description: 今年早些时候出现的一波行情是源于投资者押注动态清零取消后的经济反弹。但这波上涨并没有持续。中国经济复苏陷入停滞是股市人气降温的一个原因。</text:p>
      <text:p text:style-name="P4">
Images: []</text:p>
      <text:p text:style-name="P4">
Categories: ['金融市场', '股市']</text:p>
      <text:p text:style-name="P4">
Keywords: SYND,LINK:EN|WP-WSJ-0000934478</text:p>
      <text:p text:style-name="P4">
Type: Article</text:p>
      <!--METADATA-->
      <text:p text:style-name="P4">
中国股市重回熊市。</text:p>
      <text:p text:style-name="P4">
Source: <text:a xlink:type="simple" xlink:href="https://cn.wsj.com/articles/%E4%B8%AD%E5%9B%BD%E7%BB%8F%E6%B5%8E%E6%9C%89%E5%A4%9A%E7%B3%9F%E7%B3%95-%E4%B8%AD%E5%9B%BD%E8%82%A1%E5%B8%82%E7%8E%B0%E5%B7%B2%E8%BF%9B%E5%85%A5%E7%86%8A%E5%B8%82-3a0e4c49" text:style-name="Internet_20_link" text:visited-style-name="Visited_20_Internet_20_Link">
https://cn.wsj.com/articles/%E4%B8%AD%E5%9B%BD%E7%BB%8F%E6%B5%8E%E6%9C%89%E5%A4%9A%E7%B3%9F%E7%B3%95-%E4%B8%AD%E5%9B%BD%E8%82%A1%E5%B8%82%E7%8E%B0%E5%B7%B2%E8%BF%9B%E5%85%A5%E7%86%8A%E5%B8%82-3a0e4c49</text:a>
</text:p>
      <!--NEWS-->
      <text:h text:style-name="P10" text:outline-level="1">
<text:span text:style-name="T4">
北约欢迎土耳其向科索沃派兵，欧盟呼吁普里什蒂纳暂停警察在塞族地区的行动</text:span>
</text:h>
      <text:p text:style-name="P4">
Author: 半岛电视台＋通讯社</text:p>
      <text:p text:style-name="P4">
Publisher: Al Jazeera</text:p>
      <text:p text:style-name="P4">
Published Time: 2023-06-05T02:02:53</text:p>
      <text:p text:style-name="P4">
Modified Time: 2023-06-05T02:04:23</text:p>
      <text:p text:style-name="P4">
Description: 北约秘书长延斯·斯托尔滕贝格对土耳其向科索沃增派士兵的决定表示欢迎，同时欧盟呼吁普里什蒂纳暂停警察在该国北部的行动，</text:p>
      <text:p text:style-name="P4">
Images: ["<text:a xlink:type="simple" xlink:href="https://chinese.aljazeera.net/wp-content/uploads/2023/06/1-1685929749.jpg" text:style-name="Internet_20_link" text:visited-style-name="Visited_20_Internet_20_Link">
1-1685929749.jpg</text:a>
", "<text:a xlink:type="simple" xlink:href="https://chinese.aljazeera.net/wp-content/uploads/2023/06/2-1685929756.jpg" text:style-name="Internet_20_link" text:visited-style-name="Visited_20_Internet_20_Link">
2-1685929756.jpg</text:a>
", "<text:a xlink:type="simple" xlink:href="https://chinese.aljazeera.net/wp-content/uploads/2023/06/3-1685929768.png" text:style-name="Internet_20_link" text:visited-style-name="Visited_20_Internet_20_Link">
3-1685929768.png</text:a>
"]</text:p>
      <text:p text:style-name="P4">
Topics: ['军事', '政治', '新闻']</text:p>
      <text:p text:style-name="P4">
Keywords: ['军事', '政治', '新闻', '土耳其', '欧洲', '科索沃']</text:p>
      <text:p text:style-name="P4">
Type: Article</text:p>
      <!--METADATA-->
      <text:p text:style-name="P4">
<draw:frame draw:style-name="fr1" draw:name="Image3" text:anchor-type="as-char" svg:width="6.9236in" svg:height="4.612736in" draw:z-index="0">
<draw:image xlink:href="../Images/Aljazeera Chinese/2023-06-05T02-02-53/1-1685929749.jpg" xlink:type="simple" xlink:show="embed" xlink:actuate="onLoad" draw:mime-type="image/jpeg"/>
</draw:frame>
 北约士兵守卫科索沃北部的莱波萨维奇市政大楼 (路透)</text:p>
      <text:p text:style-name="P4">
北约秘书长延斯·斯托尔滕贝格对土耳其向科索沃增派士兵的决定表示欢迎，同时欧盟呼吁普里什蒂纳暂停警察在该国北部的行动，当地塞族人的抗议导致该地区紧张局势升级。</text:p>
      <text:p text:style-name="P4">
在伊斯坦布尔的多尔玛巴赫切宫与土耳其总统雷杰普·塔伊普·埃尔多安会面后，斯托尔滕贝格在6月4日周日的新闻发布会上补充道，土耳其决定向科索沃的维和行动提供军事部队，并强调在紧张局势升级之际这一贡献的重要性。</text:p>
      <text:p text:style-name="P4">
他对土耳其派兵表示感谢，并指出前者在伊拉克、乌克兰和其他国家做出的其他贡献。</text:p>
      <text:p text:style-name="P4">
自1999年夏天以来，被称为驻科部队（KFOR）的北约部队一直在维护科索沃的和平。</text:p>
      <text:p text:style-name="P4">
<draw:frame draw:style-name="fr1" draw:name="Image4" text:anchor-type="as-char" svg:width="6.9236in" svg:height="3.894525in" draw:z-index="0">
<draw:image xlink:href="../Images/Aljazeera Chinese/2023-06-05T02-02-53/2-1685929756.jpg" xlink:type="simple" xlink:show="embed" xlink:actuate="onLoad" draw:mime-type="image/jpeg"/>
</draw:frame>
 土耳其呼吁对话 (半岛电视台)</text:p>
      <text:h text:style-name="P13" text:outline-level="4">
<text:span text:style-name="T4">
欧盟的呼吁</text:span>
</text:h>
      <text:p text:style-name="P4">
在相关背景下，欧盟呼吁科索沃暂停警察在该国北部地区的行动，当地塞族的抗议活动导致该地区紧张局势加剧。</text:p>
      <text:p text:style-name="P4">
欧盟在一份声明中补充道，它希望科索沃以非升级方式采取行动，立即中止警察在科索沃北部市政建筑附近的行动。</text:p>
      <text:p text:style-name="P4">
欧盟声明指出，“市长必须临时在市政建筑物以外的地方履行职责，同时四个城市要尽快宣布提前选举，并全面组织。我们希望科索沃塞族人参加这些选举。”</text:p>
      <text:p text:style-name="P4">
声明继续说道，“欧盟准备好采取坚定措施”，并警告称，未能平息紧张局势将导致负面后果。</text:p>
      <text:p text:style-name="P4">
与此同时，欧盟对塞尔维亚军队进入高度戒备状态表示担忧。</text:p>
      <text:p text:style-name="P4">
<draw:frame draw:style-name="fr1" draw:name="Image5" text:anchor-type="as-char" svg:width="6.9236in" svg:height="3.958414in" draw:z-index="0">
<draw:image xlink:href="../Images/Aljazeera Chinese/2023-06-05T02-02-53/3-1685929768.png" xlink:type="simple" xlink:show="embed" xlink:actuate="onLoad" draw:mime-type="image/png"/>
</draw:frame>
 科索沃：解决前景是“死胡同” (半岛电视台)</text:p>
      <text:p text:style-name="P4">
自5月26日起，科索沃北部的当地塞族人一直在组织抗议活动，以阻止新当选的阿尔巴尼亚市长进入市政大楼履职。</text:p>
      <text:p text:style-name="P4">
市长们在赢得4个城市的地方选举后就职，这些地区的主要人口是塞尔维亚人，他们广泛抵制这项投票权利，在45000名登记选民中，只有1500名选民参与了投票。</text:p>
      <text:p text:style-name="P4">
以阿尔巴尼亚人为主的科索沃于1999年脱离塞尔维亚，并于2008年宣布独立。塞尔维亚仍然认为科索沃是其领土的一部分，并支持那里的塞族少数群体。</text:p>
      <text:p text:style-name="P4">
为应对科索沃北部局势紧张，塞尔维亚于5月下旬下令军队向科索沃边境推进，它敦促北约停止对当地塞族人的暴力行为。</text:p>
      <text:p text:style-name="P4">
Source: <text:a xlink:type="simple" xlink:href="https://chinese.aljazeera.net/news/military/2023/6/5/%e5%8c%97%e7%ba%a6%e6%ac%a2%e8%bf%8e%e5%9c%9f%e8%80%b3%e5%85%b6%e5%90%91%e7%a7%91%e7%b4%a2%e6%b2%83%e6%b4%be%e5%85%b5%e6%ac%a7%e7%9b%9f%e5%91%bc%e5%90%81%e6%99%ae%e9%87%8c%e4%bb%80%e8%92%82%e7%ba%b3" text:style-name="Internet_20_link" text:visited-style-name="Visited_20_Internet_20_Link">
https://chinese.aljazeera.net/news/military/2023/6/5/%e5%8c%97%e7%ba%a6%e6%ac%a2%e8%bf%8e%e5%9c%9f%e8%80%b3%e5%85%b6%e5%90%91%e7%a7%91%e7%b4%a2%e6%b2%83%e6%b4%be%e5%85%b5%e6%ac%a7%e7%9b%9f%e5%91%bc%e5%90%81%e6%99%ae%e9%87%8c%e4%bb%80%e8%92%82%e7%ba%b3</text:a>
</text:p>
      <!--NEWS-->
      <text:h text:style-name="P10" text:outline-level="1">
<text:span text:style-name="T4">
俄罗斯宣布挫败了乌克兰的重大袭击  而乌方称需要对反攻计划保密</text:span>
</text:h>
      <text:p text:style-name="P4">
Author: 半岛电视台＋通讯社</text:p>
      <text:p text:style-name="P4">
Publisher: Al Jazeera</text:p>
      <text:p text:style-name="P4">
Published Time: 2023-06-05T02:33:20</text:p>
      <text:p text:style-name="P4">
Modified Time: 2023-06-05T04:28:41</text:p>
      <text:p text:style-name="P4">
Description: 当地时间6月5日早些时候，俄罗斯国防部称乌克兰发动了大规模的军事行动，但同时该部又指出，俄罗斯军队在乌克兰领土以南的顿涅茨克地区挫败了乌克兰的一场重大进攻。</text:p>
      <text:p text:style-name="P4">
Images: ["<text:a xlink:type="simple" xlink:href="https://chinese.aljazeera.net/wp-content/uploads/2023/06/RTS9UNDE-1-1685931099.webp" text:style-name="Internet_20_link" text:visited-style-name="Visited_20_Internet_20_Link">
RTS9UNDE-1-16...</text:a>
", "<text:a xlink:type="simple" xlink:href="https://chinese.aljazeera.net/wp-content/uploads/2023/06/image-1685930960.jpg" text:style-name="Internet_20_link" text:visited-style-name="Visited_20_Internet_20_Link">
image-1685930...</text:a>
", "<text:a xlink:type="simple" xlink:href="https://chinese.aljazeera.net/wp-content/uploads/2023/06/image-1-1685939170.jpg" text:style-name="Internet_20_link" text:visited-style-name="Visited_20_Internet_20_Link">
image-1-16859...</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6" text:anchor-type="as-char" svg:width="6.9236in" svg:height="4.612736in" draw:z-index="0">
<draw:image xlink:href="../ConvertedIMGs/Aljazeera Chinese/2023-06-05T02-33-20/RTS9UNDE-1-1685931099.png" xlink:type="simple" xlink:show="embed" xlink:actuate="onLoad" draw:mime-type="image/png"/>
</draw:frame>
俄罗斯部队占领了乌克兰境内广泛的战略地区 (路透社)</text:p>
      <text:p text:style-name="P4">
当地时间6月5日早些时候，俄罗斯国防部称其在顿涅茨克地区挫败了乌克兰的一场重大进攻行动，同时还给乌军造成了严重的人员和设备损失，与此同时，乌克兰方面没有说明其是否已经展开反攻，只称其行动计划需要保密。</text:p>
      <text:p text:style-name="P4">
俄罗斯国防部表示，乌克兰开展了大规模的军事行动，旨在夺回那些目前已经处于俄罗斯控制下的土地。</text:p>
      <text:p text:style-name="P4">
俄罗斯国防部还称，其部队挫败了乌克兰军队在乌克兰南部顿涅茨克地区发动的一场重大攻势，并补充称，其部队在抵御这场袭击期间，一共击毙了250名乌克兰士兵，此外还摧毁了16辆坦克、3部军事车辆和21部装甲车辆。</text:p>
      <text:p text:style-name="P4">
俄罗斯国防部发言人伊戈尔·库纳什尼科夫表示，乌克兰方面有6个机械营和2个坦克营参加了这场攻击，但却未能成功突破俄罗斯在南部地区的防御工事。</text:p>
      <text:p text:style-name="P4">
另一方面，亲俄罗斯的扎波罗热地方当局报告称，俄罗斯与乌克兰部队在弗里夫斯基地区的冲突持续了8个多小时。</text:p>
      <text:p text:style-name="P4">
数周以来，关于乌克兰即将发动反击的讨论一直在升级，其目的是收复乌克兰东部和南部被俄罗斯在持续16个月的所谓“特别军事行动”期间占领的领土。</text:p>
      <text:p text:style-name="P4">
<draw:frame draw:style-name="fr1" draw:name="Image7" text:anchor-type="as-char" svg:width="6.9236in" svg:height="3.894525in" draw:z-index="0">
<draw:image xlink:href="../Images/Aljazeera Chinese/2023-06-05T02-33-20/image-1685930960.jpg" xlink:type="simple" xlink:show="embed" xlink:actuate="onLoad" draw:mime-type="image/jpeg"/>
</draw:frame>
 由上至下：俄罗斯、乌克兰、黑海(半岛电视台)</text:p>
      <text:h text:style-name="P13" text:outline-level="4">
<text:span text:style-name="T4">
并未宣布</text:span>
</text:h>
      <text:p text:style-name="P4">
乌克兰方面没有说明它是否已经开始了谋划已久的反攻——这场反攻旨在收复被俄罗斯在持续16个月的所谓“特别军事行动”期间占领的领土。</text:p>
      <text:p text:style-name="P4">
乌克兰国防部仅仅播放了一段视频，显示其部队的部分成员做出保持沉默的手势，意思是说反攻计划需要保持沉默，乌方不会宣布开始行动。</text:p>
      <text:p text:style-name="P4">
这段视频显示了乌军包括军用飞机在内的各种作战、机械和装甲能力，而这一切都处于作战状态。</text:p>
      <text:p text:style-name="P4">
美国国家安全顾问杰克·沙利文在4日表示，美国相信乌克兰对俄罗斯的反击，将使之从俄罗斯手中夺回具有重要战略意义的乌克兰领土。</text:p>
      <text:p text:style-name="P4">
沙利文在接受美国有线电视新闻网（CNN）采访时补充称，美国继续支持乌克兰反对俄罗斯当前这场“侵略”。</text:p>
      <text:p text:style-name="P4">
乌克兰方面表示，它需要包括远程导弹在内的更多武器，以抵御俄罗斯的袭击并重新控制其被占领土。</text:p>
      <text:p text:style-name="P4">
但是俄罗斯总统府在4日警告称，法国和德国向乌克兰提供远程导弹，将导致乌克兰冲突出现另一轮“紧张局势升级”。</text:p>
      <text:p text:style-name="P4">
<draw:frame draw:style-name="fr1" draw:name="Image8" text:anchor-type="as-char" svg:width="6.9236in" svg:height="3.894525in" draw:z-index="0">
<draw:image xlink:href="../Images/Aljazeera Chinese/2023-06-05T02-33-20/image-1-1685939170.jpg" xlink:type="simple" xlink:show="embed" xlink:actuate="onLoad" draw:mime-type="image/jpeg"/>
</draw:frame>
 俄乌战争 (半岛电视台)</text:p>
      <text:h text:style-name="P13" text:outline-level="4">
<text:span text:style-name="T4">
别无选择</text:span>
</text:h>
      <text:p text:style-name="P4">
根据路透社的报道，克里姆林宫发言人德米特里·佩斯科夫对俄罗斯媒体记者表示，“我们已经看到有关法国和德国向乌克兰交付射程达500公里或者更远的导弹的讨论”，他还补充，“这是一种完全不同的武器……这将导致新一轮的紧张局势升级。”</text:p>
      <text:p text:style-name="P4">
此外，佩斯科夫还证实，俄罗斯将继续在乌克兰开展业务，直至“完成任务……此外它别无选择”。</text:p>
      <text:p text:style-name="P4">
在上个月，英国成为了第一个向乌克兰提供远程巡航导弹的国家。</text:p>
      <text:p text:style-name="P4">
乌克兰还要求德国向其提供射程为500公里的金牛座巡航导弹，此外，法国总统马克龙表示，法国将向乌克兰提供射程足以使之开展计划已久的反击的导弹。</text:p>
      <text:p text:style-name="P4">
在另一个相关问题上，俄罗斯国防部在过去几个小时内宣布，它已经挫败了“乌克兰破坏组织”在俄罗斯别尔哥罗德边境地区发起新的越界行动的渗透企图。</text:p>
      <text:p text:style-name="P4">
俄罗斯别尔哥罗德省内的11个地区面临着连续的袭击。这些地区经常遭到自称反莫斯科的武装团体的侵袭。</text:p>
      <text:p text:style-name="P4">
据路透社报道，自2022年2月24日开始进攻乌克兰的俄罗斯表示，它被迫在乌克兰开展行动以保护自身安全，以抵挡“来自决心摧毁俄罗斯的西方国家的敌意和侵略”。</text:p>
      <text:p text:style-name="P4">
另一方面，乌克兰及其西方盟友则表示，俄罗斯正在发动一场无端战争，以夺取乌克兰的领土。</text:p>
      <text:p text:style-name="P4">
Source: <text:a xlink:type="simple" xlink:href="https://chinese.aljazeera.net/news/war-in-ukraine/2023/6/5/%e4%bf%84%e7%bd%97%e6%96%af%e5%ae%a3%e5%b8%83%e6%8c%ab%e8%b4%a5%e4%ba%86%e4%b9%8c%e5%85%8b%e5%85%b0%e7%9a%84%e9%87%8d%e5%a4%a7%e8%a2%ad%e5%87%bb%e8%80%8c%e4%b9%8c%e6%96%b9%e7%a7%b0%e9%9c%80%e8%a6%81" text:style-name="Internet_20_link" text:visited-style-name="Visited_20_Internet_20_Link">
https://chinese.aljazeera.net/news/war-in-ukraine/2023/6/5/%e4%bf%84%e7%bd%97%e6%96%af%e5%ae%a3%e5%b8%83%e6%8c%ab%e8%b4%a5%e4%ba%86%e4%b9%8c%e5%85%8b%e5%85%b0%e7%9a%84%e9%87%8d%e5%a4%a7%e8%a2%ad%e5%87%bb%e8%80%8c%e4%b9%8c%e6%96%b9%e7%a7%b0%e9%9c%80%e8%a6%81</text:a>
</text:p>
      <!--NEWS-->
      <text:h text:style-name="P10" text:outline-level="1">
<text:span text:style-name="T4">
美中軍艦險相撞 白宮：中國侵略性日增恐致傷亡</text:span>
</text:h>
      <text:p text:style-name="P4">
Author: None (Language: zh)</text:p>
      <text:p text:style-name="P4">
Publisher: None</text:p>
      <text:p text:style-name="P4">
Time: 2023-06-05T04:25:00Z</text:p>
      <text:p text:style-name="P4">
Description: 美中軍艦週末險些在台海相撞，美國白宮週一（6月5日）表示，中國解放軍越來越具侵略性，恐將導致「有人受傷」。不過專家告訴DW，中國對此事的反應也許暗示著中美開啟討論的前奏。</text:p>
      <text:p text:style-name="P4">
Videos: []</text:p>
      <text:p text:style-name="P4">
Images: []</text:p>
      <text:p text:style-name="P4">
Subject: 时政风云</text:p>
      <text:p text:style-name="P4">
Subjects: ['专题报道：习近平访美', '南希·佩洛西']</text:p>
      <text:p text:style-name="P4">
Keywords: ['台海局势', '两岸关系', '岛屿主权争议', '中美关系', '解放军']</text:p>
      <text:p text:style-name="P4">
ID: 65823182</text:p>
      <!--METADATA-->
      <text:p text:style-name="P4">
<text:a xlink:type="simple" xlink:href="https://www.dw.com/zh/overlay/image/article/65823182/65830027" text:style-name="Internet_20_link" text:visited-style-name="Visited_20_Internet_20_Link">
 </text:a>
</text:p>
      <text:p text:style-name="P4">
美中軍艦3日在台海險些相撞</text:p>
      <text:p text:style-name="P4">
（德國之聲中文網）美中軍艦週末在台海險些相撞後，美國白宮週一（6月5日）表示，中國與他國最近在台海和南海的一連串危險摩擦，反映出中國解放軍的侵略性越來越強，增加了「有人受傷」的風險。</text:p>
      <text:p text:style-name="P4">
白宮發言人柯比（JohnKirby）表示：「很遺憾地，我們正在應對中國日益咄咄逼人的情況，而這只是其中的一部分，我們也準備好談論這個問題了」。柯比說，這樣下去「用不了多久就會有人受傷」，不專業、不安全的攔截行為可能導致「誤判或犯錯」。</text:p>
      <text:p text:style-name="P4">
柯比說，中國若想傳達美國在該地區不受歡迎，或希望美國飛機和船隻在該區域停止航行，那是不會成功的。</text:p>
      <text:p text:style-name="P4">
中國外交部發言人汪文斌5日表示，「中方一貫尊重各國依據國際法享有的航行和飛越權利」並強調此事的「真相」是「美方滋事挑釁在前，中方依法依規處置在後」。他還反問，為什麼美方口中的「不安全」事件，都發生在中國的領空和領海附近，而不是發生在其他國家的領空和領海附近？</text:p>
      <text:h text:style-name="P12" text:outline-level="3">
<text:span text:style-name="T4">
中美军舰相遇台湾海峡</text:span>
</text:h>
      <text:h text:style-name="P12" text:outline-level="3">
<text:span text:style-name="T4">
專家：台海緊張局勢可能是「討論的前奏」</text:span>
</text:h>
      <text:p text:style-name="P4">
美國季辛吉中美研究所所長戴利（Robert Daly）分析，此次事件顯示美國在該地區的存在，讓中國認為是一種挑釁」。</text:p>
      <text:p text:style-name="P4">
他說，中國的聲明並未提及此事發生於國際水域，根據《聯合國海洋法公約》及常設仲裁法院2016年的裁決，中國在該地區的領土主張並無法律依據。因此到頭來，此事最後將成為「國際法」和「不一定受國際法支持的大國主權主張」何者佔上風的爭論。</text:p>
      <text:p text:style-name="P4">
然而，戴利也表示，中國之所以有此行為，也許是「希望更明確地表明自己的立場」，作為中美開啟「討論的前奏」。他建議，美國若希望促進雙方對話，或許可考慮「取消對中國國防部長李尚福的制裁」。</text:p>
      <text:h text:style-name="P12" text:outline-level="3">
<text:span text:style-name="T4">
中美軍艦險於台海相撞</text:span>
</text:h>
      <text:p text:style-name="P4">
美國印太司令部週六（3日）發表聲明稱，美國伯克級驅逐艦「鍾雲號」（USS Chung-Hoon）和加拿大哈利法克斯級巡防艦「蒙特婁號」（HMCSMontreal）當日正聯合通過台灣海峽，中國飛彈驅逐艦「蘇州號」（PRC LY132）卻以「不安全方式」，突然切入美國鍾雲號的航道，迫使鍾雲號減速以避免碰撞。</text:p>
      <text:p text:style-name="P4">
聲明稱，兩艦最接近時距離僅150碼（137公尺），中國軍方的行為違反國際水域安全通行的海上「道路規則」。</text:p>
      <text:p text:style-name="P4">
加拿大蒙特婁號指揮官蒙特福德上校（Paul Mountford）告訴最先報導此事的加拿大《環球新聞》（GlobalNews），中國蘇州號改變航向時，曾以無線電通知美艦「轉向，否則將相撞」，美艦人員則回應要求中國軍艦遠離。</text:p>
      <text:p text:style-name="P4">
他說，中國軍隊行動前還先以無線電通知，顯然是故意穿越挑釁；且美加軍艦是在國際水域航行，中國軍艦仍不斷警告稱他們正駛入中國領海。他希望這只是個案，未來不會發生於加拿大軍艦，「因為我們有國際法為依據，這裡是國際水域」。</text:p>
      <text:p text:style-name="P4">
</text:p>
      <text:p text:style-name="P4">
中國國防部長李尚福4日於新加坡香格里拉對話上發表談話</text:p>
      <text:p text:style-name="P4">
<text:a xlink:type="simple" xlink:href="https://www.dw.com/zh/zh/中国中美激烈冲突对抗是世界不可承受之痛/a-65819515" text:style-name="Internet_20_link" text:visited-style-name="Visited_20_Internet_20_Link">
 中國國防部長李尚福4日在新加坡的香格里拉對話</text:a>
上不點名批評稱：「『一些域外國家』以航行自由之名，行航行霸權之實，想要把南海攪渾，從中牟利，需要我們高度警惕，堅決抵制」。他說，中國的軍機和軍艦從來不會到他國領空和領海附近，做所謂的「航行霸權」，「最好的辦法是，各國管好自己的軍艦，管好自己的飛機。」</text:p>
      <text:p text:style-name="P4">
美國國防部長奧斯汀（Lloyd Austin）4日也喊話北京：「做正確的事、控制其部隊的行為。」</text:p>
      <text:p text:style-name="P4">
台灣國防部3日則表示，全程掌握相關情勢，為保台海安全穩定，已檢派適切海空兵力監控。台方呼籲中國當局應尊重自由航行權，避免過度挑釁行為，共同維護區域和平穩定與安全。</text:p>
      <text:p text:style-name="P4">
路透社報導，此次海上相遇是中美軍方最新一次的近距離接觸。不到一週之前，美國印太司令部才表示， <text:a xlink:type="simple" xlink:href="https://www.dw.com/zh/zh/南海較勁美稱中國戰鬥機逼近挑釁攔截/a-65775811" text:style-name="Internet_20_link" text:visited-style-name="Visited_20_Internet_20_Link">
一架中國戰鬥機5月26日曾在南海的國際領空逼近美國軍機，並進行「不必要的攻擊」</text:a>
 。</text:p>
      <text:p text:style-name="P4">
中國駐華盛頓大使館發言人劉鵬宇當時並未對軍機事件置評，僅表示美國「頻繁出動飛機和船隻，對中國進行抵近偵察」，嚴重威脅中國的國家安全。</text:p>
      <text:h text:style-name="P12" text:outline-level="3">
<text:span text:style-name="T4">
白宮：維持台海穩定動態</text:span>
</text:h>
      <text:p text:style-name="P4">
美中關係遭遇歷史低谷，自2月「 <text:a xlink:type="simple" xlink:href="https://www.dw.com/zh/zh/中國氣球能實時回傳信號美無法證實/a-65222124" text:style-name="Internet_20_link" text:visited-style-name="Visited_20_Internet_20_Link">
 間諜氣球 </text:a>
」事件以來衝突不斷，近日又險些與中國軍方在海、空域發生衝突，緊張局勢不斷升高。對此，白宮國家安全顧問沙利文（JakeSullivan）4日在美國有線電視新聞網（CNN）節目《札卡利亞環球公共廣場》（Fareed ZakariaGPS）預錄的採訪表示，美國正在尋求維持「穩定的海峽兩岸動態」。</text:p>
      <text:p text:style-name="P4">
沙利文表示，拜登政府已多次表明其兩岸關係政策沒有改變，仍基於「一中政策」與《台灣關係法》等，美方支持確保「台灣或中國都不會單方面改變現狀」。</text:p>
      <text:p text:style-name="P4">
</text:p>
      <text:p text:style-name="P4">
白宮國家安全顧問沙利文（資料照）</text:p>
      <text:p text:style-name="P4">
沙利文也在訪問中稱，美中關係經歷了極其動盪和緊張的一年，兩國也在努力恢復正常關係，美國總統拜登（JoeBiden）或將在「某個時間點」與習近平會面：「我希望我們在未來幾個月內，能很快看到中美高層進行接觸，以繼續這項工作（指修復兩國關係）。然後，在某個時間點，我們將看到拜登總統和習主席再次聚首。」</text:p>
      <text:p text:style-name="P4">
他補充，美國與中國「一方面在經濟和技術等重要領域激烈競爭」，同時又要「確保這種競爭不會演化為衝突或對抗」，拜登堅信這兩件事互不衝突。</text:p>
      <text:p text:style-name="P4">
中國外交部長秦剛曾在5月表示， <text:a xlink:type="simple" xlink:href="https://www.dw.com/zh/zh/美中關係陷寒冰-秦剛籲美深刻反思/a-65556918" text:style-name="Internet_20_link" text:visited-style-name="Visited_20_Internet_20_Link">
 美國的「一系列錯誤言行」使中美關係陷入冰凍狀態 </text:a>
，但穩定兩國關係是「重中之重」。中國國防部長李尚福4日亦在新加坡的香格里拉對話上表示，中美衝突將是一場「世界不可承受之痛」，面對兩國關係，中國尋求的是對話而非對抗。</text:p>
      <ul>
        <li>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綜合報導）</text:p>
      <text:p text:style-name="P4">
Source: <text:a xlink:type="simple" xlink:href="https://www.dw.com/zh/美中軍艦險相撞-白宮：中國侵略性日增恐致傷亡/a-65823182" text:style-name="Internet_20_link" text:visited-style-name="Visited_20_Internet_20_Link">
https://www.dw.com/zh/美中軍艦險相撞-白宮：中國侵略性日增恐致傷亡/a-65823182?maca=chi-rss-chi-all-1127-rdf</text:a>
</text:p>
      <!--NEWS-->
      <text:h text:style-name="P10" text:outline-level="1">
<text:span text:style-name="T4">
六四34周年：香港警方严防戒备 在铜锣湾附近带走数人</text:span>
</text:h>
      <text:p text:style-name="P4">
Author: https://www.facebook.com/bbcworldservice/</text:p>
      <text:p text:style-name="P4">
Publisher: BBC News 中文</text:p>
      <text:p text:style-name="P4">
Published Time: 2023-06-05T05:29:13.000Z</text:p>
      <text:p text:style-name="P4">
Modified Time: 2023-06-05T05:29:13.000Z</text:p>
      <text:p text:style-name="P4">
Description: 1989年“六四”事件34周年纪念日，香港维多利亚公园连续第四年没有举行烛光集会。从白天开始，铜锣湾一带已有大批警力驻守，反恐特勤队也出动巡逻。</text:p>
      <text:p text:style-name="P4">
Images: []</text:p>
      <text:p text:style-name="P4">
Videos: ["<text:a xlink:type="simple" xlink:href="https://www.bbc.com/ws/av-embeds/cps/zhongwen/simp/chinese-news-65807448/p0fs9pzr/zh-hans" text:style-name="Internet_20_link" text:visited-style-name="Visited_20_Internet_20_Link">
zh-hans</text:a>
"]</text:p>
      <text:p text:style-name="P4">
Tags: ['香港']</text:p>
      <text:p text:style-name="P4">
Type: Article</text:p>
      <!--METADATA-->
      <text:h text:style-name="P12" text:outline-level="3">
<text:span text:style-name="T4">
六四34周年：香港警方严防戒备 在铜锣湾附近带走数人</text:span>
</text:h>
      <text:p text:style-name="P4">
<text:a xlink:type="simple" xlink:href="https://www.bbc.com/ws/av-embeds/cps/zhongwen/simp/chinese-news-65807448/p0fs9pzr/zh-hans" text:style-name="Internet_20_link" text:visited-style-name="Visited_20_Internet_20_Link">
 Video-1-Link：/ws/av-embeds/cps/zhongwen/simp/chinese-news-65807448/p0fs9pzr/zh-hans </text:a>
 <text:span text:style-name="T4">
你的器材不支持播放多媒体材料</text:span>
<text:span text:style-name="T4">
六四34周年：香港警方严防戒备 在铜锣湾附近带走数人</text:span>
 2023年6月5日</text:p>
      <text:p text:style-name="P4">
1989年“六四”事件34周年纪念日，香港维多利亚公园连续第四年没有举行烛光集会。从白天开始，铜锣湾一带已有大批警力驻守，反恐特勤队也出动巡逻。</text:p>
      <text:p text:style-name="P4">
据香港警方统计，截至晚间11点有23人被带往警局进行调查。</text:p>
      <text:p text:style-name="P4">
Source: <text:a xlink:type="simple" xlink:href="https://www.bbc.com/zhongwen/simp/chinese-news-65807448" text:style-name="Internet_20_link" text:visited-style-name="Visited_20_Internet_20_Link">
https://www.bbc.com/zhongwen/simp/chinese-news-65807448</text:a>
</text:p>
      <!--NEWS-->
      <text:h text:style-name="P10" text:outline-level="1">
<text:span text:style-name="T4">
不管有没有特朗普，美国社会的崩溃或许都不可避免 (Free Version)</text:span>
</text:h>
      <text:p text:style-name="P4">
Authors: ['吉莲•邰蒂']</text:p>
      <text:p text:style-name="P4">
Publisher: 英国《金融时报》</text:p>
      <text:p text:style-name="P4">
Time: 2023-06-05T05:52:54+00:00</text:p>
      <text:p text:style-name="P4">
Published Time: 2023-06-04T12:00:99+08:00</text:p>
      <text:p text:style-name="P4">
Modified Time: 2023-06-05T01:51:99+08:00</text:p>
      <text:p text:style-name="P4">
Description: 邰蒂：彼得•图尔钦预测社会崩溃的理论备受争议，但这并不意味着我们不能从中吸取教训。</text:p>
      <text:p text:style-name="P4">
Images: ["<text:a xlink:type="simple" xlink:href="https://thumbor.ftacademy.cn/unsafe/picture/8/000176468_piclink.jpg" text:style-name="Internet_20_link" text:visited-style-name="Visited_20_Internet_20_Link">
000176468_pic...</text:a>
"]</text:p>
      <text:p text:style-name="P4">
Themes: ['专栏', '美国政治', '关注']</text:p>
      <text:p text:style-name="P4">
Keywords: ['美国政治', '特朗普', '财富不平等', '美国社会']</text:p>
      <text:p text:style-name="P4">
Type: Article</text:p>
      <!--METADATA-->
      <text:p text:style-name="P4">
<draw:frame draw:style-name="fr1" draw:name="Image20" text:anchor-type="as-char" svg:width="6.9236in" svg:height="3.894525in" draw:z-index="0">
<draw:image xlink:href="../Images/FT Chinese Free Version/2023-06-05T05-52-54-00-00/000176468_piclink.jpg" xlink:type="simple" xlink:show="embed" xlink:actuate="onLoad" draw:mime-type="image/jpeg"/>
</draw:frame>
</text:p>
      <text:p text:style-name="P4">
上个月美国前总统唐纳德•特朗普(Donald Trump)被判定对性侵记者E•琼•卡罗尔(E JeanCarroll)负有责任时，一些观察人士可能希望这件事能够降低他对美国选民的吸引力。然而事实并非如此。如果你看一看五月底昆尼皮亚克大学(Quinnipiac)发布的民调，就会发现目前56%的共和党人会在2024年大选中支持特朗普，是排名第二的佛罗里达州州长罗恩•德桑蒂斯(RonDeSantis)的逾两倍。</text:p>
      <text:p text:style-name="P4">
诚然，约56%的受访选民表示自己并不支持特朗普，但也有类似比例的受访选民表示不支持乔•拜登(JoeBiden)。皮尤(Pew)的一项调查还显示，目前56%的美国人认为美国无法解决自己的问题，高于去年6月的41%。最重要的是，该调查发现，“约四分之三的公众表示对美国人在政治决策方面的智慧不太有信心或者完全没有信心，高于2021年的62%”。</text:p>
      <text:p text:style-name="P4">
Source: <text:a xlink:type="simple" xlink:href="http://www.ftchinese.com/story/001099861" text:style-name="Internet_20_link" text:visited-style-name="Visited_20_Internet_20_Link">
http://www.ftchinese.com/story/001099861</text:a>
</text:p>
      <!--NEWS-->
      <text:h text:style-name="P10" text:outline-level="1">
<text:span text:style-name="T4">
缅甸“叛逃”的空军飞行员和女性无人机轰炸队</text:span>
</text:h>
      <text:p text:style-name="P4">
Author: https://www.facebook.com/bbcworldservice/</text:p>
      <text:p text:style-name="P4">
Publisher: BBC News 中文</text:p>
      <text:p text:style-name="P4">
Published Time: 2023-06-05T09:37:52.000Z</text:p>
      <text:p text:style-name="P4">
Modified Time: 2023-06-05T09:37:52.000Z</text:p>
      <text:p text:style-name="P4">
Description: 政变发生两年多后，缅甸军方正面临一场全国性的武装起义。近期他们越来越多地使用空袭来攻击反军政府力量，而这一策略转变，带来了毁灭性的后果。</text:p>
      <text:p text:style-name="P4">
Images: []</text:p>
      <text:p text:style-name="P4">
Videos: ["<text:a xlink:type="simple" xlink:href="https://www.bbc.com/ws/av-embeds/cps/zhongwen/simp/world-65810200/p0fsbht1/zh-hans" text:style-name="Internet_20_link" text:visited-style-name="Visited_20_Internet_20_Link">
zh-hans</text:a>
"]</text:p>
      <text:p text:style-name="P4">
Tags: ['缅甸', '军事', '女人']</text:p>
      <text:p text:style-name="P4">
Type: Article</text:p>
      <!--METADATA-->
      <text:h text:style-name="P12" text:outline-level="3">
<text:span text:style-name="T4">
缅甸“叛逃”的空军飞行员和女性无人机轰炸队</text:span>
</text:h>
      <text:p text:style-name="P4">
<text:a xlink:type="simple" xlink:href="https://www.bbc.com/ws/av-embeds/cps/zhongwen/simp/world-65810200/p0fsbht1/zh-hans" text:style-name="Internet_20_link" text:visited-style-name="Visited_20_Internet_20_Link">
 Video-1-Link：/ws/av-embeds/cps/zhongwen/simp/world-65810200/p0fsbht1/zh-hans</text:a>
 <text:span text:style-name="T4">
你的器材不支持播放多媒体材料</text:span>
<text:span text:style-name="T4">
缅甸“叛逃”的空军飞行员和女性无人机轰炸队</text:span>
 2023年6月5日</text:p>
      <text:p text:style-name="P4">
俄罗斯正在向缅甸军方提供先进的战斗机，并训练他们的飞行员如何在对本国人民的战争中使用它们。</text:p>
      <text:p text:style-name="P4">
政变发生两年多后，缅甸军方正面临一场全国性的武装起义。近期他们越来越多地使用空袭来攻击反军政府力量，而这一策略转变，带来了毁灭性的后果。</text:p>
      <text:p text:style-name="P4">
我们跟随那些在地面和空中进行反击的人们，与军方叛逃者见面，听他们解析这些致命机器背后的策略与心理。</text:p>
      <text:p text:style-name="P4">
Source: <text:a xlink:type="simple" xlink:href="https://www.bbc.com/zhongwen/simp/world-65810200" text:style-name="Internet_20_link" text:visited-style-name="Visited_20_Internet_20_Link">
https://www.bbc.com/zhongwen/simp/world-65810200</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05T09:39:05</text:p>
      <text:p text:style-name="P4">
Modified Time: 2023-06-05T15:25:24</text:p>
      <text:p text:style-name="P4">
Description: 乌克兰国防部副部长安娜·马利亚尔表示，俄罗斯声称乌克兰已开始反攻是为了转移人们对莫斯科在巴赫穆特周围损失的注意力。</text:p>
      <text:p text:style-name="P4">
Images: ["<text:a xlink:type="simple" xlink:href="https://chinese.aljazeera.net/wp-content/uploads/2023/06/41-1685977999.jpg" text:style-name="Internet_20_link" text:visited-style-name="Visited_20_Internet_20_Link">
41-1685977999...</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22" text:anchor-type="as-char" svg:width="6.9236in" svg:height="4.615733in" draw:z-index="0">
<draw:image xlink:href="../Images/Aljazeera Chinese/2023-06-05T09-39-05/41-1685977999.jpg" xlink:type="simple" xlink:show="embed" xlink:actuate="onLoad" draw:mime-type="image/jpeg"/>
</draw:frame>
乌克兰国防部周日发布的一段视频显示，军方表示不会正式宣布可能对俄罗斯发动的反攻 (美联社)</text:p>
      <ul>
        <li>
乌克兰国防部副部长安娜·马利亚尔表示，俄罗斯声称乌克兰已开始反攻是为了转移人们对莫斯科在巴赫穆特周围损失的注意力。   * 乌克兰地面部队指挥官亚历山大·瑟尔斯基表示，乌克兰军队正在俄罗斯声称上个月 <text:a xlink:type="simple" xlink:href="https://www.aljazeera.com/news/2023/5/21/putin-congratulates-russia-troops-wagner-for-capturing-bakhmut" text:style-name="Internet_20_link" text:visited-style-name="Visited_20_Internet_20_Link">
 占领 </text:a>
 的巴赫穆特附近“向前推进”。</li>
      </ul>
      <text:p text:style-name="P4">
阅读更多</text:p>
      <text:p text:style-name="P4">
Source: <text:a xlink:type="simple" xlink:href="https://chinese.aljazeera.net/news/war-in-ukraine/liveblog/2023/6/5/%e4%bf%84%e7%bd%97%e6%96%af%e5%af%b9%e4%b9%8c%e5%85%8b%e5%85%b0%e6%88%98%e4%ba%89%e7%9a%84%e4%bb%8a%e6%97%a5%e5%8f%91%e5%b1%95-350" text:style-name="Internet_20_link" text:visited-style-name="Visited_20_Internet_20_Link">
https://chinese.aljazeera.net/news/war-in-ukraine/liveblog/2023/6/5/%e4%bf%84%e7%bd%97%e6%96%af%e5%af%b9%e4%b9%8c%e5%85%8b%e5%85%b0%e6%88%98%e4%ba%89%e7%9a%84%e4%bb%8a%e6%97%a5%e5%8f%91%e5%b1%95-350</text:a>
</text:p>
      <!--NEWS-->
      <text:h text:style-name="P10" text:outline-level="1">
<text:span text:style-name="T4">
中国国防部长李尚福香格里拉对话会上释放全方位强硬信号</text:span>
</text:h>
      <text:p text:style-name="P4">
Author: https://www.facebook.com/bbcworldservice/</text:p>
      <text:p text:style-name="P4">
Publisher: BBC News 中文</text:p>
      <text:p text:style-name="P4">
Published Time: 2023-06-05T09:44:37.000Z</text:p>
      <text:p text:style-name="P4">
Modified Time: 2023-06-05T09:44:37.000Z</text:p>
      <text:p text:style-name="P4">
Description: 中国国防部长李尚福在香格里拉对话会多个场合阐述中国军方在台湾、南海等问题上的立场。</text:p>
      <text:p text:style-name="P4">
Images: ["<text:a xlink:type="simple" xlink:href="https://ichef.bbci.co.uk/news/640/cpsprodpb/0E68/production/_129988630_gettyimages-1258416937.jpg" text:style-name="Internet_20_link" text:visited-style-name="Visited_20_Internet_20_Link">
_129988630_ge...</text:a>
", "<text:a xlink:type="simple" xlink:href="https://ichef.bbci.co.uk/news/640/cpsprodpb/0C04/production/_129967030_215006.2023-03-25t214931z_766589697_rc2q00ao29re_rtrmadp_3_taiwan-security.jpg" text:style-name="Internet_20_link" text:visited-style-name="Visited_20_Internet_20_Link">
_129967030_21...</text:a>
", "<text:a xlink:type="simple" xlink:href="https://ichef.bbci.co.uk/news/640/cpsprodpb/12725/production/_129975557_general_li.jpg" text:style-name="Internet_20_link" text:visited-style-name="Visited_20_Internet_20_Link">
_129975557_ge...</text:a>
"]</text:p>
      <text:p text:style-name="P4">
Videos: []</text:p>
      <text:p text:style-name="P4">
Tags: ['新加坡', '中美关系', '台湾', '亚洲', '军事']</text:p>
      <text:p text:style-name="P4">
Type: Article</text:p>
      <!--METADATA-->
      <text:h text:style-name="P12" text:outline-level="3">
<text:span text:style-name="T4">
中国国防部长李尚福香格里拉对话会上释放全方位强硬信号</text:span>
</text:h>
      <text:p text:style-name="P4">
2023年6月5日<draw:frame draw:style-name="fr1" draw:name="Image23" text:anchor-type="as-char" svg:width="6.9236in" svg:height="3.894525in" draw:z-index="0">
<draw:image xlink:href="../Images/BBC Chinese/2023-06-05T09-44-37.000Z/_129988630_gettyimages-1258416937.jpg" xlink:type="simple" xlink:show="embed" xlink:actuate="onLoad" draw:mime-type="image/jpeg"/>
</draw:frame>
</text:p>
      <text:p text:style-name="P4">
图像来源，  AFP</text:p>
      <text:p text:style-name="P4">
图像加注文字，</text:p>
      <text:p text:style-name="P4">
李尚福在三月上任中国国防部长。</text:p>
      <text:p text:style-name="P4">
<text:span text:style-name="T4">
中国国防部长李尚福在香格里拉对话会上发表上任后第一次重大演讲，当中提到，中美如发生激烈冲突，将是世界“不可承受之痛”。</text:span>
</text:p>
      <text:p text:style-name="P4">
在这次安全防务领域峰会上，李尚福指，“一些国家”正在亚洲加剧军备竞赛。</text:p>
      <text:p text:style-name="P4">
但是他表示，世界足够大，可以容纳中美共同发展，两个超级大国应寻求合作共赢之道。</text:p>
      <text:p text:style-name="P4">
李尚福在讲话中并未直接提及美国，而是称“有的国家肆意插手他国内政和地区事务”。</text:p>
      <text:p text:style-name="P4">
他表示，中国“决不能”让美国在多个地区发动“颜色革命”和代理人战争的事情在亚太地区重演。</text:p>
      <text:p text:style-name="P4">
美国较早前曾指控中国驱逐舰在台湾海峡靠近一艘美国军舰时有“不安全”的操作。</text:p>
      <text:p text:style-name="P4">
周六（6月3日），美国海军指，一艘中国驱逐舰“以不安全的方式”驶近一艘美国军舰，当时美国军舰正和加拿大船只一同经过台湾海峡。</text:p>
      <text:p text:style-name="P4">
中国批评美加两国“有意制造事端，蓄意挑起风险，恶意破坏地区和平稳定”。美加则称自己是在国际法允许范围内航行。</text:p>
      <text:p text:style-name="P4">
在演讲中，他表示中国不会允许美国及其盟友在南海“以航行自由之名行航行霸权之实”。</text:p>
      <text:p text:style-name="P4">
上周，华盛顿公布一段视频指，中国战机在南中国海以“非必要的挑衅性”动作靠近美国军机。</text:p>
      <text:h text:style-name="P12" text:outline-level="3">
<text:span text:style-name="T4">
中国在台湾问题上“不畏惧任何对手”</text:span>
</text:h>
      <text:p text:style-name="P4">
被问及台湾海峡问题时，李尚福表示，是“域外国家”在加剧这一地区的紧张局势。</text:p>
      <text:p text:style-name="P4">
他重申，台湾问题是中国“核心利益中的核心”，任何“虚化”一个中国原则的行径都是“荒谬和危险的”。</text:p>
      <text:p text:style-name="P4">
<draw:frame draw:style-name="fr1" draw:name="Image24" text:anchor-type="as-char" svg:width="6.9236in" svg:height="3.894525in" draw:z-index="0">
<draw:image xlink:href="../Images/BBC Chinese/2023-06-05T09-44-37.000Z/_129967030_215006.2023-03-25t214931z_766589697_rc2q00ao29re_rtrmadp_3_taiwan-security.jpg" xlink:type="simple" xlink:show="embed" xlink:actuate="onLoad" draw:mime-type="image/jpeg"/>
</draw:frame>
</text:p>
      <text:p text:style-name="P4">
图像来源，  Reuters</text:p>
      <text:p text:style-name="P4">
图像加注文字，</text:p>
      <text:p text:style-name="P4">
台湾问题持续成为中美关系的一个矛盾点。</text:p>
      <text:p text:style-name="P4">
他批评台湾民进党“挟洋谋独”，外部势力“以台制华”干涉中国内政，称这才是台海局势紧张的根源。</text:p>
      <text:p text:style-name="P4">
“我们愿以最大诚意，尽最大努力争取和平统一，但决不承诺放弃使用武力，”李尚福说，“如果有人胆敢把台湾从中国分裂出去，中国军队不会有丝毫迟疑，不畏惧任何对手，不管付出多大代价，都将坚决维护国家主权和领土完整。”</text:p>
      <text:h text:style-name="P12" text:outline-level="3">
<text:span text:style-name="T4">
批评美国“冷战思维”</text:span>
</text:h>
      <text:p text:style-name="P4">
今年3月上任中国防长的李尚福指控美国采取“冷战思维”，“导致安全风险大增”。</text:p>
      <text:p text:style-name="P4">
他提到美国提出的“印太战略”，表示中方认为，任何战略都不能“以意识形态划线”，以“假想威胁”构建排他性军事同盟。</text:p>
      <text:p text:style-name="P4">
他又指，试图推进“亚太北约化”的本质是绑架地区国家、渲染冲突对抗，只会令这一地区陷入撕裂、纷争和冲突的漩涡。</text:p>
      <text:h text:style-name="P12" text:outline-level="3">
<text:span text:style-name="T4">
中美对话未发生</text:span>
</text:h>
      <text:p text:style-name="P4">
李尚福是在新加坡出席香格里拉对话会时作出上述言论。这是亚太地区唯一的年度安全防务峰会。</text:p>
      <text:p text:style-name="P4">
美国在2018年就俄罗斯武器购买问题对李尚福实施制裁。为表抗议，北京最近数次拒绝两国防长对话的请求。</text:p>
      <text:p text:style-name="P4">
<draw:frame draw:style-name="fr1" draw:name="Image25" text:anchor-type="as-char" svg:width="6.9236in" svg:height="3.894525in" draw:z-index="0">
<draw:image xlink:href="../Images/BBC Chinese/2023-06-05T09-44-37.000Z/_129975557_general_li.jpg" xlink:type="simple" xlink:show="embed" xlink:actuate="onLoad" draw:mime-type="image/jpeg"/>
</draw:frame>
</text:p>
      <text:p text:style-name="P4">
图像来源，  HOW HWEE YOUNG/EPA-EFE/REX/Shutterstock</text:p>
      <text:p text:style-name="P4">
图像加注文字，</text:p>
      <text:p text:style-name="P4">
2018年遭美国制裁的中国防长李尚福回绝了与美国防长奥斯汀会晤的邀请。</text:p>
      <text:p text:style-name="P4">
在新加坡的峰会上，美国国防部长奥斯汀（Lloyd Austin）指责中国拒绝进行军事讨论。</text:p>
      <text:p text:style-name="P4">
<text:a xlink:type="simple" xlink:href="https://www.bbc.com/zhongwen/simp/world-65788097" text:style-name="Internet_20_link" text:visited-style-name="Visited_20_Internet_20_Link">
 香格里拉对话中美防长会面难，还有其它议题待解 </text:a>
  * <text:a xlink:type="simple" xlink:href="https://www.bbc.com/zhongwen/simp/chinese-news-65796804" text:style-name="Internet_20_link" text:visited-style-name="Visited_20_Internet_20_Link">
 香格里拉对话会：中美防长握手但无“实质性交流”，美国吁北京参与对话 </text:a>
  * <text:a xlink:type="simple" xlink:href="https://www.bbc.com/zhongwen/simp/world-65529713" text:style-name="Internet_20_link" text:visited-style-name="Visited_20_Internet_20_Link">
 第一岛链：拜登重新串连亚洲盟友与中国的突围 </text:a>
  * <text:a xlink:type="simple" xlink:href="https://www.bbc.com/zhongwen/simp/world-65345018" text:style-name="Internet_20_link" text:visited-style-name="Visited_20_Internet_20_Link">
 “肩并肩”的美菲军演会如何影响小马科斯对华政策 </text:a>
  * <text:a xlink:type="simple" xlink:href="https://www.bbc.com/zhongwen/simp/world-64494506" text:style-name="Internet_20_link" text:visited-style-name="Visited_20_Internet_20_Link">
 菲律宾为美军增设四个基地 大规模驻军可能性不大 </text:a>
</text:p>
      <text:p text:style-name="P4">
奥斯汀和李尚福在周五（6月2日）的峰会开幕晚宴上曾握手并短暂交谈，但是有关报道指，当中并无实质性交流。</text:p>
      <text:p text:style-name="P4">
中国一名代表团成员向法新社表示，美方解除对李尚福的制裁是进行对话的前提条件。</text:p>
      <text:p text:style-name="P4">
有专家表示，美中两国都没有兴趣与对方真正交流。</text:p>
      <text:h text:style-name="P12" text:outline-level="3">
<text:span text:style-name="T4">
美国防长批评中国</text:span>
</text:h>
      <text:p text:style-name="P4">
较早前，奥斯汀在香格里拉对话峰会上发表题为“美国在印太地区的领导力”的演讲，对中国不愿参与军事危机管理“深表关切”。</text:p>
      <text:p text:style-name="P4">
</text:p>
      <text:p text:style-name="P4">
图像来源，  EPA</text:p>
      <text:p text:style-name="P4">
图像加注文字，</text:p>
      <text:p text:style-name="P4">
美国国防部长奥斯汀表示，“我们谈得越多，就越能避免可能导致危机或冲突的误解和误判”。</text:p>
      <text:p text:style-name="P4">
他强调，台海战争将是毁灭性的，会以“我们无法想象的方式影响全球经济”。</text:p>
      <text:p text:style-name="P4">
他批评说，中国在国际空域“对美国和盟国飞机进行危险拦截的数量惊人”，重申美方将支持盟国和伙伴对抗“胁迫和欺凌”。</text:p>
      <text:p text:style-name="P4">
他同时指，美国坚定地致力于维护台湾的现状，“冲突既不是迫在眉睫，也不是不可避免的”，会维持美国的强大威慑力量。</text:p>
      <text:p text:style-name="P4">
尽管中美之间存在外交争论，美国国务院一名高级官员还是抵达了北京，进行为期一周的广泛对话。</text:p>
      <text:p text:style-name="P4">
华盛顿和北京近年在一系列问题上出现紧张关系，包括中国对台湾的主权主张，以及南中国海的领海主权争议。</text:p>
      <text:p text:style-name="P4">
图像加注文字，</text:p>
      <text:p text:style-name="P4">
中国在南海的主权主张是亚太地区安全问题的重大议题。</text:p>
      <text:h text:style-name="P12" text:outline-level="3">
<text:span text:style-name="T4">
与英、德防长会晤</text:span>
</text:h>
      <text:p text:style-name="P4">
李尚福在周末的峰会期间，分别与英国、德国防长以及欧盟代表进行双边会谈。</text:p>
      <text:p text:style-name="P4">
欧盟外交与安全政策高级代表博雷利（Josep Borrell）称双方有建设性对话，德国防长皮斯托里乌斯（BorisPistorius）则呼吁中国停止招募德国退役飞行员为中国战斗机师进行培训。</text:p>
      <text:p text:style-name="P4">
德国防长向法新社表示，李尚福在会谈中未否认这一说法，但试图从其视角淡化这一事件的重要性。</text:p>
      <text:p text:style-name="P4">
此外，李尚福还与英国防务大臣本·华莱士（BenWallace）有过会谈，后者向中方表明了英国对香港民主运动、国际航行自由、维吾尔族人权、台海局势等议题的看法。</text:p>
      <text:p text:style-name="P4">
Source: <text:a xlink:type="simple" xlink:href="https://www.bbc.com/zhongwen/simp/world-65807046" text:style-name="Internet_20_link" text:visited-style-name="Visited_20_Internet_20_Link">
https://www.bbc.com/zhongwen/simp/world-65807046</text:a>
</text:p>
      <!--NEWS-->
      <text:h text:style-name="P10" text:outline-level="1">
<text:span text:style-name="T4">
纽约市如何成为全球中国异见人士的主舞台？ (Free Version)</text:span>
</text:h>
      <text:p text:style-name="P4">
Author: James T. Areddy / Liyan Qi</text:p>
      <text:p text:style-name="P4">
Publisher: 华尔街日报中文网</text:p>
      <text:p text:style-name="P4">
Published Time: 2023-06-05T09:50:00.000Z</text:p>
      <text:p text:style-name="P4">
Modified Time: 2023-06-05T09:50:00.000Z</text:p>
      <text:p text:style-name="P4">
Created Time: 2023-06-05T08:58:00.000Z</text:p>
      <text:p text:style-name="P4">
Description: 1989年6月4日中国政府在天安门广场镇压学生运动的一些证据本周在纽约市展出，其中包括一件血淋淋的衬衫以及数条被撕毁的横幅，这是中国异见人士在纽约市的最新行动。</text:p>
      <text:p text:style-name="P4">
Images: []</text:p>
      <text:p text:style-name="P4">
Categories: ['国际']</text:p>
      <text:p text:style-name="P4">
Keywords: SYND,LINK:EN|WP-WSJ-0000945253</text:p>
      <text:p text:style-name="P4">
Type: Article</text:p>
      <!--METADATA-->
      <text:p text:style-name="P4">
1989年6月4日中国政府在天安门广场镇压学生运动的一些证据本周在纽约市展出，其中包括一件血淋淋的衬衫以及数条被撕毁的横幅，这是中国异见人士在纽约市的最新行动。</text:p>
      <text:p text:style-name="P4">
Source: <text:a xlink:type="simple" xlink:href="https://cn.wsj.com/articles/%E7%BA%BD%E7%BA%A6%E5%B8%82%E5%A6%82%E4%BD%95%E6%88%90%E4%B8%BA%E4%B8%AD%E5%9B%BD%E5%BC%82%E8%A7%81%E4%BA%BA%E5%A3%AB%E5%8F%91%E5%A3%B0%E5%9C%B0-10caf2a3" text:style-name="Internet_20_link" text:visited-style-name="Visited_20_Internet_20_Link">
https://cn.wsj.com/articles/%E7%BA%BD%E7%BA%A6%E5%B8%82%E5%A6%82%E4%BD%95%E6%88%90%E4%B8%BA%E4%B8%AD%E5%9B%BD%E5%BC%82%E8%A7%81%E4%BA%BA%E5%A3%AB%E5%8F%91%E5%A3%B0%E5%9C%B0-10caf2a3</text:a>
</text:p>
      <!--NEWS-->
      <text:h text:style-name="P10" text:outline-level="1">
<text:span text:style-name="T4">
借利润高增长东风，富途进军马来西亚 (Free Version)</text:span>
</text:h>
      <text:p text:style-name="P4">
Authors: ['咏竹坊']</text:p>
      <text:p text:style-name="P4">
Publisher: 英国《金融时报》</text:p>
      <text:p text:style-name="P4">
Time: 2023-06-05T10:51:44+00:00</text:p>
      <text:p text:style-name="P4">
Published Time: 2023-06-04T12:00:99+08:00</text:p>
      <text:p text:style-name="P4">
Modified Time: 2023-06-05T06:51:99+08:00</text:p>
      <text:p text:style-name="P4">
Description: 这家在线券商表示，其在马来西亚的牌照已获得原则性批准，在东南亚地区的扩张将进一步展开。</text:p>
      <text:p text:style-name="P4">
Images: ["<text:a xlink:type="simple" xlink:href="https://thumbor.ftacademy.cn/unsafe/picture/0/000172090_piclink.jpg" text:style-name="Internet_20_link" text:visited-style-name="Visited_20_Internet_20_Link">
000172090_pic...</text:a>
"]</text:p>
      <text:p text:style-name="P4">
Themes: ['专栏', '财富管理']</text:p>
      <text:p text:style-name="P4">
Keywords: ['咏竹坊', '财富管理', '马来西亚', '资产管理', '财报', '金融']</text:p>
      <text:p text:style-name="P4">
Type: Article</text:p>
      <!--METADATA-->
      <text:p text:style-name="P4">
<draw:frame draw:style-name="fr1" draw:name="Image28" text:anchor-type="as-char" svg:width="6.9236in" svg:height="4.617987in" draw:z-index="0">
<draw:image xlink:href="../Images/FT Chinese Free Version/2023-06-05T10-51-44-00-00/000172090_piclink.jpg" xlink:type="simple" xlink:show="embed" xlink:actuate="onLoad" draw:mime-type="image/jpeg"/>
</draw:frame>
</text:p>
      <text:p text:style-name="P4">
下一站，马来西亚。</text:p>
      <text:p text:style-name="P4">
在线券商富途控股有限公司(FUTU.US)宣布，将基于香港继续拓展全球业务，进军马来西亚市场。国际化是该公司最近发展的主要方向，其业务已经拓展到了越来越多的发展中国家和发达国家。</text:p>
      <text:p text:style-name="P4">
Source: <text:a xlink:type="simple" xlink:href="http://www.ftchinese.com/story/001099864" text:style-name="Internet_20_link" text:visited-style-name="Visited_20_Internet_20_Link">
http://www.ftchinese.com/story/001099864</text:a>
</text:p>
      <!--NEWS-->
      <text:h text:style-name="P10" text:outline-level="1">
<text:span text:style-name="T4">
悉尼连续两天举行六四悼念活动　年轻人以行动捍卫历史</text:span>
</text:h>
      <text:p text:style-name="P4">
Author: None</text:p>
      <text:p text:style-name="P4">
Publisher: Radio Free Asia (Organization)</text:p>
      <text:p text:style-name="P4">
Published Time: 2023-06-05T13:11:00-04:00</text:p>
      <text:p text:style-name="P4">
Modified Time: 2023-06-06T12:15:52-04:00</text:p>
      <text:p text:style-name="P4">
Description: None</text:p>
      <text:p text:style-name="P4">
Videos: []</text:p>
      <text:p text:style-name="P4">
Audios: ["<text:a xlink:type="simple" xlink:href="https://www.rfa.org/mandarin/yataibaodao/renquanfazhi/cl-060520231016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4.522674in" draw:z-index="0">
<draw:image xlink:href="../Images/rfamandarin/2023-06-05T13-11-00-04-00/000000.png" xlink:type="simple" xlink:show="embed" xlink:actuate="onLoad" draw:mime-type="image/png"/>
</draw:frame>
 六四游行队伍抵达悉尼唐人街。 <text:a xlink:type="simple" xlink:href="https://www.rfa.org/mandarin/yataibaodao/renquanfazhi/cl-06052023101606.html/@@images/image" text:style-name="Internet_20_link" text:visited-style-name="Visited_20_Internet_20_Link">
</text:a>
（丘德真攝）  <text:a xlink:type="simple" xlink:href="https://www.rfa.org/mandarin/yataibaodao/renquanfazhi/cl-06052023101606.html/@@stream" text:style-name="Internet_20_link" text:visited-style-name="Visited_20_Internet_20_Link">
Audio-1-Link：https://www.rfa.org/mandarin/yataibaodao/renquanfazhi/cl-06052023101606.html/@@stream</text:a>
</text:p>
      <text:p text:style-name="P4">
六四事件34周年之际, 澳大利亚悉尼市在刚刚过去的周未举行了多场悼念活动。参加活动的除了一批长期支持民主运动的人士外,更有多位来自中国的90后和00后年轻人, 他们以行动捍卫历史记忆。</text:p>
      <ul>
        <li>
<text:span text:style-name="T4">
<text:a xlink:type="simple" xlink:href="https://www.rfa.org/mandarin/yataibaodao/renquanfazhi/cl-05292023105826.html" text:style-name="Internet_20_link" text:visited-style-name="Visited_20_Internet_20_Link">
 不畏恐吓滋扰 悉尼华人挺身悼念"六四" </text:a>
 </text:span>
  * <text:span text:style-name="T4">
<text:a xlink:type="simple" xlink:href="https://www.rfa.org/mandarin/yataibaodao/gangtai/cl-04172023114847.html" text:style-name="Internet_20_link" text:visited-style-name="Visited_20_Internet_20_Link">
 响应全球声援香港47人案被告 悉尼民众市中心默站 </text:a>
 </text:span>
  * <text:span text:style-name="T4">
<text:a xlink:type="simple" xlink:href="https://www.rfa.org/mandarin/yataibaodao/huanjing/gf2-04282020091932.html" text:style-name="Internet_20_link" text:visited-style-name="Visited_20_Internet_20_Link">
 无惧中国警告 澳大利亚坚持调查中国 </text:a>
 </text:span>
</li>
      </ul>
      <text:p text:style-name="Horizontal_20_Line"/>
      <text:p text:style-name="P4">
<text:span text:style-name="T4">
“打倒共产党!打倒习近平!”</text:span>
</text:p>
      <text:p text:style-name="P4">
民众喊着口号──这是6月4日悉尼市中心的六四集会遊行。现场大约200人,当中包括不少年轻人。就读于悉尼大学的00后学生“悉尼维尼”,就是其中之一。他打扮成一只穿着帝王龙袍的维尼熊, 站在一辆充气坦克车上公开发言。</text:p>
      <text:p text:style-name="P4">
“我们永远都不应该原谅把枪口和炮口对准人民的政权。”</text:p>
      <text:p text:style-name="P4">
因为参与“满洲独立运动”而遭迫害, 随后接受澳大利亚庇护的90后年轻人吴桐, 特地带着满洲国旗来到现场。吴桐向本台提到, 她过去透过翻墙了解六四事件;她前来悼念, 是为了要捍卫历史记忆。她说:</text:p>
      <text:p text:style-name="P4">
“8964不能被人遗忘, 也是见证中共暴行; 需要有一些讲述者来支持我们反对中共暴行。所以, 我们来参加这个活。”</text:p>
      <text:p text:style-name="P4">
<text:span text:style-name="T4">
六四镇压开历史倒车</text:span>
</text:p>
      <text:p text:style-name="P4">
中国驻悉尼总领馆前政治领事陈用林向本台表示, 他在1989年于北京见证民主运动; 当时被解放军枪杀的民众,包括有他认识的外交学院的学生。</text:p>
      <text:p text:style-name="P4">
今年6月4日晚间, 陈用林来到悉尼中国领事馆前出席烛光悼念集会, 谴责中共以武力阻挡中国迈向开放的进程。他说:</text:p>
      <text:p text:style-name="P4">
“1989年的天门屠杀还有血腥,又把中国开历史倒车, 又把中国带回到野恋的原始状态。”</text:p>
      <text:p text:style-name="P4">
悉尼科技大学(UTS)副教授冯崇义6月3日出席一场六四研讨会; 他在回应本台提问时解释,1989年民主运动被镇压, 随后东欧共产党政权相继倒台。 对此,邓小平等元老于是扶植红二代, 试图保住中共政权; 结果种下了今天中国红二代专政的祸根。他说:“他们自己有意识地让他们的二代进入党政部门, 进入军队,特别是掌控央企、国企。”</text:p>
      <text:p text:style-name="P4">
悉尼科技大学(UTS)副教授冯崇义指出,六四后中共元老为保住共产党政权,不惜扶植红二代，以便确保江山留在“自己的孩子手上”,种下今天中国红二代专政祸根。(丘德真攝）<text:a xlink:type="simple" xlink:href="https://www.rfa.org/mandarin/yataibaodao/renquanfazhi/cl-06052023101606.html/99ae5d077fa9-4e185fb7771f651d.jpg" text:style-name="Internet_20_link" text:visited-style-name="Visited_20_Internet_20_Link">
 </text:a>
</text:p>
      <text:p text:style-name="P4">
<text:span text:style-name="T4">
民主社会应抵制独裁政权</text:span>
</text:p>
      <text:p text:style-name="P4">
来自香港、约3年前接受澳大利亚庇护的Lhamo Wong向本台表示,世界各国必须警愓中共的影响力已经伸手到海外;她说:“那些西方国家根本就不应该跟它(中共)来往, 应该制裁它。”</text:p>
      <text:p text:style-name="P4">
在1989年抗议武力镇压民主运动而被判刑、2011年接受澳大利亚庇护的孙宝强向本台表示, 中共持续侵犯人权的问题, 始终没有改善;她说:“我们在澳大利亚享受的自由, 我们别忘了, 我们有责任。”</text:p>
      <text:p text:style-name="P4">
孙宝强提醒, 身在民主社会的人士应该支持中国、西藏、维吾尔族人和香港人争取自由, 并且支持台湾抵抗中共侵略。</text:p>
      <text:p text:style-name="P4">
记者：丘德真 责编: 嘉远 网编：何足 ****</text:p>
      <text:p text:style-name="P4">
Source: <text:a xlink:type="simple" xlink:href="https://www.rfa.org/mandarin/yataibaodao/renquanfazhi/cl-06052023101606.html" text:style-name="Internet_20_link" text:visited-style-name="Visited_20_Internet_20_Link">
https://www.rfa.org/mandarin/yataibaodao/renquanfazhi/cl-06052023101606.html</text:a>
</text:p>
      <!--NEWS-->
      <text:h text:style-name="P10" text:outline-level="1">
<text:span text:style-name="T4">
印度与美国就国防工业合作路线图达成一致</text:span>
</text:h>
      <text:p text:style-name="P4">
Author: 通讯社</text:p>
      <text:p text:style-name="P4">
Publisher: Al Jazeera</text:p>
      <text:p text:style-name="P4">
Published Time: 2023-06-05T13:37:46</text:p>
      <text:p text:style-name="P4">
Modified Time: 2023-06-05T13:37:46</text:p>
      <text:p text:style-name="P4">
Description: 印度政府表示，印度与美国已经制定了未来几年内的国防工业合作路线图——此举有望加强印度的国防制造雄心。</text:p>
      <text:p text:style-name="P4">
Images: ["<text:a xlink:type="simple" xlink:href="https://chinese.aljazeera.net/wp-content/uploads/2023/06/2023-06-05T045621Z_1067780686_RC2SC1AXOCL1_RTRMADP_3_INDIA-USA-1685961307-1685971520.jpg" text:style-name="Internet_20_link" text:visited-style-name="Visited_20_Internet_20_Link">
2023-06-05T04...</text:a>
", "<text:a xlink:type="simple" xlink:href="https://chinese.aljazeera.net/wp-content/uploads/2023/06/2023-06-05T050955Z_1154904770_RC2SC1A36SQ3_RTRMADP_3_INDIA-USA-1685961296-1685971653.jpg" text:style-name="Internet_20_link" text:visited-style-name="Visited_20_Internet_20_Link">
2023-06-05T05...</text:a>
", "<text:a xlink:type="simple" xlink:href="https://chinese.aljazeera.net/wp-content/uploads/2023/06/2023-06-05T080808Z_1935096388_RC2SC1AOPSDP_RTRMADP_3_INDIA-USA-1685961289-1685971841.jpg" text:style-name="Internet_20_link" text:visited-style-name="Visited_20_Internet_20_Link">
2023-06-05T08...</text:a>
"]</text:p>
      <text:p text:style-name="P4">
Topics: ['军事', '政治', '新闻']</text:p>
      <text:p text:style-name="P4">
Keywords: ['军事', '政治', '新闻', '印度', '美国']</text:p>
      <text:p text:style-name="P4">
Type: Article</text:p>
      <!--METADATA-->
      <text:p text:style-name="P4">
<draw:frame draw:style-name="fr1" draw:name="Image33" text:anchor-type="as-char" svg:width="6.9236in" svg:height="4.612099in" draw:z-index="0">
<draw:image xlink:href="../Images/Aljazeera Chinese/2023-06-05T13-37-46/2023-06-05T045621Z_1067780686_RC2SC1AXOCL1_RTRMADP_3_INDIA-USA-1685961307-1685971520.jpg" xlink:type="simple" xlink:show="embed" xlink:actuate="onLoad" draw:mime-type="image/jpeg"/>
</draw:frame>
 印度国防部长拉杰纳特·辛格在新德里举行的接待会上与美国国防部长劳埃德·奥斯汀握手 (路透社)</text:p>
      <text:p text:style-name="P4">
印度政府表示，印度与美国已经制定了未来几年内的国防工业合作路线图——此举有望加强印度的国防制造雄心。</text:p>
      <text:p text:style-name="P4">
美国正在努力加深它与这个世界上最大的武器进口国之间的关系，并将与这个南亚国家建立更深层次的军事和技术联系，视为遏制中国在该地区的主导地位的关键所在。</text:p>
      <text:p text:style-name="P4">
当地时间6月5日，到访印度的美国国防部长劳埃德·奥斯汀，与印度国防部长拉杰纳特·辛格在新德里举行的会议上最终敲定了这一路线图。</text:p>
      <text:p text:style-name="P4">
<draw:frame draw:style-name="fr1" draw:name="Image34" text:anchor-type="as-char" svg:width="6.9236in" svg:height="4.54835in" draw:z-index="0">
<draw:image xlink:href="../Images/Aljazeera Chinese/2023-06-05T13-37-46/2023-06-05T050955Z_1154904770_RC2SC1A36SQ3_RTRMADP_3_INDIA-USA-1685961296-1685971653.jpg" xlink:type="simple" xlink:show="embed" xlink:actuate="onLoad" draw:mime-type="image/jpeg"/>
</draw:frame>
 奥斯汀在新德里举行的欢迎仪式上检阅印度的三军仪仗队 (路透社)</text:p>
      <text:p text:style-name="P4">
就在这项协议达成的几周之后，按照计划，印度总理莫迪将于6月22日访问华盛顿进行正式国事访问，并与美国总统乔·拜登举行会谈。</text:p>
      <text:p text:style-name="P4">
印度国防部在一份声明中指出，辛格和奥斯汀之间的会谈“尤其侧重于确定加强工业合作的方法”。</text:p>
      <text:p text:style-name="P4">
声明指出，“双方将确定共同开发新技术以及共同生产现有系统以及新系统的机会，并促进两国国防初创生态系统之间加强合作。”</text:p>
      <text:p text:style-name="P4">
声明补充称，“为实现这些目标，双方制定了美印国防工业合作路线图，而该路线图将会指导双方在未来几年内的相关政策方向。”</text:p>
      <text:p text:style-name="P4">
<draw:frame draw:style-name="fr1" draw:name="Image35" text:anchor-type="as-char" svg:width="6.9236in" svg:height="4.612099in" draw:z-index="0">
<draw:image xlink:href="../Images/Aljazeera Chinese/2023-06-05T13-37-46/2023-06-05T080808Z_1935096388_RC2SC1AOPSDP_RTRMADP_3_INDIA-USA-1685961289-1685971841.jpg" xlink:type="simple" xlink:show="embed" xlink:actuate="onLoad" draw:mime-type="image/jpeg"/>
</draw:frame>
 美国国防部长奥斯汀与印度国防参谋长阿尼尔·乔汉握手 (路透社)</text:p>
      <text:p text:style-name="P4">
印度近一半的军事物资依赖俄罗斯的供应，但目前也越来越多元化地从美国、法国和以色列等国家购买。</text:p>
      <text:p text:style-name="P4">
印度还希望全球国防制造商能与印度公司开展合作，并在印度生产武器和军事装备以供当地消费与出口。</text:p>
      <text:p text:style-name="P4">
国防分析师拉胡尔·贝迪表示，印度正寻求从通用原子航空系统公司购买18架高空、长航时武装无人机，估计价值在15亿至20亿美元之间。贝迪补充称，这款飞机可能会被部署在它与中国以及巴基斯坦之间动荡的边界线上，以及具有战略意义的印度洋地区。</text:p>
      <text:p text:style-name="P4">
印度媒体报道称，美国-印度防务政策小组上个月在华盛顿举行的一次会议上，讨论了联合生产与制造战斗机发动机、步兵战车、榴弹炮及其精确弹药的问题。</text:p>
      <text:p text:style-name="P4">
美国与印度之间的国防贸易从2008年的近零水平，增长至2020年的超过200亿美元。印度从美国购买的产品包括远程海上巡逻机、C-130运输机、导弹及无人机。</text:p>
      <text:p text:style-name="P4">
Source: <text:a xlink:type="simple" xlink:href="https://chinese.aljazeera.net/news/military/2023/6/5/%e5%8d%b0%e5%ba%a6%e4%b8%8e%e7%be%8e%e5%9b%bd%e5%b0%b1%e5%9b%bd%e9%98%b2%e5%b7%a5%e4%b8%9a%e5%90%88%e4%bd%9c%e8%b7%af%e7%ba%bf%e5%9b%be%e8%be%be%e6%88%90%e4%b8%80%e8%87%b4" text:style-name="Internet_20_link" text:visited-style-name="Visited_20_Internet_20_Link">
https://chinese.aljazeera.net/news/military/2023/6/5/%e5%8d%b0%e5%ba%a6%e4%b8%8e%e7%be%8e%e5%9b%bd%e5%b0%b1%e5%9b%bd%e9%98%b2%e5%b7%a5%e4%b8%9a%e5%90%88%e4%bd%9c%e8%b7%af%e7%ba%bf%e5%9b%be%e8%be%be%e6%88%90%e4%b8%80%e8%87%b4</text:a>
</text:p>
      <!--NEWS-->
      <text:h text:style-name="P10" text:outline-level="1">
<text:span text:style-name="T4">
中国留学生领军伦敦"六四"游行　港人支持觉醒的中国人</text:span>
</text:h>
      <text:p text:style-name="P4">
Author: None</text:p>
      <text:p text:style-name="P4">
Publisher: Radio Free Asia (Organization)</text:p>
      <text:p text:style-name="P4">
Published Time: 2023-06-05T14:39:00-04:00</text:p>
      <text:p text:style-name="P4">
Modified Time: 2023-06-06T13:22:23-04:00</text:p>
      <text:p text:style-name="P4">
Description: None</text:p>
      <text:p text:style-name="P4">
Videos: []</text:p>
      <text:p text:style-name="P4">
Audios: ["<text:a xlink:type="simple" xlink:href="https://www.rfa.org/mandarin/yataibaodao/renquanfazhi/al-0605202310361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5.1927in" draw:z-index="0">
<draw:image xlink:href="../Images/rfamandarin/2023-06-05T14-39-00-04-00/000000.png" xlink:type="simple" xlink:show="embed" xlink:actuate="onLoad" draw:mime-type="image/png"/>
</draw:frame>
 不少中国留学生手持鲜花和自制标语，默默加入集会。 <text:a xlink:type="simple" xlink:href="https://www.rfa.org/mandarin/yataibaodao/renquanfazhi/al-06052023103614.html/@@images/image" text:style-name="Internet_20_link" text:visited-style-name="Visited_20_Internet_20_Link">
</text:a>
吕熙摄  <text:a xlink:type="simple" xlink:href="https://www.rfa.org/mandarin/yataibaodao/renquanfazhi/al-06052023103614.html/@@stream" text:style-name="Internet_20_link" text:visited-style-name="Visited_20_Internet_20_Link">
Audio-1-Link：https://www.rfa.org/mandarin/yataibaodao/renquanfazhi/al-06052023103614.html/@@stream</text:a>
</text:p>
      <text:p text:style-name="P4">
"六四"34周年之际，虽然香港维多利亚公园再无烛光，然而纪念活动却遍地开花。全球各地共有超过50场游行、展览和集会等活动。其中英国伦敦周日（4日）举行的六四纪念活动首次由中国留学生打头阵，并带领港人、藏人及维吾尔人等社群，在伦敦闹市游行至中国驻英大使馆外举行集会，延续34年来的传统。</text:p>
      <ul>
        <li>
<text:span text:style-name="T4">
<text:a xlink:type="simple" xlink:href="https://www.rfa.org/mandarin/yataibaodao/al-06042023221611.html" text:style-name="Internet_20_link" text:visited-style-name="Visited_20_Internet_20_Link">
 “白纸运动”后的六四 伦敦中国留学生首度领军游行 </text:a>
 </text:span>
  * <text:span text:style-name="T4">
<text:a xlink:type="simple" xlink:href="https://www.rfa.org/mandarin/yataibaodao/zhengzhi/al-06022023095528.html" text:style-name="Internet_20_link" text:visited-style-name="Visited_20_Internet_20_Link">
 六四34周年特别报导：接过广场上话筒的女青年 </text:a>
 </text:span>
  * <text:span text:style-name="T4">
<text:a xlink:type="simple" xlink:href="https://www.rfa.org/mandarin/yataibaodao/gangtai/jw-05262023134936.html" text:style-name="Internet_20_link" text:visited-style-name="Visited_20_Internet_20_Link">
 英国发布《香港情况半年报告》 敦促取消港区国安法 </text:a>
 </text:span>
</li>
      </ul>
      <text:p text:style-name="P4">
“我们要结社自由！我们要反对暴力！我们要保障人权！”34年前，北京天安门广场上学生的诉求，在伦敦特拉法加广场响起。由一群在英中国留学生组成的非营利组织“ChinaDeviants”（暂译“中国反贼”），周日（4日）在伦敦举行集会。他们以“戏仿”方式，模仿当年天安门广场上的学生，头绑写着“最后一代”、“新闻自由”、“言论自由”的布条静坐，朗读出当年学生争取民主和自由的诉求，并重演当年坦克撞向学生的一幕。现场展示巨型“国殇之柱”海报、当年屠杀的历史照片、塑胶坦克等道具，以及各种海报和标语。</text:p>
      <text:p text:style-name="P4">
不少中国留学生手持鲜花和自制标语，默默加入集会。(吕熙拍摄)  <text:a xlink:type="simple" xlink:href="https://www.rfa.org/mandarin/yataibaodao/renquanfazhi/al-06052023103614.html/img_8350.jpg" text:style-name="Internet_20_link" text:visited-style-name="Visited_20_Internet_20_Link">
</text:a>
</text:p>
      <text:p text:style-name="P4">
不少中国留学生手持鲜花和自制标语，默默加入集会。(吕熙拍摄)  <text:a xlink:type="simple" xlink:href="https://www.rfa.org/mandarin/yataibaodao/renquanfazhi/al-06052023103614.html/img_8357.jpg" text:style-name="Internet_20_link" text:visited-style-name="Visited_20_Internet_20_Link">
</text:a>
</text:p>
      <text:p text:style-name="P4">
<text:span text:style-name="T4">
中国学生：别让真相隐入尘烟</text:span>
</text:p>
      <text:p text:style-name="P4">
现场所见，不少中国留学生手持鲜花和自制标语，默默加入其中。中国留学生橙子自制写着“在史册里、在人心里，别让真相隐入尘烟”的标语参与集会，字体更蕴含“64”字样。她告诉本台，这句话出自中国一部电视剧，希望借此表达一个讯息：“这些事件（六四）其实都会留在史册里和人心里，只要我们一直有这样的活动；即使星星之火不能燎原，我们也可以继续把它传递下去。”</text:p>
      <text:p text:style-name="P4">
不少中国留学生手持鲜花和自制标语，默默加入集会。(吕熙拍摄)  <text:a xlink:type="simple" xlink:href="https://www.rfa.org/mandarin/yataibaodao/renquanfazhi/al-06052023103614.html/img_8359.jpg" text:style-name="Internet_20_link" text:visited-style-name="Visited_20_Internet_20_Link">
</text:a>
</text:p>
      <text:p text:style-name="P4">
不少中国留学生手持鲜花和自制标语，默默加入集会。(吕熙拍摄)  <text:a xlink:type="simple" xlink:href="https://www.rfa.org/mandarin/yataibaodao/renquanfazhi/al-06052023103614.html/img_8362.jpg" text:style-name="Internet_20_link" text:visited-style-name="Visited_20_Internet_20_Link">
</text:a>
</text:p>
      <text:p text:style-name="P4">
主办单位邀请港人、藏人及维吾尔等各族代表轮流发言。橙子表示，举办这次集会的组织，是“白纸运动”后由在英中国留学生自发成立，代表了中国留学生的声音。她认为这次集会能结合不同社群的声音，意义非凡：“我们可以通过这么一个机会，集结在英的香港人，以及支持新疆和西藏独立的人士，我们可以有共同的声音、共同的平台，进行集体记忆的纪念活动，我觉得是很有意义的。包括这些中国留学生，也付出了很大的勇气和牺牲才能做到这些，他们联动各个大学发起这些活动，我看到了这些年轻人和留学生的努力。”</text:p>
      <text:p text:style-name="P4">
作为中国留学生，她坦言参与六四纪念活动会有安全顾虑，但仍觉得有需要参与其中，认为只要参与的人愈多，每个人承受的风险可能会愈少。</text:p>
      <text:p text:style-name="P4">
<text:span text:style-name="T4">
中国学生：为六四</text:span>
 <text:span text:style-name="T4">
<text:span text:style-name="T5">
* </text:span>
*也为</text:span>
 <text:span text:style-name="T4">
“</text:span>
 <text:span text:style-name="T4">
铁链女</text:span>
 <text:span text:style-name="T4">
”</text:span>
 <text:span text:style-name="T4">
和李文亮</text:span>
</text:p>
      <text:p text:style-name="P4">
中国留学生M表示，她过去对六四虽有一定认知，却一直不见中国留学生站出来举办悼念活动。现在终于等到这个机会，她觉得有必要参与，表达对六四及近年中国国内种种事件的不满：“因为我觉得这是每个公民的义务吧，自己的国家、政府并没有做得很好，我们通过这样的活动来表示我们的不满。我觉得也是对于过去两年，包括疫情防控政策，还有大大小小事情的综合不满吧。在中国也发生了很多事情，比如‘铁链女’事件，比如武汉李文亮医生的事件，还有数不清的事件，综合的不满吧。”</text:p>
      <text:p text:style-name="P4">
中国留学生橙子自制写着“在史册里、在人心里，别让真相隐入尘烟”的标语参与集会，希望借此表达，只要一直有类似的纪念活动，六四就会一直留在史册里和人心里。(吕熙拍摄)<text:a xlink:type="simple" xlink:href="https://www.rfa.org/mandarin/yataibaodao/renquanfazhi/al-06052023103614.html/img_8356.jpg" text:style-name="Internet_20_link" text:visited-style-name="Visited_20_Internet_20_Link">
 </text:a>
</text:p>
      <text:p text:style-name="P4">
中国留学生M希望表达对过去两年的疫情防控政策、“铁链女”事件，以及李文亮医生死亡等事件的综合不满。(吕熙拍摄)  <text:a xlink:type="simple" xlink:href="https://www.rfa.org/mandarin/yataibaodao/renquanfazhi/al-06052023103614.html/img_8360.jpg" text:style-name="Internet_20_link" text:visited-style-name="Visited_20_Internet_20_Link">
</text:a>
</text:p>
      <text:p text:style-name="P4">
<text:span text:style-name="T4">
港人：连我们都不支持</text:span>
 <text:span text:style-name="T4">
<text:span text:style-name="T5">
* </text:span>
*谁来支持？</text:span>
</text:p>
      <text:p text:style-name="P4">
人群中不乏港人支持中国留学生。港人Billy过去几十年都有参与香港维多利亚公园的烛光晚会。他表示，中国留学生第一次站出来主办六四纪念活动，意义重大，对此感到欣慰：“其实纪念六四的活动，应该是由中国人来做，我们在香港其实一直是在帮他们做。当然我们也是一脉相承，如果连我们都不支持他们，谁来支持呢？大陆仍有很多有良知的人，只是有些人无法接收资讯。其实谁来办活动，我都无所谓，只要他们是觉醒的大陆人，我就很支持。”</text:p>
      <text:p text:style-name="P4">
中国留学生其后带领港人、藏人及维吾尔人等社群，在伦敦闹市游行至中国驻英大使馆外，加入由国际特赦组织举办的晚会，延续34年来的传统。集会人士手持标语及电子蜡烛，悼念六四死难者，并声援在狱中绝食的前香港支联会副主席邹幸彤，高峰时约有400人参与。</text:p>
      <text:p text:style-name="P4">
</text:p>
      <text:p text:style-name="P4">
大批港人支持中国留学生举办的六四纪念活动。(吕熙拍摄)  <text:a xlink:type="simple" xlink:href="https://www.rfa.org/mandarin/yataibaodao/renquanfazhi/al-06052023103614.html/img_8353.jpg" text:style-name="Internet_20_link" text:visited-style-name="Visited_20_Internet_20_Link">
</text:a>
</text:p>
      <text:p text:style-name="P4">
同日在港人聚居的伦敦金斯顿区（Kingston），也有一场由港人主办的六四烛光晚会，主办方表示有1200人参与。而除了伦敦，全英国至少7个城市都有六四悼念活动，让在香港被禁绝的烛光，照亮英国各地。</text:p>
      <text:p text:style-name="P4">
在伦敦参与集会的海外港人法律组织“29原则”执行总监叶七轮向本台表示，香港本来是很自由的地方，然而自2019年后，已变得和中国一样，所有尝试纪念六四的活动都被阻止。她认为海外港人及中国人应继续发声，要求中国政府为其恶行负责，并声援仍然身陷囹圄的政治犯。</text:p>
      <text:p text:style-name="P4">
记者：吕熙（伦敦） 责编：</text:p>
      <text:p text:style-name="P4">
Source: <text:a xlink:type="simple" xlink:href="https://www.rfa.org/mandarin/yataibaodao/renquanfazhi/al-06052023103614.html" text:style-name="Internet_20_link" text:visited-style-name="Visited_20_Internet_20_Link">
https://www.rfa.org/mandarin/yataibaodao/renquanfazhi/al-06052023103614.html</text:a>
</text:p>
      <!--NEWS-->
      <text:h text:style-name="P10" text:outline-level="1">
<text:span text:style-name="T4">
温哥华重现维园烛海　逾三千人悼"六四"挺民主</text:span>
</text:h>
      <text:p text:style-name="P4">
Author: None</text:p>
      <text:p text:style-name="P4">
Publisher: Radio Free Asia (Organization)</text:p>
      <text:p text:style-name="P4">
Published Time: 2023-06-05T14:47:00-04:00</text:p>
      <text:p text:style-name="P4">
Modified Time: 2023-06-06T10:40:30-04:00</text:p>
      <text:p text:style-name="P4">
Description: None</text:p>
      <text:p text:style-name="P4">
Videos: []</text:p>
      <text:p text:style-name="P4">
Audios: ["<text:a xlink:type="simple" xlink:href="https://www.rfa.org/mandarin/yataibaodao/renquanfazhi/lf-060520231010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5.1927in" draw:z-index="0">
<draw:image xlink:href="../Images/rfamandarin/2023-06-05T14-47-00-04-00/000000.png" xlink:type="simple" xlink:show="embed" xlink:actuate="onLoad" draw:mime-type="image/png"/>
</draw:frame>
温哥华林思齐公园星期日涌入逾3千人，透过音乐和烛光悼念六四。 <text:a xlink:type="simple" xlink:href="https://www.rfa.org/mandarin/yataibaodao/renquanfazhi/lf-06052023101039.html/@@images/image" text:style-name="Internet_20_link" text:visited-style-name="Visited_20_Internet_20_Link">
</text:a>
(记者柳飞拍摄)  <text:a xlink:type="simple" xlink:href="https://www.rfa.org/mandarin/yataibaodao/renquanfazhi/lf-06052023101039.html/@@stream" text:style-name="Internet_20_link" text:visited-style-name="Visited_20_Internet_20_Link">
Audio-1-Link：https://www.rfa.org/mandarin/yataibaodao/renquanfazhi/lf-06052023101039.html/@@stream</text:a>
</text:p>
      <text:p text:style-name="P4">
加拿大多个城市举行纪念"六四"34周年活动，其中温哥华市的活动现场重现香港维园气氛，超过三千人手持蜡烛，呼吁决不遗忘曾经为中国和香港民主抗争的勇士。另外，多伦多也有两场纪念会，两千多民众参与。</text:p>
      <ul>
        <li>
<text:span text:style-name="T4">
<text:a xlink:type="simple" xlink:href="https://www.rfa.org/mandarin/yataibaodao/renquanfazhi/lf-06052021142022.html" text:style-name="Internet_20_link" text:visited-style-name="Visited_20_Internet_20_Link">
 接续维园烛光 加拿大两大城市近3000人悼念六四 </text:a>
 </text:span>
  * <text:span text:style-name="T4">
<text:a xlink:type="simple" xlink:href="https://www.rfa.org/mandarin/yataibaodao/gangtai/lf-05232023113938.html" text:style-name="Internet_20_link" text:visited-style-name="Visited_20_Internet_20_Link">
 加拿大启动首波六四纪念活动 老中青三代参与其中 </text:a>
 </text:span>
  * <text:span text:style-name="T4">
<text:a xlink:type="simple" xlink:href="https://www.rfa.org/mandarin/yataibaodao/gangtai/lf-06052022170704.html" text:style-name="Internet_20_link" text:visited-style-name="Visited_20_Internet_20_Link">
 加拿大数千民众燃烛光念六四 驻中大使馆亦发声明悼六四 </text:a>
 </text:span>
  * <text:span text:style-name="T4">
<text:a xlink:type="simple" xlink:href="https://www.rfa.org/mandarin/yataibaodao/gangtai/lf-01112021122914.html" text:style-name="Internet_20_link" text:visited-style-name="Visited_20_Internet_20_Link">
 美英加澳声援香港 人权组织：勿忘六四勿忘香港 </text:a>
 </text:span>
</li>
      </ul>
      <text:p text:style-name="P4">
关於民主自由丶香港精神的歌声一阵阵飘荡在温哥华林思齐公园，星期天下午4点钟起先是纪念音乐会和六四展览登场，随着天色渐暗，更多人涌入公园草坪，超过3千人手持着蜡烛或手机，为当年1989年六四死难者以及为这几年为争取香港民主自由而不幸受害的人致敬。</text:p>
      <text:p text:style-name="P4">
温哥华支联会从1989年起就举办纪念六四活动，往年都在中国领事馆前抗议，支联会主席李美宝说，过去动辄超过10万人聚集香港维园悼六四，如今香港变了，温哥华港人更要凝聚在一起。</text:p>
      <text:p text:style-name="P4">
 许多香港人都说，温哥华接棒维园烛海，毋忘六四。(记者柳飞拍摄)  <text:a xlink:type="simple" xlink:href="https://www.rfa.org/mandarin/yataibaodao/renquanfazhi/lf-06052023101039.html/516d56db2.jpg" text:style-name="Internet_20_link" text:visited-style-name="Visited_20_Internet_20_Link">
 </text:a>
</text:p>
      <text:p text:style-name="P4">
“通过每一支烛光，我们永远不会忘记天安门的大屠杀，不会忘记为香港民主抗争的勇士们。虽然维园烛光熄了，但温哥华烛海不灭。”</text:p>
      <text:p text:style-name="P4">
曾被拘捕的香港支联会前主席麦海华也被迫离开香港到温哥华，看到烛海一片，哽咽又感动地说：“香港人散居世界丶依然同心。”</text:p>
      <text:p text:style-name="P4">
前香港网路电台主持人「杰斯」也是政治犯，刑满出狱後的他，2个月前来到温哥华，他在台上的演讲为晚会掀起了高潮，他讽刺现任香港特首和保安局长任意操弄国安法，毁了香港，但也毁不了香港人的信念。</text:p>
      <text:p text:style-name="P4">
“我们坐满了整个地球。多谢你啊李家超丶多谢你邓炳强，帮我们召集了更多香港人都站出来，在亚洲台湾丶在欧洲丶美国丶还有我们加拿大，都看到自由之花开满各个城市。”</text:p>
      <text:p text:style-name="P4">
一群中国学生在多伦多大学内举行悼念六四活动，虽然仅两百多人参加，但彰显中国年轻一代对民主的追求。 (公民会提供)  <text:a xlink:type="simple" xlink:href="https://www.rfa.org/mandarin/yataibaodao/renquanfazhi/lf-06052023101039.html/516d56db4.jpg" text:style-name="Internet_20_link" text:visited-style-name="Visited_20_Internet_20_Link">
</text:a>
</text:p>
      <text:p text:style-name="P4">
杰斯说：“中国共产党就是希望众人遗忘，遗忘中国的六四丶遗忘香港的2014年丶2019年，因为遗忘了，共产党就能更容易继续做伤害天理的事情。我们绝对不能遗忘。”</text:p>
      <text:p text:style-name="P4">
中国民主党温哥华党部的负责人郝丹说天安门六四事件开启了中国民主之光。“因为六四让全世界看清了中共邪恶的本质，也在全球掀起了中国人追求民主自由的热潮，埋下了中国民主运动的种子，影响了几代中国人的思想。”</text:p>
      <text:p text:style-name="P4">
温哥华市议员丶中国移民周楠和本拿比市议员丶香港移民李灿明等人也来到现场。周楠说会让年仅2岁的儿子逐渐认识六四，李灿明也说：“还有一段时间才可以有改变，所以坚持下去很重要。”</text:p>
      <text:p text:style-name="P4">
多伦多支持中国民运会在星期天晚上於约克赖士民广场（Mel Lastman Square）举办的六四烛光会吸引2千多人参加。</text:p>
      <text:p text:style-name="P4">
至於多伦多公民会周六在多伦多大学举办纪念六四活动，公民会的林立桐说，虽然仅有两百多人到场，但多数都是来自中国大陆的年轻学生，他们愿意站出来格外有意义。</text:p>
      <text:p text:style-name="P4">
记者 ：柳飞 责编：嘉远 网编：何足</text:p>
      <text:p text:style-name="P4">
Source: <text:a xlink:type="simple" xlink:href="https://www.rfa.org/mandarin/yataibaodao/renquanfazhi/lf-06052023101039.html" text:style-name="Internet_20_link" text:visited-style-name="Visited_20_Internet_20_Link">
https://www.rfa.org/mandarin/yataibaodao/renquanfazhi/lf-06052023101039.html</text:a>
</text:p>
      <!--NEWS-->
      <text:h text:style-name="P10" text:outline-level="1">
<text:span text:style-name="T4">
美中高官交流　康达与马朝旭、杨涛会面</text:span>
</text:h>
      <text:p text:style-name="P4">
Author: None</text:p>
      <text:p text:style-name="P4">
Publisher: Radio Free Asia (Organization)</text:p>
      <text:p text:style-name="P4">
Published Time: 2023-06-05T15:10:00-04:00</text:p>
      <text:p text:style-name="P4">
Modified Time: 2023-06-06T11:38: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4.612011in" draw:z-index="0">
<draw:image xlink:href="../Images/rfamandarin/2023-06-05T15-10-00-04-00/000000.png" xlink:type="simple" xlink:show="embed" xlink:actuate="onLoad" draw:mime-type="image/png"/>
</draw:frame>
 美国国务院亚太事务助理国务卿康达（DanielKritenbrink）、白宫国安会负责中国含台湾事务的高级主任贝莎兰（Sarah Beran）6月4日会见了中国外交部常务副部长马朝旭 <text:a xlink:type="simple" xlink:href="https://www.rfa.org/mandarin/Xinwen/8-06052023145928.html/@@images/image" text:style-name="Internet_20_link" text:visited-style-name="Visited_20_Internet_20_Link">
</text:a>
中国侨网推特图片</text:p>
      <text:p text:style-name="P4">
美国国务院亚太事务助理国务卿康达（Daniel Kritenbrink）、白宫国安会负责中国含台湾事务的高级主任贝莎兰（SarahBeran）6月4日前往中国进行访问，根据美中两国发布的信息，康达、贝莎兰分别与中国外交部常务副部长马朝旭和北美大洋洲司司长杨涛会面。</text:p>
      <text:p text:style-name="P4">
美国国务院6月5日表示，这两位美国官员与美国驻华大使伯恩斯（NicholasBurn）共同会见了上述两位中国官员，双方进行了坦诚而富有成效的交流，作为美中两国保持开放沟通渠道，和巩固两国近期高层外交的持续努力。双方就双边关系、两岸问题、沟通渠道等交换了意见，美国官员明确表示将积极参与竞争，并捍卫美国的利益和价值观。</text:p>
      <text:p text:style-name="P4">
近日访台的美国在台协会（AIT）主席罗森柏格（Laura Rosenberger）6月5日告诉台湾媒体，这是美国政府负责任地管理与中国的竞争关系，并说保持美中对话管道的畅通才能避免冲突。</text:p>
      <text:p text:style-name="P4">
美中外交、商务官员近期频繁展开接触，外界认为这是中美关系急剧恶化后，两国高层重新恢复接触的试探性举措之一。不过就在上周，中国国防部长李尚福却拒绝与美国国防部长会谈。</text:p>
      <text:p text:style-name="P4">
责编：陈品洁</text:p>
      <text:p text:style-name="P4">
Source: <text:a xlink:type="simple" xlink:href="https://www.rfa.org/mandarin/Xinwen/8-06052023145928.html" text:style-name="Internet_20_link" text:visited-style-name="Visited_20_Internet_20_Link">
https://www.rfa.org/mandarin/Xinwen/8-06052023145928.html</text:a>
</text:p>
      <!--NEWS-->
      <text:h text:style-name="P10" text:outline-level="1">
<text:span text:style-name="T4">
学霸应聘温州机场驱鸟员　大材小用还是就业难？</text:span>
</text:h>
      <text:p text:style-name="P4">
Author: None</text:p>
      <text:p text:style-name="P4">
Publisher: Radio Free Asia (Organization)</text:p>
      <text:p text:style-name="P4">
Published Time: 2023-06-05T16:38:00-04:00</text:p>
      <text:p text:style-name="P4">
Modified Time: 2023-06-06T11:33: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573471in" draw:z-index="0">
<draw:image xlink:href="../Images/rfamandarin/2023-06-05T16-38-00-04-00/000000.png" xlink:type="simple" xlink:show="embed" xlink:actuate="onLoad" draw:mime-type="image/png"/>
</draw:frame>
 温州机场集团发布2023年春季招聘拟录用人员公示名单<text:a xlink:type="simple" xlink:href="https://www.rfa.org/mandarin/Xinwen/10-06052023163626.html/@@images/image" text:style-name="Internet_20_link" text:visited-style-name="Visited_20_Internet_20_Link">
 </text:a>
网络图片</text:p>
      <text:p text:style-name="P4">
温州机场近日发布招聘拟录用人员名单，众多名校背景的“亮眼榜单”意外引发热议。</text:p>
      <text:p text:style-name="P4">
根据温州机场集团发布的2023年春季招聘拟录取人员公示名单，有毕业于浙江大学动物科学专业、河南理工大学土木工程专业、浙江理工大学建筑学专业的求职者，拟录用为该集团的“场务及驱鸟员”。另外有毕业于伦敦大学皇家霍洛威学院工商管理专业、白俄罗斯国立大学财务管理专业的应试人，拟录用为该集团的“普通安检员”。</text:p>
      <text:p text:style-name="P4">
这份名单在互联网上引发热议，有网民持正面评价，称赞专业有对口、“金子去哪都发光”，但这份公告也让部分民众担忧，有网民认为这是大材小用，“学历内卷”让普通学校毕业生未来更难找出路，也有网民说现在就业难，青年失业率居高不下，“经济差，体制香”。</text:p>
      <text:p text:style-name="P4">
责编：陈品洁</text:p>
      <text:p text:style-name="P4">
Source: <text:a xlink:type="simple" xlink:href="https://www.rfa.org/mandarin/Xinwen/10-06052023163626.html" text:style-name="Internet_20_link" text:visited-style-name="Visited_20_Internet_20_Link">
https://www.rfa.org/mandarin/Xinwen/10-06052023163626.html</text:a>
</text:p>
      <!--NEWS-->
      <text:h text:style-name="P10" text:outline-level="1">
<text:span text:style-name="T4">
萧美琴谈美台贸易倡议　学者：台湾有望摆脱对中国市场依赖</text:span>
</text:h>
      <text:p text:style-name="P4">
Author: None</text:p>
      <text:p text:style-name="P4">
Publisher: Radio Free Asia (Organization)</text:p>
      <text:p text:style-name="P4">
Published Time: 2023-06-05T16:40:00-04:00</text:p>
      <text:p text:style-name="P4">
Modified Time: 2023-06-06T13:25:17-04:00</text:p>
      <text:p text:style-name="P4">
Description: None</text:p>
      <text:p text:style-name="P4">
Videos: []</text:p>
      <text:p text:style-name="P4">
Audios: ["<text:a xlink:type="simple" xlink:href="https://www.rfa.org/mandarin/yataibaodao/gangtai/kw-060520231336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3" text:anchor-type="as-char" svg:width="6.9236in" svg:height="4.947024in" draw:z-index="0">
<draw:image xlink:href="../Images/rfamandarin/2023-06-05T16-40-00-04-00/000000.png" xlink:type="simple" xlink:show="embed" xlink:actuate="onLoad" draw:mime-type="image/png"/>
</draw:frame>
台湾驻美代表萧美琴2023年6月5日举行华文媒体例行茶叙，就美台强化经贸关系以及避免双重课税等问题发表看法。 <text:a xlink:type="simple" xlink:href="https://www.rfa.org/mandarin/yataibaodao/gangtai/kw-06052023133601.html/@@images/image" text:style-name="Internet_20_link" text:visited-style-name="Visited_20_Internet_20_Link">
</text:a>
记者凯迪摄影  <text:a xlink:type="simple" xlink:href="https://www.rfa.org/mandarin/yataibaodao/gangtai/kw-06052023133601.html/@@stream" text:style-name="Internet_20_link" text:visited-style-name="Visited_20_Internet_20_Link">
Audio-1-Link：https://www.rfa.org/mandarin/yataibaodao/gangtai/kw-06052023133601.html/@@stream</text:a>
</text:p>
      <text:p text:style-name="P4">
台海紧张局势日趋升级之际，美国与台湾上周签署了《21世纪贸易倡议》的首批协定。6月5日，台湾驻美代表萧美琴举行华文媒体例行茶叙，针对美台强化经贸关系以及避免双重课税等问题发表看法。有学者指出，台湾通过相关对美协议有望摆脱对中国市场的依赖。</text:p>
      <text:p text:style-name="P4">
<text:a xlink:type="simple" xlink:href="https://www.rfa.org/mandarin/yataibaodao/gangtai/tj-05192023094904.html" text:style-name="Internet_20_link" text:visited-style-name="Visited_20_Internet_20_Link">
 <text:span text:style-name="T4">
美台贸易倡议初步谈判完成 学者：应对中国经济胁迫</text:span>
 </text:a>
  * <text:span text:style-name="T4">
<text:a xlink:type="simple" xlink:href="https://www.rfa.org/mandarin/Xinwen/10-01232023160632.html" text:style-name="Internet_20_link" text:visited-style-name="Visited_20_Internet_20_Link">
 美台关系升温 蔡英文：贸易谈判成功后农产品优先输美 </text:a>
 </text:span>
</text:p>
      <text:p text:style-name="P4">
美台官方经过近一年的谈判后，终于签署了《21世纪贸易倡议》的首批协定。6月1日上午, 在美国副贸易代表比安奇（SarahBianchi）与台湾行政院政务委员邓振中的见证下，美国在台协会执行理事蓝莺（Ingrid D.Larson）与台湾驻美代表萧美琴在美国在台协会（AIT）华盛顿总部正式签署了相关文件。</text:p>
      <text:p text:style-name="P4">
<text:span text:style-name="T4">
萧美琴：第二阶段谈判将尽速展开</text:span>
</text:p>
      <text:p text:style-name="P4">
萧美琴周一（5日）在华府双橡园举行的华文媒体例行茶叙上表示：“我们刚签了第一批的协定，双方也都非常快地约定，要尽速开始进行第二阶段的谈判。双方也都就第二阶段的谈判议题在进行盘点跟准备，我们也希望能够用最快的速度来取得具体的进展。”</text:p>
      <text:p text:style-name="P4">
美台首批协定的主要内容针对五项议题，即海关事务管理及贸易便捷化、良好法制作业、中小企业、反贪污及服务业国内规章等。接下来的第二阶段谈判则将涉及其他更复杂的贸易领域，包括就农业、劳工与环境标准、数字贸易、国有企业以及非市场政策等七项议题展开谈判，预计最快在今年底以前完成。</text:p>
      <text:p text:style-name="P4">
上述协议的签订无疑将进一步拉近美台关系，同时触及当前台湾部分出口对大陆市场的依赖。台湾方面表示，美台首批协定的签署是自1979年以来，双方最具规模、最全面性的贸易谈判所达成的阶段性成果。而中国外交部则表示，“中方对此强烈不满，已向美方提出严正交涉。”</text:p>
      <text:p text:style-name="P4">
美国圣托马斯大学国际研究讲座教授叶耀元对本台表示：“美国还是全世界第一大市场，台湾可以透过接下来慢慢签署这个自由贸易协定，跟美国的市场连结做一个更强化的作用，对于让台湾慢慢地脱离中国市场的依赖度，它的效用是很高的。”</text:p>
      <text:p text:style-name="P4">
叶耀元指出，第一阶段协议为未来美台签署双边自贸协定打下了很好的基础,并且已经可以看到一些市场效应：“因为这个基础架构有了，所以很多厂商就已经开始准备要怎么样把他们的产品外销到美国市场。这个准备工作已经开始了。”</text:p>
      <text:p text:style-name="P4">
<text:span text:style-name="T4">
萧美琴：避免双重课税是下阶段台湾争取的重点</text:span>
</text:p>
      <text:p text:style-name="P4">
除了贸易谈判，台湾驻美代表萧美琴还表示，避免双重课税协定是另外一个台湾方面正在争取的问题：“对不管是台商在美国的布局也好，或者是美商在台湾的布局，这也是长期以来(台湾)美国商会不断提出的一个问题，而我们也希望能够尽速取得进展。”</text:p>
      <text:p text:style-name="P4">
今年三月底，美国财政部长耶伦(JanetYellen)在国会作证时曾表示，美台缺乏相关避免双重课税协定是一个“非常重大的问题”，并将和美国国务院一起“看看能否找到解决办法”。</text:p>
      <text:p text:style-name="P4">
萧美琴在茶叙中感谢美国财长耶伦就此做出正面回应。她说：“我们也希望能够尽速在行政部门之间，就这个议题要来进行对话。这方面我们也非常感谢国会参、众两院跨委会，也都非常积极、非常重视这个议题。”</text:p>
      <text:p text:style-name="P4">
不过，美台签署避免双重课税协定涉及一个重大障碍，因为美国尚未承认台湾为主权国家，因此无法签署相关条约。彭博社此前引述消息人士披露，有些美方官员对此表示犹豫，认为此举可能被北京视为挑衅。</text:p>
      <text:p text:style-name="P4">
萧美琴谈到，目前美国参议院外交、财政委员会都已分别提出相关立法的提案；在美国众议院，主管财政税务的筹款委员会也对此态度积极，多数党和少数党的委员会领袖也都就此同步发布了声明。</text:p>
      <text:p text:style-name="P4">
“这个议题，我们看到无论是之前在加州跟总统会面的麦卡锡议长，或者是前任的议长佩洛西，或者是现任的少数党领袖，也都表示对这个议题的重视。在这样的一个氛围之下，我们希望能够尽速取得一些具体的进展。”萧美琴说。</text:p>
      <text:p text:style-name="P4">
萧美琴强调，避免双重课税议题将是美台贸易协定后续谈判之外，台湾驻美代表处下阶段的重要工作。</text:p>
      <text:p text:style-name="P4">
记者：凯迪 责编：何平 网编：洪伟</text:p>
      <text:p text:style-name="P4">
Source: <text:a xlink:type="simple" xlink:href="https://www.rfa.org/mandarin/yataibaodao/gangtai/kw-06052023133601.html" text:style-name="Internet_20_link" text:visited-style-name="Visited_20_Internet_20_Link">
https://www.rfa.org/mandarin/yataibaodao/gangtai/kw-06052023133601.html</text:a>
</text:p>
      <!--NEWS-->
      <text:h text:style-name="P10" text:outline-level="1">
<text:span text:style-name="T4">
事实查核 | 五十五岁的"天安门母亲"在三十年前有个二十岁的儿子被解放军打死？</text:span>
</text:h>
      <text:p text:style-name="P4">
Author: 作者：董喆，发自台北</text:p>
      <text:p text:style-name="P4">
Publisher: Radio Free Asia (Organization)</text:p>
      <text:p text:style-name="P4">
Published Time: 2023-06-05T18:34:00-04:00</text:p>
      <text:p text:style-name="P4">
Modified Time: 2023-06-06T08:50:05-04:00</text:p>
      <text:p text:style-name="P4">
Description: 作者：董喆，发自台北</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65" text:anchor-type="as-char" svg:width="6.9236in" svg:height="4.131826in" draw:z-index="0">
<draw:image xlink:href="../Images/rfamandarin/2023-06-05T18-34-00-04-00/000000.png" xlink:type="simple" xlink:show="embed" xlink:actuate="onLoad" draw:mime-type="image/png"/>
</draw:frame>
“天安门母亲”群体成员在北京万安公墓祭奠六四遇难者，难属黄金平致辞。 六四难属提供</text:p>
      <text:p text:style-name="P4">
<text:span text:style-name="T4">
标签：造假</text:span>
</text:p>
      <text:p text:style-name="P4">
<text:span text:style-name="T4">
一分钟完读：</text:span>
</text:p>
      <text:p text:style-name="P4">
"六四"事件届满34周年之际，推特日文社群上出现一张女性哭泣的图片，图片上的字幕写着："我今年55岁，30年前我20岁的儿子，在天安门被解放军打死"，一些网民质疑这名女性不可能在25岁时就有20岁的儿子，以此质疑"六四"事件真实性。中国驻大阪领事馆总领事薛剑也转发了质疑的推文附该图片。亚洲事实查核实验室通过查核发现，这张图片来源于香港无线电视台关于天安门事件纪念日的报道截图，但图中字幕并非该女士在原始视频中的发言。</text:p>
      <text:p text:style-name="P4">
这张嫁接字幕的图片最早出现在2019年，虽然台湾的查核组织曾在2020年发表报告辟谣，但直到日前该图仍在网上流传。随着香港无线原始报道影片的下架，民众更难以对证。亚洲事实查核实验室通过网页回溯工具查核并采访了原报道记者，再次确认这则推文所言是错误讯息。</text:p>
      <text:p text:style-name="P4">
<text:span text:style-name="T4">
深度分析：</text:span>
</text:p>
      <text:p text:style-name="P4">
近日，推特日文社群上出现一则质疑“天安门母亲”真实性的推文，推文图片上的字幕写着：“我今年55岁，30年前我20岁的儿子，在天安门被解放军打死”，图中哭泣的中年女性旁边，标注着“天安门母亲”。这则推文评论说：“不知道反华是本来就智商低还是不会数学”，暗指这名女性不可能在25岁时就有20岁的儿子，质疑“六四”事件真实性，该篇推文也获中国驻大阪领事馆总领事薛剑转发。</text:p>
      <text:p text:style-name="P4">
<draw:frame draw:style-name="fr1" draw:name="Image66" text:anchor-type="as-char" svg:width="6.9236in" svg:height="7.724288in" draw:z-index="0">
<draw:image xlink:href="../Images/rfamandarin/2023-06-05T18-34-00-04-00/000001.png" xlink:type="simple" xlink:show="embed" xlink:actuate="onLoad" draw:mime-type="image/png"/>
</draw:frame>
 中国驻大阪领事馆总领事薛剑转发造假图片。(截图取自薛剑推特帐号)  <text:a xlink:type="simple" xlink:href="https://www.rfa.org/mandarin/shishi-hecha/hc-06052023173430.html/1.png" text:style-name="Internet_20_link" text:visited-style-name="Visited_20_Internet_20_Link">
 </text:a>
</text:p>
      <text:p text:style-name="P4">
亚洲事实查核实验室通过比对图片下方的港股资讯滚动消息以及右上角的节目LOGO，确定该画面截取自香港无线新闻台的电视节目。随后以“天安门母亲”“无线新闻”“我今年55岁，30年前我20岁的儿子，在天安门被解放军打死”等关键词组搜寻相关信息，定位了原报道。</text:p>
      <text:p text:style-name="P4">
搜寻结果显示，台湾事实查核组织“ <text:a xlink:type="simple" xlink:href="https://www.mygopen.com/" text:style-name="Internet_20_link" text:visited-style-name="Visited_20_Internet_20_Link">
 我的围棋笔 </text:a>
”早在2020年就曾辟谣称，该图片出处为香港无线电视2019年5月31的报道《有“六四”事件死难者家属指为历史见证者不容埋没真相》，图中“我今年55岁……”的字幕并不是原视频字幕，是遭他人重置之作。然而，香港无线电视台目前已经删除了原始报道。   香港无线电视已经删除了原始报道  <text:a xlink:type="simple" xlink:href="https://www.rfa.org/mandarin/shishi-hecha/hc-06052023173430.html/2.png" text:style-name="Internet_20_link" text:visited-style-name="Visited_20_Internet_20_Link">
</text:a>
</text:p>
      <text:p text:style-name="P4">
这张图片是在什么时候出现的？亚洲事实查核实验室以照片溯源工具TinEye追查，发现该图最早在2019年8月开始流传，即便2020年曾遭查核组织辟谣，仍持续被人转发，更从原先的中文社群传至日文社群。随着原始报道遭香港无线下架，原图和原报道内容更难以追溯。</text:p>
      <text:p text:style-name="P4">
 推特上的记录显示，2019年8月就有人传播该图。<text:a xlink:type="simple" xlink:href="https://www.rfa.org/mandarin/shishi-hecha/hc-06052023173430.html/3.png" text:style-name="Internet_20_link" text:visited-style-name="Visited_20_Internet_20_Link">
 </text:a>
</text:p>
      <text:p text:style-name="P4">
亚洲事实查核实验室以网页回溯工具找到 <text:a xlink:type="simple" xlink:href="https://web.archive.org/web/20190604025209/http://news.tvb.com/greaterchina/5cf0aa55e60383687b86d4bb/" text:style-name="Internet_20_link" text:visited-style-name="Visited_20_Internet_20_Link">
 该则报道</text:a>
的文字内容，并通过关键字搜寻在脸书找到曾有网友贴出原始影片备份，经过人工比对证实了原始素材的确出自香港无线的新闻报道，但是报道画面遭到篡改。</text:p>
      <text:p text:style-name="P4">
 网友备份的原始视频截图  <text:a xlink:type="simple" xlink:href="https://www.rfa.org/mandarin/shishi-hecha/hc-06052023173430.html/4.jpg" text:style-name="Internet_20_link" text:visited-style-name="Visited_20_Internet_20_Link">
</text:a>
</text:p>
      <text:p text:style-name="P4">
原始新闻影片中，1分37秒处的画面与推特流传的图片人物动作与表情一致，确定图片中的人物为天安门事件遇难者家属张彦秋，她的丈夫王志英在“六四”天安门镇压中身亡，并非他的儿子。此时，张彦秋在影片中说：“这么多年，我们真是强忍着悲痛，跟国家讨说法。”</text:p>
      <text:p text:style-name="P4">
 字幕造假的图片（左）与视频原始截图（右）对比</text:p>
      <text:p text:style-name="P4">
据该报道，张彦秋在“六四”时目睹丈夫中弹，“全副武装，戴着大壳帽，然后就开枪。当时我爱人一下子就中弹了，他打的是大动脉，子弹是从后心出来的。我跪在地上求大夫，我说你救救他、救救他，我说他有七岁的女儿。”</text:p>
      <text:p text:style-name="P4">
原始视频截图中的字幕与造假字幕相比，字体和大小完全不同 图截取自原始报道视频。  <text:a xlink:type="simple" xlink:href="https://www.rfa.org/mandarin/shishi-hecha/hc-06052023173430.html/6.png" text:style-name="Internet_20_link" text:visited-style-name="Visited_20_Internet_20_Link">
</text:a>
</text:p>
      <text:p text:style-name="P4">
曾参与制作该报道的不具名前香港无线新闻员工告诉亚洲事实查核实验室，这则报道的确是由香港无线电视新闻制作，“我今年55岁...”的字幕字体大小与原片字幕明显不同，是后期加工的，“天安门母亲”的红色字样也非原片所有。</text:p>
      <text:p text:style-name="P4">
另外从新闻内容可判断，张彦秋并未有儿子于“六四”事件中丧生，罹难的是她的先生。</text:p>
      <text:p text:style-name="P4">
<text:span text:style-name="T4">
结论：</text:span>
</text:p>
      <text:p text:style-name="P4">
天安门母亲的年龄谎言是一则于2019年开始传播的假消息，是以香港无线电视新闻往期报道为素材制作的虚假资讯。即便2020年曾有查核组织辟谣，但随着原始资料亡佚，此错误资讯在2023年仍在广泛传播，且从中文社群扩展至日文社群，并获中国高阶外交官员转推，用以污名化“天安门母亲”组织，否认“六四”屠杀的真实性。</text:p>
      <text:p text:style-name="P4">
亚洲事实查核实验室经查核后确认，图片主角为“天安门母亲”成员张彦秋，她的丈夫于事件中丧生，而非儿子。她本人也是“六四”事件的受害者和历史证人。</text:p>
      <text:p text:style-name="P4">
<text:span text:style-name="T5">
亚洲事实查核实验室（</text:span>
 <text:span text:style-name="T5">
Asia Fact Check Lab__）是针对当今复杂媒体环境以及新兴传播生态而成立的新单位。我们本于新闻专业，提供正确的查核报告及深度报道，期待读者对公共议题获得多元而全面的认识。读者若对任何媒体及社交软件传播的信息有疑问，欢迎以电邮__afcl@rfa.org</text:span>
 <text:span text:style-name="T5">
寄给亚洲事实查核实验室，由我们为您查证核实。</text:span>
</text:p>
      <text:p text:style-name="P4">
Source: <text:a xlink:type="simple" xlink:href="https://www.rfa.org/mandarin/shishi-hecha/hc-06052023173430.html" text:style-name="Internet_20_link" text:visited-style-name="Visited_20_Internet_20_Link">
https://www.rfa.org/mandarin/shishi-hecha/hc-06052023173430.html</text:a>
</text:p>
      <!--NEWS-->
      <text:h text:style-name="P10" text:outline-level="1">
<text:span text:style-name="T4">
美国会举办纪念六四圆桌会议   魏京生：历史将会重演</text:span>
</text:h>
      <text:p text:style-name="P4">
Author: None</text:p>
      <text:p text:style-name="P4">
Publisher: Radio Free Asia (Organization)</text:p>
      <text:p text:style-name="P4">
Published Time: 2023-06-05T21:34:01-04:00</text:p>
      <text:p text:style-name="P4">
Modified Time: 2023-06-05T21:34:0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4.634345in" draw:z-index="0">
<draw:image xlink:href="../Images/rfamandarin/2023-06-05T21-34-01-04-00/000000.png" xlink:type="simple" xlink:show="embed" xlink:actuate="onLoad" draw:mime-type="image/png"/>
</draw:frame>
美国国会众议院美中战略竞争特设委员会2023年6月5日与与多位八九民运领袖举行圆桌会议，纪念1989年天安门广场大屠杀以及中国社会争取自由民主的斗争。 <text:a xlink:type="simple" xlink:href="https://www.rfa.org/mandarin/yataibaodao/renquanfazhi/jw-06052023132749.html/@@images/image" text:style-name="Internet_20_link" text:visited-style-name="Visited_20_Internet_20_Link">
</text:a>
美联社图片</text:p>
      <text:p text:style-name="P4">
全球各地纪念六四事件34周年之际，美国的立法者们也公开表达对中国人民争取民主自由的关切。本周一，美国国会众议院美中战略竞争特设委员会与多位八九民运领袖共同探讨中国社会争取民主的现状。</text:p>
      <text:p text:style-name="P4">
<text:a xlink:type="simple" xlink:href="https://www.rfa.org/mandarin/yataibaodao/renquanfazhi/wy-06032023092053.html" text:style-name="Internet_20_link" text:visited-style-name="Visited_20_Internet_20_Link">
 <text:span text:style-name="T4">
民主女神像前 华盛顿举办六四烛光悼念活动</text:span>
 </text:a>
  * <text:span text:style-name="T4">
<text:a xlink:type="simple" xlink:href="https://www.rfa.org/mandarin/yataibaodao/renquanfazhi/wy2-06032023190759.html" text:style-name="Internet_20_link" text:visited-style-name="Visited_20_Internet_20_Link">
 中国大使馆前"六四大屠杀34周年纪念会" 年轻人为主 </text:a>
 </text:span>
</text:p>
      <text:p text:style-name="P4">
6月5日，美国国会众议院美中战略竞争特设委员会与多位八九民运领袖举行圆桌会议，纪念1989年天安门广场大屠杀以及中国社会争取自由民主的斗争。</text:p>
      <text:p text:style-name="P4">
“重要的是，我们永远不能忘记那天在天安门广场发生的可怕暴行。”美国众议院议长麦卡锡（KevinMcCarthy）开场直言：“作为立法者，我们有时可能有分歧，但我们都可以支持的一件事就是自由。当我们讨论这一天时，我们用同一种声音诉说，我们缅怀无数被杀害的无辜者。每年，我们的职责就是记住、提醒和复述他们的故事。”</text:p>
      <text:p text:style-name="P4">
“我们给自己讲了个童话，如果在经济上自由化，中共就会在政治上自由化，但事实恰恰相反。”该委员会主席、共和党籍众议员迈克·加拉格尔（MikeGallagher）特别提到北京“四通桥勇士”彭立发：“为什么北京如此执着于消除天安门广场大屠杀的一切？因为他们害怕失去对他们最重要领域之一的控制……，现在吸取1989年6月的教训还为时不晚。”</text:p>
      <text:p text:style-name="P4">
该委员会成员、民主党籍众议员拉贾·克里希纳穆提（Raja Krishnamoorthi）在会上展示了著名的“坦克人”照片。照片拍摄于1989年6月的天安门广场，为自由抗争的中国人用身体阻挡军队镇压人民的坦克。他说：“今天我们必须记住，当习近平说‘严厉打击敌对势力的渗透、颠覆、破坏、分裂行动’时，他是在告诉全世界，中共又要出动那些坦克了。”</text:p>
      <text:p text:style-name="P4">
 美国联邦众议员拉贾·克里希纳穆提（RajaKrishnamoorthi ）参加了6月5日的圆桌会议（美联社图片）  <text:a xlink:type="simple" xlink:href="https://www.rfa.org/mandarin/yataibaodao/renquanfazhi/jw-06052023132749.html/ap22034643920887.jpg" text:style-name="Internet_20_link" text:visited-style-name="Visited_20_Internet_20_Link">
</text:a>
</text:p>
      <text:p text:style-name="P4">
出席圆桌会议的中国民主运动海外联席会议主席魏京生在会上指出，八九民运并非突然爆发，而是中国历史的必然。他说，1966年，中共前领导人毛泽东发动文化大革命，搞垮了中国经济，中国人民苦不堪言。因而从上世纪70年代末起，中国社会就陆续爆发反抗运动，包括北京西单民主墙运动（又称“北京之春”）。中共迫于此压力，才开始了所谓的“改革开放”。</text:p>
      <text:p text:style-name="P4">
“这场思想解放在中国社会上酝酿了十年，整个八十年代大家的思想都在越来越开放，西方思想也进入了中国。这个时候中共感到了威胁。”他说：“由于人们要求自由、民主的想法太强烈了，1989年就爆发了这场民主运动。于是共产党觉得，没有其他办法说服老百姓了，只能出动军队屠杀人民。”</text:p>
      <text:p text:style-name="P4">
魏京生表示，近些年中国经济持续下行，中共领导人习近平用各种高压政策镇压社会层面的各种不满，从而诞生了“四通桥勇士”彭立发和反对封控、反对习近平的“白纸运动”，这与八九年历史有惊人的相似之处。</text:p>
      <text:p text:style-name="P4">
“这个形势很像1989年，人民群众非常不满，而政府已经没办法处理了。”他说：“而且共产党内部集团斗争也变得非常激烈，这也很相似。”</text:p>
      <text:p text:style-name="P4">
魏京生认为，中国社会即将迎来巨变，而以美国为首的国际社会应当思考如何应对这一变化。他呼吁美国政府通过实施对等原则，以政策工具加大对华施压，采取更实质行动支持中国人民为自由、民主的抗争。他说：“如果美国不能改变中国，那么习近平可能也想改变美国。美国人可能觉得习近平太狂妄了他做不到，但习近平不这么认为。”</text:p>
      <text:p text:style-name="P4">
八九时期的学生领袖李恒青告诉美国的立法者们，习近平通过牺牲经济巩固其个人统治，这已经为社会不满引发抗争埋下了伏笔。他提到去年年底在中国主要城市发生的“白纸运动”，新一代年轻人比当年参与八九民运的学生们更为勇敢，因为他们的诉求不仅是争取民主和自由，还要求中国共产党下台、习近平下台。</text:p>
      <text:p text:style-name="P4">
他认为，美国不应该在制定对华政策上传达错误信息，即美国不谋求改变中共政权。他说，如果中共政权不改变，那么国际社会就不应该期待中国在民主、人权方面做出任何改善，更不可能阻止习近平野心的膨胀。</text:p>
      <text:p text:style-name="P4">
李恒青警告说：“习近平并不只是想要摧毁中国，他在试图摧毁整个世界。”</text:p>
      <text:p text:style-name="P4">
记者：经纬 责编：何平 网编：洪伟</text:p>
      <text:p text:style-name="P4">
Source: <text:a xlink:type="simple" xlink:href="https://www.rfa.org/mandarin/yataibaodao/renquanfazhi/jw-06052023132749.html" text:style-name="Internet_20_link" text:visited-style-name="Visited_20_Internet_20_Link">
https://www.rfa.org/mandarin/yataibaodao/renquanfazhi/jw-06052023132749.html</text:a>
</text:p>
      <!--NEWS-->
      <text:h text:style-name="P10" text:outline-level="1">
<text:span text:style-name="T4">
苏纳克将游说拜登支持英防长就任北约秘书长</text:span>
</text:h>
      <text:p text:style-name="P4">
Author: 联合早报 (Person)</text:p>
      <text:p text:style-name="P4">
Publisher: 联合早报 (Organization)</text:p>
      <text:p text:style-name="P4">
Published Time: 2023-06-05T22:28</text:p>
      <text:p text:style-name="P4">
Modified Time: 2023-06-06T08:50</text:p>
      <text:p text:style-name="P4">
Description: 据英国《每日电讯报》消息，英国首相苏纳克将在6月7日至8日访美期间，游说美国总统拜登支持英国国防部长华莱士出任北约秘书长。另据路透社报道，苏纳克在一次新闻发布会被问及华莱士的候选资...</text:p>
      <text:p text:style-name="P4">
Videos: []</text:p>
      <text:p text:style-name="P4">
Audios: []</text:p>
      <text:p text:style-name="P4">
Images: []</text:p>
      <text:p text:style-name="P4">
Type: NewsArticle</text:p>
      <text:p text:style-name="P4">
Breadcrumbs: ['即时', '国际']</text:p>
      <text:p text:style-name="P4">
Keywords: ['英国', '苏纳克', '北约', '美国', '拜登']</text:p>
      <!--METADATA-->
      <text:p text:style-name="P4">
据英国《每日电讯报》消息，英国首相苏纳克将在 <text:a xlink:type="simple" xlink:href="https://www.zaobao.com/realtime/world/story20230530-1399763" text:style-name="Internet_20_link" text:visited-style-name="Visited_20_Internet_20_Link">
 6月7日至8日访美</text:a>
期间，游说美国总统拜登支持英国国防部长华莱士出任北约秘书长。</text:p>
      <text:p text:style-name="P4">
另据路透社报道，苏纳克在一次新闻发布会被问及华莱士的候选资格时说：“在北约方面，华莱士是一位出色的国防部长”，并指出围绕北约一职的对话“正在领导人之间进行”。</text:p>
      <text:p text:style-name="P4">
“华莱士备受世界各地同僚的钦佩。英国一直是北约的主要贡献者，已经履行了其2%的义务。我们一直是北约行动的领导者，被认为是思想领袖。”</text:p>
      <text:p text:style-name="P4">
北约秘书长斯托尔滕贝格则表明，他无意寻求连任；他的任期将于 <text:a xlink:type="simple" xlink:href="https://www.zaobao.com/realtime/world/story20230212-1362425" text:style-name="Internet_20_link" text:visited-style-name="Visited_20_Internet_20_Link">
 今年10月结束</text:a>
 。</text:p>
      <text:p text:style-name="P4">
华莱士则公开透露了对这一职位感到兴趣，并在5月接受媒体采访时说：“我一直说这会是一份好工作，那是我想要的工作，但我也热爱我现在所做的工作。”</text:p>
      <text:p text:style-name="P4">
北约秘书长由成员国任命，任期通常为四年，其遴选通过成员国之间的非正式外交磋商进行。成员国的北约代表需要为该职位提出候选人，直到就一名候选人达成共识后，才能确定秘书长人选。</text:p>
      <text:p text:style-name="P4">
在遴选过程中，北约前四大经济体——美国、德国、法国和英国对最终结果有决定性的影响力。作为头号军事强国且承担北约会费的美国，在秘书长人选问题上拥有最大的发言权。</text:p>
      <text:p text:style-name="P4">
另据路透社此前报道，丹麦首相弗雷泽里克森表明，自己不在北约秘书长候选人名单中。</text:p>
      <text:p text:style-name="P4">
Source: <text:a xlink:type="simple" xlink:href="https://www.zaobao.com.sg/realtime/world/story20230605-1401526" text:style-name="Internet_20_link" text:visited-style-name="Visited_20_Internet_20_Link">
https://www.zaobao.com.sg/realtime/world/story20230605-1401526</text:a>
</text:p>
      <!--NEWS-->
      <text:h text:style-name="P10" text:outline-level="1">
<text:span text:style-name="T4">
俄罗斯声称在顿涅茨克击退乌军大规模袭击 (Free Version)</text:span>
</text:h>
      <text:p text:style-name="P4">
Authors: ['马克斯•塞登', '罗曼•奥列阿尔奇克']</text:p>
      <text:p text:style-name="P4">
Publisher: 英国《金融时报》</text:p>
      <text:p text:style-name="P4">
Time: 2023-06-05T23:13:41+00:00</text:p>
      <text:p text:style-name="P4">
Published Time: 2023-06-05T12:00:99+08:00</text:p>
      <text:p text:style-name="P4">
Modified Time: 2023-06-05T19:10:99+08:00</text:p>
      <text:p text:style-name="P4">
Description: 俄国防部称，乌军周日出动六个机械化营和两个坦克营发动袭击。基辅方面否认这种说法，称其为“信息战和心理战行动”。</text:p>
      <text:p text:style-name="P4">
Images: ["<text:a xlink:type="simple" xlink:href="https://thumbor.ftacademy.cn/unsafe/picture/7/000183467_piclink.jpg" text:style-name="Internet_20_link" text:visited-style-name="Visited_20_Internet_20_Link">
000183467_pic...</text:a>
"]</text:p>
      <text:p text:style-name="P4">
Themes: ['乌克兰战争', '关注']</text:p>
      <text:p text:style-name="P4">
Keywords: ['乌克兰战争', '乌克兰政治', '新兴市场', '美国就业']</text:p>
      <text:p text:style-name="P4">
Type: Article</text:p>
      <!--METADATA-->
      <text:p text:style-name="P4">
<draw:frame draw:style-name="fr1" draw:name="Image81" text:anchor-type="as-char" svg:width="6.9236in" svg:height="3.895372in" draw:z-index="0">
<draw:image xlink:href="../Images/FT Chinese Free Version/2023-06-05T23-13-41-00-00/000183467_piclink.jpg" xlink:type="simple" xlink:show="embed" xlink:actuate="onLoad" draw:mime-type="image/jpeg"/>
</draw:frame>
</text:p>
      <text:p text:style-name="P4">
俄罗斯军方声称已经击退乌克兰在顿涅茨克(Donetsk)地区发动的一次大规模袭击，尽管尚不清楚这次进攻是否标志着乌克兰展开期待已久的反攻。基辅方面否认俄方的说法，称其为克里姆林宫散布的虚假信息。</text:p>
      <text:p text:style-name="P4">
俄罗斯国防部发言人伊戈尔•科纳申科夫(Igor Konashenkov)在周一早上发布的一段视频中表示，乌克兰在前一天出动六个机械化营和两个坦克营发动袭击。</text:p>
      <text:p text:style-name="P4">
Source: <text:a xlink:type="simple" xlink:href="http://www.ftchinese.com/story/001099866" text:style-name="Internet_20_link" text:visited-style-name="Visited_20_Internet_20_Link">
http://www.ftchinese.com/story/001099866</text:a>
</text:p>
      <!--NEWS-->
      <text:h text:style-name="P10" text:outline-level="1">
<text:span text:style-name="T4">
目前经济形势下基金投资策略 (Free Version)</text:span>
</text:h>
      <text:p text:style-name="P4">
Authors: ['王倩']</text:p>
      <text:p text:style-name="P4">
Publisher: 英国《金融时报》</text:p>
      <text:p text:style-name="P4">
Time: 2023-06-05T23:19:47+00:00</text:p>
      <text:p text:style-name="P4">
Published Time: 2023-06-04T12:00:99+08:00</text:p>
      <text:p text:style-name="P4">
Modified Time: 2023-06-05T02:12:99+08:00</text:p>
      <text:p text:style-name="P4">
Description: 王倩：当前股市、债市仍旧处于徘徊状态，总体的价位程度并不显著高。这适应了为未来选股、选债的目标。中期立于增长，短期立于风险对冲。</text:p>
      <text:p text:style-name="P4">
Images: ["<text:a xlink:type="simple" xlink:href="https://thumbor.ftacademy.cn/unsafe/picture/0/000149420_piclink.jpeg" text:style-name="Internet_20_link" text:visited-style-name="Visited_20_Internet_20_Link">
000149420_pic...</text:a>
"]</text:p>
      <text:p text:style-name="P4">
Themes: ['基金投资', '关注']</text:p>
      <text:p text:style-name="P4">
Keywords: ['基金投资', '投资', '股市', '债市', '量化投资']</text:p>
      <text:p text:style-name="P4">
Type: Article</text:p>
      <!--METADATA-->
      <text:p text:style-name="P4">
<draw:frame draw:style-name="fr1" draw:name="Image82" text:anchor-type="as-char" svg:width="6.9236in" svg:height="4.577419in" draw:z-index="0">
<draw:image xlink:href="../Images/FT Chinese Free Version/2023-06-05T23-19-47-00-00/000149420_piclink.jpeg" xlink:type="simple" xlink:show="embed" xlink:actuate="onLoad" draw:mime-type="image/jpeg"/>
</draw:frame>
</text:p>
      <text:p text:style-name="P4">
几年来，新冠疫情及其为宏观经济带来的负重仍旧未见缓和。虽然各个经济体或多或少的有些回暖与缓冲，但是始终未能成就经济的实质性复苏。这个在全球经济环节中具有普遍性。</text:p>
      <text:p text:style-name="P4">
在这种经济形势下，作为投资领域，如何维持自己的经营与投资，是一个每个人都关注的问题，尤其在资产投资领域。我们在下文中，就从基金的投资策略与风险管理角度，献计献策，看下在目前全球与中国的经济形势下，如何选择与设计基金投资策略与风险管理方案。</text:p>
      <text:p text:style-name="P4">
Source: <text:a xlink:type="simple" xlink:href="http://www.ftchinese.com/story/001099862" text:style-name="Internet_20_link" text:visited-style-name="Visited_20_Internet_20_Link">
http://www.ftchinese.com/story/001099862</text:a>
</text:p>
      <!--NEWS-->
      <text:h text:style-name="P10" text:outline-level="1">
<text:span text:style-name="T4">
东北经济：漫长的季节，何时等到春天？ (Free Version)</text:span>
</text:h>
      <text:p text:style-name="P4">
Authors: ['罗志恒']</text:p>
      <text:p text:style-name="P4">
Publisher: 英国《金融时报》</text:p>
      <text:p text:style-name="P4">
Time: 2023-06-05T23:29:36+00:00</text:p>
      <text:p text:style-name="P4">
Published Time: 2023-06-04T12:00:99+08:00</text:p>
      <text:p text:style-name="P4">
Modified Time: 2023-06-04T20:43:99+08:00</text:p>
      <text:p text:style-name="P4">
Description: 罗志恒、 徐凯舟：从“桦林”看到东北经济、市场、城镇化的困境。要坚持以人为本、产业优先，走出东北全面振兴的道路</text:p>
      <text:p text:style-name="P4">
Images: ["<text:a xlink:type="simple" xlink:href="https://thumbor.ftacademy.cn/unsafe/picture/0/000183470_piclink.jpg" text:style-name="Internet_20_link" text:visited-style-name="Visited_20_Internet_20_Link">
000183470_pic...</text:a>
"]</text:p>
      <text:p text:style-name="P4">
Themes: ['中国经济', '关注']</text:p>
      <text:p text:style-name="P4">
Keywords: ['东北经济', '财政', '漫长的季节', '吉林', '黑龙江', '辽宁', '中国经济']</text:p>
      <text:p text:style-name="P4">
Type: Article</text:p>
      <!--METADATA-->
      <text:p text:style-name="P4">
<draw:frame draw:style-name="fr1" draw:name="Image83" text:anchor-type="as-char" svg:width="6.9236in" svg:height="3.895372in" draw:z-index="0">
<draw:image xlink:href="../Images/FT Chinese Free Version/2023-06-05T23-29-36-00-00/000183470_piclink.jpg" xlink:type="simple" xlink:show="embed" xlink:actuate="onLoad" draw:mime-type="image/jpeg"/>
</draw:frame>
</text:p>
      <text:p text:style-name="P4">
热播电视剧《漫长的季节》广受关注，剧中酣畅淋漓地展现了东北桦林小城的两代人、两个时期的工作与生活场景。不变的是地点，变的是时代、生活方式和人的思维，从厂城合一的过去，到“换了人间”的如今，从过去的青春与荣誉，到当下的迷茫与豁达并存，背后则是数十年来经济社会演变的缩影和结果。</text:p>
      <text:p text:style-name="P4">
这不仅仅是桦林，而要看到整个东北。这片黑色的土地，曾亲历革命战争、工业援建、油田勘探、粮食基地建设等重大事件。但改革开放后，东北发展形势却出现反转，经济放缓、居民南迁、生育不足、改革滞后、创新缺乏多相叠加，转型之路几经坎坷。若将视角拉长至百年，东北正如经历了“闯关东”之元春、“共和国长子”之盛夏，以及近半个世纪以来的萧秋与雪冬。立足当下，区域经济放缓、新兴产业不足、生育低迷、债务瓶颈，已成为东北亟待解决、攸关生存的问题。</text:p>
      <text:p text:style-name="P4">
Source: <text:a xlink:type="simple" xlink:href="http://www.ftchinese.com/story/001099856" text:style-name="Internet_20_link" text:visited-style-name="Visited_20_Internet_20_Link">
http://www.ftchinese.com/story/001099856</text:a>
</text:p>
      <!--NEWS-->
      <text:h text:style-name="P10" text:outline-level="1">
<text:span text:style-name="T4">
恒大物业2022年扭亏为盈 (Free Version)</text:span>
</text:h>
      <text:p text:style-name="P4">
Author: Bingyan Wang</text:p>
      <text:p text:style-name="P4">
Publisher: 华尔街日报中文网</text:p>
      <text:p text:style-name="P4">
Published Time: 2023-06-06T-11:30:00.000Z</text:p>
      <text:p text:style-name="P4">
Modified Time: 2023-06-06T01:30:00.000Z</text:p>
      <text:p text:style-name="P4">
Created Time: 2023-06-06T00:19:00.000Z</text:p>
      <text:p text:style-name="P4">
Description: 恒大物业发布了延期的财报，该公司在2022年扭亏为盈，得益于减值损失降低。</text:p>
      <text:p text:style-name="P4">
Images: []</text:p>
      <text:p text:style-name="P4">
Categories: ['商业']</text:p>
      <text:p text:style-name="P4">
Keywords: SYND</text:p>
      <text:p text:style-name="P4">
Type: Article</text:p>
      <!--METADATA-->
      <text:p text:style-name="P4">
恒大物业集团有限公司(Evergrande Property Services, 6666.HK,简称：恒大物业)发布了延期的财报，该公司在2022年扭亏为盈，得益于减值损失降低。</text:p>
      <text:p text:style-name="P4">
Source: <text:a xlink:type="simple" xlink:href="https://cn.wsj.com/articles/%E6%81%92%E5%A4%A7%E7%89%A9%E4%B8%9A2022%E5%B9%B4%E6%89%AD%E4%BA%8F%E4%B8%BA%E7%9B%88-b350f85" text:style-name="Internet_20_link" text:visited-style-name="Visited_20_Internet_20_Link">
https://cn.wsj.com/articles/%E6%81%92%E5%A4%A7%E7%89%A9%E4%B8%9A2022%E5%B9%B4%E6%89%AD%E4%BA%8F%E4%B8%BA%E7%9B%88-b350f85</text:a>
</text:p>
      <!--NEWS-->
      <text:h text:style-name="P10" text:outline-level="1">
<text:span text:style-name="T4">
美最大报团数百记者罢工</text:span>
</text:h>
      <text:p text:style-name="P4">
Publisher: 法新社</text:p>
      <text:p text:style-name="P4">
Published Time: 2023-06-06T-13:32:09+00:00</text:p>
      <text:p text:style-name="P4">
Modified Time: 2023-06-06T07:20:07+00:00</text:p>
      <text:p text:style-name="P4">
Description: （法新社纽约5日电） 美国最大报纸发行商甘尼特报团的数百名记者今天在全美各地罢工，指责管理层摧毁地方新闻编辑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3.617581in" draw:z-index="0">
<draw:image xlink:href="../Images/rficn/2023-06-06T-13-32-09-00-00/000000.png" xlink:type="simple" xlink:show="embed" xlink:actuate="onLoad" draw:mime-type="image/png"/>
</draw:frame>
</text:p>
      <text:p text:style-name="P4">
NewsGuild-CWA工会在声明中说，罢工将持续一两天，其中涉及甘尼特报团（Gannett）20多个新闻编辑部的员工。</text:p>
      <text:p text:style-name="P4">
NewsGuild-CWA还说，罢工影响超过6个州的出版物，包括加州、德州、佛州、新泽西州和纽约州。</text:p>
      <text:p text:style-name="P4">
甘尼特报团2019年11月被「盖特豪斯媒体」（GateHouse Media）母公司「新媒体投资集团」（New Media InvestmentGroup）以约12亿美元价格收购，在全美拥有200多家日报，包括「今日美国报」（USA Today）、「棕榈滩邮报」（Palm BeachPost）和「亚利桑那共和报」（Arizona Republic）。</text:p>
      <text:p text:style-name="P4">
NewsGuild-CWA表示，自合并以来，新闻编辑部「被掏空，地方新闻报导减少，甘尼特股价下跌近70%」。</text:p>
      <text:p text:style-name="P4">
NewsGuild-CWA指责执行长利德（Mike Reed）「管理不善」，「导致新闻编辑部士气低落，让记者无法取得制作高品质新闻的资源」。</text:p>
      <text:p text:style-name="P4">
NewsGuild-CWA表示，甘尼特去年裁撤近20%的新闻工作岗位，实施无薪假，并暂停公司对退休计画的拨款。</text:p>
      <text:p text:style-name="P4">
NewsGuild-CWA要求股东今天在维吉尼亚州甘尼特总部开会，以通过对利德的不信任投票。</text:p>
      <text:p text:style-name="P4">
甘尼特发言人发布声明说：「即使罢工，我们的一些市场仍不会有任何中断，我们不会停止对忠实读者提供值得信赖的新闻。」</text:p>
      <text:p text:style-name="P4">
发言人还说：「我们的目标是保护新闻业并为全国各地社区服务，我们将继续秉持诚意进行谈判，以敲定合约，为我们宝贵员工提供公平的工资和福利。」</text:p>
      <text:p text:style-name="P4">
Source: <text:a xlink:type="simple" xlink:href="https://www.rfi.fr/cn/%E5%9B%BD%E9%99%85%E6%8A%A5%E9%81%93/20230606-%E7%BE%8E%E6%9C%80%E5%A4%A7%E6%8A%A5%E5%9B%A2%E6%95%B0%E7%99%BE%E8%AE%B0%E8%80%85%E7%BD%A2%E5%B7%A5" text:style-name="Internet_20_link" text:visited-style-name="Visited_20_Internet_20_Link">
https://www.rfi.fr/cn/%E5%9B%BD%E9%99%85%E6%8A%A5%E9%81%93/20230606-%E7%BE%8E%E6%9C%80%E5%A4%A7%E6%8A%A5%E5%9B%A2%E6%95%B0%E7%99%BE%E8%AE%B0%E8%80%85%E7%BD%A2%E5%B7%A5</text:a>
</text:p>
      <!--NEWS-->
      <text:h text:style-name="P10" text:outline-level="1">
<text:span text:style-name="T4">
新加坡赛马将划下句点</text:span>
</text:h>
      <text:p text:style-name="P4">
Publisher: 法新社</text:p>
      <text:p text:style-name="P4">
Published Time: 2023-06-06T-15:32:09+00:00</text:p>
      <text:p text:style-name="P4">
Modified Time: 2023-06-06T07:20:02+00:00</text:p>
      <text:p text:style-name="P4">
Description: （法新社新加坡6日电） 新加坡180多年历史的赛马活动将划下句点，国内唯一赛马场准备关闭，原地归还政府重新开发，兴建公共住宅。</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617581in" draw:z-index="0">
<draw:image xlink:href="../Images/rficn/2023-06-06T-15-32-09-00-00/000000.png" xlink:type="simple" xlink:show="embed" xlink:actuate="onLoad" draw:mime-type="image/png"/>
</draw:frame>
</text:p>
      <text:p text:style-name="P4">
新加坡赛马公会（STC）表示，最后一场赛事，也就是第100届新加坡金杯（Grand Singapore Gold Cup），将于明年10月举行。</text:p>
      <text:p text:style-name="P4">
新加坡赛马公会由一位苏格兰商人和其他赛马爱好者于 1842年创立，目前在克兰吉（Kranji）的赛马场于 2000年开放，取代了旧的武吉知马马场。</text:p>
      <text:p text:style-name="P4">
新加坡赛马公会主席严昌明（Niam Chiang Meng）在新闻稿中说：「很难过政府决定关闭赛马场。」</text:p>
      <text:p text:style-name="P4">
「与此同时，我们了解新加坡的土地需求，包括住房和休闲娱乐等潜在用途。」</text:p>
      <text:p text:style-name="P4">
新加坡赛马公会坦承过去10年进场观看赛马的人数下滑。</text:p>
      <text:p text:style-name="P4">
新加坡赛马公会表示，马主和练马师会获得马匹照料和出口方面的协助。</text:p>
      <text:p text:style-name="P4">
新加坡媒体报导，这座马场约有700匹赛马。</text:p>
      <text:p text:style-name="P4">
这块120公顷的土地将于2027年归还政府，用于开发公共住宅等建案。</text:p>
      <text:p text:style-name="P4">
Source: <text:a xlink:type="simple" xlink:href="https://www.rfi.fr/cn/%E5%9B%BD%E9%99%85%E6%8A%A5%E9%81%93/20230606-%E6%96%B0%E5%8A%A0%E5%9D%A1%E8%B5%9B%E9%A9%AC%E5%B0%86%E5%88%92%E4%B8%8B%E5%8F%A5%E7%82%B9" text:style-name="Internet_20_link" text:visited-style-name="Visited_20_Internet_20_Link">
https://www.rfi.fr/cn/%E5%9B%BD%E9%99%85%E6%8A%A5%E9%81%93/20230606-%E6%96%B0%E5%8A%A0%E5%9D%A1%E8%B5%9B%E9%A9%AC%E5%B0%86%E5%88%92%E4%B8%8B%E5%8F%A5%E7%82%B9</text:a>
</text:p>
      <!--NEWS-->
      <text:h text:style-name="P10" text:outline-level="1">
<text:span text:style-name="T4">
币安涉违反证券法</text:span>
</text:h>
      <text:p text:style-name="P4">
Publisher: 法新社</text:p>
      <text:p text:style-name="P4">
Published Time: 2023-06-06T-17:32:09+00:00</text:p>
      <text:p text:style-name="P4">
Modified Time: 2023-06-06T07:20:04+00:00</text:p>
      <text:p text:style-name="P4">
Description: （法新社纽约5日电） 美国当局今天指控加密货币交易所币安（Binance）违反证券法，构成所谓的「广泛的欺骗网络」，「蓄意逃避法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3.617581in" draw:z-index="0">
<draw:image xlink:href="../Images/rficn/2023-06-06T-17-32-09-00-00/000000.png" xlink:type="simple" xlink:show="embed" xlink:actuate="onLoad" draw:mime-type="image/png"/>
</draw:frame>
</text:p>
      <text:p text:style-name="P4">
美国证券管理委员会（The Securities and Exchange Commission）提起民事诉讼，针对币安和其执行长赵长鹏等提出13项指控。</text:p>
      <text:p text:style-name="P4">
证券管理委员会主席詹斯勒（Gary Gensler）表示：「透过13项指控，我们指控赵长鹏和币安参与广泛的欺骗、利益冲突、缺乏披露和蓄意逃避法律。」</text:p>
      <text:p text:style-name="P4">
詹斯勒还说，赵长鹏和币安在他们的风险管控和交易量方面误导投资人，甚至隐瞒投资人资金和加密资产的托管地点和托管人。</text:p>
      <text:p text:style-name="P4">
币安批评美国证券管理委员会的行动是错误做法，威胁到「美国作为全球金融创新和领导中心的角色」。</text:p>
      <text:p text:style-name="P4">
币安在声明中表示：「数位资产法在世界大部分地区仍未完善，执法监管并不是最佳途径。」</text:p>
      <text:p text:style-name="P4">
「有效的监管框架需要合作、透明和深思熟虑的政策参与，美国证券管理委员会已经放弃了这一道路。」</text:p>
      <text:p text:style-name="P4">
「我们打算大力捍卫我们的平台。」</text:p>
      <text:p text:style-name="P4">
Source: <text:a xlink:type="simple" xlink:href="https://www.rfi.fr/cn/%E5%9B%BD%E9%99%85%E6%8A%A5%E9%81%93/20230606-%E5%B8%81%E5%AE%89%E6%B6%89%E8%BF%9D%E5%8F%8D%E8%AF%81%E5%88%B8%E6%B3%95" text:style-name="Internet_20_link" text:visited-style-name="Visited_20_Internet_20_Link">
https://www.rfi.fr/cn/%E5%9B%BD%E9%99%85%E6%8A%A5%E9%81%93/20230606-%E5%B8%81%E5%AE%89%E6%B6%89%E8%BF%9D%E5%8F%8D%E8%AF%81%E5%88%B8%E6%B3%95</text:a>
</text:p>
      <!--NEWS-->
      <text:h text:style-name="P10" text:outline-level="1">
<text:span text:style-name="T4">
乌克兰控俄国长年支持叛乱分子 将在国际法院正面交锋</text:span>
</text:h>
      <text:p text:style-name="P4">
Publisher: 法新社</text:p>
      <text:p text:style-name="P4">
Published Time: 2023-06-06T-19:32:09+00:00</text:p>
      <text:p text:style-name="P4">
Modified Time: 2023-06-06T07:20:05+00:00</text:p>
      <text:p text:style-name="P4">
Description: （法新社海牙6日电） 乌克兰今天将在联合国国际法院（International Court of Justice）与俄罗斯正面交锋，指控俄国在去年全面入侵乌克兰之前，长年支持亲莫斯科的叛乱分子。</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617581in" draw:z-index="0">
<draw:image xlink:href="../Images/rficn/2023-06-06T-19-32-09-00-00/000000.png" xlink:type="simple" xlink:show="embed" xlink:actuate="onLoad" draw:mime-type="image/png"/>
</draw:frame>
</text:p>
      <text:p text:style-name="P4">
基辅和莫斯科当局委任的律师将在位于荷兰海牙的国际法院法官面前进行言词辩论。此案原由乌克兰在2017年提出，之后乌克兰另针对俄罗斯2022年2月入侵提告，指控莫斯科策划种族灭绝。针对入侵一案，国际法院勒令俄罗斯停止。</text:p>
      <text:p text:style-name="P4">
国际法院在声明中说，乌克兰委任的律师将于当地时间今天上午10时发言，俄罗斯律师则于8日发言。乌克兰6月12日答辩，俄罗斯则于6月14日答辩。</text:p>
      <text:p text:style-name="P4">
Source: <text:a xlink:type="simple" xlink:href="https://www.rfi.fr/cn/%E5%9B%BD%E9%99%85%E6%8A%A5%E9%81%93/20230606-%E4%B9%8C%E5%85%8B%E5%85%B0%E6%8E%A7%E4%BF%84%E5%9B%BD%E9%95%BF%E5%B9%B4%E6%94%AF%E6%8C%81%E5%8F%9B%E4%B9%B1%E5%88%86%E5%AD%90-%E5%B0%86%E5%9C%A8%E5%9B%BD%E9%99%85%E6%B3%95%E9%99%A2%E6%AD%A3%E9%9D%A2%E4%BA%A4%E9%94%8B" text:style-name="Internet_20_link" text:visited-style-name="Visited_20_Internet_20_Link">
https://www.rfi.fr/cn/%E5%9B%BD%E9%99%85%E6%8A%A5%E9%81%93/20230606-%E4%B9%8C%E5%85%8B%E5%85%B0%E6%8E%A7%E4%BF%84%E5%9B%BD%E9%95%BF%E5%B9%B4%E6%94%AF%E6%8C%81%E5%8F%9B%E4%B9%B1%E5%88%86%E5%AD%90-%E5%B0%86%E5%9C%A8%E5%9B%BD%E9%99%85%E6%B3%95%E9%99%A2%E6%AD%A3%E9%9D%A2%E4%BA%A4%E9%94%8B</text:a>
</text:p>
      <!--NEWS-->
      <text:h text:style-name="P10" text:outline-level="1">
<text:span text:style-name="T4">
日股终场收高</text:span>
</text:h>
      <text:p text:style-name="P4">
Publisher: 法新社</text:p>
      <text:p text:style-name="P4">
Published Time: 2023-06-06T-22:32:08+00:00</text:p>
      <text:p text:style-name="P4">
Modified Time: 2023-06-06T07:05:02+00:00</text:p>
      <text:p text:style-name="P4">
Description: （法新社东京6日电） 日本东京股市今天先跌后涨，未随着前一天华尔街股市获利卖压引发的跌势走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8" text:anchor-type="as-char" svg:width="6.9236in" svg:height="3.617581in" draw:z-index="0">
<draw:image xlink:href="../Images/rficn/2023-06-06T-22-32-08-00-00/000000.png" xlink:type="simple" xlink:show="embed" xlink:actuate="onLoad" draw:mime-type="image/png"/>
</draw:frame>
</text:p>
      <text:p text:style-name="P4">
日股基准日经225指数收涨289.35点，或0.90%，来到32506.78点。东证股价指数收涨16.49点或0.74%，来到2236.28点。</text:p>
      <text:p text:style-name="P4">
Source: <text:a xlink:type="simple" xlink:href="https://www.rfi.fr/cn/%E8%B4%A2%E7%BB%8F%E5%BF%AB%E8%AE%AF/20230606-%E6%97%A5%E8%82%A1%E7%BB%88%E5%9C%BA%E6%94%B6%E9%AB%98" text:style-name="Internet_20_link" text:visited-style-name="Visited_20_Internet_20_Link">
https://www.rfi.fr/cn/%E8%B4%A2%E7%BB%8F%E5%BF%AB%E8%AE%AF/20230606-%E6%97%A5%E8%82%A1%E7%BB%88%E5%9C%BA%E6%94%B6%E9%AB%98</text:a>
</text:p>
      <!--NEWS-->
      <text:h text:style-name="P10" text:outline-level="1">
<text:span text:style-name="T4">
防不肖人士藉AI生成不实资讯  欧盟盼网路平台加以标示</text:span>
</text:h>
      <text:p text:style-name="P4">
Publisher: 法新社</text:p>
      <text:p text:style-name="P4">
Published Time: 2023-06-06T-25:02:07+00:00</text:p>
      <text:p text:style-name="P4">
Modified Time: 2023-06-06T06:35:02+00:00</text:p>
      <text:p text:style-name="P4">
Description: （法新社布鲁塞尔5日电） 欧洲联盟执行委员会（European Commission）官员今天表示，执委会希望大型网路平台能够「明确标示」由人工智慧（AI）生成的文字、图像及音档等内容，藉此打击假消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3.617581in" draw:z-index="0">
<draw:image xlink:href="../Images/rficn/2023-06-06T-25-02-07-00-00/000000.png" xlink:type="simple" xlink:show="embed" xlink:actuate="onLoad" draw:mime-type="image/png"/>
</draw:frame>
</text:p>
      <text:p text:style-name="P4">
主管价值和政策透明的欧盟执委会副主席乔霍瓦（VeraJourova）告诉记者，她已要求44家企业及组织签署欧盟的「自律行为守则」，并遵循守则中要求使用这类标签的新「常规」来打击不实资讯。</text:p>
      <text:p text:style-name="P4">
她表示：「将生成式AI结合至旗下服务的签署方，像是微软（Microsoft）的聊天机器人BingChat，以及谷歌（Google）的Bard等，都应打造必要保障措施，以防不肖人士利用这些服务生成不实资讯。」</text:p>
      <text:p text:style-name="P4">
她还表示，旗下服务若有可能被人利用来散播AI生成的不实资讯，企业就应架设技术来鉴别这类内容，并明确标示让使用者一目了然。</text:p>
      <text:p text:style-name="P4">
参与欧盟自律行为守则的除了微软和谷歌，还有影音平台TikTok、谷歌的YouTube以及脸书（Facebook）的母公司Meta。</text:p>
      <text:p text:style-name="P4">
社群平台推特（Twitter）被亿万富豪马斯克（Elon Musk) 收购后已大幅裁员，并于上个月宣布退出欧盟自律行为守则。</text:p>
      <text:p text:style-name="P4">
尽管欧盟这项守则属自愿性质，不过欧盟新的「数位服务法」（Digital Services Act,DSA）8月25日上路后，自律守则中多个打击不实资讯的规定将成为法律义务。</text:p>
      <text:p text:style-name="P4">
Source: <text:a xlink:type="simple" xlink:href="https://www.rfi.fr/cn/%E7%BC%A4%E7%BA%B7%E4%B8%96%E7%95%8C/20230606-%E9%98%B2%E4%B8%8D%E8%82%96%E4%BA%BA%E5%A3%AB%E8%97%89ai%E7%94%9F%E6%88%90%E4%B8%8D%E5%AE%9E%E8%B5%84%E8%AE%AF-%E6%AC%A7%E7%9B%9F%E7%9B%BC%E7%BD%91%E8%B7%AF%E5%B9%B3%E5%8F%B0%E5%8A%A0%E4%BB%A5%E6%A0%87%E7%A4%BA" text:style-name="Internet_20_link" text:visited-style-name="Visited_20_Internet_20_Link">
https://www.rfi.fr/cn/%E7%BC%A4%E7%BA%B7%E4%B8%96%E7%95%8C/20230606-%E9%98%B2%E4%B8%8D%E8%82%96%E4%BA%BA%E5%A3%AB%E8%97%89ai%E7%94%9F%E6%88%90%E4%B8%8D%E5%AE%9E%E8%B5%84%E8%AE%AF-%E6%AC%A7%E7%9B%9F%E7%9B%BC%E7%BD%91%E8%B7%AF%E5%B9%B3%E5%8F%B0%E5%8A%A0%E4%BB%A5%E6%A0%87%E7%A4%BA</text:a>
</text:p>
      <!--NEWS-->
      <text:h text:style-name="P10" text:outline-level="1">
<text:span text:style-name="T4">
研究人员：Twitter未能阻止数十张已知的儿童性虐待图片在其平台上发布 (Free Version)</text:span>
</text:h>
      <text:p text:style-name="P4">
Author: Alexa Corse</text:p>
      <text:p text:style-name="P4">
Publisher: 华尔街日报中文网</text:p>
      <text:p text:style-name="P4">
Published Time: 2023-06-06T00:20:00.000Z</text:p>
      <text:p text:style-name="P4">
Modified Time: 2023-06-06T00:20:00.000Z</text:p>
      <text:p text:style-name="P4">
Created Time: 2023-06-05T22:46:00.000Z</text:p>
      <text:p text:style-name="P4">
Description: 斯坦福大学的研究人员说，最近几个月，Twitter未能阻止数十张已知的儿童性虐待图片被张贴在其平台上，他们说这种情况表明基本执法出现失误。</text:p>
      <text:p text:style-name="P4">
Images: []</text:p>
      <text:p text:style-name="P4">
Categories: ['科技']</text:p>
      <text:p text:style-name="P4">
Keywords: SYND</text:p>
      <text:p text:style-name="P4">
Type: Article</text:p>
      <!--METADATA-->
      <text:p text:style-name="P4">
斯坦福大学(StanfordUniversity)的研究人员说，最近几个月，Twitter未能阻止数十张已知的儿童性虐待图片被张贴在其平台上，他们说这种情况表明基本执法出现失误。</text:p>
      <text:p text:style-name="P4">
Source: <text:a xlink:type="simple" xlink:href="https://cn.wsj.com/articles/%E7%A0%94%E7%A9%B6%E4%BA%BA%E5%91%98-twitter%E6%9C%AA%E8%83%BD%E9%98%BB%E6%AD%A2%E6%95%B0%E5%8D%81%E5%BC%A0%E5%B7%B2%E7%9F%A5%E7%9A%84%E5%84%BF%E7%AB%A5%E6%80%A7%E8%99%90%E5%BE%85%E5%9B%BE%E7%89%87%E5%9C%A8%E5%85%B6%E5%B9%B3%E5%8F%B0%E4%B8%8A%E5%8F%91%E5%B8%83-6800bfb0" text:style-name="Internet_20_link" text:visited-style-name="Visited_20_Internet_20_Link">
https://cn.wsj.com/articles/%E7%A0%94%E7%A9%B6%E4%BA%BA%E5%91%98-twitter%E6%9C%AA%E8%83%BD%E9%98%BB%E6%AD%A2%E6%95%B0%E5%8D%81%E5%BC%A0%E5%B7%B2%E7%9F%A5%E7%9A%84%E5%84%BF%E7%AB%A5%E6%80%A7%E8%99%90%E5%BE%85%E5%9B%BE%E7%89%87%E5%9C%A8%E5%85%B6%E5%B9%B3%E5%8F%B0%E4%B8%8A%E5%8F%91%E5%B8%83-6800bfb0</text:a>
</text:p>
      <!--NEWS-->
      <text:h text:style-name="P10" text:outline-level="1">
<text:span text:style-name="T4">
美国要如何重塑全球经济？ (Free Version)</text:span>
</text:h>
      <text:p text:style-name="P4">
Authors: ['吉迪恩•拉赫曼']</text:p>
      <text:p text:style-name="P4">
Publisher: 英国《金融时报》</text:p>
      <text:p text:style-name="P4">
Time: 2023-06-06T00:34:35+00:00</text:p>
      <text:p text:style-name="P4">
Published Time: 2023-06-05T12:00:99+08:00</text:p>
      <text:p text:style-name="P4">
Modified Time: 2023-06-05T20:30:99+08:00</text:p>
      <text:p text:style-name="P4">
Description: 拉赫曼：拜登政府自认为正在赢得关于建立“新华盛顿共识”的辩论，但美国的一些盟友仍持保留意见。</text:p>
      <text:p text:style-name="P4">
Images: ["<text:a xlink:type="simple" xlink:href="https://thumbor.ftacademy.cn/unsafe/picture/3/000183473_piclink.jpg" text:style-name="Internet_20_link" text:visited-style-name="Visited_20_Internet_20_Link">
000183473_pic...</text:a>
"]</text:p>
      <text:p text:style-name="P4">
Themes: ['观点', '地缘政治', '关注']</text:p>
      <text:p text:style-name="P4">
Keywords: ['地缘政治', '美国经济', '世贸组织', '拜登', '里希·苏纳克', '美国政府', '贸易解读']</text:p>
      <text:p text:style-name="P4">
Type: Article</text:p>
      <!--METADATA-->
      <text:p text:style-name="P4">
<draw:frame draw:style-name="fr1" draw:name="Image90" text:anchor-type="as-char" svg:width="6.9236in" svg:height="3.894525in" draw:z-index="0">
<draw:image xlink:href="../Images/FT Chinese Free Version/2023-06-06T00-34-35-00-00/000183473_piclink.jpg" xlink:type="simple" xlink:show="embed" xlink:actuate="onLoad" draw:mime-type="image/jpeg"/>
</draw:frame>
</text:p>
      <text:p text:style-name="P4">
美国在国际经济学领域的做法发生了一场没有声张的革命。随着新思维浮出水面，它正在重塑全球经济和西方联盟。</text:p>
      <text:p text:style-name="P4">
杰克•沙利文(Jake Sullivan) 4月27日发表的演讲最清楚地阐明了这种思维。沙利文是乔•拜登(JoeBiden)总统的国家安全顾问这一事实本身就是一个线索。与中国之间的战略角力是新思维的核心。</text:p>
      <text:p text:style-name="P4">
Source: <text:a xlink:type="simple" xlink:href="http://www.ftchinese.com/story/001099867" text:style-name="Internet_20_link" text:visited-style-name="Visited_20_Internet_20_Link">
http://www.ftchinese.com/story/001099867</text:a>
</text:p>
      <!--NEWS-->
      <text:h text:style-name="P10" text:outline-level="1">
<text:span text:style-name="T4">
中国出手整治AI诈骗 (Free Version)</text:span>
</text:h>
      <text:p text:style-name="P4">
Author: Shen Lu</text:p>
      <text:p text:style-name="P4">
Publisher: 华尔街日报中文网</text:p>
      <text:p text:style-name="P4">
Published Time: 2023-06-06T00:55:00.000Z</text:p>
      <text:p text:style-name="P4">
Modified Time: 2023-06-06T00:55:00.000Z</text:p>
      <text:p text:style-name="P4">
Created Time: 2023-06-05T06:56:00.000Z</text:p>
      <text:p text:style-name="P4">
Description: 在中国，与AI相关的诈骗案件激增，中国政府随之加大了对AI生成的超现实内容的使用等方面的监管力度。</text:p>
      <text:p text:style-name="P4">
Images: []</text:p>
      <text:p text:style-name="P4">
Categories: ['科技']</text:p>
      <text:p text:style-name="P4">
Keywords: SYND,LINK:EN|WP-WSJ-0000948407</text:p>
      <text:p text:style-name="P4">
Type: Article</text:p>
      <!--METADATA-->
      <text:p text:style-name="P4">
AI在中国人的日常生活中越来越常见，相关诈骗案件也随之激增。</text:p>
      <text:p text:style-name="P4">
Source: <text:a xlink:type="simple" xlink:href="https://cn.wsj.com/articles/ai%E8%AF%88%E9%AA%97%E6%BF%80%E5%A2%9E-%E4%B8%AD%E5%9B%BD%E5%87%BA%E6%89%8B%E6%95%B4%E6%B2%BB-20a2b602" text:style-name="Internet_20_link" text:visited-style-name="Visited_20_Internet_20_Link">
https://cn.wsj.com/articles/ai%E8%AF%88%E9%AA%97%E6%BF%80%E5%A2%9E-%E4%B8%AD%E5%9B%BD%E5%87%BA%E6%89%8B%E6%95%B4%E6%B2%BB-20a2b602</text:a>
</text:p>
      <!--NEWS-->
      <text:h text:style-name="P10" text:outline-level="1">
<text:span text:style-name="T4">
年花费300亿美元的印度铁路系统为何无法阻止惨剧发生</text:span>
</text:h>
      <text:p text:style-name="P4">
Creator: ALEX TRAVELLI</text:p>
      <text:p text:style-name="P4">
Publisher: https://www.facebook.com/nytimeschinese</text:p>
      <text:p text:style-name="P4">
Published Time: 2023-06-06T01:19:00+08:00</text:p>
      <text:p text:style-name="P4">
Description: 印度一直在改善其基础设施，铁路系统是主要受益者，然而用于轨道维护和其他安全措施的经费不断下降。这场导致275人死亡的灾难性事故凸显出这些选择的沉重后果。 Atul Loke for The New York Times 周日，印度三列火车相撞事故现场的工作人员。</text:p>
      <text:p text:style-name="P4">
Images: ["<text:a xlink:type="simple" xlink:href="https://static01.nyt.com/images/2023/06/04/multimedia/04india-rail-01-pqhg/04india-rail-01-pqhg-master1050.jpg" text:style-name="Internet_20_link" text:visited-style-name="Visited_20_Internet_20_Link">
04india-rail-...</text:a>
"]</text:p>
      <text:p text:style-name="P4">
Category: 国际</text:p>
      <text:p text:style-name="P4">
Type: Article</text:p>
      <!--METADATA-->
      <text:p text:style-name="P4">
<draw:frame draw:style-name="fr1" draw:name="Image91" text:anchor-type="as-char" svg:width="6.9236in" svg:height="4.609139in" draw:z-index="0">
<draw:image xlink:href="../Images/cnnytimes/2023-06-06T01-19-00-08-00/04india-rail-01-pqhg-master1050.jpg" xlink:type="simple" xlink:show="embed" xlink:actuate="onLoad" draw:mime-type="image/jpeg"/>
</draw:frame>
</text:p>
      <text:p text:style-name="P4">
在印度，主要工业和政治命运往往与庞大的、相互交织的铁路系统联系在一起，印度将大量公共资源投入新火车，但是对于已在轨道上运行的列车来说，安全保障资金要紧张得多。</text:p>
      <text:p text:style-name="P4">
周日，在印度东部发生了一起造成至少275人死亡的 <text:a xlink:type="simple" xlink:href="https://www.nytimes.com/2023/06/03/world/asia/india-train-crash.html" text:style-name="Internet_20_link" text:visited-style-name="Visited_20_Internet_20_Link">
 惨重火车事故</text:a>
之后，这些决定成为了突出的问题，这是该国多年来最严重的铁路事故。调查人员表示，他们的侧重点放在信号故障导致周五三列火车相撞的可能性上。</text:p>
      <text:p text:style-name="P4">
当局称，事故发生时，一列以每小时128公里的速度向南驶向金奈市的客运列车 <text:a xlink:type="simple" xlink:href="https://www.nytimes.com/interactive/2023/06/04/world/asia/india-train-crash-cause.html" text:style-name="Internet_20_link" text:visited-style-name="Visited_20_Internet_20_Link">
 转向错误的轨道，撞上了一列静止的货车</text:a>
 。事故还造成1100多人受伤。第一列火车脱轨的车厢随后撞上了向它驶来的第二列客运列车， <text:a xlink:type="simple" xlink:href="https://www.nytimes.com/2023/06/04/world/asia/india-train-crash.html" text:style-name="Internet_20_link" text:visited-style-name="Visited_20_Internet_20_Link">
 造成惨不忍睹的情景</text:a>
 。</text:p>
      <text:p text:style-name="P4">
过去几年里，印度一直在以前所未有的方式改善长期处于破败状态的基础设施，而在世界第五大经济体占据核心地位的印度铁路一直是主要受益者。  上一财政年度，政府在铁路系统上花费了近300亿美元，比前一年增加了15%。</text:p>
      <text:p text:style-name="P4">
广告</text:p>
      <text:p text:style-name="P4">
但用于基本轨道维护和其他安全措施的费用却一直在下降。印度审计署（一个独立机构）去年的 <text:a xlink:type="simple" xlink:href="https://cag.gov.in/webroot/uploads/download_audit_report/2022/Report-No.-22-of-2022_Railway_English_DSC-063a2dda55f3ce6.38649271.pdf" text:style-name="Internet_20_link" text:visited-style-name="Visited_20_Internet_20_Link">
 报告</text:a>
发现，分配给线路养护维修工作的资金减少了，官员们甚至没有花完预留的全部资金。</text:p>
      <text:p text:style-name="P4">
印度每天有超过2000万乘客乘坐铁路，其中许多是外来务工人员，政治人士在铁路系统上投入大量资金是不会错的，总理纳伦德拉·莫迪正是这么做的，而且不惜大张旗鼓。今年，印度铁路——世界上最大的铁路系统之一——得到的预算是他上任时的五倍。</text:p>
      <text:p text:style-name="P4">
但莫迪的大部分举措都不是针对列车从一处顺利运行到另一处所需的基本步骤，而是为了提高速度和舒适度。他经常称赞连接大城市、票价更高的新型VandeBharat电动列车，还将一个采用日本新干线技术建造的高速铁路项目列为优先，尽管它对改善印度普通乘客的生活毫无帮助。</text:p>
      <text:p text:style-name="P4">
印度政府称，这项投资是为了有助于将乘坐印度铁路的体验提升到世界级水平，并吸引海外投资。</text:p>
      <text:p text:style-name="P4">
</text:p>
      <text:p text:style-name="P4">
4月，孟买贾特拉帕蒂·希瓦吉火车站的乘客。印度每天有超过2000万人乘坐铁路。  Atul Loke for The New York Times</text:p>
      <text:p text:style-name="P4">
然而，根据最近公布的预算，用于改善印度逾1.3万列老旧列车安全的项目支出在总支出中所占的比例一直在下降，甚至连绝对值也在下降。</text:p>
      <text:p text:style-name="P4">
新德里政策研究中心高级研究员帕塔·穆霍帕迪耶特别提到了一个需求。“信号功能可能需要更多的关注，”他说。“从战略上讲，信号是一种软能力的补充，随着我们转向速度更高的列车，信号将变得更加重要。”</text:p>
      <text:p text:style-name="P4">
广告</text:p>
      <text:p text:style-name="P4">
尽管周五的撞车事故伤亡惨重，印度的铁路旅行仍然比以往任何时候都要安全得多。</text:p>
      <text:p text:style-name="P4">
在这个国家，脱轨事故一度相当频繁，从1980年到世纪之交，平均每年发生475起。根据铁路官员在世界灾害管理大会上提交的 <text:a xlink:type="simple" xlink:href="https://books.google.co.kr/books" text:style-name="Internet_20_link" text:visited-style-name="Visited_20_Internet_20_Link">
 文件</text:a>
，在2021年之前的十年里，这一数字下降到仅50多起。</text:p>
      <text:p text:style-name="P4">
印度的铁路安全也得到更为广泛的改善，严重事故的数量稳步下降：从20年前的每年300多起降至2020财年的22起。到2020年，印度已经连续两年没有乘客死于铁路事故，这是莫迪政府欢庆的一个里程碑。直到2017年，印度每年都有100多名乘客遇难。</text:p>
      <text:p text:style-name="P4">
在莫迪的领导下，印度一直在大举支出，印度财政部和世界银行希望私营企业能跟进政府的做法，向经济注入更多资金。世界银行在4月的一份报告中指出，印度政府在实现长期目标方面的支出“相对于疫情前的水平有所增加”。包括铁路在内的交通运输在该支出的激增中扮演重要角色。</text:p>
      <text:p text:style-name="P4">
“在21世纪，为了国家的快速发展，铁路的增长和改革至关重要，”去年， <text:a xlink:type="simple" xlink:href="https://www.business-standard.com/article/current-affairs/centre-transforming-railway-infra-by-making-record-investment-pm-modi-122123000829_1.html" text:style-name="Internet_20_link" text:visited-style-name="Visited_20_Internet_20_Link">
 莫迪在一条铁路线的落成典礼上说 </text:a>
 。“一场全国范围的铁路改造运动正在进行中。”</text:p>
      <text:p text:style-name="P4">
世界银行负责印度的主管奥古斯特·塔诺·夸梅表示，配电、新建高速公路和铁路方面的高额公共支出将“吸引”追求长期收益的企业增加支出。</text:p>
      <text:p text:style-name="P4">
广告</text:p>
      <text:p text:style-name="P4">
三个月前，为推广本土的安全技术，印度铁道部长阿什维尼·瓦伊什瑙 <text:a xlink:type="simple" xlink:href="https://www.youtube.com/watch" text:style-name="Internet_20_link" text:visited-style-name="Visited_20_Internet_20_Link">
 播放了这样一段视频</text:a>
——他自己和铁路局主席坐在两列即将相撞的火车上。这是为了展示名为“卡瓦奇”，意为“铠甲”的新系统。</text:p>
      <text:p text:style-name="P4">
两列火车在一条轨道上快速相向而行。相距400米时，新系统自动实施刹车。</text:p>
      <text:p text:style-name="P4">
但卡瓦奇系统只安装在印度的一小部分火车上，在约合6.4万公里的铁路总里程中，仅覆盖了1448公里左右。周五发生撞车事故的列车并没有使用该系统，反对派政治人物、前铁道部长马马塔·班纳吉抓住了这一点。</text:p>
      <text:p text:style-name="P4">
“如果火车上有这个装置，就不会发生这种事，”她告诉记者。</text:p>
      <text:p text:style-name="P4">
铁道部长瓦伊什瑙——一些人已经要求他辞职——驳斥了这一看法。</text:p>
      <text:p text:style-name="P4">
“这起事故与防撞系统无关，”他说。</text:p>
      <text:p text:style-name="P4">
Source: <text:a xlink:type="simple" xlink:href="https://cn.nytimes.com/world/20230606/india-rail-money-safety/" text:style-name="Internet_20_link" text:visited-style-name="Visited_20_Internet_20_Link">
https://cn.nytimes.com/world/20230606/india-rail-money-safety/</text:a>
</text:p>
      <!--NEWS-->
      <text:h text:style-name="P10" text:outline-level="1">
<text:span text:style-name="T4">
字节跳动一前高管指称中共曾访问TikTok香港用户数据 (Free Version)</text:span>
</text:h>
      <text:p text:style-name="P4">
Author: Georgia Wells</text:p>
      <text:p text:style-name="P4">
Publisher: 华尔街日报中文网</text:p>
      <text:p text:style-name="P4">
Published Time: 2023-06-06T01:30:00.000Z</text:p>
      <text:p text:style-name="P4">
Modified Time: 2023-06-06T01:30:00.000Z</text:p>
      <text:p text:style-name="P4">
Created Time: 2023-06-06T00:11:00.000Z</text:p>
      <text:p text:style-name="P4">
Description: TikTok母公司字节跳动的一名前高管指称，公司中共党委在2018年访问了TikTok香港用户数据。该公司否认了这一说法。</text:p>
      <text:p text:style-name="P4">
Images: []</text:p>
      <text:p text:style-name="P4">
Categories: ['商业']</text:p>
      <text:p text:style-name="P4">
Keywords: SYND,LINK:EN|WP-WSJ-0000954236</text:p>
      <text:p text:style-name="P4">
Type: Article</text:p>
      <!--METADATA-->
      <text:p text:style-name="P4">
视频分享应用TikTok母公司字节跳动(Bytedance)的一名前高管在一份法律文件中指称，一个由中共党员组成的委员会于2018年访问了TikTok香港用户数据。该公司否认了这一说法。</text:p>
      <text:p text:style-name="P4">
Source: <text:a xlink:type="simple" xlink:href="https://cn.wsj.com/articles/%E5%AD%97%E8%8A%82%E8%B7%B3%E5%8A%A8%E4%B8%80%E5%89%8D%E9%AB%98%E7%AE%A1%E6%8C%87%E7%A7%B0%E4%B8%AD%E5%85%B1%E6%9B%BE%E8%AE%BF%E9%97%AEtiktok%E9%A6%99%E6%B8%AF%E7%94%A8%E6%88%B7%E6%95%B0%E6%8D%AE-1896239d" text:style-name="Internet_20_link" text:visited-style-name="Visited_20_Internet_20_Link">
https://cn.wsj.com/articles/%E5%AD%97%E8%8A%82%E8%B7%B3%E5%8A%A8%E4%B8%80%E5%89%8D%E9%AB%98%E7%AE%A1%E6%8C%87%E7%A7%B0%E4%B8%AD%E5%85%B1%E6%9B%BE%E8%AE%BF%E9%97%AEtiktok%E9%A6%99%E6%B8%AF%E7%94%A8%E6%88%B7%E6%95%B0%E6%8D%AE-1896239d</text:a>
</text:p>
      <!--NEWS-->
      <text:h text:style-name="P10" text:outline-level="1">
<text:span text:style-name="T4">
美中接触如何改变我的人生 (Free Version)</text:span>
</text:h>
      <text:p text:style-name="P4">
Author: Lingling Wei</text:p>
      <text:p text:style-name="P4">
Publisher: 华尔街日报中文网</text:p>
      <text:p text:style-name="P4">
Published Time: 2023-06-06T01:40:00.000Z</text:p>
      <text:p text:style-name="P4">
Modified Time: 2023-06-06T01:40:00.000Z</text:p>
      <text:p text:style-name="P4">
Created Time: 2023-06-05T22:42:00.000Z</text:p>
      <text:p text:style-name="P4">
Description: 对于出生在中国的《华尔街日报》记者魏玲灵来说，美国与中国在20世纪90年代开始的相互接触改变了她的人生轨迹，让她有机会想象更好的未来。</text:p>
      <text:p text:style-name="P4">
Images: []</text:p>
      <text:p text:style-name="P4">
Categories: ['派', '生活']</text:p>
      <text:p text:style-name="P4">
Keywords: SYND,LINK:EN|WP-WSJ-0000923924</text:p>
      <text:p text:style-name="P4">
Type: Article</text:p>
      <!--METADATA-->
      <text:p text:style-name="P4">
一些学者曾用“Chimerica”（中美国）一词描述中国与美国的合作，那是一种拥抱共生的状态，而在过去十年里，两国关系已经走向了令人不安的相互排斥。现在，华盛顿两党达成了一种共识，即深化与中国经济关系的长期战略已经失败。而中国领导层也日益将美国视为存亡威胁。在这两个国家，任何人若主张采取较为缓和的路线，都会被视为政治上的天真或受到更糟糕的批评。</text:p>
      <text:p text:style-name="P4">
Source: <text:a xlink:type="simple" xlink:href="https://cn.wsj.com/articles/%E7%BE%8E%E4%B8%AD%E6%8E%A5%E8%A7%A6%E5%A6%82%E4%BD%95%E6%94%B9%E5%8F%98%E6%88%91%E7%9A%84%E4%BA%BA%E7%94%9F-1ee9695" text:style-name="Internet_20_link" text:visited-style-name="Visited_20_Internet_20_Link">
https://cn.wsj.com/articles/%E7%BE%8E%E4%B8%AD%E6%8E%A5%E8%A7%A6%E5%A6%82%E4%BD%95%E6%94%B9%E5%8F%98%E6%88%91%E7%9A%84%E4%BA%BA%E7%94%9F-1ee9695</text:a>
</text:p>
      <!--NEWS-->
      <text:h text:style-name="P10" text:outline-level="1">
<text:span text:style-name="T4">
美中高層外交官北京會晤 時機敏感惹議</text:span>
</text:h>
      <text:p text:style-name="P4">
Author: None (Language: zh)</text:p>
      <text:p text:style-name="P4">
Publisher: None</text:p>
      <text:p text:style-name="P4">
Time: 2023-06-06T01:47:00Z</text:p>
      <text:p text:style-name="P4">
Description: 六四紀念日期間，美國一批高級外交官員抵達北京，並於這週一會晤中國官員，遭民運人士批為「在傷口上撒鹽」。此行被視為是美方試圖緩和雙邊關係的另一舉措，雙方談了什麼？</text:p>
      <text:p text:style-name="P4">
Videos: []</text:p>
      <text:p text:style-name="P4">
Images: []</text:p>
      <text:p text:style-name="P4">
Subject: 时政风云</text:p>
      <text:p text:style-name="P4">
Subjects: ['专题报道：习近平访美', '六四事件', '专题报道：六四30周年', '南希·佩洛西']</text:p>
      <text:p text:style-name="P4">
Keywords: ['中美关系', '六四', '高层互动', '台湾问题', '南海争端']</text:p>
      <text:p text:style-name="P4">
ID: 65833273</text:p>
      <!--METADATA-->
      <text:p text:style-name="P4">
<text:a xlink:type="simple" xlink:href="https://www.dw.com/zh/overlay/image/article/65833273/65833591" text:style-name="Internet_20_link" text:visited-style-name="Visited_20_Internet_20_Link">
 </text:a>
</text:p>
      <text:p text:style-name="P4">
此行被視為在試圖緩解美中關係，為更高層的官員互動鋪路。</text:p>
      <text:p text:style-name="P4">
（德國之聲中文網）美國國務院發表聲明，亞太事務助理國務卿康達（DanielKritenbrink）日前率團出訪中國，週一（6月5日）與中國官員舉行了「坦誠而富有成效」的會談。此前，此行因 <text:a xlink:type="simple" xlink:href="https://www.dw.com/zh/zh/六四香港六千警防街頭悼念-多人被帶走/a-65820016" text:style-name="Internet_20_link" text:visited-style-name="Visited_20_Internet_20_Link">
恰逢北京1989年天安門事件的周年紀念日 </text:a>
，遭外界批評時機不當。</text:p>
      <text:p text:style-name="P4">
隨同康達訪中的美國官員，還有白宮國安會中國與台灣事務資深主任貝莎蘭（Sarah Beran）。兩人同美國駐中國大使伯恩斯（NicholasBurns）一起在北京會見了中國外交部常務副部長馬朝旭和北美大洋洲司司長楊濤。</text:p>
      <text:p text:style-name="P4">
</text:p>
      <text:p text:style-name="P4">
康達資料照片。</text:p>
      <text:p text:style-name="P4">
美方聲明指出，雙方進行了坦誠且富有成效的討論，就中美關係、兩岸問題、溝通渠道等議題交換意見，作為美中保持開放溝通管道與鞏固兩國近期高層外交努力的一部分。</text:p>
      <text:p text:style-name="P4">
同時美國官員已向中方明確表達：「美國將積極競爭並堅守美國的利益和價值觀。」</text:p>
      <text:p text:style-name="P4">
中國外交部週二（6日）則發表聲明，雙方按照兩國元首去年11月在巴厘島會晤達成共識之下，「推動改善中美關係、妥善管控分歧」，同意繼續保持溝通；中方也就台灣等重大原則問題「闡明嚴正立場」。</text:p>
      <text:h text:style-name="P12" text:outline-level="3">
<text:span text:style-name="T4">
出訪時機惹議</text:span>
</text:h>
      <text:p text:style-name="P4">
康達4日抵達中國時， <text:a xlink:type="simple" xlink:href="https://www.dw.com/zh/zh/六四34周年天安门母亲重申三项诉求/a-65820830" text:style-name="Internet_20_link" text:visited-style-name="Visited_20_Internet_20_Link">
 正值1989年北京天安門事件34週年</text:a>
。流亡的前天安門學運領袖、現為美國公民的周鋒鎖告訴路透社，他對此次美官員訪中的時機點感到「憤怒」，可視為一種「背叛」。</text:p>
      <text:p text:style-name="P4">
「這無疑在我們的傷口上撒了一把鹽。」周鋒鎖說：「選擇在這樣一個日期會面，只能是中國共產黨的戰略舉措，而美國國務院在未提及天安門的情況下就照著做了。」</text:p>
      <text:p text:style-name="P4">
</text:p>
      <text:p text:style-name="P4">
康達此行正值六四紀念週年期間，引發民運人士不滿。圖為6月4日當天，港警逮捕舉花悼念的民眾。</text:p>
      <text:p text:style-name="P4">
面對相關批評，美國白宮國家安全發言人柯比（JohnKirby）5日表示，有關刻意挑選在6月4日訪中的言論是「無中生有」，強調此行規劃已久，而這就是行程安排後的結果。</text:p>
      <text:h text:style-name="P12" text:outline-level="3">
<text:span text:style-name="T4">
中美關係依然緊張</text:span>
</text:h>
      <text:p text:style-name="P4">
康達出訪中國的前一週，中國才拒絕安排其國防部長李尚福與美國國防部長奧斯汀（Lloyd Austin），在新加坡香格里拉對話會進行場邊會晤。</text:p>
      <text:p text:style-name="P4">
近日，美國與加拿大軍艦於台海執行聯合任務期間， <text:a xlink:type="simple" xlink:href="https://www.dw.com/zh/zh/美中軍艦險相撞-白宮中國侵略性日增恐致傷亡/a-65823182" text:style-name="Internet_20_link" text:visited-style-name="Visited_20_Internet_20_Link">
 一艘中國軍艦一度與美軍飛彈驅逐艦相距不到150碼（約137公尺），險些相撞</text:a>
。白宮6日表示，中共解放軍完全沒有必要如此挑釁，且這些不安全與不專業的攔截行動可能導致誤解與誤判、造成傷亡。</text:p>
      <text:p text:style-name="P4">
路透社指出，拜登政府一直期盼能與中國維持溝通管道暢通，並加強與中國的接觸，因為兩國關係在2月「間諜氣球事件」之後惡化，並在台灣問題、南海區域軍事活動上發生爭端。康達此行被視為是在避免中美衝突升高，也盼能為更高層的官員接觸鋪路。</text:p>
      <text:p text:style-name="P4">
英國《金融時報》2日也報導，美國中央情報局局長伯恩斯（William Burns）5月曾秘訪中國，試圖緩和雙邊關係。</text:p>
      <text:h text:style-name="P12" text:outline-level="3">
<text:span text:style-name="T4">
中美军舰相遇台湾海峡</text:span>
</text:h>
      <text:p text:style-name="P4">
（綜合報導）</text:p>
      <text:p text:style-name="P4">
Source: <text:a xlink:type="simple" xlink:href="https://www.dw.com/zh/美中高層外交官北京會晤-時機敏感惹議/a-65833273" text:style-name="Internet_20_link" text:visited-style-name="Visited_20_Internet_20_Link">
https://www.dw.com/zh/美中高層外交官北京會晤-時機敏感惹議/a-65833273?maca=chi-rss-chi-all-1127-rdf</text:a>
</text:p>
      <!--NEWS-->
      <text:h text:style-name="P10" text:outline-level="1">
<text:span text:style-name="T4">
升国旗、唱国歌、军事训练：俄罗斯加强军事和爱国教育</text:span>
</text:h>
      <text:p text:style-name="P4">
Creator: NEIL MACFARQUHAR,MILANA MAZAEVA</text:p>
      <text:p text:style-name="P4">
Publisher: https://www.facebook.com/nytimeschinese</text:p>
      <text:p text:style-name="P4">
Published Time: 2023-06-06T02:19:28+08:00</text:p>
      <text:p text:style-name="P4">
Description: 改编ABC字母歌赞美军队，数学课以“狙击手”为主题……俄罗斯正进一步扩大社会军事化运动，在公立学校强化军事爱国内容，希望让公众尤其是年轻人支持其战争行为。 Nanna Heitmann for The New York Times 小学生参观“胜利博物馆”，该博物馆是为了纪念俄罗斯在第二次世界大战中对纳粹德国的胜利而建。</text:p>
      <text:p text:style-name="P4">
Images: ["<text:a xlink:type="simple" xlink:href="https://static01.nyt.com/images/2023/06/03/multimedia/03russia-education-01-kbfh/03russia-education-01-kbfh-master1050-v2.jpg" text:style-name="Internet_20_link" text:visited-style-name="Visited_20_Internet_20_Link">
03russia-educ...</text:a>
"]</text:p>
      <text:p text:style-name="P4">
Category: 国际</text:p>
      <text:p text:style-name="P4">
Type: Article</text:p>
      <!--METADATA-->
      <text:p text:style-name="P4">
<draw:frame draw:style-name="fr1" draw:name="Image96" text:anchor-type="as-char" svg:width="6.9236in" svg:height="4.945429in" draw:z-index="0">
<draw:image xlink:href="../Images/cnnytimes/2023-06-06T02-19-28-08-00/03russia-education-01-kbfh-master1050-v2.jpg" xlink:type="simple" xlink:show="embed" xlink:actuate="onLoad" draw:mime-type="image/jpeg"/>
</draw:frame>
</text:p>
      <text:p text:style-name="P4">
在俄罗斯远东地区，  新版ABC字母歌是这样开头的：“A是军队(army)，B是兄弟情(brotherhood)。”并在每个 <text:a xlink:type="simple" xlink:href="https://azbuka2023.ru/" text:style-name="Internet_20_link" text:visited-style-name="Visited_20_Internet_20_Link">
 字母</text:a>
 之间插入一个响亮的口号，例如“爱你的军队”。</text:p>
      <text:p text:style-name="P4">
在南部城市马格尼托哥尔斯克举行的游泳比赛中，青少年身着 <text:a xlink:type="simple" xlink:href="https://74.ru/text/gorod/2023/02/16/72064739/" text:style-name="Internet_20_link" text:visited-style-name="Visited_20_Internet_20_Link">
 迷彩服</text:a>
 潜入泳池，而其他参赛者则背着卡拉什尼科夫冲锋枪。</text:p>
      <text:p text:style-name="P4">
在俄罗斯中部一所小学，数学课的主题是“狙击手”， <text:a xlink:type="simple" xlink:href="https://vk.com/wall-194931346_1336" text:style-name="Internet_20_link" text:visited-style-name="Visited_20_Internet_20_Link">
 黑板 </text:a>
上绘制了靶子，用纸星星代表弹孔的数量。</text:p>
      <text:p text:style-name="P4">
随着乌克兰战争进入第16个月，俄罗斯各地的教育项目充斥着围绕军事主题和爱国主义的课程和课外活动。</text:p>
      <text:p text:style-name="P4">
广告</text:p>
      <text:p text:style-name="P4">
这些做法是克里姆林宫扩大俄罗斯社会军事化运动的一部分，目的是培养后代敬畏军队，并进一步巩固总统普京的说法——他上个月在一个仪式上 <text:a xlink:type="simple" xlink:href="https://www.politico.eu/article/russia-downbeat-vladimir-putin-slams-at-low-key-victory-day-parade-celebrations-moscow-kremlin-ukraine-war/" text:style-name="Internet_20_link" text:visited-style-name="Visited_20_Internet_20_Link">
 郑重地</text:a>
宣称“一场真正的战争再次在我们的祖国发动”。</text:p>
      <text:p text:style-name="P4">
教育灌输的号角基本上始于俄罗斯2014年吞并克里米亚，但对乌克兰的全面入侵加速了进程。教育和科学部源源不断地发布材料，包括按部就班的课程计划和真实示例——比如一段学生音乐会的视频，用诗歌、舞蹈和戏剧来解释俄罗斯对外情报工作的历史。</text:p>
      <text:p text:style-name="P4">
“它包括从幼儿园到大学的所有年级，”正在自愿流亡中的独立俄罗斯工会“教师联盟”的负责人丹尼尔·肯说。“他们试图让所有这些孩子、所有学生直接参与对这场战争的支持。”</text:p>
      <text:p text:style-name="P4">
</text:p>
      <text:p text:style-name="P4">
俄罗斯少先队成员5月在莫斯科红场参加由俄罗斯共产党组织的入队仪式。  Maxim Shipenkov/EPA, via Shutterstock</text:p>
      <text:p text:style-name="P4">
多年来，俄罗斯领导人一直试图让其公民接受莫斯科的领导，其方法包括禁止学校涉及政治。现在，克里姆林宫希望说服公众积极支持战争努力，对于年轻男性来说则应该去参战。</text:p>
      <text:p text:style-name="P4">
然而，它也希望避免煽动过于猛烈的爱国火焰，以免促使俄罗斯人开始质疑战争的目的。就像普京克制征兵次数以避免激起反战情绪一样，克里姆林宫也给父母留下了一些回旋余地，让他们可以不用上宣传课。</text:p>
      <text:p text:style-name="P4">
在这方面，他们可能希望避免苏联时代出现的脱节，当时教育系统将这个国家描绘成共产主义的富足之地，但即便普通俄罗斯人也可以看到货架上空空如也。</text:p>
      <text:p text:style-name="P4">
广告</text:p>
      <text:p text:style-name="P4">
“他们想要热情，但他们意识到，如果他们太过用力，可能会激起有组织的反对，”研究公众对战争反应的社会人类学家亚历山德拉·阿尔希波娃说。“他们不希望人们抗议。”</text:p>
      <text:p text:style-name="P4">
过去一个月对社会学家、教育工作者、家长和学生的采访，以及对学校和当地新闻媒体在网上发布的大量材料的审查，显示了政府在全面努力对俄罗斯所有4万所公立学校加强军事爱国内容。</text:p>
      <text:p text:style-name="P4">
这一行动的基石是去年9月启动的名为“重要谈话”的计划。每周一早上8点，学校应举行集会，在奏响国歌的同时升起俄罗斯国旗，然后就俄罗斯历史上的重要里程碑等话题召开一小时的课堂讨论。</text:p>
      <text:p text:style-name="P4">
教育部长谢尔盖·克拉夫佐夫没有回答书面问题。去年秋天该计划推出时，他 <text:a xlink:type="simple" xlink:href="https://tass.ru/obschestvo/15595487" text:style-name="Internet_20_link" text:visited-style-name="Visited_20_Internet_20_Link">
 告诉 </text:a>
官方媒体塔斯社，“我们希望当代学童在完全不同的传统中成长，为自己的祖国感到自豪。”官方 <text:a xlink:type="simple" xlink:href="https://web.telegram.org/a/#-1642068919" text:style-name="Internet_20_link" text:visited-style-name="Visited_20_Internet_20_Link">
 Telegram频道</text:a>
 和 <text:a xlink:type="simple" xlink:href="https://razgovor.edsoo.ru/" text:style-name="Internet_20_link" text:visited-style-name="Visited_20_Internet_20_Link">
 网站</text:a>
 都为课堂传播材料。</text:p>
      <text:p text:style-name="P4">
“勇气教育”或“我们中间的英雄”等课程为“重要谈话”提供补充。这些课程鼓励学生们写诗赞美祖国和俄罗斯士兵的战绩  。无数视频显示小学生 <text:a xlink:type="simple" xlink:href="https://t.me/nenorma_project/294" text:style-name="Internet_20_link" text:visited-style-name="Visited_20_Internet_20_Link">
 背诵</text:a>
 诸如“所有骗子都逃离俄罗斯；他们都应该住到西方去；他们是歹徒，鸡奸  犯。”</text:p>
      <text:p text:style-name="P4">
</text:p>
      <text:p text:style-name="P4">
2021年，俄罗斯总统普京在莫斯科会见了教育部长谢尔盖·克拉夫佐夫。照片来自官方媒体。  Sputnik/via Reuters</text:p>
      <text:p text:style-name="P4">
课程非常依赖从过去的一些战争中取材，特别是苏联成功击败纳粹德国。基于那个时代的建议有时看起来非常过时，比如鼓励学生为部队织袜子。</text:p>
      <text:p text:style-name="P4">
课堂上频频出现退伍军人，他们在课上  详细介绍自己的经历。4月下旬，在莫斯科附近的一个小城市德米特罗夫，三名 <text:a xlink:type="simple" xlink:href="https://vk.com/video/@dmitrovtv" text:style-name="Internet_20_link" text:visited-style-name="Visited_20_Internet_20_Link">
 士兵</text:a>
向一屋子10至15岁的学生讲话，其中一些学生挥舞着小小的俄罗斯国旗。该会议的一段视频显示一名士兵谈论想要保护他的祖国免受“法西斯污秽”的侵害。</text:p>
      <text:p text:style-name="P4">
广告</text:p>
      <text:p text:style-name="P4">
然而，总的来说没有使用单一的宣传机器，因为“重要谈话”的具体操作在很大程度上交给了当地学校领导来决定。</text:p>
      <text:p text:style-name="P4">
一些教师采取强硬的意识形态方法。Doxa新闻媒体发布的一段视频显示，一位老师要求学生在唱一首名为《我是俄罗斯人》的流行歌曲时挥舞拳头。老师咆哮道：“力量应该指向天空，指向北约。”</text:p>
      <text:p text:style-name="P4">
而有的老师甚至不提战争，尤其是在莫斯科这样的地方，那里的许多父母不赞成对孩子灌输思想的做法。</text:p>
      <text:p text:style-name="P4">
莫斯科一所精英高中的前学生心理学家尤里·拉普辛在接受采访时说，在研究一篇论文时，他发现了一些对该项目的独特诠释。例如，一位数学老师告诉学生，世界上最重要的对话是关于代数的，所以他的那堂课专门讲代数。在一个以“祖国”(fatherland)概念为中心的主题日，一位生物老师讲授了鲑鱼在当初它们孵化的河流中产卵的现象。</text:p>
      <text:p text:style-name="P4">
即使有战争课堂，有时也会难以展开。在圣彼得堡的一所理工学院，有一次校会请来两名士兵，学生基本上是在嘲笑他们。根据校会的录音，学生们质疑为什么在另一个国家打仗意味着他们在保卫俄罗斯，以及上帝会如何看待谋杀他人。当地报道称，校领导因这些问题斥责了至少五名学生。</text:p>
      <text:p text:style-name="P4">
去年秋天，17岁的高三学生萨莎·博伊琴科在符拉迪沃斯托克参加了四次“重要谈话”课程，后来她和家人离开了俄罗斯。她回忆说，百无聊赖的学生们嘲笑这些历史展览。她在接受采访时说：“下课后，我们都在想，我们到底为什么要来。”</text:p>
      <text:p text:style-name="P4">
在俄罗斯当了10年历史教师的亚历山大·康德拉舍夫说，他正在等待今年秋天的教科书修订版。 <text:a xlink:type="simple" xlink:href="https://en.zona.media/article/2022/04/23/kyiv_erased" text:style-name="Internet_20_link" text:visited-style-name="Visited_20_Internet_20_Link">
 Mediazona</text:a>
新闻组织获得的一份早期副本发现了一个根本性的变化；所有提到乌克兰首都基辅是俄罗斯成为基督教国家  的起点的内容都被删除了。</text:p>
      <text:p text:style-name="P4">
</text:p>
      <text:p text:style-name="P4">
5月，在克里米亚，孩子们手持在乌克兰战争中阵亡的俄罗斯士兵的画像，参加纪念他们的纪念碑的揭幕仪式。  Alexey Pavlishak/Reuters</text:p>
      <text:p text:style-name="P4">
“没有人认为‘重要谈话’是在学习生活中会派上用场的东西，就像那些物理、数学、地理或历史课上的知识，”康德拉舍夫在接受采访时说。</text:p>
      <text:p text:style-name="P4">
不服从的形式是多种多样的。教师联盟建议家长们，他们可以正式选择不参加这些课程，而有些家长让自己的孩子在周一迟到或请病假。专家说，反抗让某些家长感到紧张，尤其是考虑到学校官员报告了十几起家长或学生不热情的案例。</text:p>
      <text:p text:style-name="P4">
广告</text:p>
      <text:p text:style-name="P4">
47岁的扎雷马说，她担心自己在达吉斯坦上学的三个儿子。她送六年级的小儿子去上“重要谈话”课程时，告诉他永远不要参与政治。“我们现在对这里的一切都感到害怕，”她说。因为涉及批评这场战争，她要求不要使用自己的全名。</text:p>
      <text:p text:style-name="P4">
俄罗斯在很大程度上把这场战争说成贫困地区的经济机会，而在大城市的手段则相对含蓄。</text:p>
      <text:p text:style-name="P4">
“他们试图针对的是那些资源较少的人，”在普林斯顿大学做研究的俄罗斯社会学家格雷格·尤丁在接受采访时说。“他们给你一个选择，承诺金钱、地位、福利，除此之外，你还会成为英雄。”他指出，即使他们只说服了20%的年轻人参军，那仍然是一支很庞大的部队。</text:p>
      <text:p text:style-name="P4">
为此，教育部和国防部宣布，明年将让十年级学生接受强制性军事训练。女孩将学习战场急救，而男孩将学习操练队形和使用卡拉什尼科夫冲锋枪等技能。</text:p>
      <text:p text:style-name="P4">
</text:p>
      <text:p text:style-name="P4">
2月，学生们在胜利博物馆参观，该博物馆是为了纪念俄罗斯在第二次世界大战中对纳粹德国的胜利。  Nanna Heitmann for The New YorkTimes</text:p>
      <text:p text:style-name="P4">
在大学，秋季的课程将包括一门名为“俄罗斯国家基础”的必修课。</text:p>
      <text:p text:style-name="P4">
尤丁指出，课程仍在制定中，但他说，已经出现的细节往往与普京的俄罗斯例外主义世界观相呼应，并称过去千年来针对西方统治的战斗还将持续千年。</text:p>
      <text:p text:style-name="P4">
广告</text:p>
      <text:p text:style-name="P4">
“对他们来说，动员整个社会的最佳方式就是给年轻人洗脑，”尤丁说。</text:p>
      <text:p text:style-name="P4">
Source: <text:a xlink:type="simple" xlink:href="https://cn.nytimes.com/world/20230606/russia-schools-military-war/" text:style-name="Internet_20_link" text:visited-style-name="Visited_20_Internet_20_Link">
https://cn.nytimes.com/world/20230606/russia-schools-military-war/</text:a>
</text:p>
      <!--NEWS-->
      <text:h text:style-name="P10" text:outline-level="1">
<text:span text:style-name="T4">
联合国发出警告 苏丹军队向喀土穆推进与快速支援部队控制达尔富尔军事驻地</text:span>
</text:h>
      <text:p text:style-name="P4">
Author: 半岛电视台＋通讯社</text:p>
      <text:p text:style-name="P4">
Publisher: Al Jazeera</text:p>
      <text:p text:style-name="P4">
Published Time: 2023-06-06T02:27:54</text:p>
      <text:p text:style-name="P4">
Modified Time: 2023-06-06T10:05:26</text:p>
      <text:p text:style-name="P4">
Description: 周一，苏丹军队宣布控制恩图曼的阿尔巴恩街，另一方面，快速支援部队确认其控制了北达尔富尔的一个军事驻地，</text:p>
      <text:p text:style-name="P4">
Images: ["<text:a xlink:type="simple" xlink:href="https://chinese.aljazeera.net/wp-content/uploads/2023/06/1-1686017030.png" text:style-name="Internet_20_link" text:visited-style-name="Visited_20_Internet_20_Link">
1-1686017030.png</text:a>
"]</text:p>
      <text:p text:style-name="P4">
Topics: ['军事', '政治', '新闻', '联合国']</text:p>
      <text:p text:style-name="P4">
Keywords: ['军事', '政治', '新闻', '联合国', '世界', '苏丹']</text:p>
      <text:p text:style-name="P4">
Type: Article</text:p>
      <!--METADATA-->
      <text:p text:style-name="P4">
<draw:frame draw:style-name="fr1" draw:name="Image101" text:anchor-type="as-char" svg:width="6.9236in" svg:height="4.612736in" draw:z-index="0">
<draw:image xlink:href="../Images/Aljazeera Chinese/2023-06-06T02-27-54/1-1686017030.png" xlink:type="simple" xlink:show="embed" xlink:actuate="onLoad" draw:mime-type="image/png"/>
</draw:frame>
苏丹军队最近控制了喀土穆州的几个街区和军事基地（法国媒体）</text:p>
      <text:p text:style-name="P4">
周一，苏丹军队宣布控制恩图曼的阿尔巴恩街，另一方面，快速支援部队确认其控制了北达尔富尔的一个军事驻地，与此同时，联合国指责冲突各方犯下袭击平民和医院等严重违反行为。</text:p>
      <text:p text:style-name="P4">
据目击者报告说，苏丹军队和快速支援部队在首都喀土穆、北喀土穆和恩图曼三个城市再次发生激烈战斗和炮击。</text:p>
      <text:p text:style-name="P4">
半岛电视台记者报道称，在喀土穆以西的丛林街、工业区和希拉贾迪达街区，重型武器的声音并没有停止，与此同时，恩图曼地区发生冲突，城市南部和喀土穆北部的巴赫里地区连续听到爆炸声。</text:p>
      <text:p text:style-name="P4">
沙特阿拉伯和美国斡旋下达成的停火协议于上周六结束，尽管沙特阿拉伯和美国周日呼吁苏丹军队和快速支援部队就新的“有效”停火达成共识，但冲突还是发生了。</text:p>
      <text:p text:style-name="P4">
苏丹双方相互指责对方首先开战，并指责对方首先违反一系列未成功结束冲突的停火协议。</text:p>
      <text:h text:style-name="P13" text:outline-level="4">
<text:span text:style-name="T4">
游击战</text:span>
</text:h>
      <text:p text:style-name="P4">
在相关事态发展中，苏丹军队的军方消息人士告诉半岛电视台说，军队控制了首都喀土穆恩图曼的四十大街。</text:p>
      <text:p text:style-name="P4">
消息人士指出，与四十大街相邻的“阿巴西耶”和“拜特·欧姆达”街区发生了冲突，在此期间，除了对四十大街进行梳理外，苏丹军队还摧毁了快速支援部队的一辆车辆，并控制了两辆汽车。</text:p>
      <text:p text:style-name="P4">
周一早些时候，苏丹军队向半岛电视台证实，在与快速支援部队激战后，它已经重新控制了位于喀土穆南部贾巴尔奥利亚的努乔米军事基地。</text:p>
      <text:p text:style-name="P4">
另一方面，快速支援部队周一宣布控制苏丹北达尔富尔州库图姆市第 22 步兵旅的驻军。</text:p>
      <text:p text:style-name="P4">
快速支援部队通过其 Facebook 账号发布了一段视频，显示其成员在驻军内，其指挥官正在检查所有设施。</text:p>
      <text:p text:style-name="P4">
另一方面，快速支援部队指挥官的政治顾问优素福·伊扎特表示，快速支持解决方案的愿景是基于需要以一种在民主民事统治下建立和平与稳定的可持续性方式解决战争的根源。</text:p>
      <text:p text:style-name="P4">
伊扎特在会见肯尼亚议会议长穆萨·韦坦古拉时重申，苏丹军队的政变领导人和已解散政权的成员将这场战争强加给快速支援部队。</text:p>
      <text:h text:style-name="P13" text:outline-level="4">
<text:span text:style-name="T4">
联合国的指责</text:span>
</text:h>
      <text:p text:style-name="P4">
有关政治方面的消息，联合国苏丹特派团周一指责冲突各方严重侵犯儿童，并指责冲突各方杀害平民和袭击医院。</text:p>
      <text:p text:style-name="P4">
联合国在一份声明中表示，人权官员记录了冲突各方犯下的数十起事件，包括杀戮、逮捕、可能的失踪、袭击医院、性暴力和其他严重侵犯儿童的行为。</text:p>
      <text:p text:style-name="P4">
联合国在声明中补充说，目前正在与冲突各方进行沟通，以便对肇事者采取行动，并保护平民及其财产。</text:p>
      <text:p text:style-name="P4">
有关于此，鉴于苏丹军队与快速支援部队之间的持续冲突，联合国代表团称，首都喀土穆、恩图曼和巴赫里的局势非常令人担忧。</text:p>
      <text:p text:style-name="P4">
联合国代表团指出，西达尔富尔州、加西拉（中达尔富尔州）和库图姆（北达尔富尔州）的局势也在继续恶化，影响到包括妇女和儿童在内的平民，其中许多人被困在冲突双方之间。</text:p>
      <text:p text:style-name="P4">
周日，沙特阿拉伯和美国呼吁苏丹军队和快速支援部队就新的“有效”停火达成共识。</text:p>
      <text:p text:style-name="P4">
自 4 月 15 日以来，喀土穆和其他城市一直在目睹阿卜杜勒·法塔赫·布尔汉领导的军队与穆罕默德·哈姆丹·达加洛 (赫梅蒂)领导的快速支援部队之间的冲突，这场冲突造成数百名平民死亡，数千名平民受伤，此外，冲突也造成了这个世界上最贫穷国家之一的新一轮流离失所和庇护浪潮。</text:p>
      <text:p text:style-name="P4">
Source: <text:a xlink:type="simple" xlink:href="https://chinese.aljazeera.net/united-nations/2023/6/6/%e8%81%94%e5%90%88%e5%9b%bd%e5%8f%91%e5%87%ba%e8%ad%a6%e5%91%8a%e8%8b%8f%e4%b8%b9%e5%86%9b%e9%98%9f%e5%90%91%e5%96%80%e5%9c%9f%e7%a9%86%e6%8e%a8%e8%bf%9b%e4%b8%8e%e5%bf%ab%e9%80%9f%e6%94%af%e6%8f%b4" text:style-name="Internet_20_link" text:visited-style-name="Visited_20_Internet_20_Link">
https://chinese.aljazeera.net/united-nations/2023/6/6/%e8%81%94%e5%90%88%e5%9b%bd%e5%8f%91%e5%87%ba%e8%ad%a6%e5%91%8a%e8%8b%8f%e4%b8%b9%e5%86%9b%e9%98%9f%e5%90%91%e5%96%80%e5%9c%9f%e7%a9%86%e6%8e%a8%e8%bf%9b%e4%b8%8e%e5%bf%ab%e9%80%9f%e6%94%af%e6%8f%b4</text:a>
</text:p>
      <!--NEWS-->
      <text:h text:style-name="P10" text:outline-level="1">
<text:span text:style-name="T4">
俄罗斯宣布挫败乌克兰的重大袭击，基辅正准备对抗俄罗斯的袭击</text:span>
</text:h>
      <text:p text:style-name="P4">
Author: 半岛电视台＋通讯社</text:p>
      <text:p text:style-name="P4">
Publisher: Al Jazeera</text:p>
      <text:p text:style-name="P4">
Published Time: 2023-06-06T02:28:18</text:p>
      <text:p text:style-name="P4">
Modified Time: 2023-06-06T10:07:20</text:p>
      <text:p text:style-name="P4">
Description: 俄罗斯国防部6月6日周二早些时候表示，它挫败了乌克兰在顿涅茨克地区发动的一次重大袭击，给乌克兰军队造成巨大的人员伤亡。</text:p>
      <text:p text:style-name="P4">
Images: ["<text:a xlink:type="simple" xlink:href="https://chinese.aljazeera.net/wp-content/uploads/2023/06/1-1686016224.jpg" text:style-name="Internet_20_link" text:visited-style-name="Visited_20_Internet_20_Link">
1-1686016224.jpg</text:a>
", "<text:a xlink:type="simple" xlink:href="https://chinese.aljazeera.net/wp-content/uploads/2023/06/2-1686016231.jpg" text:style-name="Internet_20_link" text:visited-style-name="Visited_20_Internet_20_Link">
2-1686016231.jpg</text:a>
", "<text:a xlink:type="simple" xlink:href="https://chinese.aljazeera.net/wp-content/uploads/2023/06/3-1686016238.jpg" text:style-name="Internet_20_link" text:visited-style-name="Visited_20_Internet_20_Link">
3-1686016238.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02" text:anchor-type="as-char" svg:width="6.9236in" svg:height="4.612736in" draw:z-index="0">
<draw:image xlink:href="../Images/Aljazeera Chinese/2023-06-06T02-28-18/1-1686016224.jpg" xlink:type="simple" xlink:show="embed" xlink:actuate="onLoad" draw:mime-type="image/jpeg"/>
</draw:frame>
乌克兰军队发布的一张图片，据称是在巴赫穆特附近针对俄罗斯军队的行动 (路透)</text:p>
      <text:p text:style-name="P4">
俄罗斯国防部6月6日周二早些时候表示，它挫败了乌克兰在顿涅茨克地区发动的一次重大袭击，给乌克兰军队造成巨大的人员伤亡。而基辅表示，俄罗斯无法知道反击的方向，使其军队保持警惕。</text:p>
      <text:p text:style-name="P4">
俄罗斯国防部在其Telegram频道中表示，“武装部队、进攻性和战术航空兵、导弹和炮兵部队，以及火焰喷射器系统，给（乌克兰军队）造成了重大失败。”</text:p>
      <text:p text:style-name="P4">
该部补充道，俄罗斯军队在顿涅茨克击毁了28辆坦克，其中包括8辆德国豹式坦克和3辆法国坦克。</text:p>
      <text:p text:style-name="P4">
另一方面，乌克兰首都军事当局在Telegram应用程序中表示，周二凌晨，防空系统进行了干预，击退了对基辅地区的空袭。</text:p>
      <text:p text:style-name="P4">
半岛电视台记者还报道称，乌克兰首都拉响了警报。</text:p>
      <text:p text:style-name="P4">
基辅军事当局表示，敌对空中目标正向首都进发，防空系统正在应付它们。</text:p>
      <text:p text:style-name="P4">
据哈尔科夫军事部门称，俄罗斯军队用S-300导弹瞄准了该市的居民区。</text:p>
      <text:p text:style-name="P4">
<draw:frame draw:style-name="fr1" draw:name="Image103" text:anchor-type="as-char" svg:width="6.9236in" svg:height="3.894525in" draw:z-index="0">
<draw:image xlink:href="../Images/Aljazeera Chinese/2023-06-06T02-28-18/2-1686016231.jpg" xlink:type="simple" xlink:show="embed" xlink:actuate="onLoad" draw:mime-type="image/jpeg"/>
</draw:frame>
 一名士兵做出保持安静的手势</text:p>
      <text:h text:style-name="P13" text:outline-level="4">
<text:span text:style-name="T4">
反攻</text:span>
</text:h>
      <text:p text:style-name="P4">
与此同时，半岛电视台记者称，5日周一，俄罗斯防空系统第二次在乌克兰边境附近的俄罗斯城市别尔哥罗德上空拦截空中目标，并听到爆炸声。</text:p>
      <text:p text:style-name="P4">
该州州长表示，防空系统应付了别尔哥罗德市及其周边地区的3个目标，并指出有关机构正在检查这些对抗对当地的影响。</text:p>
      <text:p text:style-name="P4">
尽管基辅方面保持沉默，所有迹象都证实，乌军开始对俄军进行反击。此外，乌军宣布大规模行动，并指出俄罗斯无法知道反击的方向，使其军队保持警惕。</text:p>
      <text:p text:style-name="P4">
在俄罗斯别尔哥罗德地区遭到陆空袭击之际，乌克兰军队同时对该国的东部和南部前线发动袭击。</text:p>
      <text:p text:style-name="P4">
据《华盛顿邮报》报道，美国官员表示，据信，乌克兰的反攻已经在进行中，并在巴赫穆特的北部和南部取得了进展。</text:p>
      <text:p text:style-name="P4">
周一，乌克兰证实在前线的一些地区实施了“进攻行动”，并宣布在巴赫穆特市附近取得进展。而此时，美国官员告诉《纽约时报》，有迹象表明基辅已经开始反攻。</text:p>
      <text:p text:style-name="P4">
不愿透露姓名的美国官员补充道，乌克兰最近袭击事件的激增可能表明基辅对俄罗斯军队的长期计划反攻已经开始。</text:p>
      <text:p text:style-name="P4">
据《纽约时报》报道，美国官员的评估部分基于美国军事卫星的信息，这些卫星检测到乌克兰军事基地的行动有所增加。这些卫星具有跟踪炮火和导弹发射的红外能力。</text:p>
      <text:p text:style-name="P4">
<draw:frame draw:style-name="fr1" draw:name="Image104" text:anchor-type="as-char" svg:width="6.9236in" svg:height="3.894525in" draw:z-index="0">
<draw:image xlink:href="../Images/Aljazeera Chinese/2023-06-06T02-28-18/3-1686016238.jpg" xlink:type="simple" xlink:show="embed" xlink:actuate="onLoad" draw:mime-type="image/jpeg"/>
</draw:frame>
 俄罗斯-乌克兰地图 (半岛电视台)</text:p>
      <text:p text:style-name="P4">
路透社援引乌克兰外长的话称，“我们有足够的武器开始反击。”</text:p>
      <text:p text:style-name="P4">
另一方面，美国参谋长联席会议主席马克·米利将军对乌克兰反攻的结果表示谨慎乐观。</text:p>
      <text:p text:style-name="P4">
在接受美国新闻网CNN采访时，米利将军补充道，据他所说，乌克兰人已经获得了战争所需的一切，这对他们和整个世界都意义重大。</text:p>
      <text:h text:style-name="P13" text:outline-level="4">
<text:span text:style-name="T4">
俘虏交换</text:span>
</text:h>
      <text:p text:style-name="P4">
另一方面，瓦格纳集团负责人叶夫根尼·普里戈津断然拒绝了所谓“自由俄罗斯”军团关于双方交换俘虏的提议。</text:p>
      <text:p text:style-name="P4">
普里戈任在一段录音中表示，其部队没有俘虏俄军72旅旅长罗曼·维尼维京，而是将其逮捕并绳之以法，并强调他不会用任何俄罗斯人换取俄罗斯人。</text:p>
      <text:p text:style-name="P4">
值得注意的是，瓦格纳部队早些时候逮捕了罗曼·维尼维京，原因是他向其中一辆载有瓦格纳部队的汽车开火。</text:p>
      <text:p text:style-name="P4">
周一，“自由俄罗斯”军团向普里戈津提出了一项俘虏交换协议，根据该协议，俄罗斯军团将释放被其囚禁的俄罗斯军队和俄罗斯边防警卫，而作为交换，他需要释放换取罗曼·维尼维京。</text:p>
      <text:p text:style-name="P4">
Source: <text:a xlink:type="simple" xlink:href="https://chinese.aljazeera.net/news/war-in-ukraine/2023/6/6/%e4%bf%84%e7%bd%97%e6%96%af%e5%ae%a3%e5%b8%83%e6%8c%ab%e8%b4%a5%e4%b9%8c%e5%85%8b%e5%85%b0%e7%9a%84%e9%87%8d%e5%a4%a7%e8%a2%ad%e5%87%bb%e5%9f%ba%e8%be%85%e6%ad%a3%e5%87%86%e5%a4%87%e5%af%b9" text:style-name="Internet_20_link" text:visited-style-name="Visited_20_Internet_20_Link">
https://chinese.aljazeera.net/news/war-in-ukraine/2023/6/6/%e4%bf%84%e7%bd%97%e6%96%af%e5%ae%a3%e5%b8%83%e6%8c%ab%e8%b4%a5%e4%b9%8c%e5%85%8b%e5%85%b0%e7%9a%84%e9%87%8d%e5%a4%a7%e8%a2%ad%e5%87%bb%e5%9f%ba%e8%be%85%e6%ad%a3%e5%87%86%e5%a4%87%e5%af%b9</text:a>
</text:p>
      <!--NEWS-->
      <text:h text:style-name="P10" text:outline-level="1">
<text:span text:style-name="T4">
继城管农管之后　黑龙江"文管"队伍高调亮相</text:span>
</text:h>
      <text:p text:style-name="P4">
Author: None</text:p>
      <text:p text:style-name="P4">
Publisher: Radio Free Asia (Organization)</text:p>
      <text:p text:style-name="P4">
Published Time: 2023-06-06T02:53:00-04:00</text:p>
      <text:p text:style-name="P4">
Modified Time: 2023-06-06T14:41:56-04:00</text:p>
      <text:p text:style-name="P4">
Description: None</text:p>
      <text:p text:style-name="P4">
Videos: []</text:p>
      <text:p text:style-name="P4">
Audios: ["<text:a xlink:type="simple" xlink:href="https://www.rfa.org/mandarin/yataibaodao/kejiaowen/gt1-060620230250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5" text:anchor-type="as-char" svg:width="6.9236in" svg:height="4.221163in" draw:z-index="0">
<draw:image xlink:href="../Images/rfamandarin/2023-06-06T02-53-00-04-00/000000.png" xlink:type="simple" xlink:show="embed" xlink:actuate="onLoad" draw:mime-type="image/png"/>
</draw:frame>
 黑龙江省文化市场综合执法队伍统一制服 <text:a xlink:type="simple" xlink:href="https://www.rfa.org/mandarin/yataibaodao/kejiaowen/gt1-06062023025020.html/@@images/image" text:style-name="Internet_20_link" text:visited-style-name="Visited_20_Internet_20_Link">
</text:a>
网民提供  <text:a xlink:type="simple" xlink:href="https://www.rfa.org/mandarin/yataibaodao/kejiaowen/gt1-06062023025020.html/@@stream" text:style-name="Internet_20_link" text:visited-style-name="Visited_20_Internet_20_Link">
Audio-1-Link：https://www.rfa.org/mandarin/yataibaodao/kejiaowen/gt1-06062023025020.html/@@stream</text:a>
</text:p>
      <text:p text:style-name="P4">
中国政府对各领域的监控力度不断提升。一周前，黑龙江省文化市场综合执法队伍举行"统一着装"仪式，执法人员高调亮相。有学者认为，文管队伍带有强烈的政治色彩，值得关注。</text:p>
      <text:p text:style-name="P4">
<text:a xlink:type="simple" xlink:href="https://www.rfa.org/mandarin/yataibaodao/meiti/hx1-05232023092839.html" text:style-name="Internet_20_link" text:visited-style-name="Visited_20_Internet_20_Link">
 <text:span text:style-name="T4">
六四前夕维稳 中国多地警方要求调查青少年手机</text:span>
 </text:a>
  * <text:span text:style-name="T4">
<text:a xlink:type="simple" xlink:href="https://www.rfa.org/mandarin/yataibaodao/shaoshuminzu/hx-05162023092846.html" text:style-name="Internet_20_link" text:visited-style-name="Visited_20_Internet_20_Link">
 媒体披露：中国当局对藏人音乐歌词实施审查 </text:a>
 </text:span>
</text:p>
      <text:p text:style-name="P4">
继城管、农管之后，近期“文管”开始活跃。据中国官方介绍，文化市场综合行政执法队针对文化、旅游、文物、出版、广播电视、电影市场进行行政处罚，以及与之相关的行政检查和行政强制等执法职能。对于“文管”的出现，不少网民觉得这是当局在搞形式主义，也有网民说“文管”可能管出个文化沙漠。</text:p>
      <text:p text:style-name="P4">
一网民在视频中嘲讽道：“在这个城管和农管之后，又出来一个文管，这文管是干嘛的，如果管毒教材，我必须给他鼓掌，可是按照字面意思，只要和文化沾边，他都管。我顿时浑身一哆嗦。你说我这个互联网公司是不是要列队整齐，等待谈话呀。。。。。”</text:p>
      <text:p text:style-name="P4">
黑龙江文化和旅游厅网站5月30日报道，该省在佳木斯举行“省文化市场综合执法队伍统一着装仪式”，共五百余人参加，黑龙江省文化和旅游厅厅长何晶为该省十三个市（地）文化市场综合执法队伍进行了授旗。现场多张图片显示，执法人员穿着深蓝色制服，大盖帽，还有带有文化执法字样的车辆。</text:p>
      <text:p text:style-name="P4">
中国文化市场执法者制服臂章及肩章（微博截图/古亭提供）  <text:a xlink:type="simple" xlink:href="https://www.rfa.org/mandarin/yataibaodao/kejiaowen/gt1-06062023025020.html/m0606-gt1p3.jpg" text:style-name="Internet_20_link" text:visited-style-name="Visited_20_Internet_20_Link">
</text:a>
</text:p>
      <text:p text:style-name="P4">
<text:span text:style-name="T4">
"文管"实际管文化等意识形态领域</text:span>
</text:p>
      <text:p text:style-name="P4">
旅美时事评论人士蔡慎坤本周二接受自由亚洲电台采访时说，中国政府组建文化市场综合执法队伍，实际上是提升政治监管的力度。他说：“我觉得更多的还是政治考虑，是对文化市场进行全面管理和整顿，罚钱是次要的。因为他们现在对整个文化市场，包括对文化产品，文化领域、演艺、娱乐全面监管。</text:p>
      <text:p text:style-name="P4">
2018年中共中央印发了《深化党和国家机构改革方案》中提及“整合组建文化市场综合执法队伍”，将旅游市场执法职责和队伍整合划入文化市场综合执法队伍，统一行使文化、文物、出版、广播电视、电影、旅游市场行政执法职责。由文化和旅游部指导。</text:p>
      <text:p text:style-name="P4">
一年后，各地相继成立了文化市场行政执法队，但活跃度远不如城管和不久前出现的“农管”。</text:p>
      <text:p text:style-name="P4">
当局的执法范围包括文化、旅游、文物、出版、广播电视、电影市场。（微博截图/古亭提供）  <text:a xlink:type="simple" xlink:href="https://www.rfa.org/mandarin/yataibaodao/kejiaowen/gt1-06062023025020.html/m0606-gt1p2.jpg" text:style-name="Internet_20_link" text:visited-style-name="Visited_20_Internet_20_Link">
</text:a>
</text:p>
      <text:p text:style-name="P4">
<text:span text:style-name="T4">
消息指中宣部派人赴朝鲜借鉴该国管理模式</text:span>
</text:p>
      <text:p text:style-name="P4">
蔡慎坤认为，各种迹象显示，中国各领域正受到严厉控制。他说：“有消息人士告诉我，说中共中央宣传部组织了多方面的人现在去朝鲜取经，重点学朝鲜的意识形态、对文化领域的管理。可能是尝试像朝鲜那样对意识形态进行控制。因为，这是他维持社会稳定的必须步骤。”</text:p>
      <text:p text:style-name="P4">
江苏宜兴时事评论人士张建平对本台说，从不久前开始活跃的“农管”到现在的“文管”，用一句话来形容就是“瞎折腾”。他说：“我认为是这是一种瞎折腾，这样来严加管控，这个国家就完全失去活力。当一个国家没有活力，拿老百姓的话说‘不作不死’。我们原来都看到了情况都是因为一抓紧就死，过去文化百花齐放的时候没什么安全问题，也没有社会稳定问题。”</text:p>
      <text:p text:style-name="P4">
<text:span text:style-name="T4">
网民指城管农管加文管是新三座大山</text:span>
</text:p>
      <text:p text:style-name="P4">
有网民留言写道，黑⻰江的财政状况居然这么好，还能支撑搞这个队伍，所以根本不缺钱，只有韭菜没钱。还有人说，真是为了子女就业，领导们也是费心了。本已臃肿，还想更臃肿。农管⻛波未过，文管时代已来，现在有新三座大山。</text:p>
      <text:p text:style-name="P4">
记者：古亭 责编：陈美华、许书婷、嘉远 网编：洪伟</text:p>
      <text:p text:style-name="P4">
Source: <text:a xlink:type="simple" xlink:href="https://www.rfa.org/mandarin/yataibaodao/kejiaowen/gt1-06062023025020.html" text:style-name="Internet_20_link" text:visited-style-name="Visited_20_Internet_20_Link">
https://www.rfa.org/mandarin/yataibaodao/kejiaowen/gt1-06062023025020.html</text:a>
</text:p>
      <!--NEWS-->
      <text:h text:style-name="P10" text:outline-level="1">
<text:span text:style-name="T4">
法国反对北约在东京设办事处 (Free Version)</text:span>
</text:h>
      <text:p text:style-name="P4">
Authors: ['迪米', '稻垣加奈东京', '亨利•福伊布鲁塞尔', '莱拉•阿布德巴黎']</text:p>
      <text:p text:style-name="P4">
Publisher: 英国《金融时报》</text:p>
      <text:p text:style-name="P4">
Time: 2023-06-06T03:45:23+00:00</text:p>
      <text:p text:style-name="P4">
Published Time: 2023-06-05T12:00:99+08:00</text:p>
      <text:p text:style-name="P4">
Modified Time: 2023-06-05T23:40:99+08:00</text:p>
      <text:p text:style-name="P4">
Description: 法国总统马克龙认为，北约应该继续专注于自己的北大西洋地区，推动北约扩大范围“将犯下大错”。</text:p>
      <text:p text:style-name="P4">
Images: ["<text:a xlink:type="simple" xlink:href="https://thumbor.ftacademy.cn/unsafe/picture/9/000183479_piclink.jpg" text:style-name="Internet_20_link" text:visited-style-name="Visited_20_Internet_20_Link">
000183479_pic...</text:a>
"]</text:p>
      <text:p text:style-name="P4">
Themes: ['北约', '关注']</text:p>
      <text:p text:style-name="P4">
Keywords: ['北约', '马克龙', '法国政治', '安倍晋三', '中国政府']</text:p>
      <text:p text:style-name="P4">
Type: Article</text:p>
      <!--METADATA-->
      <text:p text:style-name="P4">
<draw:frame draw:style-name="fr1" draw:name="Image111" text:anchor-type="as-char" svg:width="6.9236in" svg:height="3.894525in" draw:z-index="0">
<draw:image xlink:href="../Images/FT Chinese Free Version/2023-06-06T03-45-23-00-00/000183479_piclink.jpg" xlink:type="simple" xlink:show="embed" xlink:actuate="onLoad" draw:mime-type="image/jpeg"/>
</draw:frame>
</text:p>
      <text:p text:style-name="P4">
法国总统埃马纽埃尔•马克龙(EmmanuelMacron)反对北约(Nato)关于在东京设立一个办事处的提议，因为他认为这个跨大西洋安全联盟应该继续专注于自己的北大西洋地区。</text:p>
      <text:p text:style-name="P4">
根据八位知情人士的说法，由于法国的反对，北约内部数月来有关设立其在印太地区首个“前哨站”的讨论变得复杂化。</text:p>
      <text:p text:style-name="P4">
Source: <text:a xlink:type="simple" xlink:href="http://www.ftchinese.com/story/001099868" text:style-name="Internet_20_link" text:visited-style-name="Visited_20_Internet_20_Link">
http://www.ftchinese.com/story/001099868</text:a>
</text:p>
      <!--NEWS-->
      <text:h text:style-name="P10" text:outline-level="1">
<text:span text:style-name="T4">
美国证交会起诉币安及其CEO赵长鹏 (Free Version)</text:span>
</text:h>
      <text:p text:style-name="P4">
Authors: ['斯科特•奇波利纳', '斯特凡尼娅•帕尔马']</text:p>
      <text:p text:style-name="P4">
Publisher: 英国《金融时报》</text:p>
      <text:p text:style-name="P4">
Time: 2023-06-06T03:49:52+00:00</text:p>
      <text:p text:style-name="P4">
Published Time: 2023-06-05T12:00:99+08:00</text:p>
      <text:p text:style-name="P4">
Modified Time: 2023-06-05T23:45:99+08:00</text:p>
      <text:p text:style-name="P4">
Description: 美国证交会指控币安和赵长鹏控制客户的资产，将数十亿美元转移至赵长鹏拥有的一家加密资产交易公司。</text:p>
      <text:p text:style-name="P4">
Images: ["<text:a xlink:type="simple" xlink:href="https://thumbor.ftacademy.cn/unsafe/picture/0/000183480_piclink.jpg" text:style-name="Internet_20_link" text:visited-style-name="Visited_20_Internet_20_Link">
000183480_pic...</text:a>
"]</text:p>
      <text:p text:style-name="P4">
Themes: ['区块链与数字货币', '关注']</text:p>
      <text:p text:style-name="P4">
Keywords: ['数字货币', '高端订阅', '金融和市场监管', '美国金融监管', '加密货币', '币安']</text:p>
      <text:p text:style-name="P4">
Type: Article</text:p>
      <!--METADATA-->
      <text:p text:style-name="P4">
<draw:frame draw:style-name="fr1" draw:name="Image112" text:anchor-type="as-char" svg:width="6.9236in" svg:height="3.894525in" draw:z-index="0">
<draw:image xlink:href="../Images/FT Chinese Free Version/2023-06-06T03-49-52-00-00/000183480_piclink.jpg" xlink:type="simple" xlink:show="embed" xlink:actuate="onLoad" draw:mime-type="image/jpeg"/>
</draw:frame>
</text:p>
      <text:p text:style-name="P4">
美国证券市场监管机构已起诉全球最大加密货币交易所币安(Binance)，其中一项指控是币安将数十亿美元的客户现金违规混入其首席执行官拥有的另一家交易公司。</text:p>
      <text:p text:style-name="P4">
美国证交会(SEC)周一提起的13项民事指控，是对币安及其首席执行官赵长鹏的最新监管打击。此前，另一家美国金融监管机构在今年3月起诉了币安。</text:p>
      <text:p text:style-name="P4">
Source: <text:a xlink:type="simple" xlink:href="http://www.ftchinese.com/story/001099869" text:style-name="Internet_20_link" text:visited-style-name="Visited_20_Internet_20_Link">
http://www.ftchinese.com/story/001099869</text:a>
</text:p>
      <!--NEWS-->
      <text:h text:style-name="P10" text:outline-level="1">
<text:span text:style-name="T4">
中美官员在北京举行“坦诚的”会谈</text:span>
</text:h>
      <text:p text:style-name="P4">
Author: 半岛电视台</text:p>
      <text:p text:style-name="P4">
Publisher: Al Jazeera</text:p>
      <text:p text:style-name="P4">
Published Time: 2023-06-06T04:13:36</text:p>
      <text:p text:style-name="P4">
Modified Time: 2023-06-06T10:11:23</text:p>
      <text:p text:style-name="P4">
Description: 美国国务院表示，在中美两国之间局势紧张之际，美国官员在北京与中国外交官员进行了“坦诚而富有成效的沟通”。</text:p>
      <text:p text:style-name="P4">
Images: ["<text:a xlink:type="simple" xlink:href="https://chinese.aljazeera.net/wp-content/uploads/2023/06/2023-06-06T011916Z_1657043405_RC2CD1A623WT_RTRMADP_3_CHINA-USA-DIPLOMACY-1686017180-1686024120.jpg" text:style-name="Internet_20_link" text:visited-style-name="Visited_20_Internet_20_Link">
2023-06-06T01...</text:a>
", "<text:a xlink:type="simple" xlink:href="https://chinese.aljazeera.net/wp-content/uploads/2023/06/image-3-1686024252.jpg" text:style-name="Internet_20_link" text:visited-style-name="Visited_20_Internet_20_Link">
image-3-16860...</text:a>
", "<text:a xlink:type="simple" xlink:href="https://chinese.aljazeera.net/wp-content/uploads/2023/06/image-4-1686023924.jpg" text:style-name="Internet_20_link" text:visited-style-name="Visited_20_Internet_20_Link">
image-4-16860...</text:a>
"]</text:p>
      <text:p text:style-name="P4">
Topics: ['亚太', '政治', '新闻']</text:p>
      <text:p text:style-name="P4">
Keywords: ['亚太', '政治', '新闻', '中国', '美国']</text:p>
      <text:p text:style-name="P4">
Type: Article</text:p>
      <!--METADATA-->
      <text:p text:style-name="P4">
<draw:frame draw:style-name="fr1" draw:name="Image113" text:anchor-type="as-char" svg:width="6.9236in" svg:height="4.608995in" draw:z-index="0">
<draw:image xlink:href="../Images/Aljazeera Chinese/2023-06-06T04-13-36/2023-06-06T011916Z_1657043405_RC2CD1A623WT_RTRMADP_3_CHINA-USA-DIPLOMACY-1686017180-1686024120.jpg" xlink:type="simple" xlink:show="embed" xlink:actuate="onLoad" draw:mime-type="image/jpeg"/>
</draw:frame>
 中国表示，与美国负责东亚和太平洋事务的助理国务卿康达的会谈“富有成效”(路透社)</text:p>
      <text:p text:style-name="P4">
美国国务院表示，在中美两国之间局势紧张之际，美国官员在北京与中国外交官员进行了“坦诚而富有成效的沟通”。</text:p>
      <text:p text:style-name="P4">
当地时候6月5日，美国负责东亚和太平洋事务的助理国务卿康达（丹尼尔·克里滕布林克）与美国国家安全委员会中国事务高级主任贝莎兰（莎拉·贝兰）访问北京，中国外交部副部长马朝旭、外交部美大司司长杨涛与二者举行会谈。</text:p>
      <text:p text:style-name="P4">
这场中美中层会谈标志着中美两国在竞争加剧的情况下继续坚持外交，而在两天之前，美国军方声称中国军方在台海地区的一艘美国军舰附近采取了“不安全的”行动。</text:p>
      <text:p text:style-name="P4">
美国国务院在一份声明中指出，“双方进行了坦诚且富有成效的讨论，作为保持沟通渠道开放和巩固两国近期的高层外交的持续努力之一。”</text:p>
      <text:p text:style-name="P4">
在康达的这场访问之前，中美关系经历了一次明显的冷遇——中方上周拒绝了在中国国防部长李尚福参加新加坡安全峰会期间与美国国防部长劳埃德·奥斯汀举行正式会晤的要求。</text:p>
      <text:p text:style-name="P4">
此次会谈也是在美国中央情报局局长威廉·伯恩斯上个月对中国的访问之后进行的——在上周，多家美国媒体证实了伯恩斯的这一访问。</text:p>
      <text:p text:style-name="P4">
<draw:frame draw:style-name="fr1" draw:name="Image114" text:anchor-type="as-char" svg:width="6.9236in" svg:height="3.894525in" draw:z-index="0">
<draw:image xlink:href="../Images/Aljazeera Chinese/2023-06-06T04-13-36/image-3-1686024252.jpg" xlink:type="simple" xlink:show="embed" xlink:actuate="onLoad" draw:mime-type="image/jpeg"/>
</draw:frame>
 美国海军发布与中国军舰近距离接触的视频(半岛电视台)</text:p>
      <text:p text:style-name="P4">
美国国务院表示，中美双方在5日就双边关系、“沟通渠道”等问题交换了意见，并补充称，美国官员明确表示将会“捍卫美国的利益和价值观”。</text:p>
      <text:p text:style-name="P4">
中国外交部在6日发表声明称，“中美双方就推动改善中美关系、妥善管控分歧等进行了坦诚、建设性、富有成效的沟通。”</text:p>
      <text:p text:style-name="P4">
声明补充称，中方已就台湾等重大原则问题阐明严正立场，而且双方同意继续保持沟通。</text:p>
      <text:p text:style-name="P4">
几天前发生的海上事件凸显了两国之间的紧张关系。</text:p>
      <text:p text:style-name="P4">
美国印太司令部在6月3日声称，一艘中国军舰以“不安全的方式”靠近了美国“钟云”号驱逐舰，导致其减速以避免碰撞，并侵犯了它在国际水域的安全通行权。</text:p>
      <text:p text:style-name="P4">
中国外交部发言人汪文斌在6月5日驳斥了美方对该事件提供的说法，并指责美国驱逐舰“滋事挑衅在前”。</text:p>
      <text:p text:style-name="P4">
汪文赋强调，“中国军队采取的行动是应对有关国家挑衅的必要举措，完全合理、合法、安全、专业”，而美方应当反省和纠正其错误做法。</text:p>
      <text:p text:style-name="P4">
美国上周还表示，一架中国战斗机在南海上空对一架美国空军飞机进行了“不必要的攻击性机动”。</text:p>
      <text:p text:style-name="P4">
白宫国家安全发言人约翰·柯比在5日表示，这两起事件是中国军方立场日益强硬的一部分，并警告称，此类行动可能会导致误解与误判。</text:p>
      <text:p text:style-name="P4">
他还声称，“当这么大的金属物体出现时——无论是在空中还是在海上，而且它们在靠得非常近的情况下开展行动，那么这很容易就会出现误判或误解的情况，而且可能会有人因此受伤”，“这是不可接受的情况。”</text:p>
      <text:p text:style-name="P4">
<draw:frame draw:style-name="fr1" draw:name="Image115" text:anchor-type="as-char" svg:width="6.9236in" svg:height="3.894525in" draw:z-index="0">
<draw:image xlink:href="../Images/Aljazeera Chinese/2023-06-06T04-13-36/image-4-1686023924.jpg" xlink:type="simple" xlink:show="embed" xlink:actuate="onLoad" draw:mime-type="image/jpeg"/>
</draw:frame>
 中方将战斗机事件归咎于美国的挑衅</text:p>
      <text:p text:style-name="P4">
近年来，中美之间的关系因贸易规则、台海局势、美国持续遏制中国在亚太地区日益增长的影响力等许多问题而变得紧张。</text:p>
      <text:p text:style-name="P4">
美国国务卿安东尼·布林肯在今年2月取消了对中国的访问，此前，美国当局声称击落了所谓的“中国间谍气球”。</text:p>
      <text:p text:style-name="P4">
而中方强调，这只是一个偏离航线的气象气球。</text:p>
      <text:p text:style-name="P4">
中美两国官员都表示，并不寻求对抗或者新的冷战。今年5月，美国总统拜登还预测，两国之间的氛围将会“很快”缓和。</text:p>
      <text:p text:style-name="P4">
Source: <text:a xlink:type="simple" xlink:href="https://chinese.aljazeera.net/news/2023/6/6/%e4%b8%ad%e7%be%8e%e5%ae%98%e5%91%98%e5%9c%a8%e5%8c%97%e4%ba%ac%e4%b8%be%e8%a1%8c%e5%9d%a6%e8%af%9a%e7%9a%84%e4%bc%9a%e8%b0%88" text:style-name="Internet_20_link" text:visited-style-name="Visited_20_Internet_20_Link">
https://chinese.aljazeera.net/news/2023/6/6/%e4%b8%ad%e7%be%8e%e5%ae%98%e5%91%98%e5%9c%a8%e5%8c%97%e4%ba%ac%e4%b8%be%e8%a1%8c%e5%9d%a6%e8%af%9a%e7%9a%84%e4%bc%9a%e8%b0%88</text:a>
</text:p>
      <!--NEWS-->
      <text:h text:style-name="P10" text:outline-level="1">
<text:span text:style-name="T4">
学校用餐吃到异物　是鸭是鼠谁说了算？</text:span>
</text:h>
      <text:p text:style-name="P4">
Author: None</text:p>
      <text:p text:style-name="P4">
Publisher: Radio Free Asia (Organization)</text:p>
      <text:p text:style-name="P4">
Published Time: 2023-06-06T04:24:00-04:00</text:p>
      <text:p text:style-name="P4">
Modified Time: 2023-06-06T14:42:48-04:00</text:p>
      <text:p text:style-name="P4">
Description: None</text:p>
      <text:p text:style-name="P4">
Videos: []</text:p>
      <text:p text:style-name="P4">
Audios: ["<text:a xlink:type="simple" xlink:href="https://www.rfa.org/mandarin/yataibaodao/huanjing/gt2-060620230423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4.288165in" draw:z-index="0">
<draw:image xlink:href="../Images/rfamandarin/2023-06-06T04-24-00-04-00/000000.png" xlink:type="simple" xlink:show="embed" xlink:actuate="onLoad" draw:mime-type="image/png"/>
</draw:frame>
 江西学生食堂中吃到的疑似老鼠头，被官方认定为鸭脖。<text:a xlink:type="simple" xlink:href="https://www.rfa.org/mandarin/yataibaodao/huanjing/gt2-06062023042345.html/@@images/image" text:style-name="Internet_20_link" text:visited-style-name="Visited_20_Internet_20_Link">
 </text:a>
网络截图/古亭提供  <text:a xlink:type="simple" xlink:href="https://www.rfa.org/mandarin/yataibaodao/huanjing/gt2-06062023042345.html/@@stream" text:style-name="Internet_20_link" text:visited-style-name="Visited_20_Internet_20_Link">
Audio-1-Link：https://www.rfa.org/mandarin/yataibaodao/huanjing/gt2-06062023042345.html/@@stream</text:a>
</text:p>
      <text:p text:style-name="P4">
江西南昌一所高校的学生在校园餐厅吃到疑似"老鼠头"，校方获知后随即报请政府部门化验，近日公布结果竟然是"鸭脖子"。是鸭是鼠？究竟谁说了算？本周二，相关议题登上微博热搜第一名。</text:p>
      <text:p text:style-name="P4">
<text:a xlink:type="simple" xlink:href="https://www.rfa.org/mandarin/yataibaodao/huanjing/kw-03162022114643.html" text:style-name="Internet_20_link" text:visited-style-name="Visited_20_Internet_20_Link">
 <text:span text:style-name="T4">
"老坛酸菜"登热搜 中国食安乱象为何屡禁不止？</text:span>
 </text:a>
  * <text:span text:style-name="T4">
<text:a xlink:type="simple" xlink:href="https://www.rfa.org/mandarin/Xinwen/5-12142021100440.html" text:style-name="Internet_20_link" text:visited-style-name="Visited_20_Internet_20_Link">
 被曝使用过期食材 无锡两家星巴克停业 </text:a>
 </text:span>
</text:p>
      <text:p text:style-name="P4">
上周四（1日），江西工业职业技术学院一名学生在吃饭时，竟然发现菜里出现老鼠头。同学在现场拍摄的视频和图片中，筷子夹住的是一个带毛和胡须的老鼠头部，两个剑状獠牙虽小，但十分明显。</text:p>
      <text:p text:style-name="P4">
一同学说，他在食堂买了一份鸭肉，吃了大半后发现菜内有一个黑色物体，用筷子夹起来一看，黑乎乎的十分像一个老鼠头部，还带著牙齿。但食堂工作人员坚持这是鸭脖子。</text:p>
      <text:p text:style-name="P4">
湖北卫视财经频道主持人江涛在直播中说：“远看像老鼠头，近看像老鼠头，仔细一看还觉得是老鼠头，但最后你跟我说这其实是越嚼越有味的鸭脖子，这东西你敢啃下去吗？”</text:p>
      <text:p text:style-name="P4">
事发后，校方坦承影片拍摄地点确实是在学校食堂，强调校内已立即采取行动，除了封存食堂相关档口的食物，也同步展开调查。校方指拿“异物”进行比对，确定该“异物”为鸭脖，属于正常食物，而该学生也已现场作出书面说明，对影片内容进行澄清。</text:p>
      <text:p text:style-name="P4">
南昌市高新区市场监督管理局昌东分局局长江协学，对澎湃新闻表示，他们反复对比，确认这个异物是就是鸭脖子：“我们分局执法人员赶到现场，反复对比确认这个异物就是鸭脖子。”</text:p>
      <text:p text:style-name="P4">
学生将吃到的"带毛露白牙"动物与老鼠比较（视频截图/古亭提供）  <text:a xlink:type="simple" xlink:href="https://www.rfa.org/mandarin/yataibaodao/huanjing/gt2-06062023042345.html/m0606-gt2p1.jpg" text:style-name="Internet_20_link" text:visited-style-name="Visited_20_Internet_20_Link">
</text:a>
</text:p>
      <text:p text:style-name="P4">
<text:span text:style-name="T4">
"带毛有白牙"鸭脖子引网民关注</text:span>
</text:p>
      <text:p text:style-name="P4">
不过，相关议题周二引发网民热议，一度冲上微博第一热搜，对学校的各种指责滚滚而来。有网民称，全网不会就我眼瞎吧？鸭脖上的眼睛是两颗花椒粒吗？要再说这不是鸭脖，他恐怕毕业都是问题。另有网民创造出“指鼠为鸭”的成语，还有网民质问质监局为何为一个学校食堂瞒报民众关注的事。</text:p>
      <text:p text:style-name="P4">
郑州前中学教师贾灵敏对本台说，她看了相关视频和图片，学生展示的明显是一个老鼠头：“如果承认的话，他们可能害怕被追责，其实这件事应该实事求是的说，能让大家消除对立情绪。以我对学校食堂承包的了解，能承包到学校食堂的，一般都是学校领导的亲属，也有可能是某官员的亲属，外人是无法插手的。”</text:p>
      <text:p text:style-name="P4">
据报，涉事学校食堂内就因为在2021年窜进了老鼠，被市场监管部门现场执法。不过，此次却由市场监管部门为其背书。</text:p>
      <text:p text:style-name="P4">
</text:p>
      <text:p text:style-name="P4">
</text:p>
      <text:p text:style-name="P4">
学生和网民看到图片后，异口同声称是老鼠，而校方委托的南昌市质监局官员认定是鸭脖子。湖北卫视主持人在节目中质疑，为什么鸭脖子会长牙、胡子。（网络截图/古亭提供）<text:a xlink:type="simple" xlink:href="https://www.rfa.org/mandarin/yataibaodao/huanjing/gt2-06062023042345.html/m0606-gt2p2c.jpg" text:style-name="Internet_20_link" text:visited-style-name="Visited_20_Internet_20_Link">
 </text:a>
</text:p>
      <text:p text:style-name="P4">
<text:span text:style-name="T4">
能承包学校食堂者非普通商人</text:span>
</text:p>
      <text:p text:style-name="P4">
贾灵敏说，如果官方深究，可能还会查出涉事学校食堂还涉及其它问题：“有些人害怕被查到，所以睁着两眼说瞎话。”</text:p>
      <text:p text:style-name="P4">
江苏网民顾先生对本台说，这个事件引起了公众的广泛关注和讨论，也暴露出学校食品安全管理存在的问题。他说，可能是官员和校方担心被追究相关责任，如果确认是老鼠头，则需要承担更大的法律责任。他感叹道：“在这片土地上，只有我们想不到的，没有他们做不到的，什么事情都会发生，这就是让人绝望的土地。”</text:p>
      <text:p text:style-name="P4">
顾先生说，无论如何，保障食品安全应该成为学校和政府部门重要工作之一，并加强监管力度和惩处措施来确保食品安全。</text:p>
      <text:p text:style-name="P4">
记者：古亭 责编：陈美华、许书婷、嘉远 网编：洪伟</text:p>
      <text:p text:style-name="P4">
Source: <text:a xlink:type="simple" xlink:href="https://www.rfa.org/mandarin/yataibaodao/huanjing/gt2-06062023042345.html" text:style-name="Internet_20_link" text:visited-style-name="Visited_20_Internet_20_Link">
https://www.rfa.org/mandarin/yataibaodao/huanjing/gt2-06062023042345.html</text:a>
</text:p>
      <!--NEWS-->
      <text:h text:style-name="P10" text:outline-level="1">
<text:span text:style-name="T4">
居家办公的受益者不仅仅是精英阶层 (Free Version)</text:span>
</text:h>
      <text:p text:style-name="P4">
Authors: ['萨拉•奥康纳']</text:p>
      <text:p text:style-name="P4">
Publisher: 英国《金融时报》</text:p>
      <text:p text:style-name="P4">
Time: 2023-06-06T04:56:50+00:00</text:p>
      <text:p text:style-name="P4">
Published Time: 2023-06-05T12:00:99+08:00</text:p>
      <text:p text:style-name="P4">
Modified Time: 2023-06-06T00:55:99+08:00</text:p>
      <text:p text:style-name="P4">
Description: 奥康纳：自疫情开始以来，混合办公改善了工作生活平衡。虽然并非对所有人都如此，但受益者不仅仅是精英阶层。</text:p>
      <text:p text:style-name="P4">
Images: []</text:p>
      <text:p text:style-name="P4">
Themes: ['灵活办公', '关注']</text:p>
      <text:p text:style-name="P4">
Keywords: ['灵活办公', '就业', '居家办公', '远程办公', '工作生活平衡', '职场']</text:p>
      <text:p text:style-name="P4">
Type: Article</text:p>
      <!--METADATA-->
      <text:p text:style-name="P4">
最近媒体对就业的报道一直不好。我们经历了“大辞职”趋势、“反工作”运动、“精神离职”和一波罢工浪潮。这一切似乎都让人觉得，工作越来越糟，人们也已对它感到厌倦。去年，我甚至被邀请参加一个播客讨论，题为“这是我们所知道的工作之终结吗？”</text:p>
      <text:p text:style-name="P4">
但数据所示并不一定如此，至少在英国是这样。卡迪夫大学(Cardiff University)的艾伦•费尔斯特德(AlanFelstead)和里斯•戴维斯(RhysDavies)在2018/19年和2022年都进行了一次在线调查，他们收集了全国各地约10万人关于自己工作的详细问题的回答。学者们发现，在2022年，人们称他们有更大的能力决定何时开始和停止工作，在紧急情况下有更大的休假空间，管理者更加支持他们，工作压力变小了，在与工作相关的决策中有更多的发言权，拥有更好的晋升前景和更高的工作保障。缺点是，他们在工作任务上的自由裁量权减少。</text:p>
      <text:p text:style-name="P4">
Source: <text:a xlink:type="simple" xlink:href="http://www.ftchinese.com/story/001099870" text:style-name="Internet_20_link" text:visited-style-name="Visited_20_Internet_20_Link">
http://www.ftchinese.com/story/001099870</text:a>
</text:p>
      <!--NEWS-->
      <text:h text:style-name="P10" text:outline-level="1">
<text:span text:style-name="T4">
中国计生组织之变：从执行独生子女政策到劝人们生三胎 (Free Version)</text:span>
</text:h>
      <text:p text:style-name="P4">
Author: Liyan Qi</text:p>
      <text:p text:style-name="P4">
Publisher: 华尔街日报中文网</text:p>
      <text:p text:style-name="P4">
Published Time: 2023-06-06T05:15:00.000Z</text:p>
      <text:p text:style-name="P4">
Modified Time: 2023-06-06T05:15:00.000Z</text:p>
      <text:p text:style-name="P4">
Created Time: 2023-06-06T01:28:00.000Z</text:p>
      <text:p text:style-name="P4">
Description: 尽管政府努力从限制生育转向鼓励所有夫妻生育三个子女，但中国的出生率仍在继续下降。</text:p>
      <text:p text:style-name="P4">
Images: []</text:p>
      <text:p text:style-name="P4">
Categories: ['国际', '中国']</text:p>
      <text:p text:style-name="P4">
Keywords: SYND,LINK:EN|WP-WSJ-0000947030</text:p>
      <text:p text:style-name="P4">
Type: Article</text:p>
      <!--METADATA-->
      <text:p text:style-name="P4">
在实行 <text:a xlink:type="simple" xlink:href="https://cn.wsj.com/articles/CN-BCH-20220104134447" text:style-name="Internet_20_link" text:visited-style-name="Visited_20_Internet_20_Link">
 计划生育政策 </text:a>
的几十年里，中国善于利用强制手段和罚款来阻止夫妇多生育。但在构建“ <text:a xlink:type="simple" xlink:href="https://cn.wsj.com/articles/CN-BCH-20230117104641" text:style-name="Internet_20_link" text:visited-style-name="Visited_20_Internet_20_Link">
 生育友好型社会 </text:a>
 ”方面，中国就不那么成功了。</text:p>
      <text:p text:style-name="P4">
Source: <text:a xlink:type="simple" xlink:href="https://cn.wsj.com/articles/%E4%B8%AD%E5%9B%BD%E8%AE%A1%E7%94%9F%E7%BB%84%E7%BB%87%E4%B9%8B%E5%8F%98-%E4%BB%8E%E6%89%A7%E8%A1%8C%E7%8B%AC%E7%94%9F%E5%AD%90%E5%A5%B3%E6%94%BF%E7%AD%96%E5%88%B0%E5%8A%9D%E4%BA%BA%E4%BB%AC%E7%94%9F%E4%B8%89%E8%83%8E-faa28fba" text:style-name="Internet_20_link" text:visited-style-name="Visited_20_Internet_20_Link">
https://cn.wsj.com/articles/%E4%B8%AD%E5%9B%BD%E8%AE%A1%E7%94%9F%E7%BB%84%E7%BB%87%E4%B9%8B%E5%8F%98-%E4%BB%8E%E6%89%A7%E8%A1%8C%E7%8B%AC%E7%94%9F%E5%AD%90%E5%A5%B3%E6%94%BF%E7%AD%96%E5%88%B0%E5%8A%9D%E4%BA%BA%E4%BB%AC%E7%94%9F%E4%B8%89%E8%83%8E-faa28fba</text:a>
</text:p>
      <!--NEWS-->
      <text:h text:style-name="P10" text:outline-level="1">
<text:span text:style-name="T4">
美国“史上最具破坏性”双面间谍汉森在狱中去世</text:span>
</text:h>
      <text:p text:style-name="P4">
Creator: PETER BAKER</text:p>
      <text:p text:style-name="P4">
Publisher: https://www.facebook.com/nytimeschinese</text:p>
      <text:p text:style-name="P4">
Published Time: 2023-06-06T05:24:00+08:00</text:p>
      <text:p text:style-name="P4">
Description: 在冷战期间和冷战后的20多年里，汉森向莫斯科传递大量情报，制造了美国最臭名昭著的间谍丑闻之一。他于2002年被判终身监禁，周一被发现死于科罗拉多州的牢房里。 FBI/Newsmakers, via Getty Images 2001年2月，罗伯特·汉森在弗吉尼亚州的一个公园里被捕，当时他刚刚把机密文件留给俄罗斯联系人。他被判处终身监禁。</text:p>
      <text:p text:style-name="P4">
Images: ["<text:a xlink:type="simple" xlink:href="https://static01.nyt.com/images/2023/06/05/multimedia/05-xp-hanssen/00xp-hanssen-gmqb-master1050.jpg" text:style-name="Internet_20_link" text:visited-style-name="Visited_20_Internet_20_Link">
00xp-hanssen-...</text:a>
"]</text:p>
      <text:p text:style-name="P4">
Category: 讣告</text:p>
      <text:p text:style-name="P4">
Type: Article</text:p>
      <!--METADATA-->
      <text:p text:style-name="P4">
<draw:frame draw:style-name="fr1" draw:name="Image124" text:anchor-type="as-char" svg:width="6.9236in" svg:height="6.917006in" draw:z-index="0">
<draw:image xlink:href="../Images/cnnytimes/2023-06-06T05-24-00-08-00/00xp-hanssen-gmqb-master1050.jpg" xlink:type="simple" xlink:show="embed" xlink:actuate="onLoad" draw:mime-type="image/jpeg"/>
</draw:frame>
</text:p>
      <text:p text:style-name="P4">
联邦当局宣布，FBI前特工罗伯特·汉森(Robert P.Hansen)周一被发现死在科罗拉多州的牢房里，终年79岁。汉森曾在冷战期间和冷战后的20多年里断断续续地为莫斯科充当间谍，这是美国历史上最严重的间谍案之一。</text:p>
      <text:p text:style-name="P4">
联邦监狱管理局在一份声明中表示，在汉森服终身监禁的弗洛伦斯联邦重罪监狱，工作人员在临近早上7时发现他失去了知觉。汉森经抢救无效死亡。声明没有给出死亡原因。</text:p>
      <text:p text:style-name="P4">
汉森案被认为是他那一代人中最臭名昭著的间谍丑闻之一。在得知自己人多年来一直向敌方提供情报而逍遥法外时，联邦调查局负责人和其他政府官员无不感到震惊。直到今天，联邦调查局仍称他为“<text:a xlink:type="simple" xlink:href="https://www.fbi.gov/history/famous-cases/robert-hanssen" text:style-name="Internet_20_link" text:visited-style-name="Visited_20_Internet_20_Link">
 调查局历史上最具破坏性的间谍” </text:a>
 。</text:p>
      <text:p text:style-name="P4">
为了换取总计140万美元的现金、银行资金和钻石，汉森向莫斯科传递了大量机密情报，包括美国政府在苏联驻华盛顿大使馆地下挖了一条隧道，以便窃听外交和其他的通讯。他还向莫斯科通报了三名克格勃特工秘密为美国从事间谍活动的情况，导致其中两人后来被处决。</text:p>
      <text:p text:style-name="P4">
“汉森罪行的严重程度怎么强调都不为过，”当年起诉他的联邦检察官保罗·麦克纳尔蒂周一在回应死亡报道时说。“人们不会轻易忘记，他的所作所为是美国历史上最让人震惊的背信弃义之一。对联邦调查局来说，此案是它的一个低谷，也是一次成功的调查。”</text:p>
      <text:p text:style-name="P4">
</text:p>
      <text:p text:style-name="P4">
2009年，汉森的证件和名片在弗吉尼亚州匡提科的联邦调查局学院展出。  Paul J. Richards/Agence France-Presse —Getty Images</text:p>
      <text:p text:style-name="P4">
汉森于2001年被捕，一度导致美俄关系的破裂，当时，这两个昔日的敌人正寻求在苏联解体后建立更友好的关系。乔治·W·  布什总统为此 <text:a xlink:type="simple" xlink:href="https://www.nytimes.com/2001/03/22/world/russian-diplomats-ordered-expelled-in-a-countermove.html" text:style-name="Internet_20_link" text:visited-style-name="Visited_20_Internet_20_Link">
驱逐了大约50名俄罗斯外交官 </text:a>
，俄罗斯总统普京则以牙还牙，驱逐了50名美国外交官。但双方都决心就此打住，不让它导致更持久的破坏。</text:p>
      <text:p text:style-name="P4">
汉森间谍活动的曝光令联邦调查局尴尬不已，并导致安全程序的改变。他在被捕后告诉调查人员，调查局的安保工作之松懈可以说得上是“玩忽职守”。他说，只要经过例行公事的安全审查，就能访问官方电脑上的机密材料，这是一件很简单的事情。</text:p>
      <text:p text:style-name="P4">
广告</text:p>
      <text:p text:style-name="P4">
“只要是局里的人都可以在该系统里有所发现，”司法部2002年关于该案的一份报告引用汉森的话说，“这是一种犯罪。”</text:p>
      <text:p text:style-name="P4">
为了避免被判处死刑，汉森承认了15项间谍罪和共谋罪，并对自己的叛变表示后悔。“我为此感到羞耻，”他在2002年的听证会上说，当时他被 <text:a xlink:type="simple" xlink:href="https://www.nytimes.com/2002/05/11/us/former-fbi-agent-gets-life-in-prison-for-years-as-a-spy.html" text:style-name="Internet_20_link" text:visited-style-name="Visited_20_Internet_20_Link">
 判处终身监禁</text:a>
 ，不得假释。</text:p>
      <text:p text:style-name="P4">
自2002年7月17日以来，汉森一直被关押在弗洛伦斯  重罪监狱，这个 <text:a xlink:type="simple" xlink:href="https://www.nytimes.com/2015/03/29/magazine/inside-americas-toughest-federal-prison.html" text:style-name="Internet_20_link" text:visited-style-name="Visited_20_Internet_20_Link">
 最高级别设施</text:a>
 被视为联邦系统中最安全的监狱，近年来被用来关押被定罪的恐怖分子。那里的  典型囚犯每天有23小时处于单独监禁状态。</text:p>
      <text:p text:style-name="P4">
汉森于1976年以特工的身份加入联邦调查局，之后担任过几个反间谍职位，这些职位让他能够接触到机密信息。加入联邦调查局三年后，他开始为苏联从事间谍活动，当时他被分配到纽约的一个反间谍部门，得以接触阿姆托格贸易公司的纽约办公室，这个苏联贸易组织是已知的苏联军事情报机构的幌子。</text:p>
      <text:p text:style-name="P4">
从1980年开始，他停止了几年的间谍活动，因为他的妻子邦妮偶然在他们位于纽约州威彻斯特县的家中的地下室撞破了他，而他匆忙试图掩盖手边的文件。他向她和一名主业会神父忏悔——主业会是这对夫妇所属的保守天主教组织。</text:p>
      <text:p text:style-name="P4">
</text:p>
      <text:p text:style-name="P4">
2001年，调查局调查人员在汉森位于弗吉尼亚州维也纳的住处外面。  Paul Hosefros/The New York Times</text:p>
      <text:p text:style-name="P4">
1985年，他再次开始从事间谍活动，向克格勃提供信息。这一次，他用加密通信和其他秘密方法，更好地掩盖了自己的踪迹；甚至连俄罗斯人也不知道他是谁。汉森只用“B”和“拉蒙·加西亚”这样的代号来表明自己的身份，他交出的敏感信息据说包括详尽的卫星情报收集能力。</text:p>
      <text:p text:style-name="P4">
他在苏联解体后再次停止间谍活动，直到1999年重操旧业。检察官称，他的背叛行为多年来一直没有被发现，他从克格勃和其后苏联时代的继承者俄罗斯对外请报局手中得到了至少价值60万美元的现金和钻石，对外请报局还告诉他，他们在莫斯科的一家银行还为他预留了80万美元。</text:p>
      <text:p text:style-name="P4">
广告</text:p>
      <text:p text:style-name="P4">
上世纪90年代，同样为俄罗斯人从事间谍活动的中情局特工奥尔德里奇·艾姆斯被捕后，联邦调查局和中情局意识到还有其他人在向俄罗斯提供机密信息，于是他们启动了“灰色套装”行动，追捕这个不知名的双面间谍。但直到2000年，调查人员才得以缩小搜索范围，当时<text:a xlink:type="simple" xlink:href="https://www.nytimes.com/2002/10/18/us/fbi-paid-7-million-for-file-on-american-spying-for-russia.html" text:style-name="Internet_20_link" text:visited-style-name="Visited_20_Internet_20_Link">
 调查局向一名前俄罗斯情报官员支付了700万美元 </text:a>
，购买了一份关于这位自称B的内鬼的文件——这份文件包括一段录音，两名认识汉森的调查局分析师最终认出了录音中的声音。</text:p>
      <text:p text:style-name="P4">
联邦调查局利用指纹确认了内鬼就是汉森，并对他进行了数月的监视，为了更好地跟踪他，甚至还给他升职。2001年2月，特工在弗吉尼亚州华盛顿维也纳郊区的福克斯斯通公园逮捕了他，他家就在几个街区外。当时他把机密文件放在一个垃圾袋里，放在一座木桥下的“情报放置点”，供他的俄罗斯联络人收取。</text:p>
      <text:p text:style-name="P4">
汉森对最终被捕似乎并不感到意外。“你们怎么花了这么长的时间？”据报道，他被捕时问道。</text:p>
      <text:p text:style-name="P4">
罗伯特·菲利普·汉森于1944年4月18日出生在芝加哥，母亲是维维安·汉森，父亲是霍华德·汉森。他的父亲是芝加哥一名职业警察，负责警察局的情报工作。罗伯特是独生子，被认为是个不合群的书呆子，和父亲的关系很不好，受到了他的情感虐待。他从小就痴迷于詹姆斯·邦德，收集间谍工具，甚至开设了一个瑞士银行账户。</text:p>
      <text:p text:style-name="P4">
汉森于1966年在伊利诺伊州诺克斯学院获得化学学士学位，他在那里还学了俄语，但毕业后他申请一个密码学职位时被国家安全局拒绝。他进入西北大学牙科学院，后来转到商学院，获得工商管理硕士学位。</text:p>
      <text:p text:style-name="P4">
在牙科学院期间，他与邦妮·沃克相识、结婚，并脱离路德教会，皈依了她的罗马天主教信仰。在一家会计师事务所工作一年后，他在芝加哥警察局找到了一份法务会计工作。四年后，他进入联邦调查局。</text:p>
      <text:p text:style-name="P4">
</text:p>
      <text:p text:style-name="P4">
汉森在1962年高中毕业纪念册上的照片。  Tim Boyle/Newsmakers, William Howard Taft High School,via Getty Images</text:p>
      <text:p text:style-name="P4">
汉森聪明但玻璃心，据说因没有得到他认为自己应得的尊重和任务而充满怨恨。他有六个孩子在教区学校或大学读书，因而自称是为了钱给莫斯科卖命，尽管人们至今也没能完全理解他这样做的理由。</text:p>
      <text:p text:style-name="P4">
“过去激励或影响叛变者的许多因素——例如贪婪、意识形态、职业失望和怨恨，以及吸毒和酗酒——不是汉森的情况，或者不能完全解释他的行为，” <text:a xlink:type="simple" xlink:href="https://oig.justice.gov/sites/default/files/archive/special/0308/index.htm" text:style-name="Internet_20_link" text:visited-style-name="Visited_20_Internet_20_Link">
司法部监察长在2003年关于此案的报告中说</text:a>
。</text:p>
      <text:p text:style-name="P4">
广告</text:p>
      <text:p text:style-name="P4">
汉森在许多方面过着双重生活。作为罗马天主教世俗组织主业会的活跃成员，他以一个虔诚的反共保守派的形象示人。但据报道，他还去过脱衣舞俱乐部，允许一个朋友偷窥他与妻子的性事，并与一名艳舞女郎建立了一种据说没有性的秘密关系，他送礼物给她，在因调查局公事出差香港时还带上了她。</text:p>
      <text:p text:style-name="P4">
汉森能够长久潜伏被认为是美国情报机构的沟通失误使然。他自己的姐夫也曾在FBI工作，汉森被捕10年前他就向FBI报告了对汉森的怀疑，但收到报告的主管无视了他的担忧。</text:p>
      <text:p text:style-name="P4">
汉森是多部书籍和电影的主题，包括2002年由威廉·赫特饰演的电视电影和2007年由克里斯·库珀饰演的电影《双面特工》(Breach)。</text:p>
      <text:p text:style-name="P4">
“汉森是矛盾的集合体，一个中产家庭的父亲和一个表面上忠诚的爱家男人，他自称是虔诚的教徒，但同时又背叛了家庭、信仰和国家，以及所有对他重要的人，”《隔壁的间谍》(TheSpy Next Door)的作者之一安·布莱克曼在周一说。“21年，历经四任总统和三任调查局局长，他愚弄了他们所有人。”</text:p>
      <text:p text:style-name="P4">
Source: <text:a xlink:type="simple" xlink:href="https://cn.nytimes.com/obits/20230606/robert-hanssen-spy-dead/" text:style-name="Internet_20_link" text:visited-style-name="Visited_20_Internet_20_Link">
https://cn.nytimes.com/obits/20230606/robert-hanssen-spy-dead/</text:a>
</text:p>
      <!--NEWS-->
      <text:h text:style-name="P10" text:outline-level="1">
<text:span text:style-name="T4">
Bud Light风波或带来入手百威英博的时机 (Free Version)</text:span>
</text:h>
      <text:p text:style-name="P4">
Author: Aaron Back</text:p>
      <text:p text:style-name="P4">
Publisher: 华尔街日报中文网</text:p>
      <text:p text:style-name="P4">
Published Time: 2023-06-06T05:45:00.000Z</text:p>
      <text:p text:style-name="P4">
Modified Time: 2023-06-06T05:45:00.000Z</text:p>
      <text:p text:style-name="P4">
Created Time: 2023-06-06T04:29:00.000Z</text:p>
      <text:p text:style-name="P4">
Description: 跨国啤酒集团百威英博当前卷入了一场具有显著美国特色的纷扰。但对长期投资者来说，围绕百威英博旗下Bud Light的这场风波可能带来一个难得的买入机会。</text:p>
      <text:p text:style-name="P4">
Images: []</text:p>
      <text:p text:style-name="P4">
Categories: ['金融市场', '股闻天下']</text:p>
      <text:p text:style-name="P4">
Keywords: SYND,LINK:EN|WP-WSJ-0000947924</text:p>
      <text:p text:style-name="P4">
Type: Article</text:p>
      <!--METADATA-->
      <text:p text:style-name="P4">
跨国啤酒集团百威英博(Anheuser-Busch InBev, BUD)当前卷入了一场具有显著美国特色的纷扰。但对长期投资者来说，围绕百威英博旗下BudLight的这场风波可能带来一个难得的买入机会。</text:p>
      <text:p text:style-name="P4">
Source: <text:a xlink:type="simple" xlink:href="https://cn.wsj.com/articles/bud-light%E9%A3%8E%E6%B3%A2%E6%88%96%E5%B8%A6%E6%9D%A5%E5%85%A5%E6%89%8B%E7%99%BE%E5%A8%81%E8%8B%B1%E5%8D%9A%E7%9A%84%E6%97%B6%E6%9C%BA-e38aeb78" text:style-name="Internet_20_link" text:visited-style-name="Visited_20_Internet_20_Link">
https://cn.wsj.com/articles/bud-light%E9%A3%8E%E6%B3%A2%E6%88%96%E5%B8%A6%E6%9D%A5%E5%85%A5%E6%89%8B%E7%99%BE%E5%A8%81%E8%8B%B1%E5%8D%9A%E7%9A%84%E6%97%B6%E6%9C%BA-e38aeb78</text:a>
</text:p>
      <!--NEWS-->
      <text:h text:style-name="P10" text:outline-level="1">
<text:span text:style-name="T4">
英媒：馬克宏反對北約在日本設辦事處</text:span>
</text:h>
      <text:p text:style-name="P4">
Author: None (Language: zh)</text:p>
      <text:p text:style-name="P4">
Publisher: None</text:p>
      <text:p text:style-name="P4">
Time: 2023-06-06T05:57:00Z</text:p>
      <text:p text:style-name="P4">
Description: 隨著中國在印太勢力擴張，北約計畫於東京設立辦事處，加強與日本的合作。但英媒5日引述消息報導，此提案目前遭到法國攔阻，因為馬克宏認為，北約應先顧好北大西洋範圍的安全。法方還提出了哪些想法？</text:p>
      <text:p text:style-name="P4">
Videos: []</text:p>
      <text:p text:style-name="P4">
Images: []</text:p>
      <text:p text:style-name="P4">
Subject: 时政风云</text:p>
      <text:p text:style-name="P4">
Subjects: ['岛屿主权争端', '日本']</text:p>
      <text:p text:style-name="P4">
Keywords: ['马克龙', '东京', '日本', '北约东扩', '金融时报']</text:p>
      <text:p text:style-name="P4">
ID: 65834394</text:p>
      <!--METADATA-->
      <text:p text:style-name="P4">
<text:a xlink:type="simple" xlink:href="https://www.dw.com/zh/overlay/image/article/65834394/62320214" text:style-name="Internet_20_link" text:visited-style-name="Visited_20_Internet_20_Link">
 </text:a>
</text:p>
      <text:p text:style-name="P4">
馬克宏曾表示，歐洲應避免遭捲入美中在台灣問題上的衝突，招致批評（資料照片）。</text:p>
      <text:p text:style-name="P4">
（德國之聲中文網）英國《金融時報》週一（6月5日）報導，法國總統馬克宏（EmmanuelMacron）反對北大西洋公約組織（NATO）在東京開設辦事處，主張該組織應專注關切北大西洋區域的安全，而非東進亞太。</text:p>
      <text:p text:style-name="P4">
<text:a xlink:type="simple" xlink:href="https://www.dw.com/zh/zh/北约计划在日设联络处-岸田文雄日本无意加入北约/a-65719749" text:style-name="Internet_20_link" text:visited-style-name="Visited_20_Internet_20_Link">
 北約擬明年在日本開設一處小型聯絡處 </text:a>
 ，作為該組織在印太地區的第一個前哨站，以因應中國在台海不斷增加的軍事行動。今年5月， <text:a xlink:type="simple" xlink:href="https://www.dw.com/zh/zh/日外相證實-與北約商討在日開設辦事處/a-65582973" text:style-name="Internet_20_link" text:visited-style-name="Visited_20_Internet_20_Link">
日本外相林芳正向外界證實 </text:a>
，日方正在與北約商討此事。</text:p>
      <text:p text:style-name="P4">
然而，8位不具名的知情人士向《金融時報》透露，北約正面臨「來自法國的阻力」，使內部討論複雜化。其中一位官員說，法國不願意支持任何「助長北約-中國關係緊張」的行動，儘管美日不斷敦促歐洲更多參與亞洲區域安全問題。</text:p>
      <text:p text:style-name="P4">
其中一位法國官員也說，法國主張北約憲章將該聯盟的地理範圍限制在「北大西洋」，且在日本設辦可能被中國視為激化情勢之舉，進而破壞歐洲在中國的信譽，因為在俄烏議題上，歐洲不斷要求北京不要供武俄羅斯。</text:p>
      <text:p text:style-name="P4">
消息人士也透露，馬克宏上週在一場會議上表示，北約若將其範圍擴大到北大西洋以外，「將犯下一個大錯誤」。今年4月，馬克龍在結束訪中之行後曾向媒體表示，歐洲應持續以「戰略自主」為長期目標，避免<text:a xlink:type="simple" xlink:href="https://www.dw.com/zh/zh/馬克宏稱俄淪中國附庸-莫斯科譴責/a-65632190" text:style-name="Internet_20_link" text:visited-style-name="Visited_20_Internet_20_Link">
 淪為美國「附庸」 </text:a>
及捲入美中在台灣問題上的衝突。此言論引發美國及其盟友反彈。</text:p>
      <text:h text:style-name="P12" text:outline-level="3">
<text:span text:style-name="T4">
回应争议 马克龙强调对台立场不变</text:span>
</text:h>
      <text:p text:style-name="P4">
中國方面，北京也數次批評「北約東進亞太」的決定是「促推陣營對抗」、「破壞區域和平穩定」。中國外交部發言人汪文斌週一（5日）重申，中方「不歡迎北約把觸角伸向亞洲」，「在地區拼湊各種軍事集團」。</text:p>
      <text:h text:style-name="P12" text:outline-level="3">
<text:span text:style-name="T4">
日本盼強化與北約聯繫</text:span>
</text:h>
      <text:p text:style-name="P4">
作為全球最大的跨國軍事聯盟，北約自去年俄羅斯入侵烏克蘭後， <text:a xlink:type="simple" xlink:href="https://www.dw.com/zh/zh/北约拟开设日本办公室促进印太磋商/a-65501311" text:style-name="Internet_20_link" text:visited-style-name="Visited_20_Internet_20_Link">
 在亞洲採取愈來愈高調的行動</text:a>
 ，引發印太區域國家的關注。</text:p>
      <text:p text:style-name="P4">
國際戰略研究所（IISS）日本專家越野結花（Yuka Koshino）告訴《金融時報》，北約若成立東京辦事處，代表該組織正式且願意持續參與印太事務。</text:p>
      <text:p text:style-name="P4">
北約目前在全球有十幾個聯絡處或代表團，地點包含 <text:a xlink:type="simple" xlink:href="https://www.dw.com/zh/zh/北約秘書長挺烏入會-德國防長還不是時候/a-65393175" text:style-name="Internet_20_link" text:visited-style-name="Visited_20_Internet_20_Link">
 烏克蘭 </text:a>
和摩爾多瓦等國。大多數聯絡處規模都不大，主要功用是幫助北約聯繫當地政府及軍隊。設立北約辦事處需獲北大西洋理事會——北約的最高政治決策機構的一致支持，這意味著法國有權阻止此事發生。</text:p>
      <text:p text:style-name="P4">
</text:p>
      <text:p text:style-name="P4">
2023年1月31日，日本首相岸田文雄在東京會見北約秘書長斯托爾騰貝格。</text:p>
      <text:p text:style-name="P4">
《金融時報》表示，北約拒絕提供有關「正在進行的審議」細節，美國、日本政府目前也尚未回應置評請求。但一位不具名的日本官員說，東京確實希望加強與北約的聯繫。</text:p>
      <text:p text:style-name="P4">
自2007年時任首相安倍晉三訪問北約總部以來，該組織和日本一直在討論開設東京辦事處的問題。2018年，日本更在布魯塞爾開設了駐北約的分支機構。去年，現任首相岸田文雄更成為首位出席北約峰會的日本領導人，他也預計參加該組織今年7月在立陶宛舉行的峰會。</text:p>
      <text:p text:style-name="P4">
（《金融時報》、中國外交部、《衛報》）</text:p>
      <text:p text:style-name="P4">
Source: <text:a xlink:type="simple" xlink:href="https://www.dw.com/zh/英媒：馬克宏反對北約在日本設辦事處/a-65834394" text:style-name="Internet_20_link" text:visited-style-name="Visited_20_Internet_20_Link">
https://www.dw.com/zh/英媒：馬克宏反對北約在日本設辦事處/a-65834394?maca=chi-rss-chi-all-1127-rdf</text:a>
</text:p>
      <!--NEWS-->
      <text:h text:style-name="P10" text:outline-level="1">
<text:span text:style-name="T4">
港府申請禁播《願榮光歸香港》 以免誤認國歌</text:span>
</text:h>
      <text:p text:style-name="P4">
Author: None (Language: zh)</text:p>
      <text:p text:style-name="P4">
Publisher: None</text:p>
      <text:p text:style-name="P4">
Time: 2023-06-06T06:10:00Z</text:p>
      <text:p text:style-name="P4">
Description: 香港政府週一向法院申請，禁止公眾以任何形式在網路等平台傳播《願榮光歸香港》，即便旋律或歌詞也不行，以免藉此意圖煽動分裂國家、混淆成「香港國歌」，甚至意指香港為獨立國家。</text:p>
      <text:p text:style-name="P4">
Videos: []</text:p>
      <text:p text:style-name="P4">
Images: []</text:p>
      <text:p text:style-name="P4">
Subject: 时政风云</text:p>
      <text:p text:style-name="P4">
Subjects: ['德中关系', '谷歌', '岛屿主权争端', '专题报道：全景观看“习马会”', '香港', '中国', '雨伞革命', '香港政改', '中共十九大', '专题报道：香港“反送中”抗议']</text:p>
      <text:p text:style-name="P4">
Keywords: ['香港', '中国', '国歌', '愿荣光归香港', '义勇军进行曲']</text:p>
      <text:p text:style-name="P4">
ID: 65834428</text:p>
      <!--METADATA-->
      <text:p text:style-name="P4">
<text:a xlink:type="simple" xlink:href="https://www.dw.com/zh/overlay/image/article/65834428/55840278" text:style-name="Internet_20_link" text:visited-style-name="Visited_20_Internet_20_Link">
 </text:a>
</text:p>
      <text:p text:style-name="P4">
《願榮光歸香港》是香港反修例運動的標誌性歌曲（示意圖）。</text:p>
      <text:p text:style-name="P4">
（德國之聲中文網）香港政府律政司週一（6月5日）向高等法院申請禁制令，要求禁止公眾在網路等任何平台傳播《願榮光歸香港》，擬全面封殺這首香港反修例運動的標誌性歌曲。現正等候法庭指示，聆訊日期待定。《南華早報》稱，這是一項史無前例的禁制令申請。</text:p>
      <text:p text:style-name="P4">
根據港府6日發布的新聞稿，律政司向法庭申請禁止4項與《願榮光歸香港》有關的「非法行為」，包含禁止：</text:p>
      <text:p text:style-name="P4">
（一）在網路或任何其他平台媒介，廣播、表演、刊印、發布、出售、要約出售、分發、傳布、展示或複製有關歌曲，包含旋律與歌詞。尤其是主張把香港從中國分離出去，意圖煽動他人犯下分裂國家罪，違反《香港國安法》。</text:p>
      <text:p text:style-name="P4">
（二）藉此意圖侮辱國歌，違反《國歌條例》，並致使誤會《願榮光歸香港》才是香港特區的國歌，而不是《義勇軍進行曲》，令人聯想特區為一個獨立國家並擁有自己的國歌。</text:p>
      <text:p text:style-name="P4">
（三）幫助、導致、促致、煽惑、協助和教唆他人實施或參與任何首兩點所列明的行為。</text:p>
      <text:p text:style-name="P4">
（四）明知而授權、准許或容許他人實施或參與任何首兩點所列明的行為。</text:p>
      <text:p text:style-name="P4">
港府聲明稱，《願榮光歸香港》自2019年開始廣泛流傳，歌詞內涵已經被法庭裁定有可構成煽動的口號，近期亦多次被錯認為「國歌」，「對國歌造成侮辱，對國家和特區造成嚴重損害」，考量之下申請禁制令。</text:p>
      <text:p text:style-name="P4">
政府發言人稱，政府一直尊重及重視《基本法》保障的權利和自由（包括言論自由），但言論自由並非絕對。「為維護國家安全這個正當目的，有關申請是必要、合理和合法的，符合相關人權法案的要求」，市民不應以身試法。</text:p>
      <text:p text:style-name="P4">
《明報》報導，原告為律政司長，被告為「從事相關禁制行為的任何人」。律政司長遞交的入稟狀同時附上了32條與《願榮光歸香港》有關的YouTube影片，包含歌曲MV、純音樂影片等，以及德語等不同語言版本，要求相關人士停止傳播。</text:p>
      <text:p text:style-name="P4">
港府申請禁制令，擬封殺《願榮光歸香港》的消息見報後，隨即引發輿論討論。香港連登討論區有關新聞下方，有人詫異留言：「旋律都禁埋喎（旋律也禁了啊）」；有人質疑：「禁書禁片聽得多，禁歌真係第一次見。唱首歌政壇就會倒台？你都幾廢...」；有人疑問：「劍指google？」</text:p>
      <text:p text:style-name="P4">
近年，多場國際或地區體育賽事期間， <text:a xlink:type="simple" xlink:href="https://www.dw.com/zh/zh/誤播願榮光亞洲欖總赴港致歉/a-63855666" text:style-name="Internet_20_link" text:visited-style-name="Visited_20_Internet_20_Link">
 主辦方播放的「香港國歌」為《願榮光歸香港》</text:a>
，而不是中國國歌《義勇軍進行曲》，引發港府多次批評。2022年底， <text:a xlink:type="simple" xlink:href="https://www.dw.com/zh/zh/李家超港府将就香港国歌搜索一事继续与google交涉/a-64081077" text:style-name="Internet_20_link" text:visited-style-name="Visited_20_Internet_20_Link">
 港府要求Google在使用者搜尋「香港國歌」時顯示正確的結果</text:a>
，稱Google有責任移除《願榮光歸香港》並將《義勇軍進行曲》置頂，但遭Google拒絕要求。</text:p>
      <text:p text:style-name="P4">
Google當時表示，「不會人為操控」網路自然排名，拒絕移除《願榮光歸香港》。</text:p>
      <text:p text:style-name="P4">
目前，在Google搜索「香港國歌」，第一個置頂的搜索結果仍為《願榮光歸香港》，排名遠在《義勇軍進行曲》之前。</text:p>
      <text:p text:style-name="P4">
（綜合報導）</text:p>
      <text:p text:style-name="P4">
Source: <text:a xlink:type="simple" xlink:href="https://www.dw.com/zh/港府申請禁播《願榮光歸香港》-以免誤認國歌/a-65834428" text:style-name="Internet_20_link" text:visited-style-name="Visited_20_Internet_20_Link">
https://www.dw.com/zh/港府申請禁播《願榮光歸香港》-以免誤認國歌/a-65834428?maca=chi-rss-chi-all-1127-rdf</text:a>
</text:p>
      <!--NEWS-->
      <text:h text:style-name="P10" text:outline-level="1">
<text:span text:style-name="T4">
美国称准备应对中国的强硬举动 (Free Version)</text:span>
</text:h>
      <text:p text:style-name="P4">
Authors: ['费利西娅•施瓦茨']</text:p>
      <text:p text:style-name="P4">
Publisher: 英国《金融时报》</text:p>
      <text:p text:style-name="P4">
Time: 2023-06-06T06:41:41+00:00</text:p>
      <text:p text:style-name="P4">
Published Time: 2023-06-05T12:00:99+08:00</text:p>
      <text:p text:style-name="P4">
Modified Time: 2023-06-06T02:34:99+08:00</text:p>
      <text:p text:style-name="P4">
Description: 这一警告是在中方在台湾海峡水域和南中国海上空对美军进行两次“不安全”拦截之后发出的。</text:p>
      <text:p text:style-name="P4">
Images: ["<text:a xlink:type="simple" xlink:href="https://thumbor.ftacademy.cn/unsafe/picture/9/000183509_piclink.jpg" text:style-name="Internet_20_link" text:visited-style-name="Visited_20_Internet_20_Link">
000183509_pic...</text:a>
"]</text:p>
      <text:p text:style-name="P4">
Themes: ['中美关系', '关注']</text:p>
      <text:p text:style-name="P4">
Keywords: ['中美关系', '美国外交', '台湾', '南中国海', '美国军事', '中国军事']</text:p>
      <text:p text:style-name="P4">
Type: Article</text:p>
      <!--METADATA-->
      <text:p text:style-name="P4">
<draw:frame draw:style-name="fr1" draw:name="Image131" text:anchor-type="as-char" svg:width="6.9236in" svg:height="3.894525in" draw:z-index="0">
<draw:image xlink:href="../Images/FT Chinese Free Version/2023-06-06T06-41-41-00-00/000183509_piclink.jpg" xlink:type="simple" xlink:show="embed" xlink:actuate="onLoad" draw:mime-type="image/jpeg"/>
</draw:frame>
</text:p>
      <text:p text:style-name="P4">
一位高级官员周一表示，在北京方面近日进行了两次“不安全”拦截后，美国准备应对中国在台湾海峡和南中国海“越来越咄咄逼人”的行为。</text:p>
      <text:p text:style-name="P4">
上述警告是由美国国家安全委员会(National Security Council)发言人约翰•柯比(JohnKirby)发出的，突显出美国对与中国军队在国际空中和海上航道上的危险互动日益感到担忧。此际，北京方面仍然拒绝美国重建两国军方间联系的尝试。</text:p>
      <text:p text:style-name="P4">
Source: <text:a xlink:type="simple" xlink:href="http://www.ftchinese.com/story/001099872" text:style-name="Internet_20_link" text:visited-style-name="Visited_20_Internet_20_Link">
http://www.ftchinese.com/story/001099872</text:a>
</text:p>
      <!--NEWS-->
      <text:h text:style-name="P10" text:outline-level="1">
<text:span text:style-name="T4">
白宫指责中国军方敌对行为日增 提高误判风险</text:span>
</text:h>
      <text:p text:style-name="P4">
Author: 联合早报 (Person)</text:p>
      <text:p text:style-name="P4">
Publisher: 联合早报 (Organization)</text:p>
      <text:p text:style-name="P4">
Published Time: 2023-06-06T06:54</text:p>
      <text:p text:style-name="P4">
Modified Time: 2023-06-06T07:06</text:p>
      <text:p text:style-name="P4">
Description: 美国白宫星期一（6月5日）说，美中军方最近在台湾海峡和南中国海的危险接触，反映出中国军方的敌对行为日益增强，这提高了误判的风险，并警告“有人可能会因此受到伤害”。路透社报道，在华盛...</text:p>
      <text:p text:style-name="P4">
Videos: []</text:p>
      <text:p text:style-name="P4">
Audios: []</text:p>
      <text:p text:style-name="P4">
Images: []</text:p>
      <text:p text:style-name="P4">
Type: NewsArticle</text:p>
      <text:p text:style-name="P4">
Breadcrumbs: ['即时', '国际']</text:p>
      <text:p text:style-name="P4">
Keywords: ['美国', '白宫', '中国', '台湾海峡', '南中国海', '中美关系']</text:p>
      <!--METADATA-->
      <text:p text:style-name="P4">
美国白宫星期一（6月5日）说，美中军方最近在台湾海峡和南中国海的危险接触，反映出中国军方的敌对行为日益增强，这提高了误判的风险，并警告“有人可能会因此受到伤害”。</text:p>
      <text:p text:style-name="P4">
路透社报道，在华盛顿发出措辞严厉的警告之前， <text:a xlink:type="simple" xlink:href="https://www.zaobao.com/realtime/world/story20230605-1401290" text:style-name="Internet_20_link" text:visited-style-name="Visited_20_Internet_20_Link">
 美国海军于星期天公布了一段视频</text:a>
，批评视频中的一艘中国军舰在台湾海峡以“不安全方式”越过美国钟云号驱逐舰的前方。</text:p>
      <text:p text:style-name="P4">
白宫国家安全委员会发言人柯比说：“很遗憾，这又一次显示PRC（中华人民共和国）的敌对行为（aggresiveness）不断增加，而我们已为此做好应对准备。”</text:p>
      <text:p text:style-name="P4">
他说：“再这样下去，用不了多久就会有人受伤。很容易就会发生误判。”</text:p>
      <text:p text:style-name="P4">
柯比也说，美国将继续捍卫空中和海上的航行自由。“我当然想听听北京如何说明他们的行为是正当的。空中和海上拦截一直都在发生。我们也会这么做。不同之处在于…….当我们认为我们必须这么做时，我们是以专业手法进行。”</text:p>
      <text:p text:style-name="P4">
柯比还说，如果中国想传达的是，美国在该地区不受欢迎，或希望美国飞机和军舰停止在该地区飞行和航行以示支持国际法，那是不会成功的。</text:p>
      <text:p text:style-name="P4">
中国外交部星期一就美国军舰过航台湾海峡作出回应时说，中国军队对此采取的行动是应对有关国家挑衅的必要举措，完全合理合法，安全专业。</text:p>
      <text:p text:style-name="P4">
中国外交部发言人汪文斌指美国滋事挑衅在前，中方依法依规处置在后。中国坚决反对有关国家在台海地区制造事端，坚决捍卫国家主权安全和地区和平稳定。</text:p>
      <text:p text:style-name="P4">
Source: <text:a xlink:type="simple" xlink:href="https://www.zaobao.com.sg/realtime/world/story20230606-1401562" text:style-name="Internet_20_link" text:visited-style-name="Visited_20_Internet_20_Link">
https://www.zaobao.com.sg/realtime/world/story20230606-1401562</text:a>
</text:p>
      <!--NEWS-->
      <text:h text:style-name="P10" text:outline-level="1">
<text:span text:style-name="T4">
俄称一天歼敌逾千 瓦格纳首脑呛天马行空幻想</text:span>
</text:h>
      <text:p text:style-name="P4">
Publisher: 法新社</text:p>
      <text:p text:style-name="P4">
Published Time: 2023-06-06T07:02:07+00:00</text:p>
      <text:p text:style-name="P4">
Modified Time: 2023-06-06T06:35:03+00:00</text:p>
      <text:p text:style-name="P4">
Description: （法新社基辅6日电） 俄罗斯佣兵组织「瓦格纳集团」（Wagner Group）首脑普里格津今天表示，俄国国防部声称俄军一天内已歼灭1500名发起反攻的乌克兰军人，简直就是「天马行空的幻想」。</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617581in" draw:z-index="0">
<draw:image xlink:href="../Images/rficn/2023-06-06T07-02-07-00-00/000000.png" xlink:type="simple" xlink:show="embed" xlink:actuate="onLoad" draw:mime-type="image/png"/>
</draw:frame>
</text:p>
      <text:p text:style-name="P4">
俄国国防部昨天表示，俄国已经挫败乌克兰的进击，敌方折损「1500兵力」，另有100多辆装甲车损毁。</text:p>
      <text:p text:style-name="P4">
普里格津（YevgenyPrigozhin）在通讯软体Telegram回应道：「一天之内要在超过150公里范围内消灭1500人，势必是一场大屠杀，一场地狱般的大屠杀。」</text:p>
      <text:p text:style-name="P4">
普里格津说：「因此，我认为这种说法只不过是一些天马行空的幻想。」</text:p>
      <text:p text:style-name="P4">
普里格津与俄国正规军的矛盾越演越烈，而他自今年以来便经常批评俄罗斯国防部领导层，且一再说莫斯科没有向瓦格纳部队提供足够弹药。（译者：纪锦玲）</text:p>
      <text:p text:style-name="P4">
Source: <text:a xlink:type="simple" xlink:href="https://www.rfi.fr/cn/%E5%9B%BD%E9%99%85%E6%8A%A5%E9%81%93/20230606-%E4%BF%84%E7%A7%B0%E4%B8%80%E5%A4%A9%E6%AD%BC%E6%95%8C%E9%80%BE%E5%8D%83-%E7%93%A6%E6%A0%BC%E7%BA%B3%E9%A6%96%E8%84%91%E5%91%9B%E5%A4%A9%E9%A9%AC%E8%A1%8C%E7%A9%BA%E5%B9%BB%E6%83%B3" text:style-name="Internet_20_link" text:visited-style-name="Visited_20_Internet_20_Link">
https://www.rfi.fr/cn/%E5%9B%BD%E9%99%85%E6%8A%A5%E9%81%93/20230606-%E4%BF%84%E7%A7%B0%E4%B8%80%E5%A4%A9%E6%AD%BC%E6%95%8C%E9%80%BE%E5%8D%83-%E7%93%A6%E6%A0%BC%E7%BA%B3%E9%A6%96%E8%84%91%E5%91%9B%E5%A4%A9%E9%A9%AC%E8%A1%8C%E7%A9%BA%E5%B9%BB%E6%83%B3</text:a>
</text:p>
      <!--NEWS-->
      <text:h text:style-name="P10" text:outline-level="1">
<text:span text:style-name="T4">
美国前副总统彭斯竞选美国总统</text:span>
</text:h>
      <text:p text:style-name="P4">
Author: 联合早报 (Person)</text:p>
      <text:p text:style-name="P4">
Publisher: 联合早报 (Organization)</text:p>
      <text:p text:style-name="P4">
Published Time: 2023-06-06T07:21</text:p>
      <text:p text:style-name="P4">
Modified Time: 2023-06-06T07:30</text:p>
      <text:p text:style-name="P4">
Description: 美国共和党籍前副总统彭斯将竞选2024年美国总统选举。法新社报道，彭斯星期一（6月5日）向联邦选举委员会递交文件，将在星期三他64岁生日那天，在中西部的艾奥瓦州正式宣布竞选总统，竞...</text:p>
      <text:p text:style-name="P4">
Videos: []</text:p>
      <text:p text:style-name="P4">
Audios: []</text:p>
      <text:p text:style-name="P4">
Images: []</text:p>
      <text:p text:style-name="P4">
Type: NewsArticle</text:p>
      <text:p text:style-name="P4">
Breadcrumbs: ['即时', '国际']</text:p>
      <text:p text:style-name="P4">
Keywords: ['美国总统选举', '彭斯', '共和党']</text:p>
      <!--METADATA-->
      <text:p text:style-name="P4">
美国共和党籍前副总统 <text:a xlink:type="simple" xlink:href="https://www.zaobao.com/keywords/peng-si" text:style-name="Internet_20_link" text:visited-style-name="Visited_20_Internet_20_Link">
 彭斯 </text:a>
 将竞选2024年美国总统选举。</text:p>
      <text:p text:style-name="P4">
法新社报道，彭斯星期一（6月5日）向联邦选举委员会递交文件，将在星期三他64岁生日那天，在中西部的艾奥瓦州正式宣布竞选总统，竞逐共和党内总统候选人提名。</text:p>
      <text:p text:style-name="P4">
特朗普担任总统时，彭斯一直扮演忠诚副手的角色。特朗普任内丑闻缠身，为虔诚福音派基督教徒的彭斯，始终和特朗普站在一起。</text:p>
      <text:p text:style-name="P4">
目前特朗普依然是共和党内人气最高的总统竞选人，佛罗里达州州长德桑蒂斯被视为特朗普的最强对手，但德桑蒂斯的实力与特朗普仍有一段差距。</text:p>
      <text:p text:style-name="P4">
彭斯投入总统竞选，并没有太大改变共和党内候选人的竞逐情况。</text:p>
      <text:p text:style-name="P4">
Source: <text:a xlink:type="simple" xlink:href="https://www.zaobao.com.sg/realtime/world/story20230606-1401563" text:style-name="Internet_20_link" text:visited-style-name="Visited_20_Internet_20_Link">
https://www.zaobao.com.sg/realtime/world/story20230606-1401563</text:a>
</text:p>
      <!--NEWS-->
      <text:h text:style-name="P10" text:outline-level="1">
<text:span text:style-name="T4">
归还罕见恐龙化石 德国与巴西外交争端画上句点</text:span>
</text:h>
      <text:p text:style-name="P4">
Publisher: 法新社</text:p>
      <text:p text:style-name="P4">
Published Time: 2023-06-06T07:32:08+00:00</text:p>
      <text:p text:style-name="P4">
Modified Time: 2023-06-06T07:20:06+00:00</text:p>
      <text:p text:style-name="P4">
Description: （法新社巴西利亚5日电） 一桩研究人员非法运走化石引发的外交争端划上句点，因为德国将在南美洲发现的一块1.1亿年前罕见恐龙化石归还给巴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3.617581in" draw:z-index="0">
<draw:image xlink:href="../Images/rficn/2023-06-06T07-32-08-00-00/000000.png" xlink:type="simple" xlink:show="embed" xlink:actuate="onLoad" draw:mime-type="image/png"/>
</draw:frame>
</text:p>
      <text:p text:style-name="P4">
这种名为「长鬃矛神龙」（Ubirajarajubatus）的小型恐龙长有原始羽毛，以及从肩部长出宛如长矛的杆状物。科学家对这种恐龙感到惊艳，并在2020年发表研究确认它是未知物种。</text:p>
      <text:p text:style-name="P4">
但这块化石很快引起科学和伦理上的丑闻，当时巴西研究人员指控这份研究报告背后的德国团队，非法将化石带离巴西。</text:p>
      <text:p text:style-name="P4">
官员表示，在僵持不下近3年后，德国外交部长贝尔伯克（Annalena Baerbock）率领的代表团，4日在访问巴西利亚时，将化石归还给巴西。</text:p>
      <text:p text:style-name="P4">
巴西科学与科技部今天在声明中说：「长鬃矛神龙是在南美洲发现第一种具羽毛状结构的非鸟类恐龙，这块化石已被送回巴西。」</text:p>
      <text:p text:style-name="P4">
由考古学家组成的一支团队，于1990年在巴西东北部的塞阿拉州（Ceara）发现这块化石。他们将化石带回德国研究，并将它搜藏在位于卡斯陆（Karlsruhe）的国立自然历史博物馆（StateMuseum of Natural History）中。</text:p>
      <text:p text:style-name="P4">
但巴西科学家在2020年12月将长鬃矛神龙订为新物种的论文发表后发声，称化石从巴西被非法带走。</text:p>
      <text:p text:style-name="P4">
巴西法律规定，在巴西发现的化石都归该国所有，外国研究人员若想将化石带出巴西，就必须与巴西机构合作研究。</text:p>
      <text:p text:style-name="P4">
科学家发起线上活动，呼吁将化石归还给巴西，并用「长鬃矛神龙属于巴西」（#UbirajarabelongstoBR）当主题标签发文。</text:p>
      <text:p text:style-name="P4">
巴西科学与科技部部长阿鲁达（Inacio Arruda）说：「如果没有巴西科学界的动员，我们不会成功。」</text:p>
      <text:p text:style-name="P4">
这块重11.5公斤的化石，现将存放在塞阿拉一间大学的古生物博物馆。</text:p>
      <text:p text:style-name="P4">
Source: <text:a xlink:type="simple" xlink:href="https://www.rfi.fr/cn/%E7%A7%91%E5%AD%A6%E6%96%B0%E7%9F%A5/20230606-%E5%BD%92%E8%BF%98%E7%BD%95%E8%A7%81%E6%81%90%E9%BE%99%E5%8C%96%E7%9F%B3-%E5%BE%B7%E5%9B%BD%E4%B8%8E%E5%B7%B4%E8%A5%BF%E5%A4%96%E4%BA%A4%E4%BA%89%E7%AB%AF%E7%94%BB%E4%B8%8A%E5%8F%A5%E7%82%B9" text:style-name="Internet_20_link" text:visited-style-name="Visited_20_Internet_20_Link">
https://www.rfi.fr/cn/%E7%A7%91%E5%AD%A6%E6%96%B0%E7%9F%A5/20230606-%E5%BD%92%E8%BF%98%E7%BD%95%E8%A7%81%E6%81%90%E9%BE%99%E5%8C%96%E7%9F%B3-%E5%BE%B7%E5%9B%BD%E4%B8%8E%E5%B7%B4%E8%A5%BF%E5%A4%96%E4%BA%A4%E4%BA%89%E7%AB%AF%E7%94%BB%E4%B8%8A%E5%8F%A5%E7%82%B9</text:a>
</text:p>
      <!--NEWS-->
      <text:h text:style-name="P10" text:outline-level="1">
<text:span text:style-name="T4">
共军近距离逼近美舰 白宫：迟早造成伤亡</text:span>
</text:h>
      <text:p text:style-name="P4">
Publisher: 法新社</text:p>
      <text:p text:style-name="P4">
Published Time: 2023-06-06T07:32:09+00:00</text:p>
      <text:p text:style-name="P4">
Modified Time: 2023-06-06T07:05:06+00:00</text:p>
      <text:p text:style-name="P4">
Description: （法新社华盛顿法新电）美国白宫今天直指中国共军「日益挑衅」的行为，险些造成与美国军机以及与军舰相撞的事故，警告这类行为恐酿伤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3.617581in" draw:z-index="0">
<draw:image xlink:href="../Images/rficn/2023-06-06T07-32-09-00-00/000000.png" xlink:type="simple" xlink:show="embed" xlink:actuate="onLoad" draw:mime-type="image/png"/>
</draw:frame>
</text:p>
      <text:p text:style-name="P4">
白宫国安会战略沟通协调官柯比（JohnKirby）今天在白宫例行媒体简报会上指出，这类事件发生的频率比预期高，虽然并非所有行动都是不安全和不专业的，但这两起皆是。</text:p>
      <text:p text:style-name="P4">
他指出，中共解放军完全没有必要如此挑衅，「用不了多久就会有人受伤」。</text:p>
      <text:p text:style-name="P4">
他说，这些不安全与不专业的拦截行动可能导致误解与误判，可能会造成伤亡，「这是不能接受的」。</text:p>
      <text:p text:style-name="P4">
Source: <text:a xlink:type="simple" xlink:href="https://www.rfi.fr/cn/%E5%9B%BD%E9%99%85%E6%8A%A5%E9%81%93/20230606-%E5%85%B1%E5%86%9B%E8%BF%91%E8%B7%9D%E7%A6%BB%E9%80%BC%E8%BF%91%E7%BE%8E%E8%88%B0-%E7%99%BD%E5%AE%AB-%E8%BF%9F%E6%97%A9%E9%80%A0%E6%88%90%E4%BC%A4%E4%BA%A1" text:style-name="Internet_20_link" text:visited-style-name="Visited_20_Internet_20_Link">
https://www.rfi.fr/cn/%E5%9B%BD%E9%99%85%E6%8A%A5%E9%81%93/20230606-%E5%85%B1%E5%86%9B%E8%BF%91%E8%B7%9D%E7%A6%BB%E9%80%BC%E8%BF%91%E7%BE%8E%E8%88%B0-%E7%99%BD%E5%AE%AB-%E8%BF%9F%E6%97%A9%E9%80%A0%E6%88%90%E4%BC%A4%E4%BA%A1</text:a>
</text:p>
      <!--NEWS-->
      <text:h text:style-name="P10" text:outline-level="1">
<text:span text:style-name="T4">
FBI头号双面间谍狱中身亡 卖国原因只为钱</text:span>
</text:h>
      <text:p text:style-name="P4">
Publisher: 法新社</text:p>
      <text:p text:style-name="P4">
Published Time: 2023-06-06T07:32:10+00:00</text:p>
      <text:p text:style-name="P4">
Modified Time: 2023-06-06T07:05:04+00:00</text:p>
      <text:p text:style-name="P4">
Description: （法新社华盛顿5日电） 过去曾暗中将美国机密泄漏给俄罗斯的联邦调查局（FBI）双面间谍汉森（Robert Hanssen）今天在狱中过世，据信他背叛国家的动机是出于钱财，而非意识形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3.617581in" draw:z-index="0">
<draw:image xlink:href="../Images/rficn/2023-06-06T07-32-10-00-00/000000.png" xlink:type="simple" xlink:show="embed" xlink:actuate="onLoad" draw:mime-type="image/png"/>
</draw:frame>
</text:p>
      <text:p text:style-name="P4">
根据狱方声明，79岁的汉森今天早上在科罗拉多州一处戒备森严的监狱里被人发现不省人事，后来宣告死亡。</text:p>
      <text:p text:style-name="P4">
FBI称汉森是「FBI史上最具破坏性的间谍」。</text:p>
      <text:p text:style-name="P4">
汉森最早曾在芝加哥担任警察，1976年加入FBI，9年后在纽约办公室反情报单位任职，当时，纽约办公室的干员投注大量时间追查，并试图笼络在联合国的苏联官员。</text:p>
      <text:p text:style-name="P4">
但汉森反而以「拉蒙．贾西亚」（Ramon Garcia）的化名，在短时间内向俄方提供服务，连他的间谍运作者都不知道他的真实身分。</text:p>
      <text:p text:style-name="P4">
汉森落网时，被外界认为是历来向外国政府泄漏美国机密的内贼中最具破坏性的一位，总计有数以千计份美国机密文件被转交给苏联和俄罗斯人。</text:p>
      <text:p text:style-name="P4">
汉森因为背叛行径获得约140万美元的现金和钻石。据信汉森的动机是出于金钱和阴谋，而非意识形态。</text:p>
      <text:p text:style-name="P4">
虽然FBI和美国中央情报局（CIA）多年来都知道内部有一名消息灵通的线人，但汉森长期以来都不是头号嫌疑人。</text:p>
      <text:p text:style-name="P4">
美国调查人员最终从一名俄罗斯叛逃者中取得少量线索，才把更多焦点转向汉森。</text:p>
      <text:p text:style-name="P4">
汉森2002年5月对15项间谍指控认罪，以换取不被求处死刑的起诉协议。</text:p>
      <text:p text:style-name="P4">
Source: <text:a xlink:type="simple" xlink:href="https://www.rfi.fr/cn/%E5%9B%BD%E9%99%85%E6%8A%A5%E9%81%93/20230606-fbi%E5%A4%B4%E5%8F%B7%E5%8F%8C%E9%9D%A2%E9%97%B4%E8%B0%8D%E7%8B%B1%E4%B8%AD%E8%BA%AB%E4%BA%A1-%E5%8D%96%E5%9B%BD%E5%8E%9F%E5%9B%A0%E5%8F%AA%E4%B8%BA%E9%92%B1" text:style-name="Internet_20_link" text:visited-style-name="Visited_20_Internet_20_Link">
https://www.rfi.fr/cn/%E5%9B%BD%E9%99%85%E6%8A%A5%E9%81%93/20230606-fbi%E5%A4%B4%E5%8F%B7%E5%8F%8C%E9%9D%A2%E9%97%B4%E8%B0%8D%E7%8B%B1%E4%B8%AD%E8%BA%AB%E4%BA%A1-%E5%8D%96%E5%9B%BD%E5%8E%9F%E5%9B%A0%E5%8F%AA%E4%B8%BA%E9%92%B1</text:a>
</text:p>
      <!--NEWS-->
      <text:h text:style-name="P10" text:outline-level="1">
<text:span text:style-name="T4">
中國AI爭議頻傳 馬斯克：北京或推監管新規</text:span>
</text:h>
      <text:p text:style-name="P4">
Author: None (Language: zh)</text:p>
      <text:p text:style-name="P4">
Publisher: None</text:p>
      <text:p text:style-name="P4">
Time: 2023-06-06T07:51:00Z</text:p>
      <text:p text:style-name="P4">
Description: 人工智慧發展方興未艾，中國近期傳出多起相關詐騙、假訊息案件。同時，馬斯克5日首談中國之行，稱中國政府正準備推動人工智慧的監管法規。</text:p>
      <text:p text:style-name="P4">
Videos: []</text:p>
      <text:p text:style-name="P4">
Images: []</text:p>
      <text:p text:style-name="P4">
Subject: 科技环境</text:p>
      <text:p text:style-name="P4">
Subjects: ['人工智能', '人工智慧', 'AI', '马斯克', 'ChatGPT', '文心一言', '中国网路审查', '阿里巴巴', '百度', '通义千问']</text:p>
      <text:p text:style-name="P4">
Keywords: ['意见反馈']</text:p>
      <text:p text:style-name="P4">
ID: 65834960</text:p>
      <!--METADATA-->
      <text:p text:style-name="P4">
<text:a xlink:type="simple" xlink:href="https://www.dw.com/zh/overlay/image/article/65834960/65772428" text:style-name="Internet_20_link" text:visited-style-name="Visited_20_Internet_20_Link">
 </text:a>
</text:p>
      <text:p text:style-name="P4">
馬斯克30日於訪華行程中，會見諸國外長秦剛</text:p>
      <text:p text:style-name="P4">
（德國之聲中文網）推特、 <text:a xlink:type="simple" xlink:href="https://www.dw.com/zh/zh/馬斯克訪華成中國焦點-傳曾經會晤丁薛祥/a-65789014" text:style-name="Internet_20_link" text:visited-style-name="Visited_20_Internet_20_Link">
 特斯拉執行長馬斯克（Elon Musk）結束上週為期兩天的訪中行程</text:a>
後，週一（6月5日）與美國民主黨總統候選人甘迺迪（Robert F. Kennedy Jr.）在推特音訊空間（Twitter Space）談話提到， <text:a xlink:type="simple" xlink:href="https://www.dw.com/zh/zh/中國推ai管理法-人工智慧也要姓黨/a-65275966" text:style-name="Internet_20_link" text:visited-style-name="Visited_20_Internet_20_Link">
中國政府正在推動人工智慧（AI）法規 </text:a>
 。</text:p>
      <text:p text:style-name="P4">
馬斯克並未詳細說明，僅表示他在中國期間會見了當地高層，並就 <text:a xlink:type="simple" xlink:href="https://www.dw.com/zh/zh/马斯克等呼吁给ai研发按下暂停键/a-65170173" text:style-name="Internet_20_link" text:visited-style-name="Visited_20_Internet_20_Link">
 AI的風險</text:a>
及監管必要性，進行了「富有成效的討論」。他說，他也從這些談話中得知，中國計畫啟動AI的相關監管措施。</text:p>
      <text:h text:style-name="P12" text:outline-level="3">
<text:span text:style-name="T4">
AI詐欺、假訊息興起</text:span>
</text:h>
      <text:p text:style-name="P4">
AI在中國飛速發展，該國AI相關欺詐案近期也有所激增。《華爾街日報》5日報導，中國各地警方近日都在官方社交媒體上，廣泛警告民眾小心犯罪份子藉AI假冒成朋友進行詐騙。</text:p>
      <text:p text:style-name="P4">
報導指，一名郭姓中國男子4月在微信上接到一通詐騙視訊電話，詐騙者在影像中以AI換臉、語音合成技術冒充其友人的容貌和聲音，假可亂真地說服他將約60萬美元的款項轉入內蒙古的銀行帳戶。直到郭姓男子聯繫朋友確認款項，才得知自己受騙上當。根據內蒙古警方的微信貼文，中國當局已終止該筆交易，並試圖追回受騙款項。</text:p>
      <text:p text:style-name="P4">
此事在中國網民間引起熱議，一度在微博上以「#AI詐騙正在全國爆發」的標籤廣傳，該話題隨後受審查限制，無法再顯示搜索結果。同月，安徽警方因一起類似案件逮捕了一名詐騙份子。</text:p>
      <text:h text:style-name="P12" text:outline-level="3">
<text:span text:style-name="T4">
假新闻？！AI造！</text:span>
</text:h>
      <text:p text:style-name="P4">
除詐騙案外，AI也在中國造成多起假訊息事件。甘肅5月有男子藉網路收集的新聞片，以ChatGPT捏造了一篇火車事故的假貼文，在允許用戶分潤的博客平台上發表，藉此得利。警方將其逮捕後稱，該篇文章獲得了1萬5000次瀏覽。同月，河南當局也稱，有名男子藉ChatGPT生成「餐館發生暴力扭打，一名女性被磚擊頭部後身亡」的假訊息，藉以獲得流量。</text:p>
      <text:p text:style-name="P4">
OpenAI並未在中國提供ChatGPT服務，但仍有許多中國民眾「翻牆」使用。</text:p>
      <text:h text:style-name="P12" text:outline-level="3">
<text:span text:style-name="T4">
政府出手監管</text:span>
</text:h>
      <text:p text:style-name="P4">
為應對 <text:a xlink:type="simple" xlink:href="https://www.dw.com/zh/zh/ai威脅堪比核戰東西方態度不同/a-65776612" text:style-name="Internet_20_link" text:visited-style-name="Visited_20_Internet_20_Link">
 層出不窮的AI案件 </text:a>
，中國政府已出台相關法規。</text:p>
      <text:p text:style-name="P4">
針對假消息、詐騙等案件，中國網信辦1月宣布，禁止以AI生成的圖像、音頻和文本，傳播錯誤、違法或「破壞經濟或國家安全」的訊息內容。《華爾街日報》指，這些籠統而廣泛的定義，給了中國當局相當大的執法自由。</text:p>
      <text:p text:style-name="P4">
</text:p>
      <text:p text:style-name="P4">
阿里巴巴日前宣布將推出AI服務「通義千問」（資料照）</text:p>
      <text:p text:style-name="P4">
中國網信辦4月也公佈了管理生成式AI服務（如百度「 <text:a xlink:type="simple" xlink:href="https://www.dw.com/zh/zh/百度發布文心一言-創辦人坦言不完美/a-65020699" text:style-name="Internet_20_link" text:visited-style-name="Visited_20_Internet_20_Link">
 文心一言 </text:a>
 」、阿里巴巴「 <text:a xlink:type="simple" xlink:href="https://www.dw.com/zh/zh/长平观察纵有千问终归一言/a-65299472" text:style-name="Internet_20_link" text:visited-style-name="Visited_20_Internet_20_Link">
 通義千問</text:a>
」等）的措施草案，規定AI產出的內容須「符合國家社會主義核心價值觀」、「不得宣揚恐怖主義、歧視、暴力」，並要求企業需為「訓練AI產品的數據的合法性負責」，且在公開推出產品之前，須先提交當局進行「安全評估」。</text:p>
      <text:p text:style-name="P4">
倘若企業未遵守上述指導方針，將被處以1萬元人民幣（約1450美元）以上的罰款，並得停止旗下AI服務，面臨刑事調查。</text:p>
      <text:p text:style-name="P4">
彭博社引述分析師說法指， <text:a xlink:type="simple" xlink:href="https://www.dw.com/zh/zh/文心一言緊追chatgpt中國為何發展聊天機器人/a-64739773" text:style-name="Internet_20_link" text:visited-style-name="Visited_20_Internet_20_Link">
 中國網信辦的相關規定可能影響未來中國訓練AI模型的方式</text:a>
 。</text:p>
      <text:p text:style-name="P4">
除中國外， <text:a xlink:type="simple" xlink:href="https://www.dw.com/zh/zh/ai技术发展太快-各国监管部门发力狂追/a-65361642" text:style-name="Internet_20_link" text:visited-style-name="Visited_20_Internet_20_Link">
 世界各國也都在尋求規範AI機器人發展 </text:a>
的方法。義大利4月一度以個人訊息、隱私疑慮，以及生成內容不準確為由暫時禁止ChatGPT，並於ChatGPT母公司OpenAI更新隱私條款後解除禁令。</text:p>
      <text:p text:style-name="P4">
美國商務部4月亦曾針對「AI模型是否應經認證後才能上市」一事公開請求意見。對此，OpenAI回應「強大的AI系統應受嚴格的安全評估」，若想落實此類評估，就需要對AI加以監管，因此該公司願「積極與政府合作，以制定此類監管的最佳形式」。</text:p>
      <text:p text:style-name="P4">
（路透社、彭博社、《華爾街日報》、中國網信辦）</text:p>
      <text:p text:style-name="P4">
Source: <text:a xlink:type="simple" xlink:href="https://www.dw.com/zh/中國ai爭議頻傳-馬斯克：北京或推監管新規/a-65834960" text:style-name="Internet_20_link" text:visited-style-name="Visited_20_Internet_20_Link">
https://www.dw.com/zh/中國ai爭議頻傳-馬斯克：北京或推監管新規/a-65834960?maca=chi-rss-chi-all-1127-rdf</text:a>
</text:p>
      <!--NEWS-->
      <text:h text:style-name="P10" text:outline-level="1">
<text:span text:style-name="T4">
台湾2024总统大选：性骚扰议题意外成为政治风暴</text:span>
</text:h>
      <text:p text:style-name="P4">
Author: https://www.facebook.com/bbcworldservice/</text:p>
      <text:p text:style-name="P4">
Publisher: BBC News 中文</text:p>
      <text:p text:style-name="P4">
Published Time: 2023-06-06T07:56:32.000Z</text:p>
      <text:p text:style-name="P4">
Modified Time: 2023-06-06T07:56:32.000Z</text:p>
      <text:p text:style-name="P4">
Description: 相关实名指控先在民进党内部开始出现，之后有资深媒体人控诉国民党民代性骚扰等，“性骚扰”议题成为台湾总统大选开跑后不久的意外风暴，但争议也延烧到台湾学术界及文艺界。</text:p>
      <text:p text:style-name="P4">
Images: ["<text:a xlink:type="simple" xlink:href="https://ichef.bbci.co.uk/news/640/cpsprodpb/14008/production/_126582918_gettyimages-1051803296-1.jpg" text:style-name="Internet_20_link" text:visited-style-name="Visited_20_Internet_20_Link">
_126582918_ge...</text:a>
"]</text:p>
      <text:p text:style-name="P4">
Videos: []</text:p>
      <text:p text:style-name="P4">
Tags: ['性别', '蔡英文', '性暴力', '政治', '台湾', '女权', '性', '法律', '女人', '就业', '妇女健康']</text:p>
      <text:p text:style-name="P4">
Type: Article</text:p>
      <!--METADATA-->
      <text:h text:style-name="P12" text:outline-level="3">
<text:span text:style-name="T4">
台湾2024总统大选：性骚扰议题意外成为政治风暴</text:span>
</text:h>
      <ul>
        <li>
吕嘉鸿   * BBC中文记者</li>
      </ul>
      <text:p text:style-name="P4">
2023年6月6日早上7点56分<draw:frame draw:style-name="fr1" draw:name="Image138" text:anchor-type="as-char" svg:width="6.9236in" svg:height="3.894525in" draw:z-index="0">
<draw:image xlink:href="../Images/BBC Chinese/2023-06-06T07-56-32.000Z/_126582918_gettyimages-1051803296-1.jpg" xlink:type="simple" xlink:show="embed" xlink:actuate="onLoad" draw:mime-type="image/jpeg"/>
</draw:frame>
</text:p>
      <text:p text:style-name="P4">
图像来源，  Getty Images</text:p>
      <text:p text:style-name="P4">
<text:span text:style-name="T4">
“我们不要就这样算了，好不好？很多事情不能就这样算了，如果这样的话，人就会慢慢地死掉，会死掉！”这是上个月在台湾爆红的电视影集《人选之人：造浪者》中的经典台词，出自一位反对党女主管告诉女性基层党工，愿意与后者一起在党内向上申诉遭遇性骚扰。</text:span>
</text:p>
      <text:p text:style-name="P4">
这部影片在国际串流平台上播出后风靡台湾，彼时被影射的各大政党幕僚，包括台湾总统蔡英文及民进党总统候选人赖清德都发文提到这部影片制作的成功。</text:p>
      <text:p text:style-name="P4">
但当时没有人想到，这套由前民进党政治幕僚担任编剧的热门影集，预言了台湾政坛（包含各党）“性骚扰”指控海啸的来袭。</text:p>
      <text:p text:style-name="P4">
相关实名指控先在民进党内部开始出现，之后有资深媒体人控诉国民党民代性骚扰等，性骚扰议题成为台湾总统大选开跑后不久的意外风暴。</text:p>
      <text:p text:style-name="P4">
但争议也延烧到学术界及文艺界，这几天被指控者众，包括在台湾清华大学任客座助理教授的的中国“六四”民运人士王丹，曾在台湾访问的流亡作家贝岭。但两人都已否认相关指控。</text:p>
      <text:p text:style-name="P4">
其他案例尚有台湾中正大学副教授，台大医院教授，民众党主席柯文哲前文胆，国民党智库学者，纪录片导演及当地前报社高层等等，台湾的性骚扰议题继续延烧。</text:p>
      <text:p text:style-name="P4">
这些受指控者多数否认相关指控，并称愿意循司法途径釐清。BBC中文无法独立核实相关指控。</text:p>
      <text:p text:style-name="P4">
<text:a xlink:type="simple" xlink:href="https://www.bbc.com/zhongwen/simp/world-59516735" text:style-name="Internet_20_link" text:visited-style-name="Visited_20_Internet_20_Link">
 “我被性骚扰了，地铁工作人员却给了我一张宣传单” </text:a>
  * <text:a xlink:type="simple" xlink:href="https://www.bbc.com/zhongwen/simp/chinese-news-58570090" text:style-name="Internet_20_link" text:visited-style-name="Visited_20_Internet_20_Link">
 弦子诉朱军性骚扰案“证据不足”被驳回，原告将上诉 </text:a>
  * <text:a xlink:type="simple" xlink:href="https://www.bbc.com/zhongwen/simp/chinese-news-43891468" text:style-name="Internet_20_link" text:visited-style-name="Visited_20_Internet_20_Link">
 林奕含离世一周年 “房思琪们”改变了世界吗？ </text:a>
  * <text:a xlink:type="simple" xlink:href="https://www.bbc.com/zhongwen/simp/world-58086553" text:style-name="Internet_20_link" text:visited-style-name="Visited_20_Internet_20_Link">
 美国纽约州长科莫被指控性骚扰：独立调查报告出炉 拜登呼吁辞职 </text:a>
</text:p>
      <text:h text:style-name="P12" text:outline-level="3">
<text:span text:style-name="T4">
“性骚扰”指控风暴</text:span>
</text:h>
      <text:p text:style-name="P4">
</text:p>
      <text:p text:style-name="P4">
图像来源，  AFP/Getty Images</text:p>
      <text:p text:style-name="P4">
图像加注文字，</text:p>
      <text:p text:style-name="P4">
台北捷运。</text:p>
      <text:p text:style-name="P4">
上周，一位曾任职台湾民进党的基层党工陈汘瑈在“脸书”实名指控，去年在党内工作打选战时，遭遇到职场性骚扰。她表示，虽然立即通报党内妇女部（现改为性别平等部），但她称遭到妇女运动出身的资深女性主管不当对待及二次伤害。她说，看了有关电视剧，她情绪再次崩溃，但因此将此事公诸于世，希望该党仍据此改革。</text:p>
      <text:p text:style-name="P4">
陈姓女子发文迅速在台湾政坛引发激烈讨论。隔日，民进党另一位陈姓前党工，再指曾经在党内遭遇同事职场性骚扰。该女发文自称，向主管呈报后却遭遇后者轻视，并联手加害者对其排挤之后，精神健康出现问题，然后离职。陈姓女子同时控诉指，当时现场目击者众，却鲜少有人伸出援手。</text:p>
      <text:p text:style-name="P4">
两篇文章发出后，引起台湾社会舆论哗然，民进党面对党内风暴，台湾总统蔡英文发文致歉，涉事主管离职，现任党主席，也是下届总统候选人赖清德在这几天除了数次致歉外，又称民进党将彻底改革。</text:p>
      <text:p text:style-name="P4">
赖清德在周一（6月5日）提出三点革新方案，包括建立直接申诉窗口、零容忍的处理原则以及立即修改党内规章。民进党性别平等部主任李晏榕则成立一个申诉信箱称，该信箱只有她一人能读到，鼓励受害者提出申诉。</text:p>
      <text:p text:style-name="P4">
性骚扰议题在2024年台湾总统大选正式开跑时，成为意外的政治风暴。台湾舆论现在的关注焦点，首当其冲是在民进党方面——该党曾推动多起妇女参政及婚姻平权法案——现在将如何彻底改革回应外界，特别是年轻世代的质疑。</text:p>
      <text:p text:style-name="P4">
观察民进党涉及的性骚扰指控危机，台湾清华大学社会学研究所退休教授李丁赞在脸书发文称，“民进党以重视弱势与少数起家，是该党重要核心价值”。但最近几年来，蔡英文总统特别偏重国安与经济，边缘化了核心价值，许多社会、文化和教育问题，“几乎都不在执政者的脑中。这次性别平等事件，只反映出冰山的一角。出现在妇女部与青年部，更是天大的讽刺，也凸显了执政党近年来的改变。”</text:p>
      <text:p text:style-name="P4">
李丁赞认为，民进党要回到建党的初衷，“并从这里出发，借着这个事件进行全面的反省，积极照顾弱势与少数，并提出具体的政策方案，才能慢慢把失去的人心找回来。”</text:p>
      <text:h text:style-name="P12" text:outline-level="3">
<text:span text:style-name="T4">
台湾政坛性骚扰案件频传</text:span>
</text:h>
      <text:p text:style-name="P4">
事实上，在台湾政治圈，无论立场如何，有关性骚扰甚至性侵害的案件频传，一直令人诟病。</text:p>
      <text:p text:style-name="P4">
星期二（6月6日），台北法院判决国民党立委陈雪生对民进党立委范云性骚扰成立，判赔范男8万元新台币全案定谳。国民党回应称，尊重司法判决但不会撤销陈雪生提名参选下届立委的资格。</text:p>
      <text:p text:style-name="P4">
根据 <text:a xlink:type="simple" xlink:href="https://www.cna.com.tw/news/firstnews/202111120319.aspx" text:style-name="Internet_20_link" text:visited-style-name="Visited_20_Internet_20_Link">
 台湾媒体 </text:a>
中央社，2021年底，现任台北市副市长林奕华过去担任立委时期，办公室主任林男亦涉嫌性侵一名女子，台湾最高法院判决林男性侵罪成，入狱服刑，台北地院一审亦判决林奕华与林男连带民事赔偿200万余元新台币。</text:p>
      <text:p text:style-name="P4">
曾经在民众党内指控遭遇职场性骚扰的钟姓女子 <text:a xlink:type="simple" xlink:href="https://www.upmedia.mg/news_info.php" text:style-name="Internet_20_link" text:visited-style-name="Visited_20_Internet_20_Link">
 则在脸书发文</text:a>
，质疑民众党批评民进党性骚争议时，对她的指控冷处理的态度，钟女称：“有想过我的感受吗？为何他党事件出来隔天就义不容辞相挺？”</text:p>
      <text:p text:style-name="P4">
台湾政治评论者、英国诺丁汉大学台湾研究学程（Taiwan StudiesProgramme）研究员丘琦欣告诉BBC中文说，民进党很可能会试图揭露国民党内的相似案件，以扭转好像只有民进党党内有“性霸凌案件”这种说法。</text:p>
      <text:p text:style-name="P4">
他说，国民党也可能不愿在这个问题上攻击民进党过猛，因为该党过去也有类似的案件传出，不愿意披露的案件可能也有。丘琦欣表示：“同样，民众党主席、总统候选人柯文哲长期以来频繁发出厌女的言论一直备受批评，这也可能被泛绿阵营抓住把柄。”</text:p>
      <text:h text:style-name="P12" text:outline-level="3">
<text:span text:style-name="T4">
性骚扰事件难以成案？</text:span>
</text:h>
      <text:p text:style-name="P4">
</text:p>
      <text:p text:style-name="P4">
图像来源，  Getty Images</text:p>
      <text:p text:style-name="P4">
图像加注文字，</text:p>
      <text:p text:style-name="P4">
台湾街头。</text:p>
      <text:p text:style-name="P4">
根据台湾卫生福利部去年的 <text:a xlink:type="simple" xlink:href="https://www.mohw.gov.tw/cp-5271-70900-1.html" text:style-name="Internet_20_link" text:visited-style-name="Visited_20_Internet_20_Link">
 统计资料 </text:a>
显示，近5年来，有关台湾性骚扰申诉件数逐年上升。而性骚扰被害人当中96%是女性，且年龄为30岁以下者超过60%。</text:p>
      <text:p text:style-name="P4">
台湾妇权团体周一（6月5日）也召开了一场“让性骚扰被害人不再沉默”记者会。她们援引台湾行政院劳动部2017年至2021年“工作场所就业平等调查”数据称，在职场遭遇性骚扰的当事人中，有70-80％的人选择不申诉，成了“沉默黑数”（指被低估的数字）。</text:p>
      <text:p text:style-name="P4">
这些团体表示，依据现行台湾相关法规，仅提到雇主“得”引介辅导或医疗资源给被害者，但法律未强迫规定雇主该提供实质协助或服务。因此，性骚扰被害人通常只能独自摸索解决方式，多数人便选择放弃申诉或私了。</text:p>
      <text:p text:style-name="P4">
台湾妇女新知基金会法律部主任戴靖芸在记者会上强调，现行台湾《性别工作平等法》将调查责任归于雇主，但如果性骚扰加害人是雇主，就会变成球员兼裁判，在法律实务上形成一大漏洞。</text:p>
      <text:p text:style-name="P4">
此外，以民进党陈姓女党工的案例来说，当加害人是任职单位的客户或合作伙伴，譬如外包厂商，依法雇主亦难以调查或惩处。戴靖芸称，现行的性骚扰防治法规复杂，民众不但难以理解法条，法律实务上时常出现争议。</text:p>
      <text:p text:style-name="P4">
台湾励馨基金会执行长王玥好则在记者会上说，根据她们在2021年完成的“性别暴力问卷调查”发现，有25％的台湾民众在职场遭遇性骚扰时会向工作单位提出申诉，但有50％因为证据不足而无法成案。</text:p>
      <text:p text:style-name="P4">
女权团体呼吁台湾政府尽速将职场性骚扰的关怀服务机制纳入《性别工作平等法》，让遭受职场性骚扰的民众，可以依法获得法律谘询、心理谘商、及社工等协助。</text:p>
      <text:p text:style-name="P4">
Source: <text:a xlink:type="simple" xlink:href="https://www.bbc.com/zhongwen/simp/chinese-news-65818510" text:style-name="Internet_20_link" text:visited-style-name="Visited_20_Internet_20_Link">
https://www.bbc.com/zhongwen/simp/chinese-news-65818510</text:a>
</text:p>
      <!--NEWS-->
      <text:h text:style-name="P10" text:outline-level="1">
<text:span text:style-name="T4">
澳洲央行升息1码至4.1% 创11年高点</text:span>
</text:h>
      <text:p text:style-name="P4">
Publisher: 法新社</text:p>
      <text:p text:style-name="P4">
Published Time: 2023-06-06T08:02:07+00:00</text:p>
      <text:p text:style-name="P4">
Modified Time: 2023-06-06T07:50:01+00:00</text:p>
      <text:p text:style-name="P4">
Description: （法新社雪梨6日电） 澳洲中央银行澳洲储备银行今天决议升息至11年高点，并示警恐需继续升息以控制飙升的物价。 澳洲储备银行（Reserv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3.617581in" draw:z-index="0">
<draw:image xlink:href="../Images/rficn/2023-06-06T08-02-07-00-00/000000.png" xlink:type="simple" xlink:show="embed" xlink:actuate="onLoad" draw:mime-type="image/png"/>
</draw:frame>
</text:p>
      <text:p text:style-name="P4">
澳洲央行总裁洛威说：「为确保通膨率在合理的时间内重返目标，货币政策某种程度上必须进一步紧缩；不过，这将视经济和通膨发展而定。」</text:p>
      <text:p text:style-name="P4">
Source: <text:a xlink:type="simple" xlink:href="https://www.rfi.fr/cn/%E8%B4%A2%E7%BB%8F%E5%BF%AB%E8%AE%AF/20230606-%E6%BE%B3%E6%B4%B2%E5%A4%AE%E8%A1%8C%E5%8D%87%E6%81%AF1%E7%A0%81%E8%87%B34-1-%E5%88%9B11%E5%B9%B4%E9%AB%98%E7%82%B9" text:style-name="Internet_20_link" text:visited-style-name="Visited_20_Internet_20_Link">
https://www.rfi.fr/cn/%E8%B4%A2%E7%BB%8F%E5%BF%AB%E8%AE%AF/20230606-%E6%BE%B3%E6%B4%B2%E5%A4%AE%E8%A1%8C%E5%8D%87%E6%81%AF1%E7%A0%81%E8%87%B34-1-%E5%88%9B11%E5%B9%B4%E9%AB%98%E7%82%B9</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06T08:02:36</text:p>
      <text:p text:style-name="P4">
Modified Time: 2023-06-06T14:37:31</text:p>
      <text:p text:style-name="P4">
Description: 乌克兰军方表示，俄罗斯炸毁了位于俄罗斯控制的赫尔松地区的新卡霍夫卡大坝。</text:p>
      <text:p text:style-name="P4">
Images: ["<text:a xlink:type="simple" xlink:href="https://chinese.aljazeera.net/wp-content/uploads/2023/06/1-1686056939.jpg" text:style-name="Internet_20_link" text:visited-style-name="Visited_20_Internet_20_Link">
1-1686056939.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42" text:anchor-type="as-char" svg:width="6.9236in" svg:height="5.1927in" draw:z-index="0">
<draw:image xlink:href="../Images/Aljazeera Chinese/2023-06-06T08-02-36/1-1686056939.jpg" xlink:type="simple" xlink:show="embed" xlink:actuate="onLoad" draw:mime-type="image/jpeg"/>
</draw:frame>
 乌克兰的新卡霍夫卡大坝被“炸毁”</text:p>
      <ul>
        <li>
乌克兰军方表示，俄罗斯炸毁了位于俄罗斯控制的赫尔松地区的新卡霍夫卡大坝。   * 由于发生洪水的风险很高，乌克兰军方已告知人们准备从第聂伯河右岸的几个村庄撤离。</li>
      </ul>
      <text:p text:style-name="P4">
阅读更多</text:p>
      <text:p text:style-name="P4">
Source: <text:a xlink:type="simple" xlink:href="https://chinese.aljazeera.net/news/war-in-ukraine/liveblog/2023/6/6/%e4%bf%84%e7%bd%97%e6%96%af%e5%af%b9%e4%b9%8c%e5%85%8b%e5%85%b0%e6%88%98%e4%ba%89%e7%9a%84%e4%bb%8a%e6%97%a5%e5%8f%91%e5%b1%95-351" text:style-name="Internet_20_link" text:visited-style-name="Visited_20_Internet_20_Link">
https://chinese.aljazeera.net/news/war-in-ukraine/liveblog/2023/6/6/%e4%bf%84%e7%bd%97%e6%96%af%e5%af%b9%e4%b9%8c%e5%85%8b%e5%85%b0%e6%88%98%e4%ba%89%e7%9a%84%e4%bb%8a%e6%97%a5%e5%8f%91%e5%b1%95-351</text:a>
</text:p>
      <!--NEWS-->
      <text:h text:style-name="P10" text:outline-level="1">
<text:span text:style-name="T4">
苹果公司发布10年来首款重磅新品：头戴式设备Vision Pro (Free Version)</text:span>
</text:h>
      <text:p text:style-name="P4">
Author: Aaron Tilley</text:p>
      <text:p text:style-name="P4">
Publisher: 华尔街日报中文网</text:p>
      <text:p text:style-name="P4">
Published Time: 2023-06-06T08:05:00.000Z</text:p>
      <text:p text:style-name="P4">
Modified Time: 2023-06-06T08:05:00.000Z</text:p>
      <text:p text:style-name="P4">
Created Time: 2023-06-05T22:10:00.000Z</text:p>
      <text:p text:style-name="P4">
Description: 苹果公司的这款Vision Pro头戴式设备能让用户体验覆盖在真实世界上的虚拟现实和数字应用、电影、个人照片或任何可在电脑显示器上获得的内容。</text:p>
      <text:p text:style-name="P4">
Images: []</text:p>
      <text:p text:style-name="P4">
Categories: ['科技']</text:p>
      <text:p text:style-name="P4">
Keywords: SYND,LINK:EN|WP-WSJ-0000949088</text:p>
      <text:p text:style-name="P4">
Type: Article</text:p>
      <!--METADATA-->
      <text:p text:style-name="P4">
苹果公司(Apple, AAPL)发布了VisionPro头戴式设备，这是该公司十年来的首款重要新产品，该设备能让用户体验覆盖在真实世界上的虚拟现实和数字应用、电影、个人照片或任何可在电脑显示器上获得的内容。</text:p>
      <text:p text:style-name="P4">
Source: <text:a xlink:type="simple" xlink:href="https://cn.wsj.com/articles/%E8%8B%B9%E6%9E%9C%E5%85%AC%E5%8F%B8%E5%8F%91%E5%B8%83%E5%A4%B4%E6%88%B4%E5%BC%8F%E8%A3%85%E7%BD%AEvision-pro-%E4%B8%BA10%E5%B9%B4%E6%9D%A5%E9%A6%96%E6%AC%BE%E9%87%8D%E5%A4%A7%E6%96%B0%E4%BA%A7%E5%93%81-4c938a43" text:style-name="Internet_20_link" text:visited-style-name="Visited_20_Internet_20_Link">
https://cn.wsj.com/articles/%E8%8B%B9%E6%9E%9C%E5%85%AC%E5%8F%B8%E5%8F%91%E5%B8%83%E5%A4%B4%E6%88%B4%E5%BC%8F%E8%A3%85%E7%BD%AEvision-pro-%E4%B8%BA10%E5%B9%B4%E6%9D%A5%E9%A6%96%E6%AC%BE%E9%87%8D%E5%A4%A7%E6%96%B0%E4%BA%A7%E5%93%81-4c938a43</text:a>
</text:p>
      <!--NEWS-->
      <text:h text:style-name="P10" text:outline-level="1">
<text:span text:style-name="T4">
美国财政部可以履行政府所有支付义务</text:span>
</text:h>
      <text:p text:style-name="P4">
Author: 联合早报 (Person)</text:p>
      <text:p text:style-name="P4">
Publisher: 联合早报 (Organization)</text:p>
      <text:p text:style-name="P4">
Published Time: 2023-06-06T08:13</text:p>
      <text:p text:style-name="P4">
Modified Time: 2023-06-06T08:13</text:p>
      <text:p text:style-name="P4">
Description: 美国财政部说，政府暂停联邦债务上限后，财政部现已可以履行联邦政府的所有支付义务。路透社报道，美国财政部发言人海登星期一（6月5日）发布电邮声明说：“由于国会已采取行动暂停债务上限，...</text:p>
      <text:p text:style-name="P4">
Videos: []</text:p>
      <text:p text:style-name="P4">
Audios: []</text:p>
      <text:p text:style-name="P4">
Images: []</text:p>
      <text:p text:style-name="P4">
Type: NewsArticle</text:p>
      <text:p text:style-name="P4">
Breadcrumbs: ['即时', '国际']</text:p>
      <text:p text:style-name="P4">
Keywords: ['美国财政部', '债务', '耶伦', '债务违约']</text:p>
      <!--METADATA-->
      <text:p text:style-name="P4">
美国财政部说，政府暂停联邦 <text:a xlink:type="simple" xlink:href="https://www.zaobao.com/keywords/zhai-wu-wei-yue" text:style-name="Internet_20_link" text:visited-style-name="Visited_20_Internet_20_Link">
 债务上限 </text:a>
后，财政部现已可以履行联邦政府的所有支付义务。</text:p>
      <text:p text:style-name="P4">
路透社报道，美国财政部发言人海登星期一（6月5日）发布电邮声明说：“由于国会已采取行动暂停债务上限，财政部现在拥有所有工具，确保我们能够继续履行美国的所有支付义务。”</text:p>
      <text:p text:style-name="P4">
美国财政部长耶伦此前警告，如果国会不提高或暂停债务上限，财政部6月5日就会耗尽现金，无法履行支付义务。</text:p>
      <text:p text:style-name="P4">
财政部上周五发行了价值150亿美元（约202亿新元）的一日现金管理票据（CMBs，即短期国债），这类票据周一结算，周二到期。</text:p>
      <text:p text:style-name="P4">
美国总统拜登6月3日 <text:a xlink:type="simple" xlink:href="https://www.zaobao.com/realtime/world/story20230604-1401008" text:style-name="Internet_20_link" text:visited-style-name="Visited_20_Internet_20_Link">
 签署暂停联邦债务上限法案</text:a>
后，财政部发行了610亿美元的六个月期国库券和680亿美元的三个月期国库券，两种国库券于周四结算。</text:p>
      <text:p text:style-name="P4">
Source: <text:a xlink:type="simple" xlink:href="https://www.zaobao.com.sg/realtime/world/story20230606-1401566" text:style-name="Internet_20_link" text:visited-style-name="Visited_20_Internet_20_Link">
https://www.zaobao.com.sg/realtime/world/story20230606-1401566</text:a>
</text:p>
      <!--NEWS-->
      <text:h text:style-name="P10" text:outline-level="1">
<text:span text:style-name="T4">
报道：中国政府要求大银行下调存款利率 (Free Version)</text:span>
</text:h>
      <text:p text:style-name="P4">
Author: Bingyan Wang</text:p>
      <text:p text:style-name="P4">
Publisher: 华尔街日报中文网</text:p>
      <text:p text:style-name="P4">
Published Time: 2023-06-06T08:20:00.000Z</text:p>
      <text:p text:style-name="P4">
Modified Time: 2023-06-06T08:20:00.000Z</text:p>
      <text:p text:style-name="P4">
Created Time: 2023-06-06T07:10:00.000Z</text:p>
      <text:p text:style-name="P4">
Description: 彭博援引未具名消息人士称，中国政府上周要求中国最大的几家银行下调存款利率，以提振经济。</text:p>
      <text:p text:style-name="P4">
Images: []</text:p>
      <text:p text:style-name="P4">
Categories: ['经济', '中国经济']</text:p>
      <text:p text:style-name="P4">
Keywords: SYND</text:p>
      <text:p text:style-name="P4">
Type: Article</text:p>
      <!--METADATA-->
      <text:p text:style-name="P4">
彭博(Bloomberg) <text:a xlink:type="simple" xlink:href="https://tinyurl.com/nhvcefkt" text:style-name="Internet_20_link" text:visited-style-name="Visited_20_Internet_20_Link">
 援引未具名消息人士 </text:a>
称，中国政府上周要求中国最大的几家银行下调存款利率，以提振经济。</text:p>
      <text:p text:style-name="P4">
Source: <text:a xlink:type="simple" xlink:href="https://cn.wsj.com/articles/%E6%8A%A5%E9%81%93-%E4%B8%AD%E5%9B%BD%E6%94%BF%E5%BA%9C%E8%A6%81%E6%B1%82%E5%A4%A7%E9%93%B6%E8%A1%8C%E4%B8%8B%E8%B0%83%E5%AD%98%E6%AC%BE%E5%88%A9%E7%8E%87-aadcad7c" text:style-name="Internet_20_link" text:visited-style-name="Visited_20_Internet_20_Link">
https://cn.wsj.com/articles/%E6%8A%A5%E9%81%93-%E4%B8%AD%E5%9B%BD%E6%94%BF%E5%BA%9C%E8%A6%81%E6%B1%82%E5%A4%A7%E9%93%B6%E8%A1%8C%E4%B8%8B%E8%B0%83%E5%AD%98%E6%AC%BE%E5%88%A9%E7%8E%87-aadcad7c</text:a>
</text:p>
      <!--NEWS-->
      <text:h text:style-name="P10" text:outline-level="1">
<text:span text:style-name="T4">
微软违反儿童网路隐私保护法 遭美当局开罚逾6亿</text:span>
</text:h>
      <text:p text:style-name="P4">
Publisher: 法新社</text:p>
      <text:p text:style-name="P4">
Published Time: 2023-06-06T08:32:08+00:00</text:p>
      <text:p text:style-name="P4">
Modified Time: 2023-06-06T08:05:01+00:00</text:p>
      <text:p text:style-name="P4">
Description: （法新社华盛顿6日电） 美国联邦贸易委员会（FTC）今天表示，微软公司将支付2000万美元（约新台币6亿1919万元），就贸委会指控微软未经父母同意非法搜集儿童个资一案达成和解。</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617581in" draw:z-index="0">
<draw:image xlink:href="../Images/rficn/2023-06-06T08-32-08-00-00/000000.png" xlink:type="simple" xlink:show="embed" xlink:actuate="onLoad" draw:mime-type="image/png"/>
</draw:frame>
</text:p>
      <text:p text:style-name="P4">
联邦贸易委员会声明指出，微软涉及违反「儿童网路隐私保护法」（Children's Online Privacy ProtectionAct，COPPA），即在未通知父母或未徵得父母同意情况下，搜集注册在Xbox游戏系统的儿童个资，并将儿童个资保存下来。</text:p>
      <text:p text:style-name="P4">
贸委会消费者保护局（Bureau of Consumer Protection）局长莱文（SamuelLevine）表示：「我们所提命令让父母更容易保护孩子在Xbox上的隐私，并限制微软搜集和保存关于孩子的资讯。」</text:p>
      <text:p text:style-name="P4">
莱文又说：「此举也非常清楚地表明，儿童的虚拟化身、生物识别资料和健康讯息不能豁免于儿童网路隐私保护法之外。」</text:p>
      <text:p text:style-name="P4">
法律规定，网站与线上服务公司应通知父母，有关他们所搜集到的13岁以下孩童个资，并须取得父母可验证的同意。</text:p>
      <text:p text:style-name="P4">
起诉书指出，2015年到2020年期间，微软即便未徵得父母同意，仍保留了帐户注册时从儿童方面搜集的资料。</text:p>
      <text:p text:style-name="P4">
Source: <text:a xlink:type="simple" xlink:href="https://www.rfi.fr/cn/%E7%BC%A4%E7%BA%B7%E4%B8%96%E7%95%8C/20230606-%E5%BE%AE%E8%BD%AF%E8%BF%9D%E5%8F%8D%E5%84%BF%E7%AB%A5%E7%BD%91%E8%B7%AF%E9%9A%90%E7%A7%81%E4%BF%9D%E6%8A%A4%E6%B3%95-%E9%81%AD%E7%BE%8E%E5%BD%93%E5%B1%80%E5%BC%80%E7%BD%9A%E9%80%BE6%E4%BA%BF" text:style-name="Internet_20_link" text:visited-style-name="Visited_20_Internet_20_Link">
https://www.rfi.fr/cn/%E7%BC%A4%E7%BA%B7%E4%B8%96%E7%95%8C/20230606-%E5%BE%AE%E8%BD%AF%E8%BF%9D%E5%8F%8D%E5%84%BF%E7%AB%A5%E7%BD%91%E8%B7%AF%E9%9A%90%E7%A7%81%E4%BF%9D%E6%8A%A4%E6%B3%95-%E9%81%AD%E7%BE%8E%E5%BD%93%E5%B1%80%E5%BC%80%E7%BD%9A%E9%80%BE6%E4%BA%BF</text:a>
</text:p>
      <!--NEWS-->
      <text:h text:style-name="P10" text:outline-level="1">
<text:span text:style-name="T4">
俄罗斯控制的乌克兰地区有一座大型水坝被摧毁 (Free Version)</text:span>
</text:h>
      <text:p text:style-name="P4">
Author: Matthew Luxmoore</text:p>
      <text:p text:style-name="P4">
Publisher: 华尔街日报中文网</text:p>
      <text:p text:style-name="P4">
Published Time: 2023-06-06T08:50:00.000Z</text:p>
      <text:p text:style-name="P4">
Modified Time: 2023-06-06T08:50:00.000Z</text:p>
      <text:p text:style-name="P4">
Created Time: 2023-06-06T06:05:00.000Z</text:p>
      <text:p text:style-name="P4">
Description: 周二早些时候在俄罗斯占领的乌克兰地区，一座大型水坝和发电厂被摧毁，俄乌双方都指责对方应对这一事件负责；大坝被毁已引发严重洪灾并导致成千上万的房屋面临危险。</text:p>
      <text:p text:style-name="P4">
Images: []</text:p>
      <text:p text:style-name="P4">
Categories: ['国际']</text:p>
      <text:p text:style-name="P4">
Keywords: SYND</text:p>
      <text:p text:style-name="P4">
Type: Article</text:p>
      <!--METADATA-->
      <text:p text:style-name="P4">
周二早些时候在俄罗斯占领的乌克兰地区，一座大型水坝和发电厂被摧毁，俄乌双方都指责对方应对这一事件负责；大坝被毁已引发严重洪灾并导致成千上万的房屋面临危险。</text:p>
      <text:p text:style-name="P4">
Source: <text:a xlink:type="simple" xlink:href="https://cn.wsj.com/articles/%E4%BF%84%E7%BD%97%E6%96%AF%E6%8E%A7%E5%88%B6%E7%9A%84%E4%B9%8C%E5%85%8B%E5%85%B0%E5%9C%B0%E5%8C%BA%E6%9C%89%E4%B8%80%E5%BA%A7%E5%A4%A7%E5%9E%8B%E6%B0%B4%E5%9D%9D%E8%A2%AB%E6%91%A7%E6%AF%81-809a7dc0" text:style-name="Internet_20_link" text:visited-style-name="Visited_20_Internet_20_Link">
https://cn.wsj.com/articles/%E4%BF%84%E7%BD%97%E6%96%AF%E6%8E%A7%E5%88%B6%E7%9A%84%E4%B9%8C%E5%85%8B%E5%85%B0%E5%9C%B0%E5%8C%BA%E6%9C%89%E4%B8%80%E5%BA%A7%E5%A4%A7%E5%9E%8B%E6%B0%B4%E5%9D%9D%E8%A2%AB%E6%91%A7%E6%AF%81-809a7dc0</text:a>
</text:p>
      <!--NEWS-->
      <text:h text:style-name="P10" text:outline-level="1">
<text:span text:style-name="T4">
特朗普律师为机密文件调查 到司法部见特别检察官</text:span>
</text:h>
      <text:p text:style-name="P4">
Author: 联合早报 (Person)</text:p>
      <text:p text:style-name="P4">
Publisher: 联合早报 (Organization)</text:p>
      <text:p text:style-name="P4">
Published Time: 2023-06-06T08:51</text:p>
      <text:p text:style-name="P4">
Modified Time: 2023-06-06T09:26</text:p>
      <text:p text:style-name="P4">
Description: 两名知情人士透露，美国前总统特朗普的三名律师星期一（6月5日）到司法部会见司法部官员，包括负责调查特朗普两起案件的特别检察官史密斯。两周前，特朗普的律师为司法部对特朗普收藏机密文件...</text:p>
      <text:p text:style-name="P4">
Videos: []</text:p>
      <text:p text:style-name="P4">
Audios: []</text:p>
      <text:p text:style-name="P4">
Images: []</text:p>
      <text:p text:style-name="P4">
Type: NewsArticle</text:p>
      <text:p text:style-name="P4">
Breadcrumbs: ['即时', '国际']</text:p>
      <text:p text:style-name="P4">
Keywords: ['美国司法部', '特朗普', '律师']</text:p>
      <!--METADATA-->
      <text:p text:style-name="P4">
两名知情人士透露，美国前总统 <text:a xlink:type="simple" xlink:href="https://www.zaobao.com/keywords/te-lang-pu" text:style-name="Internet_20_link" text:visited-style-name="Visited_20_Internet_20_Link">
 特朗普 </text:a>
的三名律师星期一（6月5日）到司法部会见司法部官员，包括负责调查特朗普两起案件的特别检察官史密斯。</text:p>
      <text:p text:style-name="P4">
两周前，特朗普的律师为司法部对 <text:a xlink:type="simple" xlink:href="https://www.zaobao.com/realtime/world/story20220824-1306047" text:style-name="Internet_20_link" text:visited-style-name="Visited_20_Internet_20_Link">
 特朗普收藏机密文件一案</text:a>
，要求与司法部长加兰会面。加兰和他的副手并没有出席星期一的会议。</text:p>
      <text:p text:style-name="P4">
目前尚不清楚特朗普的律师与司法部官员讨论了什么，但有迹象表明，特别检察官办公室对特朗普不当处理机密文件的调查即将结束。</text:p>
      <text:p text:style-name="P4">
报道称，联邦检察官取得了特朗普在2021年的一段讲话录音，特朗普在录音中声称他卸任后收藏着一份敏感的军事文件，这一消息成为这起案件的重要证据。</text:p>
      <text:p text:style-name="P4">
《纽约时报》指特朗普三名律师——特鲁斯蒂、罗利和哈利根——星期一在司法部待了将近两个小时，三人离开时均拒绝对记者发言。</text:p>
      <text:p text:style-name="P4">
在他们离开后不久，特朗普在他自家社交媒体平台Truth Social发了一条信息，言语中透露他的法律团队至少已跟他讨论他可能被起诉的事。</text:p>
      <text:p text:style-name="P4">
特朗普用全部大写字母写道：“司法部怎么能提控我，我又没有做错事。”</text:p>
      <text:p text:style-name="P4">
CBS新闻率先报道了特朗普法律团队见司法部官员一事，而有迹象表明史密斯可能很快会决定是否就机密文件案提控特朗普。</text:p>
      <text:p text:style-name="P4">
与特朗普交谈过的人说，特朗普预计自己会在这起调查中面临提控，但这并不表示有人确定地告诉他，司法部正在准备提控他。</text:p>
      <text:p text:style-name="P4">
美国司法部长加兰去年11月1宣布委任史密斯（JackSmith）接手特朗普涉及的两起重大刑事案件，包括特朗普在2021年1月6日国会大厦骚乱事件中扮演的角色，以及他在卸任后对政府机密文件的处理。</text:p>
      <text:p text:style-name="P4">
史密斯为战争罪专家，曾任美国代理联邦检察官和纽约州检察官，为国际刑事法院负责调查科索沃战争罪行的首席检察官。</text:p>
      <text:p text:style-name="P4">
Source: <text:a xlink:type="simple" xlink:href="https://www.zaobao.com.sg/realtime/world/story20230606-1401570" text:style-name="Internet_20_link" text:visited-style-name="Visited_20_Internet_20_Link">
https://www.zaobao.com.sg/realtime/world/story20230606-1401570</text:a>
</text:p>
      <!--NEWS-->
      <text:h text:style-name="P10" text:outline-level="1">
<text:span text:style-name="T4">
俄乌战争：两支从乌克兰潜入俄罗斯的武装部队的来龙去脉</text:span>
</text:h>
      <text:p text:style-name="P4">
Author: https://www.facebook.com/bbcworldservice/</text:p>
      <text:p text:style-name="P4">
Publisher: BBC News 中文</text:p>
      <text:p text:style-name="P4">
Published Time: 2023-06-06T08:51:26.000Z</text:p>
      <text:p text:style-name="P4">
Modified Time: 2023-06-06T08:51:26.000Z</text:p>
      <text:p text:style-name="P4">
Description: 俄罗斯声称击退了两支从乌克兰越过边境进入俄罗斯的部队，但这些发起偷袭的武装到底是谁？</text:p>
      <text:p text:style-name="P4">
Images: ["<text:a xlink:type="simple" xlink:href="https://ichef.bbci.co.uk/news/640/cpsprodpb/114ED/production/_129839807_7f0057c7-f80e-45ba-b90e-3db5cdd3f5bf.jpg" text:style-name="Internet_20_link" text:visited-style-name="Visited_20_Internet_20_Link">
_129839807_7f...</text:a>
"]</text:p>
      <text:p text:style-name="P4">
Videos: []</text:p>
      <text:p text:style-name="P4">
Tags: ['歐洲', '俄国', '乌克兰']</text:p>
      <text:p text:style-name="P4">
Type: Article</text:p>
      <!--METADATA-->
      <text:h text:style-name="P12" text:outline-level="3">
<text:span text:style-name="T4">
俄乌战争：两支从乌克兰潜入俄罗斯的武装部队的来龙去脉</text:span>
</text:h>
      <text:p text:style-name="P4">
2023年6月6日早上8点51分<draw:frame draw:style-name="fr1" draw:name="Image144" text:anchor-type="as-char" svg:width="6.9236in" svg:height="3.894525in" draw:z-index="0">
<draw:image xlink:href="../Images/BBC Chinese/2023-06-06T08-51-26.000Z/_129839807_7f0057c7-f80e-45ba-b90e-3db5cdd3f5bf.jpg" xlink:type="simple" xlink:show="embed" xlink:actuate="onLoad" draw:mime-type="image/jpeg"/>
</draw:frame>
</text:p>
      <text:p text:style-name="P4">
图像来源，  Liberty of Russia Legion</text:p>
      <text:p text:style-name="P4">
图像加注文字，</text:p>
      <text:p text:style-name="P4">
俄方声称，俄罗斯自由军团（图中人员）及俄罗斯志愿军团（Russian Volunteer Corps）的部队均被击退，离开了俄罗斯领土。</text:p>
      <text:p text:style-name="P4">
<text:span text:style-name="T4">
俄罗斯声称在一次“反恐怖主义行动”中击退了从乌克兰越过边境进袭别尔哥罗德（Belgorod）地区的武装者。</text:span>
</text:p>
      <text:p text:style-name="P4">
俄方表示，涉事的叛军是乌克兰的“破坏分子”，但是乌克兰官员称，他们是俄罗斯公民，来自两个准军事组织俄罗斯志愿军团（Russian VolunteerCorps）和俄罗斯自由军团（Freedom of Russian Legion）。</text:p>
      <text:p text:style-name="P4">
军事分析家指，两个团体的行动可能得到乌克兰武装部队和情报部门的大力协助。</text:p>
      <text:p text:style-name="P4">
<text:a xlink:type="simple" xlink:href="https://www.bbc.com/zhongwen/simp/world-64100701" text:style-name="Internet_20_link" text:visited-style-name="Visited_20_Internet_20_Link">
 2023年乌克兰战争可能的五种走向 </text:a>
  * <text:a xlink:type="simple" xlink:href="https://www.bbc.com/zhongwen/simp/world-65229603" text:style-name="Internet_20_link" text:visited-style-name="Visited_20_Internet_20_Link">
 谁泄漏了美国的乌克兰战争机密文件？ </text:a>
</text:p>
      <text:h text:style-name="P12" text:outline-level="3">
<text:span text:style-name="T4">
俄罗斯志愿军团是什么？</text:span>
</text:h>
      <text:p text:style-name="P4">
俄罗斯志愿军团（RDK）最初在今年3月崭露头角，参与了对靠近乌克兰边境的俄罗斯中部布良斯克州（Bryansk）的跨境袭击。该军团称行动有45人参与。</text:p>
      <text:p text:style-name="P4">
该组织称，实施袭击是为了鼓励俄罗斯人反抗他们的政府。</text:p>
      <text:p text:style-name="P4">
未经确认的俄方报道指，事件涉及枪击、人员伤亡和人质绑架。RDK则称，未有俘获任何人质，并且已经安全撤回至乌克兰境内。</text:p>
      <text:p text:style-name="P4">
</text:p>
      <text:p text:style-name="P4">
图像来源，  Reuters</text:p>
      <text:p text:style-name="P4">
图像加注文字，</text:p>
      <text:p text:style-name="P4">
俄罗斯志愿军团成员在边境城镇科津卡留影。</text:p>
      <text:p text:style-name="P4">
RDK的领导人自称叫丹尼斯·卡普斯汀（Denis Kapustin），或叫丹尼斯·尼基汀（Denis Nikitin）。</text:p>
      <text:p text:style-name="P4">
他是一名俄罗斯民族主义者，该组织也公开支持只有俄罗斯民族的俄政权。</text:p>
      <text:p text:style-name="P4">
2020年，一个乌克兰调查网站指控，他与新纳粹主义组织有关联。卡普斯汀过去曾说过，自己是一个足球流氓运动组织的成员。</text:p>
      <text:p text:style-name="P4">
RDK指责普京政府是“布尔什维克”（即共产主义），并指俄罗斯的主流反对势力在乌克兰战争中充当骑墙派。</text:p>
      <text:p text:style-name="P4">
但是，伦敦国王学院的防务研究员马里娜·米朗博士（Dr Marina Miron）表示，俄罗斯的极端民族主义组织为什么会向俄罗斯开战，这一点令人费解。</text:p>
      <text:p text:style-name="P4">
“RDK应该是由乌克兰建立起来的，”她说，“它在战前的俄罗斯境内是一个小型的松散组织，当时也没有武装分支。”</text:p>
      <text:p text:style-name="P4">
一名代号为“福尔图娜”（Fortuna）的RDK成员在去年11月向乌克兰媒体表示，该组织人员数目有120人。</text:p>
      <text:p text:style-name="P4">
“我们是一个志愿组织，我们不像那种通过招募或者合约召集的乌克兰国民服役人员。”他说。</text:p>
      <text:h text:style-name="P12" text:outline-level="3">
<text:span text:style-name="T4">
俄罗斯自由军团是什么？</text:span>
</text:h>
      <text:p text:style-name="P4">
俄罗斯自由军团（FRL）又被称为自由俄罗斯军团（Liberty of RussiaLegion），是一个非常不一样的组织，与乌克兰军队一起对俄罗斯部队作战。</text:p>
      <text:p text:style-name="P4">
它使用“白-蓝-白”的旗帜，在俄罗斯反对派内部被一些人认为是“自由俄罗斯”的旗帜。</text:p>
      <text:p text:style-name="P4">
</text:p>
      <text:p text:style-name="P4">
图像来源，  legionliberty.army</text:p>
      <text:p text:style-name="P4">
它在政治上被认为不像RDK那样极端。</text:p>
      <text:p text:style-name="P4">
5月22日，该军团宣布已将俄罗斯村庄科津卡“解放”，该地区在乌克兰边境旁边，位于别尔哥罗德西南边。</text:p>
      <text:p text:style-name="P4">
“军团和RDK继续解放别尔哥罗德地区，”该军团称。</text:p>
      <text:p text:style-name="P4">
该组织还表示：“俄罗斯国民很安全以及俄罗斯联邦很强大的神话又一次被粉碎。”</text:p>
      <text:p text:style-name="P4">
之后它发布视频，显示挂着该组织旗帜的气球在莫斯科上空飘过。</text:p>
      <text:p text:style-name="P4">
俄罗斯前议员伊利亚·波诺马廖夫（IlyaPonamarev）现在是一名乌克兰公民，他于2022年8月在脸书（Facebook）上说，他们和另一个叫国民共和军（National RepublicanArmy）的组织一起签署了宣言，一致同意将把俄罗斯从普京统治下解放出来作为共同目标。</text:p>
      <text:p text:style-name="P4">
一名被称为凯萨（Caesar）、组织内最有名气的士兵说：“军团内没有人是被迫加入的。”</text:p>
      <text:p text:style-name="P4">
他说，少数成员是投降加入乌克兰部队的俄罗斯士兵，他们选择倒戈。</text:p>
      <text:h text:style-name="P12" text:outline-level="3">
<text:span text:style-name="T4">
这些俄罗斯武装者是否得到乌克兰支持</text:span>
</text:h>
      <text:p text:style-name="P4">
基辅情报总局的安德烈·尤索夫（Andriy Yusov）说，两个组织都是“在俄罗斯领土独立运作”，乌克兰人没有介入。</text:p>
      <text:p text:style-name="P4">
乌克兰电视台说，他们是民兵，并且是“俄罗斯志愿兵”。</text:p>
      <text:p text:style-name="P4">
不过，伦敦国王学院的马里娜·米朗博士质疑，没有乌克兰部队的支持，这些组织是否有能力穿越俄罗斯边境发动袭击。</text:p>
      <text:p text:style-name="P4">
她还质疑，这些组织为什么在照片里有使用西方的装备，比如悍马军用车等。</text:p>
      <text:p text:style-name="P4">
“他们肯定是依赖外部的支援，还有乌克兰情报部门的信息，”米朗博士说。</text:p>
      <text:p text:style-name="P4">
“但是，穿越俄罗斯边境发动袭击，是符合乌克兰需求的，可以分散对方在乌克兰境内战事的注意力，而且说这些组织为袭击负责，令它有说得过去的推诿理由。”</text:p>
      <text:p text:style-name="P4">
乌克兰政治分析员弗拉基米尔·费申科（VolodymyrFesenko）说，有好几个不同的准军事组织正在与乌克兰合作，但是他们似乎更多是公关性质，不是实际行动。</text:p>
      <text:p text:style-name="P4">
<text:span text:style-name="T4">
*BBC国际媒体监察部（BBC Monitoring）报道</text:span>
</text:p>
      <text:p text:style-name="P4">
Source: <text:a xlink:type="simple" xlink:href="https://www.bbc.com/zhongwen/simp/world-65818362" text:style-name="Internet_20_link" text:visited-style-name="Visited_20_Internet_20_Link">
https://www.bbc.com/zhongwen/simp/world-65818362</text:a>
</text:p>
      <!--NEWS-->
      <text:h text:style-name="P10" text:outline-level="1">
<text:span text:style-name="T4">
气候变化：你所在的国家承诺的减排目标完成得怎样</text:span>
</text:h>
      <text:p text:style-name="P4">
Author: https://www.facebook.com/bbcworldservice/</text:p>
      <text:p text:style-name="P4">
Publisher: BBC News 中文</text:p>
      <text:p text:style-name="P4">
Published Time: 2023-06-06T09:16:09.000Z</text:p>
      <text:p text:style-name="P4">
Modified Time: 2023-06-06T09:16:09.000Z</text:p>
      <text:p text:style-name="P4">
Description: 来看看世界各大经济体在温室气体减排方面都完成得如何，以及接下来还有多艰巨的任务？</text:p>
      <text:p text:style-name="P4">
Images: ["<text:a xlink:type="simple" xlink:href="https://ichef.bbci.co.uk/news/640/cpsprodpb/8A05/production/_127933353_cop27_climate_976-nc.png" text:style-name="Internet_20_link" text:visited-style-name="Visited_20_Internet_20_Link">
_127933353_co...</text:a>
"]</text:p>
      <text:p text:style-name="P4">
Videos: []</text:p>
      <text:p text:style-name="P4">
Tags: ['环境', '科学天地', '气候变化']</text:p>
      <text:p text:style-name="P4">
Type: Article</text:p>
      <!--METADATA-->
      <text:h text:style-name="P12" text:outline-level="3">
<text:span text:style-name="T4">
气候变化：你所在的国家承诺的减排目标完成得怎样</text:span>
</text:h>
      <ul>
        <li>
詹娜·陶辛斯基（Jana Tauschinski）   * BBC</li>
      </ul>
      <text:p text:style-name="P4">
2023年6月6日上午9点16分<draw:frame draw:style-name="fr1" draw:name="Image147" text:anchor-type="as-char" svg:width="6.9236in" svg:height="3.901619in" draw:z-index="0">
<draw:image xlink:href="../Images/BBC Chinese/2023-06-06T09-16-09.000Z/_127933353_cop27_climate_976-nc.png" xlink:type="simple" xlink:show="embed" xlink:actuate="onLoad" draw:mime-type="image/png"/>
</draw:frame>
</text:p>
      <text:p text:style-name="P4">
<text:span text:style-name="T4">
每一年，各国都就减少温室气体排放作出承诺，以降低气候变化的影响。</text:span>
</text:p>
      <text:p text:style-name="P4">
但是，全球气温仍在持续上升。</text:p>
      <text:p text:style-name="P4">
就在上月，科学家宣布，全球平均气温很可能会在未来五年第一次超过1.5摄氏度的升幅临界点。随着温度上升，全世界将会出现更多毁灭性的热浪、山火和洪水。</text:p>
      <text:p text:style-name="P4">
现在的问题是，世界是否能够停在1.5C的温度升幅上。</text:p>
      <text:p text:style-name="P4">
周一，各国在波恩气候会议上讨论它们的减排承诺，并展望下一场联合国气候会议——11月将在迪拜召开的第28届联合国气候峰会（COP28）。</text:p>
      <text:p text:style-name="P4">
哪些国家在在气候减排方面兑现了自己的承诺，来帮助世界气温升幅保持在1.5C以内？哪些国家还做得不够。你可以用下面的互动图表看看这些国家的表现。</text:p>
      <text:p text:style-name="P4">
你的裝置可能不支持這一可視化效果</text:p>
      <text:p text:style-name="P4">
<text:span text:style-name="T4">
*贝奇·戴尔（Becky Dale）、艾斯美·斯塔拉德（Esme Stallard）参与报道</text:span>
</text:p>
      <text:p text:style-name="P4">
Source: <text:a xlink:type="simple" xlink:href="https://www.bbc.com/zhongwen/simp/science-65820291" text:style-name="Internet_20_link" text:visited-style-name="Visited_20_Internet_20_Link">
https://www.bbc.com/zhongwen/simp/science-65820291</text:a>
</text:p>
      <!--NEWS-->
      <text:h text:style-name="P10" text:outline-level="1">
<text:span text:style-name="T4">
美国前副总统彭斯宣布竞选总统，挑战特朗普</text:span>
</text:h>
      <text:p text:style-name="P4">
Creator: 《纽约时报》</text:p>
      <text:p text:style-name="P4">
Publisher: https://www.facebook.com/nytimeschinese</text:p>
      <text:p text:style-name="P4">
Published Time: 2023-06-06T09:30:03+08:00</text:p>
      <text:p text:style-name="P4">
Description: 彭斯曾是特朗普的坚定支持者，但在他拒绝特朗普要求其阻挠国会认证拜登胜选后，两人关系破裂。彭斯目前民调支持率远落后于特朗普，他希望在爱荷华州发力，努力吸引选民。 Drew Angerer/Getty Images 迈克·彭斯3月在华盛顿。</text:p>
      <text:p text:style-name="P4">
Images: ["<text:a xlink:type="simple" xlink:href="https://static01.nyt.com/images/2023/06/05/multimedia/05pol-pence1-fgbt/05pol-pence1-fgbt-master1050-v2.jpg" text:style-name="Internet_20_link" text:visited-style-name="Visited_20_Internet_20_Link">
05pol-pence1-...</text:a>
"]</text:p>
      <text:p text:style-name="P4">
Category: 美国</text:p>
      <text:p text:style-name="P4">
Type: Article</text:p>
      <!--METADATA-->
      <text:p text:style-name="P4">
<draw:frame draw:style-name="fr1" draw:name="Image148" text:anchor-type="as-char" svg:width="6.9236in" svg:height="4.615733in" draw:z-index="0">
<draw:image xlink:href="../Images/cnnytimes/2023-06-06T09-30-03-08-00/05pol-pence1-fgbt-master1050-v2.jpg" xlink:type="simple" xlink:show="embed" xlink:actuate="onLoad" draw:mime-type="image/jpeg"/>
</draw:frame>
</text:p>
      <text:p text:style-name="P4">
美国前副总统迈克·彭斯周一提交参选文件，锁定总统参选人身份。他将与自己服务的前总统唐纳德·特朗普展开竞争。</text:p>
      <text:p text:style-name="P4">
彭斯向联邦选举委员会提交了参选的必要文件，但在迄今展开的各项公开调查中，他的民调支持率都是个位数，远远落后于特朗普。</text:p>
      <text:p text:style-name="P4">
彭斯计划在爱荷华州开展广泛的竞选活动，该州是美国最早进行总统提名初选投票的州，他在堕胎等问题上的强硬保守立场可能对当地一些选民具有吸引力。</text:p>
      <text:p text:style-name="P4">
预计彭斯将于周三正式宣布竞选。新泽西州前州长克里斯·克里斯蒂和北达科他州州长道格·伯古姆预计也将在本周宣布参选。</text:p>
      <text:p text:style-name="P4">
在2016年总统竞选的后半段，作为特朗普的竞选伙伴，彭斯是他的坚定支持者和捍卫者。在他们共同任职期间，他也是特朗普最忠实的拥护者。</text:p>
      <text:p text:style-name="P4">
但当输掉2020年大选后，特朗普开始向彭斯施压，要求他阻挠国会对拜登选举团人投票结果的认证。彭斯拒绝了特朗普的要求。</text:p>
      <text:p text:style-name="P4">
2021年1月6日，一群亲特朗普暴徒袭击国会大厦。特朗普的一些支持者高呼：“绞死迈克·彭斯！”从那时起，两人之间的关系破裂再难逆转。</text:p>
      <text:p text:style-name="P4">
Source: <text:a xlink:type="simple" xlink:href="https://cn.nytimes.com/usa/20230606/pence-2024-president-candidate/" text:style-name="Internet_20_link" text:visited-style-name="Visited_20_Internet_20_Link">
https://cn.nytimes.com/usa/20230606/pence-2024-president-candidate/</text:a>
</text:p>
      <!--NEWS-->
      <text:h text:style-name="P10" text:outline-level="1">
<text:span text:style-name="T4">
乌克兰南部水坝被炸 泽伦斯基召开国安会议</text:span>
</text:h>
      <text:p text:style-name="P4">
Publisher: 法新社</text:p>
      <text:p text:style-name="P4">
Published Time: 2023-06-06T09:32:08+00:00</text:p>
      <text:p text:style-name="P4">
Modified Time: 2023-06-06T09:20:05+00:00</text:p>
      <text:p text:style-name="P4">
Description: （法新社基辅6日电） 乌克兰水坝遭炸毁，乌国总统泽伦斯基（Volodymyr Zelenskyy）为此召开国家安全委员会会议寻求因应。</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9" text:anchor-type="as-char" svg:width="6.9236in" svg:height="3.617581in" draw:z-index="0">
<draw:image xlink:href="../Images/rficn/2023-06-06T09-32-08-00-00/000000.png" xlink:type="simple" xlink:show="embed" xlink:actuate="onLoad" draw:mime-type="image/png"/>
</draw:frame>
</text:p>
      <text:p text:style-name="P4">
泽伦斯基的幕僚长叶尔马克（AndriyYermak）表示，在乌国南部卡科夫卡（Kakhovka）水力发电厂的水坝发生爆炸后，泽伦斯基今天紧急召开了国家安全委员会会议。</text:p>
      <text:p text:style-name="P4">
叶尔马克在加密通讯软体Telegram上写说：「卡科夫卡水力发电厂，另一桩俄罗斯恐怖分子犯下的战争罪行。总统已经召开国家安全委员会（NationalSecurity Council）会议。 」</text:p>
      <text:p text:style-name="P4">
乌克兰与俄罗斯相互指责，称是对方犯下恶行。</text:p>
      <text:p text:style-name="P4">
Source: <text:a xlink:type="simple" xlink:href="https://www.rfi.fr/cn/%E5%9B%BD%E9%99%85%E6%8A%A5%E9%81%93/20230606-%E4%B9%8C%E5%85%8B%E5%85%B0%E5%8D%97%E9%83%A8%E6%B0%B4%E5%9D%9D%E8%A2%AB%E7%82%B8-%E6%B3%BD%E4%BC%A6%E6%96%AF%E5%9F%BA%E5%8F%AC%E5%BC%80%E5%9B%BD%E5%AE%89%E4%BC%9A%E8%AE%AE" text:style-name="Internet_20_link" text:visited-style-name="Visited_20_Internet_20_Link">
https://www.rfi.fr/cn/%E5%9B%BD%E9%99%85%E6%8A%A5%E9%81%93/20230606-%E4%B9%8C%E5%85%8B%E5%85%B0%E5%8D%97%E9%83%A8%E6%B0%B4%E5%9D%9D%E8%A2%AB%E7%82%B8-%E6%B3%BD%E4%BC%A6%E6%96%AF%E5%9F%BA%E5%8F%AC%E5%BC%80%E5%9B%BD%E5%AE%89%E4%BC%9A%E8%AE%AE</text:a>
</text:p>
      <!--NEWS-->
      <text:h text:style-name="P10" text:outline-level="1">
<text:span text:style-name="T4">
德国出口4月重新实现增长 从中国进口货物最多</text:span>
</text:h>
      <text:p text:style-name="P4">
Author: None (Language: zh)</text:p>
      <text:p text:style-name="P4">
Publisher: None</text:p>
      <text:p text:style-name="P4">
Time: 2023-06-06T09:48:00Z</text:p>
      <text:p text:style-name="P4">
Description: 今年第二季度，德国出口出人意料地出现了稳健增长的势头。四月份出口实现了1.2%的增长。不过，经济学家们预计，来自中美市场的推动力将有所下滑。</text:p>
      <text:p text:style-name="P4">
Videos: []</text:p>
      <text:p text:style-name="P4">
Images: []</text:p>
      <text:p text:style-name="P4">
Subject: 经济纵横</text:p>
      <text:p text:style-name="P4">
Subjects: ['奥巴马', '德国制造', '欧债危机', '欧盟', '岛屿主权争端', '专题报道：全景观看“习马会”', '德国', '中国', '留学德国', '中共十九大']</text:p>
      <text:p text:style-name="P4">
Keywords: ['出口', '进口', '对外贸易', '德国', '市场', '中国', '美国']</text:p>
      <text:p text:style-name="P4">
ID: 65829847</text:p>
      <!--METADATA-->
      <text:p text:style-name="P4">
<text:a xlink:type="simple" xlink:href="https://www.dw.com/zh/overlay/image/article/65829847/62932253" text:style-name="Internet_20_link" text:visited-style-name="Visited_20_Internet_20_Link">
 </text:a>
</text:p>
      <text:p text:style-name="P4">
（德国之声中文网）进入第二季度后，德国出口实现了出人意料的增长。联邦统计署周一发布的数据显示，今年四月，德国出口实现了1.2%的增长，出口总额达到1304亿欧元，好于预期。今年三月，德国出口曾下降6%。而此前路透社对经济学家的问卷调查曾显示，德国四月出口将回落2.5%。</text:p>
      <text:p text:style-name="P4">
私人银行 Hauck Aufhäuser Lampe Privatbank的首席经济师克吕格（ AlexanderKrüger）表示："四月的增幅还远远不足以弥补此前的滑坡。中国和美国市场可预见的疲软，令德国恢复出口活力难以乐观。"</text:p>
      <text:p text:style-name="P4">
今年四月，德国对欧盟国家的出口环比增加了4.5%，总额为714亿欧元。而排名第一的德国出口对象国仍是美国，出口增长4.7%，出口总额为131亿欧元。对华出口则增长了10.1%，总额为85亿欧元，对英出口则下滑了5.2%，出口总额降至61亿欧元。</text:p>
      <text:p text:style-name="P4">
德国批发出口及服务业联合会（BGA ）主席延杜拉（ Dirk Jandura）表示：" <text:a xlink:type="simple" xlink:href="https://www.dw.com/zh/zh/为什么说中国不太可能再次拯救全球经济/a-65613569" text:style-name="Internet_20_link" text:visited-style-name="Visited_20_Internet_20_Link">
 得益于中国和美国经济形势的好转，我们的出口也有了良好的发展，</text:a>
但总体而言，今后更会是平稳的横向发展。作为遏制通胀的努力，价格也有所上涨，这推动了出口的增幅，总之，形势比预计的要好。"不过，可以预见的货币紧缩政策将使经济降温，"有鉴于此，推动改革和放松管控已经变得非常紧迫，否则我们会进一步失去竞争优势。"</text:p>
      <text:p text:style-name="P4">
</text:p>
      <text:p text:style-name="P4">
进口方面，中国仍排名第一。</text:p>
      <text:p text:style-name="P4">
通胀重挫德国人的消费热情，使德国经济在去年年底和今年年初连续两个季度出现滑坡， <text:a xlink:type="simple" xlink:href="https://www.dw.com/zh/zh/德国经济陷入衰退/a-65732918" text:style-name="Internet_20_link" text:visited-style-name="Visited_20_Internet_20_Link">
 从而进入了衰退阶段，也即专业人士所谓的"技术性衰退"。</text:a>
克鲁格在谈到刚刚发布的出口及国民生产总之数据时表示："由于进口也出现了滑坡，因此，贸易总额仍呈现顺差，这也缓解了对经济暴跌的担忧。"</text:p>
      <text:h text:style-name="P12" text:outline-level="3">
<text:span text:style-name="T4">
进口方面，中国仍排名第一</text:span>
</text:h>
      <text:p text:style-name="P4">
数据还显示，德国进口今年4月下滑了1.7%，进口总额为1112亿欧元，进口跌幅比预计多了一倍。</text:p>
      <text:p text:style-name="P4">
在进口方面，中国仍是德国最重要的贸易伙伴。德国总计从中国进口了价值129亿欧元的货物。从美国的进口总额则为80亿欧元。而从英国的进口则仅有28亿欧元。同俄罗斯的贸易总额仍在继续下降，进出口总额仅为十亿欧元。</text:p>
      <text:p text:style-name="P4">
过去几个月来，对外贸易波动极大。ING 银行分析师布泽热斯基（ CarstenBzreski）表示："这种大幅波动的态势将会持续下去，从去年夏季开始，德国的出口一直非常不稳定，而且其总体呈现下滑趋势，而并非上升趋势。"</text:p>
      <text:p text:style-name="P4">
（路透社，法新社，德新社）</text:p>
      <text:p text:style-name="P4">
Source: <text:a xlink:type="simple" xlink:href="https://www.dw.com/zh/德国出口4月重新实现增长-从中国进口货物最多/a-65829847" text:style-name="Internet_20_link" text:visited-style-name="Visited_20_Internet_20_Link">
https://www.dw.com/zh/德国出口4月重新实现增长-从中国进口货物最多/a-65829847?maca=chi-rss-chi-all-1127-rdf</text:a>
</text:p>
      <!--NEWS-->
      <text:h text:style-name="P10" text:outline-level="1">
<text:span text:style-name="T4">
佛州长包机送移民到沙加缅度 加州扬言采法律行动</text:span>
</text:h>
      <text:p text:style-name="P4">
Publisher: 法新社</text:p>
      <text:p text:style-name="P4">
Published Time: 2023-06-06T10:02:10+00:00</text:p>
      <text:p text:style-name="P4">
Modified Time: 2023-06-06T09:35:02+00:00</text:p>
      <text:p text:style-name="P4">
Description: （法新社洛杉矶5日电） 第2批私人飞机载运的移民抵达美国加州首府沙加缅度之际，州长纽松（Gavin Newsom）今天显然对佛罗里达州州长迪尚特（R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3.617581in" draw:z-index="0">
<draw:image xlink:href="../Images/rficn/2023-06-06T10-02-10-00-00/000000.png" xlink:type="simple" xlink:show="embed" xlink:actuate="onLoad" draw:mime-type="image/png"/>
</draw:frame>
</text:p>
      <text:p text:style-name="P4">
纽松杠上迪尚特之前，在共和党内快速窜起、可能参选2024总统大选的迪尚特，为了抗议拜登总统的移民政策，持续奉行把移民送往民主党控制州的政策。</text:p>
      <text:p text:style-name="P4">
去年9月，迪尚特安排并付钱让近50名移民从德州飞往麻州富人度假岛屿玛莎葡萄园岛（Martha's Vineyard）。</text:p>
      <text:p text:style-name="P4">
佛州官员尚未对最近两趟飞往沙加缅度的航班发表意见，但加州官员表示，这些移民携带据称来自佛州政府的文件。</text:p>
      <text:p text:style-name="P4">
纽松今天在推特发文说：「＠迪尚特你这小心眼又可悲的人。」</text:p>
      <text:p text:style-name="P4">
他说，「这可不是玛莎葡萄园岛。绑架指控？」并附上加州绑架罪法条的截图。</text:p>
      <text:p text:style-name="P4">
第1批逾12名来自哥伦比亚和委内瑞拉的移民，2日飞抵沙加缅度。</text:p>
      <text:p text:style-name="P4">
他们穿越美国边界进入德州，之后被送到新墨西哥州搭上飞机。</text:p>
      <text:p text:style-name="P4">
加州检察总长邦塔（Rob Bonta）表示，他的办公室正在评估，是否针对载运或安排运送这些弱势移民者提出刑事或民事诉讼。</text:p>
      <text:p text:style-name="P4">
「州批准的绑架并非公共政策选择，这样是不道德，令人作呕。」</text:p>
      <text:p text:style-name="P4">
「纽约时报」报导，主要来自委内瑞拉的第2批约20名移民，今天飞抵沙加缅度。</text:p>
      <text:p text:style-name="P4">
23岁的罗德里格斯（Wilkendri Rodriguez）告诉纽时，他在德州艾尔帕索（El Paso）时，有4个人问他愿不愿意去加州。</text:p>
      <text:p text:style-name="P4">
「我不知道他们出于什么动机安排这些行程，也不知道有没有政治因素、是不是和政府有关，他们什么都没告诉我们。」</text:p>
      <text:p text:style-name="P4">
Source: <text:a xlink:type="simple" xlink:href="https://www.rfi.fr/cn/%E5%9B%BD%E9%99%85%E6%8A%A5%E9%81%93/20230606-%E4%BD%9B%E5%B7%9E%E9%95%BF%E5%8C%85%E6%9C%BA%E9%80%81%E7%A7%BB%E6%B0%91%E5%88%B0%E6%B2%99%E5%8A%A0%E7%BC%85%E5%BA%A6-%E5%8A%A0%E5%B7%9E%E6%89%AC%E8%A8%80%E9%87%87%E6%B3%95%E5%BE%8B%E8%A1%8C%E5%8A%A8" text:style-name="Internet_20_link" text:visited-style-name="Visited_20_Internet_20_Link">
https://www.rfi.fr/cn/%E5%9B%BD%E9%99%85%E6%8A%A5%E9%81%93/20230606-%E4%BD%9B%E5%B7%9E%E9%95%BF%E5%8C%85%E6%9C%BA%E9%80%81%E7%A7%BB%E6%B0%91%E5%88%B0%E6%B2%99%E5%8A%A0%E7%BC%85%E5%BA%A6-%E5%8A%A0%E5%B7%9E%E6%89%AC%E8%A8%80%E9%87%87%E6%B3%95%E5%BE%8B%E8%A1%8C%E5%8A%A8</text:a>
</text:p>
      <!--NEWS-->
      <text:h text:style-name="P10" text:outline-level="1">
<text:span text:style-name="T4">
中国激光雷达新秀 禾赛科技美股失宠 (Free Version)</text:span>
</text:h>
      <text:p text:style-name="P4">
Authors: ['咏竹坊']</text:p>
      <text:p text:style-name="P4">
Publisher: 英国《金融时报》</text:p>
      <text:p text:style-name="P4">
Time: 2023-06-06T10:09:50+00:00</text:p>
      <text:p text:style-name="P4">
Published Time: 2023-05-30T12:00:99+08:00</text:p>
      <text:p text:style-name="P4">
Modified Time: 2023-05-31T06:23:99+08:00</text:p>
      <text:p text:style-name="P4">
Description: 公布最新业绩一周后，这家全球最大的自动驾驶技术开发商的股价，比2月IPO时的价格下挫了近60%。</text:p>
      <text:p text:style-name="P4">
Images: ["<text:a xlink:type="simple" xlink:href="https://thumbor.ftacademy.cn/unsafe/picture/6/000182976_piclink.jpg" text:style-name="Internet_20_link" text:visited-style-name="Visited_20_Internet_20_Link">
000182976_pic...</text:a>
"]</text:p>
      <text:p text:style-name="P4">
Themes: ['专栏', '咏竹坊', '关注']</text:p>
      <text:p text:style-name="P4">
Keywords: ['咏竹坊', '禾赛科技', '自动驾驶', '汽车']</text:p>
      <text:p text:style-name="P4">
Type: Article</text:p>
      <!--METADATA-->
      <text:p text:style-name="P4">
<draw:frame draw:style-name="fr1" draw:name="Image153" text:anchor-type="as-char" svg:width="6.9236in" svg:height="3.894525in" draw:z-index="0">
<draw:image xlink:href="../Images/FT Chinese Free Version/2023-06-06T10-09-50-00-00/000182976_piclink.jpg" xlink:type="simple" xlink:show="embed" xlink:actuate="onLoad" draw:mime-type="image/jpeg"/>
</draw:frame>
</text:p>
      <text:p text:style-name="P4">
<text:span text:style-name="T4">
作者谭英，本文只代表作者本人观点。</text:span>
</text:p>
      <text:p text:style-name="P4">
中国配备自动驾驶重要组成部分──激光成像、探测与测距(LiDAR，简称激光雷达)传感器的车辆出货量，正高居世界首位，并且在最近取代日本成为全球最大的汽车出口国之后，很可能会保持这一地位。除了作为全球最大汽车市场的规模优势外，中国因为缺乏传统的内燃机技术，随着整个行业进入新的电动、自动驾驶时代，更方便它轻装上阵，而传统内燃机技术正在拖累很多西方汽车巨头。</text:p>
      <text:p text:style-name="P4">
Source: <text:a xlink:type="simple" xlink:href="http://www.ftchinese.com/story/001099820" text:style-name="Internet_20_link" text:visited-style-name="Visited_20_Internet_20_Link">
http://www.ftchinese.com/story/001099820</text:a>
</text:p>
      <!--NEWS-->
      <text:h text:style-name="P10" text:outline-level="1">
<text:span text:style-name="T4">
名之梦获大笔新资金 但应付AI战或需更多 (Free Version)</text:span>
</text:h>
      <text:p text:style-name="P4">
Authors: ['咏竹坊']</text:p>
      <text:p text:style-name="P4">
Publisher: 英国《金融时报》</text:p>
      <text:p text:style-name="P4">
Time: 2023-06-06T10:13:03+00:00</text:p>
      <text:p text:style-name="P4">
Published Time: 2023-06-05T12:00:99+08:00</text:p>
      <text:p text:style-name="P4">
Modified Time: 2023-06-06T06:09:99+08:00</text:p>
      <text:p text:style-name="P4">
Description: 据报道，这家人工智能公司接近获得2.5亿美元新资金，其丰富的人才储备和不断增加的产品，正吸引着投资者。</text:p>
      <text:p text:style-name="P4">
Images: ["<text:a xlink:type="simple" xlink:href="https://thumbor.ftacademy.cn/unsafe/picture/0/000183530_piclink.jpg" text:style-name="Internet_20_link" text:visited-style-name="Visited_20_Internet_20_Link">
000183530_pic...</text:a>
"]</text:p>
      <text:p text:style-name="P4">
Themes: ['专栏', '咏竹坊', '关注']</text:p>
      <text:p text:style-name="P4">
Keywords: ['咏竹坊', '人工智能', '名之梦']</text:p>
      <text:p text:style-name="P4">
Type: Article</text:p>
      <!--METADATA-->
      <text:p text:style-name="P4">
<draw:frame draw:style-name="fr1" draw:name="Image154" text:anchor-type="as-char" svg:width="6.9236in" svg:height="3.894525in" draw:z-index="0">
<draw:image xlink:href="../Images/FT Chinese Free Version/2023-06-06T10-13-03-00-00/000183530_piclink.jpg" xlink:type="simple" xlink:show="embed" xlink:actuate="onLoad" draw:mime-type="image/jpeg"/>
</draw:frame>
</text:p>
      <text:p text:style-name="P4">
<text:span text:style-name="T4">
作者西一羊，本文只代表作者本人观点。</text:span>
</text:p>
      <text:p text:style-name="P4">
新投资打开了闸门。甚至在聊天机器人出现之前，阿里巴巴(BABA.US; 9988.HK)和百度 (BIDU.US;9888.HK)等大公司，以及科大讯飞(002230.SZ) 等较小的公司，就已经在投入大量资源，开发自己的同类产品了。</text:p>
      <text:p text:style-name="P4">
Source: <text:a xlink:type="simple" xlink:href="http://www.ftchinese.com/story/001099876" text:style-name="Internet_20_link" text:visited-style-name="Visited_20_Internet_20_Link">
http://www.ftchinese.com/story/001099876</text:a>
</text:p>
      <!--NEWS-->
      <text:h text:style-name="P10" text:outline-level="1">
<text:span text:style-name="T4">
美国务院高官：正“非常努力”妥善管控美中关系</text:span>
</text:h>
      <text:p text:style-name="P4">
Author: 联合早报 (Person)</text:p>
      <text:p text:style-name="P4">
Publisher: 联合早报 (Organization)</text:p>
      <text:p text:style-name="P4">
Published Time: 2023-06-06T10:17</text:p>
      <text:p text:style-name="P4">
Modified Time: 2023-06-06T10:25</text:p>
      <text:p text:style-name="P4">
Description: 正在中国访问的美国国务院东亚和太平洋事务助理国务卿康达说，华盛顿正在“非常努力”地妥善管控美国和中国的关系。路透社报道，康达星期二（6月6日）在北京被记者问及美中双边关系的现状时说...</text:p>
      <text:p text:style-name="P4">
Videos: []</text:p>
      <text:p text:style-name="P4">
Audios: []</text:p>
      <text:p text:style-name="P4">
Images: []</text:p>
      <text:p text:style-name="P4">
Type: NewsArticle</text:p>
      <text:p text:style-name="P4">
Breadcrumbs: ['即时', '国际']</text:p>
      <text:p text:style-name="P4">
Keywords: ['美国国务院', '美中关系', '拜登', '习近平', '布林肯']</text:p>
      <!--METADATA-->
      <text:p text:style-name="P4">
正在中国访问的美国国务院东亚和太平洋事务助理国务卿康达说，华盛顿正在“非常努力”地妥善管控美国和中国的关系。</text:p>
      <text:p text:style-name="P4">
路透社报道，康达星期二（6月6日）在北京被记者问及 <text:a xlink:type="simple" xlink:href="https://www.zaobao.com/keywords/zhong-mei-guan-xi" text:style-name="Internet_20_link" text:visited-style-name="Visited_20_Internet_20_Link">
 美中双边关系 </text:a>
 的现状时说：“我们非常努力，希望尽可能处理好我们两国的关系。”</text:p>
      <text:p text:style-name="P4">
根据国务院发表的声明，美中官员星期一（6月5日）在北京进行了坦诚且富有成效的讨论。双方同意继续保持沟通。</text:p>
      <text:p text:style-name="P4">
美国记者问总统拜登和中国国家主席习近平在亚太经合组织峰会（APEC）会谈的可能性，国务院官员表示无法置评。</text:p>
      <text:p text:style-name="P4">
当记者再追问国务卿布林肯是否会在近期访问中国时，国务院官员说目前没有任何宣布。 <text:a xlink:type="simple" xlink:href="https://www.zaobao.com/realtime/world/story20230203-1359458" text:style-name="Internet_20_link" text:visited-style-name="Visited_20_Internet_20_Link">
 布林肯原定2月访问北京，因疑似中国间谍气球事件而展延行程</text:a>
 。</text:p>
      <text:p text:style-name="P4">
中国外交部美大司星期二在旗下“宽广太平洋”微信公众号公布，双方围绕两国元首去年11月峇厘岛会晤取得的共识推动改善中美关系、妥善管控分歧等，进行了坦诚、建设性、富有成效的沟通。</text:p>
      <text:p text:style-name="P4">
在康达抵达北京之前，美国海军指一艘中国军舰在台湾海峡 <text:a xlink:type="simple" xlink:href="https://www.zaobao.com/news/china/story20230605-1401530" text:style-name="Internet_20_link" text:visited-style-name="Visited_20_Internet_20_Link">
 以“不安全方式”越过美国钟云号驱逐舰的前方</text:a>
。白宫星期一说，美中军方最近在台湾海峡和南中国海的危险接触，反映出中国军方的敌对行为日益增强，这提高了误判的风险，并警告“有人可能会因此受到伤害”。</text:p>
      <text:p text:style-name="P4">
亚太经合峰会定11月在美国加利福尼亚州旧金山举行。</text:p>
      <text:p text:style-name="P4">
Source: <text:a xlink:type="simple" xlink:href="https://www.zaobao.com.sg/realtime/world/story20230606-1401588" text:style-name="Internet_20_link" text:visited-style-name="Visited_20_Internet_20_Link">
https://www.zaobao.com.sg/realtime/world/story20230606-1401588</text:a>
</text:p>
      <!--NEWS-->
      <text:h text:style-name="P10" text:outline-level="1">
<text:span text:style-name="T4">
是鼠头还是鸭脖？江西一高校食堂吃出“罗生门”</text:span>
</text:h>
      <text:p text:style-name="P4">
Author: None (Language: zh)</text:p>
      <text:p text:style-name="P4">
Publisher: None</text:p>
      <text:p text:style-name="P4">
Time: 2023-06-06T10:30:00Z</text:p>
      <text:p text:style-name="P4">
Description: 江西工业职业技术学院一学生近日拍摄视频称自己在学校食堂购买的饭菜中疑似吃出一个老鼠头。几日后该校发布通报表示，疑似的鼠头实为鸭脖。当地的市场监管部门经比对也认定异物是鸭脖。不过网上舆论并不买账，“鸭鼠之谜”仍在发酵。</text:p>
      <text:p text:style-name="P4">
Videos: []</text:p>
      <text:p text:style-name="P4">
Images: []</text:p>
      <text:p text:style-name="P4">
Subject: 新闻广角</text:p>
      <text:p text:style-name="P4">
Subjects: ['德中关系', '岛屿主权争端', '专题报道：全景观看“习马会”', '中国', '中共十九大']</text:p>
      <text:p text:style-name="P4">
Keywords: ['中国', '高校', '食堂', '舆论', '公信力']</text:p>
      <text:p text:style-name="P4">
ID: 65837412</text:p>
      <!--METADATA-->
      <text:p text:style-name="P4">
<text:a xlink:type="simple" xlink:href="https://www.dw.com/zh/overlay/image/article/65837412/43284754" text:style-name="Internet_20_link" text:visited-style-name="Visited_20_Internet_20_Link">
 </text:a>
</text:p>
      <text:p text:style-name="P4">
舌尖上的安全。</text:p>
      <text:p text:style-name="P4">
（德国之声中文网）6月1日，一段“江西一高校饭菜中疑吃出老鼠头”的视频在网络上传播。视频中饭菜里的一块黑色异物上看起来附着毛发，且带有类似牙齿条状物。两天后，视频中所涉及的江西工业职业技术学院在其官方微博上发布通报表示，饭菜中的“异物”经当事人确认为鸭脖，为正常食物。</text:p>
      <text:p text:style-name="P4">
6月4日，南昌市市场监督管理局工作人员表示，6月1日当天高新区市场监督管理局已经派人去核实了，拿去专门的检测机构送检，有时候看东西形状很像，但是经过工作人员核实，确实是鸭脖。</text:p>
      <text:p text:style-name="P4">
拍摄视频的当事人学生改口称“异物”不是“老鼠头”，市场监管局的比对认证的“鸭脖”结果并未获得网络舆论的认同。大量网民追问，如果是鸭脖为什么上面会存在类似于老鼠须和牙齿的东西？</text:p>
      <text:p text:style-name="P4">
有些网民建议对这个看起来非常像老鼠头的异物进行基因检测，就可以得出令所有人心服口服的检测结果。</text:p>
      <text:p text:style-name="P4">
针对这桩是“鼠头”还是“鸭脖”的罗生门，《环球时报》前总编胡锡进写道：“我认为，如果南昌市市监局的鉴定准确无误，他们对此充满确信，有必要对该异物进行更加清晰的拍摄，将视频放到互联网上。因为原视频确实太像鼠头了，市监局提供的文字和口头说法难以消除原视频造成的强烈印象，公布更充足的影像证据很有必要，能产生关键说服力。否则的话，网上的怀疑就有其延续的舆论逻辑。”</text:p>
      <text:p text:style-name="P4">
澎湃新闻“马上评”发表的评论《“鼠头”还是“鸭脖”，怎么就成了罗生门》也提出问题“网友为什么不相信‘是鸭脖’？”文章回答说：“在关键信息缺席的状态下，网友们根据自己的‘眼见为实’和生活经验去判断一样事物，进而发表个人的看法，也是自然而然的事情。”</text:p>
      <text:p text:style-name="P4">
在这起事件发酵之后，甚至还有消息报道称，江西这所高校的媒体中心主人在学生群里教学生网络控评，让学生“积极点赞对学校有利的评论”。而且这已经不是第一次该校被曝光学校厨房发现老鼠的问题。</text:p>
      <text:p text:style-name="P4">
澎湃新闻发表的评论文章指出：“一步走得不够用心，后面的每一步都会被动。而如果步步走错，所引发的不信任感就会‘积重难返’，带来的负面影响就难以消除。”</text:p>
      <text:p text:style-name="P4">
Source: <text:a xlink:type="simple" xlink:href="https://www.dw.com/zh/是鼠头还是鸭脖？江西一高校食堂吃出-罗生门/a-65837412" text:style-name="Internet_20_link" text:visited-style-name="Visited_20_Internet_20_Link">
https://www.dw.com/zh/是鼠头还是鸭脖？江西一高校食堂吃出-罗生门/a-65837412?maca=chi-rss-chi-all-1127-rdf</text:a>
</text:p>
      <!--NEWS-->
      <text:h text:style-name="P10" text:outline-level="1">
<text:span text:style-name="T4">
每周工作一小时算就业？中国失业率统计引争议</text:span>
</text:h>
      <text:p text:style-name="P4">
Author: None (Language: zh)</text:p>
      <text:p text:style-name="P4">
Publisher: None</text:p>
      <text:p text:style-name="P4">
Time: 2023-06-06T10:40:00Z</text:p>
      <text:p text:style-name="P4">
Description: 中国官方日前公布的4月城镇失业率为5.1%，青年失业率20.4%。有研究者认为，这两个数字在统计上都有失真之处。</text:p>
      <text:p text:style-name="P4">
Videos: []</text:p>
      <text:p text:style-name="P4">
Images: []</text:p>
      <text:p text:style-name="P4">
Subject: 经济纵横</text:p>
      <text:p text:style-name="P4">
Subjects: ['中国失业率', '青年失业率', '失业率统计', '王明远']</text:p>
      <text:p text:style-name="P4">
Keywords: ['意见反馈']</text:p>
      <text:p text:style-name="P4">
ID: 65837480</text:p>
      <!--METADATA-->
      <text:p text:style-name="P4">
<text:a xlink:type="simple" xlink:href="https://www.dw.com/zh/overlay/image/article/65837480/64828438" text:style-name="Internet_20_link" text:visited-style-name="Visited_20_Internet_20_Link">
 </text:a>
</text:p>
      <text:p text:style-name="P4">
（德国之声中文网）中国国家统计局日前公布今年4月的全国城镇调查失业率为5.1%， <text:a xlink:type="simple" xlink:href="https://www.dw.com/zh/zh/青年失业率创记录-中国后新冠复苏难/a-65637338" text:style-name="Internet_20_link" text:visited-style-name="Visited_20_Internet_20_Link">
 16-24岁的青年调查失业率则为20.4%。</text:a>
</text:p>
      <text:p text:style-name="P4">
微信号"财经十一人"刊登北京改革和发展研究会研究员王明远的文章，其中认为，5.1%的整体失业率明显与大家的实际感受不同。他分析失业率统计失真的几个原因。</text:p>
      <text:p text:style-name="P4">
首先，中国把"就业"的标准定得太低了。根据中国国家统计局的官方网页，每周工作时间1小时即算为就业。王明远的文章指出，相形之下，美国为15个小时，法国为20个小时。</text:p>
      <text:p text:style-name="P4">
其次，城镇失业调查无法把因失业返乡的农民工统计在内。</text:p>
      <text:p text:style-name="P4">
第三，中国灵活就业人口的社保参与率很低，因此很难通过领取失业险和失业登记等指标了解其就业情况。</text:p>
      <text:h text:style-name="P12" text:outline-level="3">
<text:span text:style-name="T4">
20.4%也难具代表性</text:span>
</text:h>
      <text:p text:style-name="P4">
不过，王明远文章认为，16-24岁失业率20.4%，对于整个青年群体来说，这一结果也不具代表性。因为这个年龄段、特别是16-20岁，即便不升学，劳动参与率也不高，长期维持在18%以上。因此，他选取了16-40岁这个年龄段来界定青年失业率。</text:p>
      <text:p text:style-name="P4">
依据他的推算，中国疫情三年，大约累计1500万应届毕业生未找到工作，同时约10%的企业在职员工失业，其中16-40岁约2500万。此外，他引述北大卢锋教授的研究，近三年至少2300万农民工失业返乡，其中青年估计约1400万。也就是说，疫情以来青年新增失业人口约5400万。</text:p>
      <text:p text:style-name="P4">
与此同时，这些失业人口中，不排除部分灵活就业，如三年来滴滴活跃司机数量增加了1200余万，外卖骑手、快递员、配送员增加了约800万。不过，估计仍有一半、即2500万-3000万仍处于失业。因此，保守估计青年绝对失业人口比疫情前增加了2500万-3000万，约占该年龄段就业市场劳动力总量（4.02亿）的6.2-7.5%。</text:p>
      <text:h text:style-name="P12" text:outline-level="3">
<text:span text:style-name="T4">
疫情之下 中国经济气喘吁吁</text:span>
</text:h>
      <text:h text:style-name="P12" text:outline-level="3">
<text:span text:style-name="T4">
农村不是解决之道</text:span>
</text:h>
      <text:p text:style-name="P4">
王明远指出，扩招以及经济增速放缓，将导致未来几年就业问题更为严峻。而解决之道，他认为，并非国企或者 <text:a xlink:type="simple" xlink:href="https://www.dw.com/zh/zh/德语媒体新时代的上山下乡运动/a-65661636" text:style-name="Internet_20_link" text:visited-style-name="Visited_20_Internet_20_Link">
 分流到农村</text:a>
 ，--因为 <text:a xlink:type="simple" xlink:href="https://www.dw.com/zh/zh/青年失业率居高不下-靠孔乙己脱长衫解决/a-65732307" text:style-name="Internet_20_link" text:visited-style-name="Visited_20_Internet_20_Link">
农村经济规模非常有限，他推算相当于10个华为，或3个中石油、7个半京东，因此顶多只能安置一两百万高学历青年人就业</text:a>
 。</text:p>
      <text:p text:style-name="P4">
他认为，从最近10年来看，中国就业增量基本是有民营经济发展所创造的。因此，民营经济、特别是数字经济和服务业需要得到扶持，青年创业应当受到鼓励。</text:p>
      <text:p text:style-name="P4">
（综合报导）</text:p>
      <text:p text:style-name="P4">
Source: <text:a xlink:type="simple" xlink:href="https://www.dw.com/zh/每周工作一小时算就业？中国失业率统计引争议/a-65837480" text:style-name="Internet_20_link" text:visited-style-name="Visited_20_Internet_20_Link">
https://www.dw.com/zh/每周工作一小时算就业？中国失业率统计引争议/a-65837480?maca=chi-rss-chi-all-1127-rdf</text:a>
</text:p>
      <!--NEWS-->
      <text:h text:style-name="P10" text:outline-level="1">
<text:span text:style-name="T4">
金正恩今年前五个月涉军公开活动为去年全年两倍</text:span>
</text:h>
      <text:p text:style-name="P4">
Author: 联合早报 (Person)</text:p>
      <text:p text:style-name="P4">
Publisher: 联合早报 (Organization)</text:p>
      <text:p text:style-name="P4">
Published Time: 2023-06-06T10:47</text:p>
      <text:p text:style-name="P4">
Modified Time: 2023-06-06T10:47</text:p>
      <text:p text:style-name="P4">
Description: 韩国星期二（6月6日）发布的一份资料显示，今年以来，朝鲜领导人金正恩涉军活动次数大增。韩联社报道，韩国统一研究院分析金正恩公开活动的数据等显示，今年前四个月，金正恩涉军事领域的公开...</text:p>
      <text:p text:style-name="P4">
Videos: []</text:p>
      <text:p text:style-name="P4">
Audios: []</text:p>
      <text:p text:style-name="P4">
Images: []</text:p>
      <text:p text:style-name="P4">
Type: NewsArticle</text:p>
      <text:p text:style-name="P4">
Breadcrumbs: ['即时', '国际']</text:p>
      <text:p text:style-name="P4">
Keywords: ['朝鲜', '金正恩', '军事', '经济']</text:p>
      <!--METADATA-->
      <text:p text:style-name="P4">
韩国星期二（6月6日）发布的一份资料显示，今年以来，朝鲜领导人金正恩涉军活动次数大增。</text:p>
      <text:p text:style-name="P4">
韩联社报道，韩国统一研究院分析金正恩公开活动的数据等显示，今年前四个月，金正恩涉军事领域的公开活动共12次。若加上5月17日到国家宇宙开发局，了解侦察卫星组装情况并批准行动计划，涉军事活动合计13次，不到半年时间，就达到去年（六次）和2021年全年（七次）水平的两倍左右。</text:p>
      <text:p text:style-name="P4">
金正恩涉军公开活动最频繁的年头是2014年，在韩朝形成对话气氛的2018年减少至三次，但在朝美河内谈判无果而终的2019年猛增至23次。</text:p>
      <text:p text:style-name="P4">
另外，截至4月底，金正恩的公开活动共27次，除涉军活动外，其他活动依次为，出席仪式五次、合影四次、参观三次、政治会议两次、参谒一次。</text:p>
      <text:p text:style-name="P4">
今年迄今为止，金正恩共公开露面29次。金正恩去年公开活动77次，其中涉军活动七次。今年涉军活动明显增多。</text:p>
      <text:p text:style-name="P4">
专家猜测，金正恩之所以大秀军事，是为了转移人们对经济欠佳的注意力。</text:p>
      <text:p text:style-name="P4">
Source: <text:a xlink:type="simple" xlink:href="https://www.zaobao.com.sg/realtime/world/story20230606-1401589" text:style-name="Internet_20_link" text:visited-style-name="Visited_20_Internet_20_Link">
https://www.zaobao.com.sg/realtime/world/story20230606-1401589</text:a>
</text:p>
      <!--NEWS-->
      <text:h text:style-name="P10" text:outline-level="1">
<text:span text:style-name="T4">
香港国安处以煽动他人憎恨中央拘捕6人</text:span>
</text:h>
      <text:p text:style-name="P4">
Author: None</text:p>
      <text:p text:style-name="P4">
Publisher: Radio Free Asia (Organization)</text:p>
      <text:p text:style-name="P4">
Published Time: 2023-06-06T10:48:00-04:00</text:p>
      <text:p text:style-name="P4">
Modified Time: 2023-06-06T11:20: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5.1927in" draw:z-index="0">
<draw:image xlink:href="../Images/rfamandarin/2023-06-06T10-48-00-04-00/000000.png" xlink:type="simple" xlink:show="embed" xlink:actuate="onLoad" draw:mime-type="image/png"/>
</draw:frame>
 香港警务处 <text:a xlink:type="simple" xlink:href="https://www.rfa.org/mandarin/Xinwen/1-06062023104354.html/@@images/image" text:style-name="Internet_20_link" text:visited-style-name="Visited_20_Internet_20_Link">
</text:a>
维基百科</text:p>
      <text:p text:style-name="P4">
香港警务处国家安全处6日拘捕了6人，并指控他们涉嫌煽动他人憎恨北京中央和香港特别行政区政府。</text:p>
      <text:p text:style-name="P4">
中央社的报道援引警方公布称，被捕6人为3男3女，年龄在33至64岁之间，他们涉嫌违反刑事罪行条例的“串谋伪造”罪及“作出具煽动意图的作为”罪。</text:p>
      <text:p text:style-name="P4">
警方还指控说，这6人涉嫌“危害国家安全”，多次透过社交平台发布具有煽动意图的讯息，内容涉及煽动他人憎恨北京中央及香港特区政府、支持香港独立及鼓吹武力对抗等。</text:p>
      <text:p text:style-name="P4">
这6名被捕者目前正被扣留调查。</text:p>
      <text:p text:style-name="P4">
（责编：梒青）</text:p>
      <text:p text:style-name="P4">
Source: <text:a xlink:type="simple" xlink:href="https://www.rfa.org/mandarin/Xinwen/1-06062023104354.html" text:style-name="Internet_20_link" text:visited-style-name="Visited_20_Internet_20_Link">
https://www.rfa.org/mandarin/Xinwen/1-06062023104354.html</text:a>
</text:p>
      <!--NEWS-->
      <text:h text:style-name="P10" text:outline-level="1">
<text:span text:style-name="T4">
中国中化加强对倍耐力的控制引发意大利政府审查 (Free Version)</text:span>
</text:h>
      <text:p text:style-name="P4">
Authors: ['西尔维娅•肖里利•博雷利', '艾米•卡兹明', '杨缘']</text:p>
      <text:p text:style-name="P4">
Publisher: 英国《金融时报》</text:p>
      <text:p text:style-name="P4">
Time: 2023-06-06T10:51:49+00:00</text:p>
      <text:p text:style-name="P4">
Published Time: 2023-06-05T12:00:99+08:00</text:p>
      <text:p text:style-name="P4">
Modified Time: 2023-06-06T06:50:99+08:00</text:p>
      <text:p text:style-name="P4">
Description: 意大利政府正在评估是否要限制中国中化的投票权，或迫使其减持所拥有的37%的股份。</text:p>
      <text:p text:style-name="P4">
Images: []</text:p>
      <text:p text:style-name="P4">
Themes: ['倍耐力', '关注']</text:p>
      <text:p text:style-name="P4">
Keywords: ['倍耐力', '意大利', '国家安全', '中意关系', '脱钩', '中国中化', '轮胎', '化工']</text:p>
      <text:p text:style-name="P4">
Type: Article</text:p>
      <!--METADATA-->
      <text:p text:style-name="P4">
2015年，当意大利轮胎大亨马尔科•特龙凯蒂•普罗韦拉(Marco TronchettiProvera)以77亿美元的价格将该国制造业皇冠上的明珠之一——倍耐力(Pirelli)出售给中国化工(ChemChina)时，许多意大利人都惊呆了。</text:p>
      <text:p text:style-name="P4">
政界人士和投资者担心，倍耐力的技术将被转移到其新的中国母公司，后者现在是中国国有化工巨头中国中化(Sinochem)的一部分。但通过婚姻进入皮雷利家族(Pirellifamily)的特龙凯蒂•普罗韦拉为出售进行了辩护，该交易使他能继续执掌这家有着150年历史、被誉为“轮胎界普拉达(Prada)”的企业。</text:p>
      <text:p text:style-name="P4">
Source: <text:a xlink:type="simple" xlink:href="http://www.ftchinese.com/story/001099877" text:style-name="Internet_20_link" text:visited-style-name="Visited_20_Internet_20_Link">
http://www.ftchinese.com/story/001099877</text:a>
</text:p>
      <!--NEWS-->
      <text:h text:style-name="P10" text:outline-level="1">
<text:span text:style-name="T4">
中国高校学费上调　涨幅最高达54%</text:span>
</text:h>
      <text:p text:style-name="P4">
Author: None</text:p>
      <text:p text:style-name="P4">
Publisher: Radio Free Asia (Organization)</text:p>
      <text:p text:style-name="P4">
Published Time: 2023-06-06T10:54:00-04:00</text:p>
      <text:p text:style-name="P4">
Modified Time: 2023-06-06T15:12: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4.835353in" draw:z-index="0">
<draw:image xlink:href="../Images/rfamandarin/2023-06-06T10-54-00-04-00/000000.png" xlink:type="simple" xlink:show="embed" xlink:actuate="onLoad" draw:mime-type="image/png"/>
</draw:frame>
图为上海复旦大学一名毕业生坐在校园外等待毕业典礼。中国高校今年以来纷纷调涨学费，有些学校学费调涨幅度甚至超过50%。 <text:a xlink:type="simple" xlink:href="https://www.rfa.org/mandarin/Xinwen/2-06062023105005.html/@@images/image" text:style-name="Internet_20_link" text:visited-style-name="Visited_20_Internet_20_Link">
</text:a>
路透社资料图片</text:p>
      <text:p text:style-name="P4">
综合媒体6日消息，随着中国经济大环境持续恶化和政府财政拨款大幅下降，中国高校今年以来纷纷调涨学费，有些学校学费调涨幅度甚至超过50%。</text:p>
      <text:p text:style-name="P4">
中国绝大多数大专院校都是公办，但是连续三年的封城和严厉的“动态清零”防疫封控措施，严重冲击生产和经济活动，导致政府预算收入大幅下滑，房地产行业萎靡不振也致使政府税费收入断崖式缩水，而地方政府深陷债务危机更无力出资支持疫后复苏以及高校办学。</text:p>
      <text:p text:style-name="P4">
路透社以位于上海的华东理工大学为例报道说，该校即将入学的理工体科类新生一学年学费调涨54%，达到7700元人民币（约合1082美元），而即将入学的文科新生一年学费则调涨30%。</text:p>
      <text:p text:style-name="P4">
根据路透社的报道，上海电机学院星期一（6月5日）也贴出告示，将新入学的理工科学生的学费同比调涨40%，而主修管理、经济和文学等文科新生的学费则同比调涨30%。</text:p>
      <text:p text:style-name="P4">
在中国人口密度相当大的西南四川省和东北的吉林省，不同院校的不同科系也调涨了学费。四川省高校调涨学费的幅度最高为41%。</text:p>
      <text:p text:style-name="P4">
（责编：梒青）</text:p>
      <text:p text:style-name="P4">
Source: <text:a xlink:type="simple" xlink:href="https://www.rfa.org/mandarin/Xinwen/2-06062023105005.html" text:style-name="Internet_20_link" text:visited-style-name="Visited_20_Internet_20_Link">
https://www.rfa.org/mandarin/Xinwen/2-06062023105005.html</text:a>
</text:p>
      <!--NEWS-->
      <text:h text:style-name="P10" text:outline-level="1">
<text:span text:style-name="T4">
人权律师常玮平涉嫌颠覆国家政权案将于6月8日宣判</text:span>
</text:h>
      <text:p text:style-name="P4">
Author: None</text:p>
      <text:p text:style-name="P4">
Publisher: Radio Free Asia (Organization)</text:p>
      <text:p text:style-name="P4">
Published Time: 2023-06-06T10:56:56-04:00</text:p>
      <text:p text:style-name="P4">
Modified Time: 2023-06-06T10:56: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3.88615in" draw:z-index="0">
<draw:image xlink:href="../Images/rfamandarin/2023-06-06T10-56-56-04-00/000000.png" xlink:type="simple" xlink:show="embed" xlink:actuate="onLoad" draw:mime-type="image/png"/>
</draw:frame>
 著名人权律师常玮平 中国人权律师团推特</text:p>
      <text:p text:style-name="P4">
据海外维权网6月6日报道，著名人权律师常玮平涉嫌颠覆国家政权一案将于6月8日在陕西省宝鸡市凤县看守所宣判。</text:p>
      <text:p text:style-name="P4">
自2022年7月26日对常玮平律师秘密审判以来，中共当局非法剥夺了常玮平的合法会见权，以种种借口不予律师会见，常玮平案被中共当局以各种借口延期审理，中共当局以这种延期审理的方式达到长期羁押并实施酷刑迫害的目的。常玮平案在其于2020年10月22日被陕西宝鸡警方抓走近2年8个月后，即将宣判。</text:p>
      <text:p text:style-name="P4">
常玮平1984年4月14日出生，是陕西省宝鸡市凤翔县城关镇周家门前村人，原陕西立刚律师事务所执业律师，人权律师，中国在押政治犯。</text:p>
      <text:p text:style-name="P4">
（责编：梒青）</text:p>
      <text:p text:style-name="P4">
Source: <text:a xlink:type="simple" xlink:href="https://www.rfa.org/mandarin/Xinwen/3-06062023105532.html" text:style-name="Internet_20_link" text:visited-style-name="Visited_20_Internet_20_Link">
https://www.rfa.org/mandarin/Xinwen/3-06062023105532.html</text:a>
</text:p>
      <!--NEWS-->
      <text:h text:style-name="P10" text:outline-level="1">
<text:span text:style-name="T4">
李旺阳逝世十一周年　墓地戒备森严家属祭拜受阻</text:span>
</text:h>
      <text:p text:style-name="P4">
Author: None</text:p>
      <text:p text:style-name="P4">
Publisher: Radio Free Asia (Organization)</text:p>
      <text:p text:style-name="P4">
Published Time: 2023-06-06T11:08:00-04:00</text:p>
      <text:p text:style-name="P4">
Modified Time: 2023-06-06T14:40:40-04:00</text:p>
      <text:p text:style-name="P4">
Description: None</text:p>
      <text:p text:style-name="P4">
Videos: []</text:p>
      <text:p text:style-name="P4">
Audios: ["<text:a xlink:type="simple" xlink:href="https://www.rfa.org/mandarin/yataibaodao/renquanfazhi/gf2-060620231005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6.086068in" draw:z-index="0">
<draw:image xlink:href="../Images/rfamandarin/2023-06-06T11-08-00-04-00/000000.png" xlink:type="simple" xlink:show="embed" xlink:actuate="onLoad" draw:mime-type="image/png"/>
</draw:frame>
 2023年6月6日，异议人士朱承志为故友李旺阳送上花圈。 <text:a xlink:type="simple" xlink:href="https://www.rfa.org/mandarin/yataibaodao/renquanfazhi/gf2-06062023100538.html/@@images/image" text:style-name="Internet_20_link" text:visited-style-name="Visited_20_Internet_20_Link">
 </text:a>
朱承志独家提供  <text:a xlink:type="simple" xlink:href="https://www.rfa.org/mandarin/yataibaodao/renquanfazhi/gf2-06062023100538.html/@@stream" text:style-name="Internet_20_link" text:visited-style-name="Visited_20_Internet_20_Link">
Audio-1-Link：https://www.rfa.org/mandarin/yataibaodao/renquanfazhi/gf2-06062023100538.html/@@stream</text:a>
</text:p>
      <text:p text:style-name="P4">
今年6月6日是湖南工运领袖李旺阳逝世十一周年。据了解，位于邵阳市的李旺阳墓地戒备森严。虽然当地有影响力的异议人士朱承志获准祭拜故友，但李旺阳的妹妹在当局的管控下无法在兄长的忌日接近陵园。</text:p>
      <text:p text:style-name="P4">
<text:a xlink:type="simple" xlink:href="https://www.rfa.org/mandarin/yataibaodao/renquanfazhi/gf-06062022050811.html" text:style-name="Internet_20_link" text:visited-style-name="Visited_20_Internet_20_Link">
 <text:span text:style-name="T4">
李旺阳逝世十载谜团仍待解 朱承志：他不会走向绝路</text:span>
 </text:a>
  * <text:span text:style-name="T4">
<text:a xlink:type="simple" xlink:href="https://www.rfa.org/mandarin/yataibaodao/renquanfazhi/cl-06012022085041.html" text:style-name="Internet_20_link" text:visited-style-name="Visited_20_Internet_20_Link">
 湖南工运人士李旺阳的雕像六四周年前夕在法囯一城市揭幕 </text:a>
 </text:span>
</text:p>
      <text:p text:style-name="P4">
在湖南具有影响力的异议人士朱承志在李旺阳忌日，亲自前往邵阳市大山岭陵园，祭拜故友。他形容，现场戒备森严、如临大敌。</text:p>
      <text:p text:style-name="P4">
朱承志：“快到那个地方的时候，值班室里、门卫室里走出来很多人。我走到旺阳墓的时候，距离我大约五米左右。我的四面八方都是人。我数了一下，有十几个人。我从扫墓到我离开，一句话也没说。到了目的地，默哀三分钟，之后到旺阳的墓碑前方，我把带来的花篮放好，然后在墓前默哀三分钟，再次深深的三鞠躬。”</text:p>
      <text:p text:style-name="P4">
朱承志本已相约李旺阳在深圳居住的妹妹李旺玲6月6日到墓地祭拜，却事与愿违。当局数天前安排李旺玲到大山岭陵园扫墓后，迫使她返回深圳。无法在兄长忌日祭拜的李旺玲表现激动。</text:p>
      <text:p text:style-name="P4">
朱承志：“今天（6月6日）我从旺阳墓回来的路上，就给她（李旺玲）通了个电话，告诉她，我到了旺阳墓。她听到这个消息后，感到非常悲痛，认为自己要在哥哥的忌日祭拜，却无法达成心愿，哭了好一阵子，我也无法用语言劝慰她。”</text:p>
      <text:p text:style-name="P4">
2023年6月6日，异议人士朱承志（图）向本台描述李旺阳墓地保安森严情况。(朱承志独家提供）  <text:a xlink:type="simple" xlink:href="https://www.rfa.org/mandarin/yataibaodao/renquanfazhi/gf2-06062023100538.html/m0606gf2-2.jpg" text:style-name="Internet_20_link" text:visited-style-name="Visited_20_Internet_20_Link">
</text:a>
</text:p>
      <text:p text:style-name="P4">
因为支持八九民运累积判囚二十二年的李旺阳2011年5月获释后身体残障，左眼失明，双耳失聪。翌年她接受香港媒体采访时强调，自己对投身民主运动绝不后悔，更称“就是砍头，也不回头。”</text:p>
      <text:p text:style-name="P4">
当年香港媒体的采访报道播出后数天，李旺阳在邵阳市一家医院被发现倒毙窗边，脖子绑着绳索吊在窗口，双脚着地。根据当局的尸检报告，李旺阳是死于自杀。多年来，家属与好友一直认为李旺阳暴毙疑点重重。</text:p>
      <text:p text:style-name="P4">
回首当年，已解散的香港支联会前副主席蔡耀昌形容李旺阳是一条“铁汉”。</text:p>
      <text:p text:style-name="P4">
蔡耀昌：“尽管长期坐牢受到酷刑，甚至身体因此遭到重创。他获释后仍然表示，不会改变他的看法。李旺阳的死因至今未明。从当时官方如何消灭证据、扭曲事实，都令人对李旺阳的遭遇更加感到惋惜。”</text:p>
      <text:p text:style-name="P4">
香港前社民连立法会议员梁国雄因涉及民主派初选47人案目前被羁押狱中。社民连引述梁国雄以“旺阳不灭，民运永续”为题发文，勉励港人在漫长黑夜并肩而行，坚守信念。</text:p>
      <text:p text:style-name="P4">
记者：高锋 责编：嘉远 网编：洪伟</text:p>
      <text:p text:style-name="P4">
Source: <text:a xlink:type="simple" xlink:href="https://www.rfa.org/mandarin/yataibaodao/renquanfazhi/gf2-06062023100538.html" text:style-name="Internet_20_link" text:visited-style-name="Visited_20_Internet_20_Link">
https://www.rfa.org/mandarin/yataibaodao/renquanfazhi/gf2-06062023100538.html</text:a>
</text:p>
      <!--NEWS-->
      <text:h text:style-name="P10" text:outline-level="1">
<text:span text:style-name="T4">
中美紧张下 欧盟将如何参与印太安全？</text:span>
</text:h>
      <text:p text:style-name="P4">
Author: None (Language: zh)</text:p>
      <text:p text:style-name="P4">
Publisher: None</text:p>
      <text:p text:style-name="P4">
Time: 2023-06-06T11:12:00Z</text:p>
      <text:p text:style-name="P4">
Description: 在中美因台湾等系列问题陷入外交紧张之际，欧盟派出了一个高规格的代表团参加亚洲顶级安全论坛香格里拉对话，承诺更多参与印太安全，以维护地区稳定。</text:p>
      <text:p text:style-name="P4">
Videos: []</text:p>
      <text:p text:style-name="P4">
Images: []</text:p>
      <text:p text:style-name="P4">
Subject: 时政风云</text:p>
      <text:p text:style-name="P4">
Subjects: []</text:p>
      <text:p text:style-name="P4">
Keywords: ['德中关系', '奥巴马', '希腊债务危机', '欧债危机', '欧盟', '乌克兰', '岛屿主权争端', '马英九', '专题报道：全景观看“习马会”', '诺贝尔奖']</text:p>
      <text:p text:style-name="P4">
ID: 65837445</text:p>
      <!--METADATA-->
      <text:p text:style-name="P4">
<text:a xlink:type="simple" xlink:href="https://www.dw.com/zh/overlay/image/article/65837445/65815453" text:style-name="Internet_20_link" text:visited-style-name="Visited_20_Internet_20_Link">
 </text:a>
</text:p>
      <text:p text:style-name="P4">
德中防长在新加坡的香格里拉对话会期间会晤</text:p>
      <text:p text:style-name="P4">
（德国之声中文网）欧洲高级国防官员利用上周末在新加坡举行的亚洲顶级安全论坛，阐述了他们更多参与印太地区安全的愿景。欧盟外交政策负责人博雷尔（JosepBorrell）在香格里拉对话上说，欧洲和亚洲在彼此的安全中有着"直接的利益关系"。</text:p>
      <text:p text:style-name="P4">
"我们必须共同努力，以避免该地区的对抗"，博雷尔在论坛上说。"在一个全球化的世界里，没有所谓的事不关己。"</text:p>
      <text:p text:style-name="P4">
目前，该地区紧张加剧。其中一个潜在的冲突爆发点是台湾，台湾问题也是中美关系紧张的一个主要来源。另外，南中国海的主权归属以及北京的战略野心也导致地区紧张不断。在这样的背景下，欧洲正在寻求制定一个有凝聚力的回应。</text:p>
      <text:p text:style-name="P4">
周六（6月3日），在香格里拉对话进行之际，美国印太司令部宣布，美国海军驱逐舰"钟云号"（USS Chung-Hoon）在通过台湾海峡时险些与一艘中国海军舰艇发生碰撞，"钟云号"不得不改变航向，以避免相撞。</text:p>
      <text:p text:style-name="P4">
</text:p>
      <text:p text:style-name="P4">
中国防长李尚福说，这几年中美关系徘徊在建交后的低谷，"造成这种困难局面的缘由大家都很清楚"</text:p>
      <text:h text:style-name="P12" text:outline-level="3">
<text:span text:style-name="T4">
<text:span text:style-name="T4">
中方拒绝与美方单独会晤，但选择与欧洲对话</text:span>
</text:span>
</text:h>
      <text:p text:style-name="P4">
<text:a xlink:type="simple" xlink:href="https://www.dw.com/zh/zh/中国中美激烈冲突对抗是世界不可承受之痛/a-65819515" text:style-name="Internet_20_link" text:visited-style-name="Visited_20_Internet_20_Link">
 中国防长李尚福在香格里拉对话会上警告，任何试图将台湾从中国分裂出去的做法都会得到军事回应，中国 "不畏惧任何对手，也不管付出多大代价"</text:a>
 。</text:p>
      <text:p text:style-name="P4">
李尚福还批评说，一些该地区以外的国家派军舰在南中国海"以航行自由之名，行航行霸权之实，想要把南海搅浑"。</text:p>
      <text:p text:style-name="P4">
中国在南中国海与多个东南亚国家存在主权争端。</text:p>
      <text:p text:style-name="P4">
据美媒报道，美国本希望促成美中防长在论坛期间会面，但中国拒绝了美方的会晤请求。李尚福没有与美国防长奥斯汀在新加坡单独会晤。不过，这位中国防长确实坐下来与欧盟外交政策负责人博雷尔、德国国防部长皮斯托里乌斯等欧洲官员进行了会谈。</text:p>
      <text:p text:style-name="P4">
博雷尔称会晤是"建设性的"，并在推特上表示，布鲁塞尔希望"在信任和尊重国际法的基础上继续发展欧盟与中国的关系"。</text:p>
      <text:p text:style-name="P4">
在香格里拉对话会上，博雷尔还表示，欧盟将采取更多措施与该地区国家接触，以帮助维护稳定。他在讲话中强调，布鲁塞尔计划做出更多努力来维护该地区的和平，"你们可以信赖我们"。</text:p>
      <text:h text:style-name="P12" text:outline-level="3">
<text:span text:style-name="T4">
<text:span text:style-name="T4">
安全合作是区域伙伴关系的关键</text:span>
</text:span>
</text:h>
      <text:p text:style-name="P4">
德国国际与安全事务研究所高级研究员海杜克（Felix Heiduk）表示，欧盟在印太的参与度"尽管起点很低，但正在缓慢而坚定地增加"。</text:p>
      <text:p text:style-name="P4">
新加坡智库东南亚问题研究所（ISEAS-Yusof IshakInstitute）表示，在东南亚，针对该地区"精英阶层"的意见调查显示，人们信任欧盟能维护国际法，并将欧盟看作是安全伙伴。</text:p>
      <text:p text:style-name="P4">
安全合作是欧盟与东盟于2020年批准的战略伙伴关系的支柱之一。欧盟已经与越南签署了防务协议，目前正在与该地区其他国家就伙伴关系和自由贸易协定进行谈判。</text:p>
      <text:p text:style-name="P4">
包括德国、法国在内的几个欧洲国家在南中国海进行了航行自由演习，这被视为对中国领海主张的回应。</text:p>
      <text:p text:style-name="P4">
德国防长皮斯托里乌斯在香格里拉对话会上宣布，继2021年的部署后，德国将于2024年再次向南海派遣一艘护卫舰和一艘补给船，作为航行自由演习的一部分。他强调，这些演习不是为了威慑中国，而是"致力于保护基于规则的国际秩序，我们都认可这些秩序，并且都会从中受益--无论是在地中海，还是在孟加拉湾或在南中国海"。</text:p>
      <text:h text:style-name="P12" text:outline-level="3">
<text:span text:style-name="T4">
<text:span text:style-name="T4">
欧盟在印太的安全影响仍然"有限"</text:span>
</text:span>
</text:h>
      <text:p text:style-name="P4">
欧盟外交政策负责人博雷尔在香格里拉对话会上的讲话中承认，"欧洲在很大程度上仍被视为一个区域外的行为体，对印太、亚洲的区域安全动态影响有限"。</text:p>
      <text:p text:style-name="P4">
他说："我的核心信息是，联盟是一个可靠的安全伙伴。我们不是一个典型的军事联盟；我们不是一个耀武扬威的传统大国；我们也没有第六、第七舰队要部署在印太地区。"</text:p>
      <text:p text:style-name="P4">
与此同时，博雷尔表示，一些欧洲国家"有一定的技术能力，我们希望发展这种能力，成为一个'智能推动者'，致力于共同安全"。</text:p>
      <text:p text:style-name="P4">
布鲁塞尔的欧盟事务评论员莎达（ShadaIslam）对DW表示，大多数亚洲国家知道欧盟不会成为一个像美国、中国一样的真正的安全行为体，"而且他们不希望这种情况很快发生"。</text:p>
      <text:p text:style-name="P4">
莎达补充说，欧盟在该地区的价值在于它的软安全实力或者说非传统安全实力，例如在打击海盗、打击非法捕鱼、应对气候变化和贫困等问题上。分析家们认为，欧洲的参与可以从低调并且低争议的合作形式中获益。</text:p>
      <text:p text:style-name="P4">
然而，这种低调限制了欧洲在亚洲正式安全平台的参与度。欧盟最近才被允许参加年度东亚峰会，这是印太地区最重要的战略对话论坛。欧洲官员们也被排除在区域主导论坛东盟防长扩大会（ADMM-Plus）以外。目前，欧盟、法国、德国和英国的加入申请仍是未决状态，不过法国和英国今年将参加东盟防长扩大会的几个专家工作组，这些工作组是较低阶的讨论平台。</text:p>
      <text:p text:style-name="P4">
伦敦东北大学政治和国际关系的助理教授陈雪晨（音，XuechenChen）告诉DW，欧盟不太可能在短期内加入东盟防长扩大会。她说，欧盟认为自己是一个重要的安全行为者，尤其是在非传统安全领域，"然而，东盟及其成员国仍然认为欧盟主要是一个市场力量和重要的经济行为体，而不是该地区的安全行为体"。</text:p>
      <text:p text:style-name="P4">
还有一个实际问题，使欧盟的介入更困难。多年来一直是东盟防长扩大会成员的中国和俄罗斯，都反对更多西方民主国家加入地区框架，而印度可能也是这样的态度。</text:p>
      <text:p text:style-name="P4">
另外，法国和德国往往希望单独参与，但一些亚洲政府更希望有一个统一的欧洲队伍。欧盟事务评论员莎达说："亚洲不希望有几十个欧洲部长加入这些会议，让讨论变得更复杂。"</text:p>
      <text:p text:style-name="P4">
Source: <text:a xlink:type="simple" xlink:href="https://www.dw.com/zh/中美紧张下-欧盟将如何参与印太安全？/a-65837445" text:style-name="Internet_20_link" text:visited-style-name="Visited_20_Internet_20_Link">
https://www.dw.com/zh/中美紧张下-欧盟将如何参与印太安全？/a-65837445?maca=chi-rss-chi-all-1127-rdf</text:a>
</text:p>
      <!--NEWS-->
      <text:h text:style-name="P10" text:outline-level="1">
<text:span text:style-name="T4">
香港新闻界罕见胜利：终审法院推翻对记者蔡玉玲定罪</text:span>
</text:h>
      <text:p text:style-name="P4">
Creator: TIFFANY MAY</text:p>
      <text:p text:style-name="P4">
Publisher: https://www.facebook.com/nytimeschinese</text:p>
      <text:p text:style-name="P4">
Published Time: 2023-06-06T11:17:07+08:00</text:p>
      <text:p text:style-name="P4">
Description: 蔡玉玲因制作批评香港警方的纪录片闻名，于2020年被捕，后被判虚假陈述罪成。虽然这对新闻界而言是一次罕见胜利，香港独立新闻界的大环境仍然充满挑战。 Louise Delmotte/Associated Press 蔡玉玲（中）的定罪被推翻，她周一在香港接受新闻媒体采访。</text:p>
      <text:p text:style-name="P4">
Images: ["<text:a xlink:type="simple" xlink:href="https://static01.nyt.com/images/2023/06/05/multimedia/05hk-journalist-fmjl/05hk-journalist-fmjl-master1050.jpg" text:style-name="Internet_20_link" text:visited-style-name="Visited_20_Internet_20_Link">
05hk-journali...</text:a>
"]</text:p>
      <text:p text:style-name="P4">
Category: 中国</text:p>
      <text:p text:style-name="P4">
Type: Article</text:p>
      <!--METADATA-->
      <text:p text:style-name="P4">
<draw:frame draw:style-name="fr1" draw:name="Image168" text:anchor-type="as-char" svg:width="6.9236in" svg:height="4.615733in" draw:z-index="0">
<draw:image xlink:href="../Images/cnnytimes/2023-06-06T11-17-07-08-00/05hk-journalist-fmjl-master1050.jpg" xlink:type="simple" xlink:show="embed" xlink:actuate="onLoad" draw:mime-type="image/jpeg"/>
</draw:frame>
</text:p>
      <text:p text:style-name="P4">
周一，香港最高法院推翻了对一名著名记者的定罪，该记者制作了一部批评警方的纪录片。在香港新闻媒体遭受打压之际，这是新闻业的一次罕见胜利。</text:p>
      <text:p text:style-name="P4">
蔡玉玲（又名阿包）因制作检视2019年警察行为的调查性纪录片闻名香港，当时该市因数月的反政府抗议活动陷入动荡。</text:p>
      <text:p text:style-name="P4">
在她制作的纪录片中，有一集 <text:a xlink:type="simple" xlink:href="https://tvfilm.newyorkfestivals.com/Winners/WinnerDetailsNew/ae1a0cfa-80bf-4449-bddf-47ddee103758" text:style-name="Internet_20_link" text:visited-style-name="Visited_20_Internet_20_Link">
 获奖的节目</text:a>
来自香港公共广播公司——香港电台的新闻节目《铿锵集》。这集节目调查了谁是2019年7月21日在地铁站 <text:a xlink:type="simple" xlink:href="https://cn.nytimes.com/china/20190723/hong-kong-protest-mob-attack-yuen-long/" text:style-name="Internet_20_link" text:visited-style-name="Visited_20_Internet_20_Link">
 对一群抗议者和通勤者发动暴徒袭击</text:a>
 的幕后黑手以及为何警方反应迟缓，这起事件造成45人受伤。</text:p>
      <text:p text:style-name="P4">
摄像头捕捉到运送袭击嫌疑人的车辆，蔡玉玲使用公共数据库查找了车牌，并追踪到香港边远村庄的村代表。她于 <text:a xlink:type="simple" xlink:href="https://www.nytimes.com/2020/11/03/world/asia/hong-kong-rthk-arrest.html" text:style-name="Internet_20_link" text:visited-style-name="Visited_20_Internet_20_Link">
 2020年被捕</text:a>
，并于次年因查车牌登记记录时作出虚假陈述而被判有罪。法院命令她支付6000港元的罚款，约合775美元。她后来对定罪提出上诉。</text:p>
      <text:p text:style-name="P4">
广告</text:p>
      <text:p text:style-name="P4">
周一，终审法院五名法官一致投票推翻原判。他们认为，鉴于许多新闻媒体公司已经提交了类似的信息申请，蔡玉玲可能并非故意做出虚假陈述。法院在 <text:a xlink:type="simple" xlink:href="https://legalref.judiciary.hk/lrs/common/ju/ju_frame.jsp" text:style-name="Internet_20_link" text:visited-style-name="Visited_20_Internet_20_Link">
 裁决</text:a>
中表示，在推定蔡玉玲对违法行为明知故犯的基础上对她定罪，“对上诉人造成实质及严重的不公”。</text:p>
      <text:p text:style-name="P4">
蔡玉玲在法庭外对记者说，她对持续了30个月的法律斗争的结果感到高兴。</text:p>
      <text:p text:style-name="P4">
“好像很久没有遇到开心的事了，”她说。“也许很多人都有同感。让我们一起享受这个开心的时刻吧。”</text:p>
      <text:p text:style-name="P4">
香港中文大学新闻与传播学院教授李立峯说，这项裁决对蔡玉玲来说是一场艰苦的胜利，也是对记者权利的确认。</text:p>
      <text:p text:style-name="P4">
他说：“有人可能会说，记者为进行报道而查车牌，本不应被起诉，而胜诉完全是因为蔡玉玲的勇气和坚持。”</text:p>
      <text:p text:style-name="P4">
香港记者协会表示，蔡玉玲的努力帮助“捍卫了该行业在搜索公共记录方面应有的空间。我们对蔡玉玲以行动捍卫新闻自由的勇气深表敬意”。</text:p>
      <text:p text:style-name="P4">
记者协会主席陈朗昇在接受采访时表示，蔡玉玲在2021年被定罪对新闻媒体产生了寒蝉效应。但陈朗昇指出，即使这一定罪被推翻，根据北京于2020年实施的国家安全法，该市的记者也面临着严格的限制。该法规定煽动对政府的仇恨是非法的，这是一种定义模糊的罪行，如果记者在报道中批评当局，有可能触犯这一罪行。</text:p>
      <text:p text:style-name="P4">
广告</text:p>
      <text:p text:style-name="P4">
在香港，独立新闻业的大环境仍然充满挑战，法律将“煽动性出版物”定为刑事犯罪。该市一些最直言不讳的独立媒体在遭到突击搜查后关闭。编辑和作者因他们的工作面临漫长的审判。</text:p>
      <text:p text:style-name="P4">
蔡玉玲于2月与他人共同创立了一家名为 <text:a xlink:type="simple" xlink:href="https://thecollectivehk.com/" text:style-name="Internet_20_link" text:visited-style-name="Visited_20_Internet_20_Link">
 集志社 </text:a>
 (The CollectiveHK)的独立媒体机构，承诺“监督富人和权贵”。她是2022年哈佛大学 <text:a xlink:type="simple" xlink:href="https://nieman.harvard.edu/news/2021/05/nieman-foundation-announces-the-84th-class-of-fellows/" text:style-name="Internet_20_link" text:visited-style-name="Visited_20_Internet_20_Link">
 尼曼奖学金的获得者</text:a>
 。</text:p>
      <text:p text:style-name="P4">
“近几年，很多东西无声无息地消失了，但我相信内心的信念是很难被人拿走的，”她周一表示。</text:p>
      <text:p text:style-name="P4">
Source: <text:a xlink:type="simple" xlink:href="https://cn.nytimes.com/china/20230606/hong-kong-bao-choy-appeal/" text:style-name="Internet_20_link" text:visited-style-name="Visited_20_Internet_20_Link">
https://cn.nytimes.com/china/20230606/hong-kong-bao-choy-appeal/</text:a>
</text:p>
      <!--NEWS-->
      <text:h text:style-name="P10" text:outline-level="1">
<text:span text:style-name="T4">
香港政党社民连遭银行取消账户</text:span>
</text:h>
      <text:p text:style-name="P4">
Author: None</text:p>
      <text:p text:style-name="P4">
Publisher: Radio Free Asia (Organization)</text:p>
      <text:p text:style-name="P4">
Published Time: 2023-06-06T11:26:00-04:00</text:p>
      <text:p text:style-name="P4">
Modified Time: 2023-06-06T14:39:49-04:00</text:p>
      <text:p text:style-name="P4">
Description: None</text:p>
      <text:p text:style-name="P4">
Videos: []</text:p>
      <text:p text:style-name="P4">
Audios: ["<text:a xlink:type="simple" xlink:href="https://www.rfa.org/mandarin/yataibaodao/gangtai/gf-060620230946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5.1927in" draw:z-index="0">
<draw:image xlink:href="../Images/rfamandarin/2023-06-06T11-26-00-04-00/000000.png" xlink:type="simple" xlink:show="embed" xlink:actuate="onLoad" draw:mime-type="image/png"/>
</draw:frame>
2023年6月6日，香港社民连成员在中环汇丰银行总行请愿，抗议多个团体及个人账户被取消。 <text:a xlink:type="simple" xlink:href="https://www.rfa.org/mandarin/yataibaodao/gangtai/gf-06062023094608.html/@@images/image" text:style-name="Internet_20_link" text:visited-style-name="Visited_20_Internet_20_Link">
</text:a>
记者高锋摄  <text:a xlink:type="simple" xlink:href="https://www.rfa.org/mandarin/yataibaodao/gangtai/gf-06062023094608.html/@@stream" text:style-name="Internet_20_link" text:visited-style-name="Visited_20_Internet_20_Link">
Audio-1-Link：https://www.rfa.org/mandarin/yataibaodao/gangtai/gf-06062023094608.html/@@stream</text:a>
</text:p>
      <text:p text:style-name="P4">
香港民主派政党社民连发现，其组织的多个汇丰银行账户遭终止服务。社民连成员表示，此举不仅对组织的营运造成极大影响，而且此举践踏了结社自由，并损害了香港国际金融中心形象。</text:p>
      <text:p text:style-name="P4">
<text:a xlink:type="simple" xlink:href="https://www.rfa.org/mandarin/video" text:style-name="Internet_20_link" text:visited-style-name="Visited_20_Internet_20_Link">
 <text:span text:style-name="T4">
香港民主派政党社民连在政府总部外请愿</text:span>
 </text:a>
  * <text:span text:style-name="T4">
<text:a xlink:type="simple" xlink:href="https://www.rfa.org/mandarin/yataibaodao/gangtai/ec-06052023111042.html" text:style-name="Internet_20_link" text:visited-style-name="Visited_20_Internet_20_Link">
 香港今非昔比 涉悼念"六四"港警带走二十余人 </text:a>
 </text:span>
</text:p>
      <text:p text:style-name="P4">
社民连五名成员6月6日到香港中环汇丰银行总行抗议，不满社民连三个账户被取消。四名成员的私人户头也同样被终止服务。社民连表示，由于无法接收捐款，收入来源和日常管理运作大受影响，目前与“等死”没有分别。</text:p>
      <text:p text:style-name="P4">
副主席周嘉发表示，部分账户自社民连创立就开始使用，至今已有十七年。今年二月汇丰向他们发信说，为保障客户和金融系统，经全面检视，决定终止社民连账户；到上月另一封信则表示，经综合评估后，维持终止服务的决定，却没有提及实际原因。</text:p>
      <text:p text:style-name="P4">
<text:span text:style-name="T4">
社民连：取消户口非纯商业决定</text:span>
</text:p>
      <text:p text:style-name="P4">
周嘉发相信，汇丰取消社民连多个相关账户，并非单纯商业决定。</text:p>
      <text:p text:style-name="P4">
周嘉发：“如果银行对于你的交易有怀疑，会问你很多问题，要求我们填写很多表格去解释，但是汇丰银行在这个事件上，不管对团体还是个人（账户）都没有提供任何原因。我们认为这是政治迫害。”</text:p>
      <text:p text:style-name="P4">
汇丰回应社民连查询时表示，所有银行都会定期检视客户账户状况及活动，履行尽职审查责任。汇丰根据所得结果，可能决定不能继续为个别客户提供服务。</text:p>
      <text:p text:style-name="P4">
香港中环汇丰银行总行（图）。社民连谴责汇丰取消账户罔顾社会责任。（高锋摄）  <text:a xlink:type="simple" xlink:href="https://www.rfa.org/mandarin/yataibaodao/gangtai/gf-06062023094608.html/m0606gf1-2.jpg" text:style-name="Internet_20_link" text:visited-style-name="Visited_20_Internet_20_Link">
</text:a>
</text:p>
      <text:p text:style-name="P4">
周嘉发谴责汇丰企图透过取消账户威吓港人。</text:p>
      <text:p text:style-name="P4">
周嘉发：“过去半年其实不仅是社民连，很多个人或者工会等团体也被取消使用银行服务。其实这是给全体港人的一个警号：若你喜欢表达对社会不同议题的看法，那你就要小心了，可能你的户口会被取消。”</text:p>
      <text:p text:style-name="P4">
社民连不排除日后就连国际商业机构也要服从于“潜规则”的可能。</text:p>
      <text:p text:style-name="P4">
周嘉发：“法律上没有写政党不能有户口，如果汇丰不这样做，它可以继续在香港运作下去吗？这其实是给国际商业机构一个很大的警告。”</text:p>
      <text:p text:style-name="P4">
社民连主席陈宝莹则担心，中国大陆的“社会信用评分”机制正逐步被引进香港。</text:p>
      <text:p text:style-name="P4">
陈宝莹：“在中国实行的这套体系，会跟个人和企业的所谓诚信，分等级作为评分，若评分低的话，连买火车票、买保险、开银行账户都不行。这套制度是否已静悄悄在香港实行？”</text:p>
      <text:p text:style-name="P4">
陈宝莹认为，汇丰取消账户只会打击香港作为国际金融中心的形象。</text:p>
      <text:p text:style-name="P4">
公开资料显示，2006年成立的社民连以担当旗帜鲜明的反对派为宗旨，谋求推动香港的民主运动，维护基层市民权益，争取社会公义。</text:p>
      <text:p text:style-name="P4">
记者：高锋 责编：许书婷、嘉远 网编：洪伟</text:p>
      <text:p text:style-name="P4">
Source: <text:a xlink:type="simple" xlink:href="https://www.rfa.org/mandarin/yataibaodao/gangtai/gf-06062023094608.html" text:style-name="Internet_20_link" text:visited-style-name="Visited_20_Internet_20_Link">
https://www.rfa.org/mandarin/yataibaodao/gangtai/gf-06062023094608.html</text:a>
</text:p>
      <!--NEWS-->
      <text:h text:style-name="P10" text:outline-level="1">
<text:span text:style-name="T4">
油价转为下跌，沙特减产消息带来的提振作用消退 (Free Version)</text:span>
</text:h>
      <text:p text:style-name="P4">
Author: Will Horner</text:p>
      <text:p text:style-name="P4">
Publisher: 华尔街日报中文网</text:p>
      <text:p text:style-name="P4">
Published Time: 2023-06-06T11:28:00.000Z</text:p>
      <text:p text:style-name="P4">
Modified Time: 2023-06-06T11:28:00.000Z</text:p>
      <text:p text:style-name="P4">
Created Time: 2023-06-06T09:50:00.000Z</text:p>
      <text:p text:style-name="P4">
Description: 沙特阿拉伯提振油价的计划并未奏效。油价周二出现下滑，抹去了沙特宣布减产计划后录得的涨幅，因为围绕全球需求疲软的担忧盖过了对供应短缺的预期。</text:p>
      <text:p text:style-name="P4">
Images: []</text:p>
      <text:p text:style-name="P4">
Categories: ['金融市场']</text:p>
      <text:p text:style-name="P4">
Keywords: SYND</text:p>
      <text:p text:style-name="P4">
Type: Article</text:p>
      <!--METADATA-->
      <text:p text:style-name="P4">
沙特阿拉伯提振油价的计划并未奏效。</text:p>
      <text:p text:style-name="P4">
Source: <text:a xlink:type="simple" xlink:href="https://cn.wsj.com/articles/%E6%B2%B9%E4%BB%B7%E8%BD%AC%E4%B8%BA%E4%B8%8B%E8%B7%8C-%E6%B2%99%E7%89%B9%E5%87%8F%E4%BA%A7%E6%B6%88%E6%81%AF%E5%B8%A6%E6%9D%A5%E7%9A%84%E6%8F%90%E6%8C%AF%E4%BD%9C%E7%94%A8%E6%B6%88%E9%80%80-b47c6823" text:style-name="Internet_20_link" text:visited-style-name="Visited_20_Internet_20_Link">
https://cn.wsj.com/articles/%E6%B2%B9%E4%BB%B7%E8%BD%AC%E4%B8%BA%E4%B8%8B%E8%B7%8C-%E6%B2%99%E7%89%B9%E5%87%8F%E4%BA%A7%E6%B6%88%E6%81%AF%E5%B8%A6%E6%9D%A5%E7%9A%84%E6%8F%90%E6%8C%AF%E4%BD%9C%E7%94%A8%E6%B6%88%E9%80%80-b47c6823</text:a>
</text:p>
      <!--NEWS-->
      <text:h text:style-name="P10" text:outline-level="1">
<text:span text:style-name="T4">
乌克兰南部水坝遭炸毁 水淹第聂伯河沿岸8区</text:span>
</text:h>
      <text:p text:style-name="P4">
Publisher: 法新社</text:p>
      <text:p text:style-name="P4">
Published Time: 2023-06-06T11:32:07+00:00</text:p>
      <text:p text:style-name="P4">
Modified Time: 2023-06-06T11:05:02+00:00</text:p>
      <text:p text:style-name="P4">
Description: （法新社基辅6日电） 乌克兰南部一座俄军控制的大型水坝今天遭到破坏，俄乌互控对方炸毁水坝。据乌国官员表示，水坝受损后已有数个村庄「完全或部分被淹没」，当局已展开疏散作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617581in" draw:z-index="0">
<draw:image xlink:href="../Images/rficn/2023-06-06T11-32-07-00-00/000000.png" xlink:type="simple" xlink:show="embed" xlink:actuate="onLoad" draw:mime-type="image/png"/>
</draw:frame>
</text:p>
      <text:p text:style-name="P4">
赫松（Kherson）军事当局首长普罗克丁（OleksandrProkudin）在社群媒体上表示，「赫松地区右岸的危急地带约有1万6000人」，并称第聂伯河（Dnipro River）沿岸已有8个地区泛滥成灾。</text:p>
      <text:p text:style-name="P4">
正当各界引颈期盼乌克兰发动等待已久的反攻行动之际，莫斯科扶植的地方当局指出，水坝遭到「多次攻击」而部分损毁。</text:p>
      <text:p text:style-name="P4">
乌克兰则反控俄军炸毁这座位于新卡科夫卡市（Novaya Kakhovka）的水力发电站。</text:p>
      <text:p text:style-name="P4">
乌克兰总统顾问波多利雅科（Mykhaylo Podolyak）说：「恐怖分子的目标很明显─就是为武装部队的进攻行动制造阻碍。」</text:p>
      <text:p text:style-name="P4">
乌克兰总统泽伦斯基（Volodymyr Zelenskyy）的幕僚长叶尔马克（AndriyYermak）说，泽伦斯基为此召开国家安全会议，讨论俄罗斯犯下的「战争罪」。</text:p>
      <text:p text:style-name="P4">
新卡科夫卡水坝供应克里米亚半岛（CrimeanPeninsula）水源，在俄国全面入侵乌克兰之初就被俄军占领，而克里米亚半岛早在2014年就被莫斯科当局吞并。</text:p>
      <text:p text:style-name="P4">
泽伦斯基稍早才称赞乌军在满目疮痍的乌东城市巴赫姆特（Bakhmut）附近有所斩获，随后就传出水坝受损的消息，俄国则表示已击退乌军的大规模攻击。</text:p>
      <text:p text:style-name="P4">
泽伦斯基在社群媒体发布的影片中说表示：「做得好，勇士们！我们看到俄罗斯对我们在那里采取的每一步、拿下的每一个阵地，都做出如此歇斯底里的反应。敌军知道乌克兰将取得胜利。」</text:p>
      <text:p text:style-name="P4">
这座被炸毁的水坝位于第聂伯河上，于1956年完工，约30公尺高、长度约3.2公里，蓄水量相当于美国犹他州（Utah）的大盐湖（Great SaltLake），也是新卡科夫卡水力发电厂的一部分。</text:p>
      <text:p text:style-name="P4">
这座水库不单供应克里米亚半岛的用水，也供应札波罗热（Zaporizhzhia）核电厂的冷却用水，该核电厂同样遭俄国控制。</text:p>
      <text:p text:style-name="P4">
乌克兰国家核电公司（Energoatom）今天表示，新卡科夫卡水坝损毁对札波罗热核电厂构成威胁，但核电厂的情形已获控制。</text:p>
      <text:p text:style-name="P4">
乌克兰国家核电公司指出，俄罗斯侵略者们炸毁了水坝，并称新卡科夫卡水库的水位正迅速下降，对札波罗热核电厂构成「额外威胁」。俄乌双方都指控是对方炮击了水库。</text:p>
      <text:p text:style-name="P4">
联合国核子监督机构「国际原子能总署」（IAEA）在推特（Twitter）上表示，它正密切监控相关情况，但「（札波罗热）核电厂并没有立即的核安全风险」。</text:p>
      <text:p text:style-name="P4">
泽伦斯基在Telegram上写道：「新卡科夫卡水力发电站水坝的损毁，向全世界证明，他们（俄军）必须被逐出乌克兰国土的每个角落。」</text:p>
      <text:p text:style-name="P4">
目前还不清楚这场洪水对乌克兰计划已久的反攻行动会造成什么影响，这场反攻行动预计将对抗驻守在乌克兰南部及东部的俄军。</text:p>
      <text:p text:style-name="P4">
Source: <text:a xlink:type="simple" xlink:href="https://www.rfi.fr/cn/%E5%9B%BD%E9%99%85%E6%8A%A5%E9%81%93/20230606-%E4%B9%8C%E5%85%8B%E5%85%B0%E5%8D%97%E9%83%A8%E6%B0%B4%E5%9D%9D%E9%81%AD%E7%82%B8%E6%AF%81-%E6%B0%B4%E6%B7%B9%E7%AC%AC%E8%81%82%E4%BC%AF%E6%B2%B3%E6%B2%BF%E5%B2%B88%E5%8C%BA" text:style-name="Internet_20_link" text:visited-style-name="Visited_20_Internet_20_Link">
https://www.rfi.fr/cn/%E5%9B%BD%E9%99%85%E6%8A%A5%E9%81%93/20230606-%E4%B9%8C%E5%85%8B%E5%85%B0%E5%8D%97%E9%83%A8%E6%B0%B4%E5%9D%9D%E9%81%AD%E7%82%B8%E6%AF%81-%E6%B0%B4%E6%B7%B9%E7%AC%AC%E8%81%82%E4%BC%AF%E6%B2%B3%E6%B2%BF%E5%B2%B88%E5%8C%BA</text:a>
</text:p>
      <!--NEWS-->
      <text:h text:style-name="P10" text:outline-level="1">
<text:span text:style-name="T4">
币安发生了什么事？为何意义重大？ (Free Version)</text:span>
</text:h>
      <text:p text:style-name="P4">
Author: Dave Michaels</text:p>
      <text:p text:style-name="P4">
Publisher: 华尔街日报中文网</text:p>
      <text:p text:style-name="P4">
Published Time: 2023-06-06T11:40:00.000Z</text:p>
      <text:p text:style-name="P4">
Modified Time: 2023-06-06T11:40:00.000Z</text:p>
      <text:p text:style-name="P4">
Created Time: 2023-06-06T07:05:00.000Z</text:p>
      <text:p text:style-name="P4">
Description: 美国证券交易委员会周一起诉了全球最大的加密货币交易所币安、其创始人赵长鹏及其美国关联公司Binance.US.。该民事诉讼指控，这些被告“公然无视联邦证券法”，不惜牺牲投资者利益以中饱私囊。</text:p>
      <text:p text:style-name="P4">
Images: []</text:p>
      <text:p text:style-name="P4">
Categories: ['金融市场']</text:p>
      <text:p text:style-name="P4">
Keywords: SYND,LINK:EN|WP-WSJ-0000953981</text:p>
      <text:p text:style-name="P4">
Type: Article</text:p>
      <!--METADATA-->
      <text:p text:style-name="P4">
美国证券交易委员会(Securities and Exchange Commission, 简称SEC)周一 <text:a xlink:type="simple" xlink:href="https://cn.wsj.com/articles/CN-FIN-20230606072255" text:style-name="Internet_20_link" text:visited-style-name="Visited_20_Internet_20_Link">
 起诉了</text:a>
全球加密货币交易所币安(Binance)、其创始人赵长鹏及其美国关联公司Binance.US.。该民事诉讼指控，这些被告“公然无视联邦证券法”，不惜牺牲投资者利益以中饱私囊。诉状还称，币安将客户资金混在一起，使用户资产面临风险。</text:p>
      <text:p text:style-name="P4">
Source: <text:a xlink:type="simple" xlink:href="https://cn.wsj.com/articles/%E5%B8%81%E5%AE%89%E5%8F%91%E7%94%9F%E4%BA%86%E4%BB%80%E4%B9%88%E4%BA%8B-%E4%B8%BA%E4%BD%95%E6%84%8F%E4%B9%89%E9%87%8D%E5%A4%A7-92a05f5b" text:style-name="Internet_20_link" text:visited-style-name="Visited_20_Internet_20_Link">
https://cn.wsj.com/articles/%E5%B8%81%E5%AE%89%E5%8F%91%E7%94%9F%E4%BA%86%E4%BB%80%E4%B9%88%E4%BA%8B-%E4%B8%BA%E4%BD%95%E6%84%8F%E4%B9%89%E9%87%8D%E5%A4%A7-92a05f5b</text:a>
</text:p>
      <!--NEWS-->
      <text:h text:style-name="P10" text:outline-level="1">
<text:span text:style-name="T4">
俄国防部称挫败又一乌军重大攻势</text:span>
</text:h>
      <text:p text:style-name="P4">
Author: 联合早报 (Person)</text:p>
      <text:p text:style-name="P4">
Publisher: 联合早报 (Organization)</text:p>
      <text:p text:style-name="P4">
Published Time: 2023-06-06T11:41</text:p>
      <text:p text:style-name="P4">
Modified Time: 2023-06-06T13:00</text:p>
      <text:p text:style-name="P4">
Description: 俄罗斯宣称挫败了乌克兰在顿涅茨克的又一次重大攻势，乌克兰则对东部战斗取得进展表示欢迎，但目前仍不清楚这是否标志着乌克兰已展开反攻行动。路透社报道，俄罗斯国防部星期二（6月6日）发表...</text:p>
      <text:p text:style-name="P4">
Videos: []</text:p>
      <text:p text:style-name="P4">
Audios: []</text:p>
      <text:p text:style-name="P4">
Images: []</text:p>
      <text:p text:style-name="P4">
Type: NewsArticle</text:p>
      <text:p text:style-name="P4">
Breadcrumbs: ['即时', '国际']</text:p>
      <text:p text:style-name="P4">
Keywords: ['俄乌战争', '俄罗斯', '泽连斯基']</text:p>
      <!--METADATA-->
      <text:p text:style-name="P4">
俄罗斯宣称挫败了乌克兰在顿涅茨克的又一次重大攻势，乌克兰则对东部战斗取得进展表示欢迎，但目前仍不清楚这是否标志着乌克兰已展开反攻行动。</text:p>
      <text:p text:style-name="P4">
路透社报道，俄罗斯国防部星期二（6月6日）发表声明说，乌军死伤惨重，折损1500名军人，28辆坦克包括八辆豹型主战坦克及109辆装甲车，也全数尽毁。</text:p>
      <text:p text:style-name="P4">
不过，俄罗斯雇佣兵组织瓦格纳首脑普里戈任指俄军的说法是天方夜谭。他反指俄军丢失巴赫穆特附近一个村庄控制权，还说俄军所使用的战术将导致军队在两周内遭遇更多挫折。</text:p>
      <text:p text:style-name="P4">
另一方面，乌克兰总统泽连斯基赞扬乌军在乌东城市巴赫穆特的战事取得进展。</text:p>
      <text:p text:style-name="P4">
乌克兰外长库列巴星期一（6月5日）说，乌克兰如今已有足够武器可对俄军进行反攻，但他拒绝透露是否已展开行动。</text:p>
      <text:p text:style-name="P4">
美国参谋长联席会议主席米利接受美国有线电视新闻网（CNN）访问时也说，乌克兰做了非常充分的准备，但目前还无法确定战事会如何发展。</text:p>
      <text:p text:style-name="P4">
CNN引述知情者的话说，乌克兰已在俄罗斯境内建立一个特工和支持者网络，准备对俄罗斯目标展开破坏行动，并已开始为他们提供无人机来发动袭击。</text:p>
      <text:p text:style-name="P4">
Source: <text:a xlink:type="simple" xlink:href="https://www.zaobao.com.sg/realtime/world/story20230606-1401597" text:style-name="Internet_20_link" text:visited-style-name="Visited_20_Internet_20_Link">
https://www.zaobao.com.sg/realtime/world/story20230606-1401597</text:a>
</text:p>
      <!--NEWS-->
      <text:h text:style-name="P10" text:outline-level="1">
<text:span text:style-name="T4">
卡霍夫卡水电站决堤 俄乌相互指责</text:span>
</text:h>
      <text:p text:style-name="P4">
Author: None (Language: zh)</text:p>
      <text:p text:style-name="P4">
Publisher: None</text:p>
      <text:p text:style-name="P4">
Time: 2023-06-06T11:45:00Z</text:p>
      <text:p text:style-name="P4">
Description: 周二，第聂伯河上的一座苏联时期建造的水坝决堤，造成下游大片土地被淹。乌克兰方面指责俄军炸毁了这座大坝，而来自俄方的信息则相互矛盾，有人说俄军炮击造成了堤坝被毁，而另一些人则称，堤坝年久失修造成了堤坝损毁。</text:p>
      <text:p text:style-name="P4">
Videos: []</text:p>
      <text:p text:style-name="P4">
Images: []</text:p>
      <text:p text:style-name="P4">
Subject: 新闻广角</text:p>
      <text:p text:style-name="P4">
Subjects: ['乌克兰', '俄罗斯入侵乌克兰']</text:p>
      <text:p text:style-name="P4">
Keywords: ['水电站', '乌克兰', '赫尔松', '俄乌战争', '泽连斯基', '扎波罗热核电站', '克里米亚半岛']</text:p>
      <text:p text:style-name="P4">
ID: 65838846</text:p>
      <!--METADATA-->
      <text:p text:style-name="P4">
<text:a xlink:type="simple" xlink:href="https://www.dw.com/zh/overlay/image/article/65838846/65837825" text:style-name="Internet_20_link" text:visited-style-name="Visited_20_Internet_20_Link">
 </text:a>
</text:p>
      <text:p text:style-name="P4">
（德国之声中文网）卡霍夫卡大坝 - 这座大坝高30米，长达3.2公里，建于1956年，是第聂伯河卡霍夫卡水电站的组成部分。</text:p>
      <text:p text:style-name="P4">
2014年遭俄罗斯吞并的克里米亚半岛的饮用水也大多来自这一水库。此外，同样被俄军占领的扎波罗热核电站冷却用水也来自该水库。水库蓄水量为18立方公里，相当于美国犹他州大盐湖的蓄水量。</text:p>
      <text:h text:style-name="P12" text:outline-level="3">
<text:span text:style-name="T4">
发生了什么？</text:span>
</text:h>
      <text:p text:style-name="P4">
最先就堤坝损毁发声的是乌克兰方面。乌克兰总统泽连斯基在社交平台"电报"发文称："俄罗斯的恐怖主义。俄方破坏卡霍夫卡水电站的行径再度向世人展示，必须将他们赶出乌克兰的每一寸土地。"</text:p>
      <text:p text:style-name="P4">
<text:a xlink:type="simple" xlink:href="https://www.dw.com/zh/zh/泽连斯基乌克兰已做好反攻准备/a-65816464" text:style-name="Internet_20_link" text:visited-style-name="Visited_20_Internet_20_Link">
 延伸阅读——泽连斯基：乌克兰已做好反攻准备 </text:a>
</text:p>
      <text:p text:style-name="P4">
乌克兰南部战区司令部宣称："俄罗斯占领军炸毁了卡霍夫卡大坝，目前正在就堤坝损毁情况、泄水量、水流速度以及可能的泄洪区范围展开调查。"</text:p>
      <text:p text:style-name="P4">
一些俄罗斯指派的官员则声称，堤坝被毁事件应由乌克兰方面负责。受俄罗斯扶持的赫尔松行政当局称，乌克兰在周一夜间23时对堤坝进行了炮击，并损毁了水闸。俄方称，乌军周二对堤坝发起的袭击，摧毁了堤坝部分建筑。</text:p>
      <text:p text:style-name="P4">
但也有亲俄官员则否认了乌军攻击损毁堤坝的说法。扎波罗热俄罗斯官员洛克夫（Wladimir Rogow）称，堤坝损毁是由于建筑年久失修以及水压过高造成的。俄罗斯官方的塔斯社也进行了类似的报道。</text:p>
      <text:p text:style-name="P4">
</text:p>
      <text:p text:style-name="P4">
卡霍夫卡水电站下游大片土地被淹。</text:p>
      <text:h text:style-name="P12" text:outline-level="3">
<text:span text:style-name="T4">
水库决堤对当地民众会造成什么影响？</text:span>
</text:h>
      <text:p text:style-name="P4">
堤坝损毁造成的洪水可能会给数以万计的当地居民带来严重后果。目前，俄乌双方都已开始在各自控制区内发起疏散行动。</text:p>
      <text:p text:style-name="P4">
一名俄罗斯官员称，赫尔松地区的14个居民点受到了洪水威胁。而乌克兰总理什米加尔（Denys Shmyhal）则表示，大约80村镇受到了洪水的威胁。</text:p>
      <text:h text:style-name="P12" text:outline-level="3">
<text:span text:style-name="T4">
克里米亚半岛面临"水荒"</text:span>
</text:h>
      <text:p text:style-name="P4">
受俄罗斯支持的克里米亚总督周二表示，卡霍夫卡水库遭到损毁后，向从第聂伯河向克里米亚半岛输送淡水的克里米亚北部运河水位可能会出现下降。克里米亚半岛的饮用水供应完全依赖这一运河。2014年，俄罗斯吞并克里米亚半岛后，乌方曾一度封闭运河，导致克里米亚半岛出现淡水紧缺局面。</text:p>
      <text:h text:style-name="P12" text:outline-level="3">
<text:span text:style-name="T4">
核电站</text:span>
</text:h>
      <text:p text:style-name="P4">
欧洲规模最大的核电站 - <text:a xlink:type="simple" xlink:href="https://www.dw.com/zh/zh/俄接管扎波罗热核电站-欧盟第8轮制裁生效/a-63357901" text:style-name="Internet_20_link" text:visited-style-name="Visited_20_Internet_20_Link">
 目前受俄方控制的扎波罗热核电站也从卡霍夫卡水库获取冷却水。</text:a>
联合国原子能机构发布推文称，他们正在密切关注事态发展，不过，扎波罗热核电站目前并没有面临直接危险。</text:p>
      <text:p text:style-name="P4">
俄罗斯国有核能企业Rosatom 周二也表示，扎波罗热核电站目前是安全的。</text:p>
      <ul>
        <li>
</li>
      </ul>
      <h5>
乌俄战争让世界付出哪些沉重代价？</h5>
      <text:h text:style-name="P12" text:outline-level="3">
<text:span text:style-name="T4">
死伤严重</text:span>
</text:h>
      <text:p text:style-name="P4">
联合国人权事务高专办（OHCHR）7月25日表示，自2月24日开战以来，有5237名平民被杀，7035人受伤，尽管实际伤亡人数应该要高得多。人权高专办说，大多数死伤者是爆炸性武器的受害者，如火炮、导弹和空袭。此外，美国中情局估计，到目前为止，约有15000名俄罗斯士兵在乌克兰被杀，受伤人数是这个数字的三倍。该部门认为，乌克兰的军事损失也很大，但可能比俄罗斯的损失小一点。</text:p>
      <ul>
        <li>
</li>
      </ul>
      <h5>
乌俄战争让世界付出哪些沉重代价？</h5>
      <text:h text:style-name="P12" text:outline-level="3">
<text:span text:style-name="T4">
流离失所</text:span>
</text:h>
      <text:p text:style-name="P4">
自2月24日以来，乌克兰的4100万人口之中，有三分之一的人被迫离开他们的家园。根据联合国难民署（UNHCR）的数据，这是目前世界上最大的难民危机。联合国难民署的数据显示，目前整个欧洲有超过616万名来自乌克兰的难民，其中波兰、俄罗斯和德国收容的人数最多。</text:p>
      <ul>
        <li>
</li>
      </ul>
      <h5>
乌俄战争让世界付出哪些沉重代价？</h5>
      <text:h text:style-name="P12" text:outline-level="3">
<text:span text:style-name="T4">
高额武器援助</text:span>
</text:h>
      <text:p text:style-name="P4">
自2月24日以来，美国向乌克兰提供了约76亿美元的军事援助，其中包含远程火箭系统、标枪反坦克系统以及防护设备。第二大援助国是英国，它至今提供了23亿英镑的军事支持。而欧盟已同意向乌克兰提供25亿欧元的安全援助。</text:p>
      <ul>
        <li>
</li>
      </ul>
      <h5>
乌俄战争让世界付出哪些沉重代价？</h5>
      <text:h text:style-name="P12" text:outline-level="3">
<text:span text:style-name="T4">
乌克兰的损失</text:span>
</text:h>
      <text:p text:style-name="P4">
根据路透社的计算，除了人员损失，自2014年克里米亚被俄罗斯吞并以来，乌克兰已经失去了对其22%原有土地的控制。大片的海岸线被俄罗斯占领，经济瘫痪，一些城市在战火下变成废墟。根据世界银行和国际货币基金组织（IMF）的数据，乌克兰的经济将在2022年收缩45%。该国总理施米哈尔（DenysShmyhal）本月表示，战后的全部重建工作将花费约7500亿美元。</text:p>
      <ul>
        <li>
</li>
      </ul>
      <h5>
乌俄战争让世界付出哪些沉重代价？</h5>
      <text:h text:style-name="P12" text:outline-level="3">
<text:span text:style-name="T4">
俄罗斯的损失</text:span>
</text:h>
      <text:p text:style-name="P4">
这场战争对俄罗斯来说也很昂贵 ——尽管俄罗斯没有披露费用，因为这是国家机密。除了军事成本，西方还试图通过实施严厉的制裁来惩罚俄罗斯，包含将其排除于国际支付系统SWIFT之外，这成了自1991年苏联解体以来对俄罗斯经济的最大冲击。俄罗斯央行预测，1.8万亿美元的经济将在2022年衰退4%-6%，低于4月份预测的8%-10%。</text:p>
      <ul>
        <li>
</li>
      </ul>
      <h5>
乌俄战争让世界付出哪些沉重代价？</h5>
      <text:h text:style-name="P12" text:outline-level="3">
<text:span text:style-name="T4">
资源短缺</text:span>
</text:h>
      <text:p text:style-name="P4">
入侵乌克兰和西方对俄罗斯的制裁导致了化肥、小麦、金属和能源价格的急剧上升，助长了酝酿中的粮食危机和正在冲击全球经济的通货膨胀浪潮。俄罗斯是仅次于沙特阿拉伯的世界第二大石油出口国，也是世界最大的天然气、小麦、氮肥和钯金出口国。欧洲国家试图减少对俄罗斯石油和天然气的依赖，在俄罗斯切断流向德国的北溪1号天然气管道后，欧洲的天然气批发价格飙升。据高盛公司称，如果完全切断天然气管道，将使欧元区陷入衰退，德国和意大利都将出现大幅收缩。</text:p>
      <ul>
        <li>
</li>
      </ul>
      <h5>
乌俄战争让世界付出哪些沉重代价？</h5>
      <text:h text:style-name="P12" text:outline-level="3">
<text:span text:style-name="T4">
经济前景不明朗</text:span>
</text:h>
      <text:p text:style-name="P4">
国际货币基金组织现在预测，今年世界经济将增长3.2%，低于去年的6.1%。若将「合理的」替代方案纳入考虑，包括在年底前完全切断俄罗斯对欧的供气，以及俄罗斯石油出口量进一步下降30%，国际货币基金组织表示，全球增长将在2022年放缓至2.6%，2023年为2%。</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德新社）</text:p>
      <text:p text:style-name="P4">
Source: <text:a xlink:type="simple" xlink:href="https://www.dw.com/zh/卡霍夫卡水电站决堤-俄乌相互指责/a-65838846" text:style-name="Internet_20_link" text:visited-style-name="Visited_20_Internet_20_Link">
https://www.dw.com/zh/卡霍夫卡水电站决堤-俄乌相互指责/a-65838846?maca=chi-rss-chi-all-1127-rdf</text:a>
</text:p>
      <!--NEWS-->
      <text:h text:style-name="P10" text:outline-level="1">
<text:span text:style-name="T4">
中国科考船遭越南抗议后离开越南水域  但北京仍称属中国海域</text:span>
</text:h>
      <text:p text:style-name="P4">
Author: None</text:p>
      <text:p text:style-name="P4">
Publisher: Radio Free Asia (Organization)</text:p>
      <text:p text:style-name="P4">
Published Time: 2023-06-06T11:59:00-04:00</text:p>
      <text:p text:style-name="P4">
Modified Time: 2023-06-06T12:59: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3" text:anchor-type="as-char" svg:width="6.9236in" svg:height="4.060205in" draw:z-index="0">
<draw:image xlink:href="../Images/rfamandarin/2023-06-06T11-59-00-04-00/000000.png" xlink:type="simple" xlink:show="embed" xlink:actuate="onLoad" draw:mime-type="image/png"/>
</draw:frame>
 中国"向阳红10号"科考船 百度百科</text:p>
      <text:p text:style-name="P4">
据路透社6日报道，根据船舶追踪数据，中国船只“向阳红 10 号”于 5 月 7日开始在越南专属经济区航行，有时两侧有十几艘船，定期穿越俄罗斯公司运营的天然气和油田。数据显示，中国船只及其随行的多艘船只开始返回中国海南岛，午夜左右离开越南专属经济区。</text:p>
      <text:p text:style-name="P4">
当被问及中国船只的动向时，中国外交部没有就返回海南发表评论。但中国外交部发言人汪文斌在当天的例行记者会上说：“中国科考船在其管辖海域开展正常科考活动是正当合法的，不存在进入他国专属经济区的问题。”</text:p>
      <text:p text:style-name="P4">
越南外交部没有回应路透社置评请求。</text:p>
      <text:p text:style-name="P4">
独立非营利性南海编年史计划 (SCSCI) 负责人、常驻越南的研究员 Van Pham证实，这些船只已经离开越南的专属经济区，但警告说，海南不是研究船的母港，在那里休息后，它可以恢复在南海的活动。</text:p>
      <text:p text:style-name="P4">
（责编：梒青）</text:p>
      <text:p text:style-name="P4">
Source: <text:a xlink:type="simple" xlink:href="https://www.rfa.org/mandarin/Xinwen/4-06062023115417.html" text:style-name="Internet_20_link" text:visited-style-name="Visited_20_Internet_20_Link">
https://www.rfa.org/mandarin/Xinwen/4-06062023115417.html</text:a>
</text:p>
      <!--NEWS-->
      <text:h text:style-name="P10" text:outline-level="1">
<text:span text:style-name="T4">
解构角力中共：  末代港督彭定康 “香港日记”中译本出版</text:span>
</text:h>
      <text:p text:style-name="P4">
Author: None</text:p>
      <text:p text:style-name="P4">
Publisher: Radio Free Asia (Organization)</text:p>
      <text:p text:style-name="P4">
Published Time: 2023-06-06T12:05:00-04:00</text:p>
      <text:p text:style-name="P4">
Modified Time: 2023-06-06T12:08: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4" text:anchor-type="as-char" svg:width="6.9236in" svg:height="3.88615in" draw:z-index="0">
<draw:image xlink:href="../Images/rfamandarin/2023-06-06T12-05-00-04-00/000000.png" xlink:type="simple" xlink:show="embed" xlink:actuate="onLoad" draw:mime-type="image/png"/>
</draw:frame>
 香港末代港督彭定康“香港日记”在台湾出版中译本。 <text:a xlink:type="simple" xlink:href="https://www.rfa.org/mandarin/Xinwen/5-06062023120007.html/@@images/image" text:style-name="Internet_20_link" text:visited-style-name="Visited_20_Internet_20_Link">
</text:a>
博客来书店官网图片</text:p>
      <text:p text:style-name="P4">
香港末代港督彭定康“香港日记”在台湾出版中译本。为书写序言的香港专栏作家陶杰表示，书中记录了彭定康与中共官员交手过程，解构中共思维及统战方式，对台湾政商界很有参考价值。</text:p>
      <text:p text:style-name="P4">
据中央社6日消息，“香港日记”的英文版本在2022年香港主权移交25周年出版，今年5月在台湾出版了中译本。出版社黑体文化8日将与彭定康举行连线分享会。</text:p>
      <text:p text:style-name="P4">
彭定康1992年开始担任香港最后一任总督，当时他47岁，直至1997年香港主权移交。1997年6月30日晚上香港风雨飘摇，港人在雨中送别彭定康一家，这个画面仍留在很多港人心中。</text:p>
      <text:p text:style-name="P4">
（责编：梒青）</text:p>
      <text:p text:style-name="P4">
Source: <text:a xlink:type="simple" xlink:href="https://www.rfa.org/mandarin/Xinwen/5-06062023120007.html" text:style-name="Internet_20_link" text:visited-style-name="Visited_20_Internet_20_Link">
https://www.rfa.org/mandarin/Xinwen/5-06062023120007.html</text:a>
</text:p>
      <!--NEWS-->
      <text:h text:style-name="P10" text:outline-level="1">
<text:span text:style-name="T4">
曾为俄罗斯从事间谍活动的前FBI特工罗伯特·汉森死于狱中</text:span>
</text:h>
      <text:p text:style-name="P4">
Author: chinese@voanews.com (美国之音)</text:p>
      <text:p text:style-name="P4">
Publisher: 美国之音中文网 (Type: NewsMediaOrganization)</text:p>
      <text:p text:style-name="P4">
Published Time: 2023-06-06T12:25:26+08:00</text:p>
      <text:p text:style-name="P4">
Modified Time: 2023-06-06 04:25:26Z</text:p>
      <text:p text:style-name="P4">
Description: 美国当局称，变节为俄罗斯间谍的美国前联邦调查局（FBI）特工、曾被FBI称为史上最具破坏性的间谍的罗伯特·汉森周一（6月5日）被发现死在他的监狱牢房中。</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robert-hanssen-fbi-agent-who-spied-for-russia-found-dead-in-prison-20230606/7124613.html" text:style-name="Internet_20_link" text:visited-style-name="Visited_20_Internet_20_Link">
https://www.voachinese.com/a/robert-hanssen-fbi-agent-who-spied-for-russia-found-dead-in-prison-20230606/7124613.html</text:a>
</text:p>
      <!--NEWS-->
      <text:h text:style-name="P10" text:outline-level="1">
<text:span text:style-name="T4">
乌克兰国际法院上控俄罗斯行恐怖主义</text:span>
</text:h>
      <text:p text:style-name="P4">
Publisher: 法新社</text:p>
      <text:p text:style-name="P4">
Published Time: 2023-06-06T12:32:07+00:00</text:p>
      <text:p text:style-name="P4">
Modified Time: 2023-06-06T15:05:03+00:00</text:p>
      <text:p text:style-name="P4">
Description: （法新社海牙6日电） 乌克兰今天在联合国最高法院「国际法院」称俄罗斯是「恐怖主义国家」，并指控莫斯科今天将乌南一座水坝炸毁，是其多年来试图消灭较小邻国乌克兰的行动之一。</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6" text:anchor-type="as-char" svg:width="6.9236in" svg:height="3.617581in" draw:z-index="0">
<draw:image xlink:href="../Images/rficn/2023-06-06T12-32-07-00-00/000000.png" xlink:type="simple" xlink:show="embed" xlink:actuate="onLoad" draw:mime-type="image/png"/>
</draw:frame>
</text:p>
      <text:p text:style-name="P4">
乌俄两国对簿公堂，源自基辅向联合国「国际法院」（International Court ofJustice，ICJ）提出告诉，指控莫斯科自2014年起不断支持乌东的反叛势力。</text:p>
      <text:p text:style-name="P4">
根据基辅的说法，俄罗斯去年2月对乌克兰发动全面侵略，是莫斯科支持乌东分离主义分子之下「不幸但合乎逻辑的结果」，这也显示出不应放任侵略者违反国际法。</text:p>
      <text:p text:style-name="P4">
乌克兰的委任律师柯尼夫契（Anton Korynevych）在法庭上表示：「就在今天，俄罗斯炸开位在新卡科夫卡（NovaKakhovka）的一座重要水坝，造成大量民众撤离及严重生态破坏，并威胁到札波罗热（Zaporizhzhia）核电厂的安全。」</text:p>
      <text:p text:style-name="P4">
他说：「俄罗斯的行动，是一个恐怖主义国家和一名侵略者的行为。」</text:p>
      <text:p text:style-name="P4">
但柯尼夫契指出，「这样的行为并非突如其来，而是我方早在2017年向国际法院所提出情况的不幸但合乎逻辑结果」。当时是乌克兰最早提出本案告诉。</text:p>
      <text:p text:style-name="P4">
乌克兰控告俄罗斯违反联合国公约，涉及资助恐怖主义及种族歧视，并要求俄国赔偿2014年以来乌东亲俄叛军攻击造成的损害。</text:p>
      <text:p text:style-name="P4">
从2014年到去年俄乌战争爆发的8年间，乌东冲突一共夺走约1万3000条人命，包括2014年一架马来西亚航空（MalaysiaAirlines）MH17班机飞越乌克兰时遭到击落，造成298人死亡。</text:p>
      <text:p text:style-name="P4">
乌克兰也已向联合国国际法院提出有关俄罗斯去年发动全面侵略的另一起诉讼，理由是莫斯科计划实行种族灭绝。国际法院已判决俄国应停止侵略。</text:p>
      <text:p text:style-name="P4">
不过，柯尼夫契表示：「俄罗斯藐视国际法，不是从2022年才开始，而是早在2014年起就非法占领克里米亚（Crimea），及之后不断推动文化抹杀，锁定乌克兰族和克里米亚鞑靼人。」</text:p>
      <text:p text:style-name="P4">
「在顿巴斯（Donbas）、在哈尔科夫（Kharkiv）…我们都遭受到俄罗斯支持的各种威吓和恐怖行动。」</text:p>
      <text:p text:style-name="P4">
柯尼夫契说：「本案带来的教训很清楚：过去情况只是序曲。如果世界不起身对抗国际法遭到严重违反，违法者就会更胆大妄为。」</text:p>
      <text:p text:style-name="P4">
今天是安排乌克兰的委任律师向联合国国际法院的法官提出诉讼陈述，并排定俄罗斯8日提出答辩；接着乌克兰将在12日就俄方说法提出答辩，俄国则在14日再做出回应。</text:p>
      <text:p text:style-name="P4">
Source: <text:a xlink:type="simple" xlink:href="https://www.rfi.fr/cn/%E5%9B%BD%E9%99%85%E6%8A%A5%E9%81%93/20230606-%E4%B9%8C%E5%85%8B%E5%85%B0%E5%9B%BD%E9%99%85%E6%B3%95%E9%99%A2%E4%B8%8A%E6%8E%A7%E4%BF%84%E7%BD%97%E6%96%AF%E8%A1%8C%E6%81%90%E6%80%96%E4%B8%BB%E4%B9%89" text:style-name="Internet_20_link" text:visited-style-name="Visited_20_Internet_20_Link">
https://www.rfi.fr/cn/%E5%9B%BD%E9%99%85%E6%8A%A5%E9%81%93/20230606-%E4%B9%8C%E5%85%8B%E5%85%B0%E5%9B%BD%E9%99%85%E6%B3%95%E9%99%A2%E4%B8%8A%E6%8E%A7%E4%BF%84%E7%BD%97%E6%96%AF%E8%A1%8C%E6%81%90%E6%80%96%E4%B8%BB%E4%B9%89</text:a>
</text:p>
      <!--NEWS-->
      <text:h text:style-name="P10" text:outline-level="1">
<text:span text:style-name="T4">
连日劲扬后涨势疲软 亚股多数收低</text:span>
</text:h>
      <text:p text:style-name="P4">
Publisher: 法新社</text:p>
      <text:p text:style-name="P4">
Published Time: 2023-06-06T12:32:08+00:00</text:p>
      <text:p text:style-name="P4">
Modified Time: 2023-06-06T12:05:02+00:00</text:p>
      <text:p text:style-name="P4">
Description: （法新社香港6日电） 亚洲股市经历连续2个交易日劲扬后，今天转为走势分歧。一方面获利了结卖压涌现，另方面投资人评估美国联邦准备理事会（Fed）本月会议跳过升息的机率。</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3.617581in" draw:z-index="0">
<draw:image xlink:href="../Images/rficn/2023-06-06T12-32-08-00-00/000000.png" xlink:type="simple" xlink:show="embed" xlink:actuate="onLoad" draw:mime-type="image/png"/>
</draw:frame>
</text:p>
      <text:p text:style-name="P4">
全球股市涨势昨天在欧美股市遭遇阻碍，利空来自美国服务业活动数据低于应有水准，暗示美国经济关键领域走弱。</text:p>
      <text:p text:style-name="P4">
此外，分析师警告，美国政府负债上限问题如今解除后，美国财政部预料会在市场发售大量债券，以筹资填补财库；这将吸走金融体系内的现金，为股市带来流动性压力。</text:p>
      <text:p text:style-name="P4">
2日公布的5月美国就业报告呈现「恰到好处」（Goldilocks）情况，不会太好也不会太坏，意味美国经济并非正在面临立即衰退风险，让联准会在下周会议仍有空间维持货币政策不变。</text:p>
      <text:p text:style-name="P4">
不过观察家指出，联准会决策官员对于接下来货币政策规划，仍存在一些意见分歧。而本月做出政策决定的前一天，美国最新消费者物价指数（CPI）将出炉，这也可能影响决策官员投票。</text:p>
      <text:p text:style-name="P4">
亚洲股市今天走势不一。香港股市早盘一度劲扬超过1%，终场逆转收跌0.1%。雪梨股市收盘挫跌逾1%，因澳洲央行宣布升息1码。上海股市收挫1.2%，马尼拉、曼谷和雅加达股市同样收黑。</text:p>
      <text:p text:style-name="P4">
但东京股市收高0.9%，新加坡和台北股市也收红。</text:p>
      <text:p text:style-name="P4">
Source: <text:a xlink:type="simple" xlink:href="https://www.rfi.fr/cn/%E8%B4%A2%E7%BB%8F%E5%BF%AB%E8%AE%AF/20230606-%E8%BF%9E%E6%97%A5%E5%8A%B2%E6%89%AC%E5%90%8E%E6%B6%A8%E5%8A%BF%E7%96%B2%E8%BD%AF-%E4%BA%9A%E8%82%A1%E5%A4%9A%E6%95%B0%E6%94%B6%E4%BD%8E" text:style-name="Internet_20_link" text:visited-style-name="Visited_20_Internet_20_Link">
https://www.rfi.fr/cn/%E8%B4%A2%E7%BB%8F%E5%BF%AB%E8%AE%AF/20230606-%E8%BF%9E%E6%97%A5%E5%8A%B2%E6%89%AC%E5%90%8E%E6%B6%A8%E5%8A%BF%E7%96%B2%E8%BD%AF-%E4%BA%9A%E8%82%A1%E5%A4%9A%E6%95%B0%E6%94%B6%E4%BD%8E</text:a>
</text:p>
      <!--NEWS-->
      <text:h text:style-name="P10" text:outline-level="1">
<text:span text:style-name="T4">
美国国务卿布林肯未来几周将前往北京进行会谈</text:span>
</text:h>
      <text:p text:style-name="P4">
Author: None</text:p>
      <text:p text:style-name="P4">
Publisher: Radio Free Asia (Organization)</text:p>
      <text:p text:style-name="P4">
Published Time: 2023-06-06T12:37:00-04:00</text:p>
      <text:p text:style-name="P4">
Modified Time: 2023-06-06T15:42: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8" text:anchor-type="as-char" svg:width="6.9236in" svg:height="4.612011in" draw:z-index="0">
<draw:image xlink:href="../Images/rfamandarin/2023-06-06T12-37-00-04-00/000000.png" xlink:type="simple" xlink:show="embed" xlink:actuate="onLoad" draw:mime-type="image/png"/>
</draw:frame>
美国国务卿布林肯6月1日在挪威奥斯陆的北约外长会议记者会中讲话 <text:a xlink:type="simple" xlink:href="https://www.rfa.org/mandarin/Xinwen/6-06062023123656.html/@@images/image" text:style-name="Internet_20_link" text:visited-style-name="Visited_20_Internet_20_Link">
</text:a>
美联社图片</text:p>
      <text:p text:style-name="P4">
据美国彭博新闻社6日援引知情人士称，美国国务卿布林肯计划在未来几周内访问中国，与可能包括中国国家主席习近平在内的高级官员进行会谈，因为尽管紧张局势持续，但美国仍希望恢复高层沟通。</text:p>
      <text:p text:style-name="P4">
布林肯原计划于 2 月访问北京，但在美国发现疑似中国间谍气球飞越美国大陆后取消了此次访问。 据不愿透露姓名的人士透露，布林肯访问的确切时间仍然不确定。</text:p>
      <text:p text:style-name="P4">
美国国务院发言人表示，国务院目前没有要宣布的行程，布林肯之前取消的访问将在条件允许的情况下进行。</text:p>
      <text:p text:style-name="P4">
如果成行，此次访问将是拜登总统为使中美两国关系恢复正常状态所做努力的一部分，这种关系继续因紧张的军事冲突、惩罚性经济措施以及双方都指责对方正在危害全球稳定而搅乱。</text:p>
      <text:p text:style-name="P4">
（责编：梒青）</text:p>
      <text:p text:style-name="P4">
Source: <text:a xlink:type="simple" xlink:href="https://www.rfa.org/mandarin/Xinwen/6-06062023123656.html" text:style-name="Internet_20_link" text:visited-style-name="Visited_20_Internet_20_Link">
https://www.rfa.org/mandarin/Xinwen/6-06062023123656.html</text:a>
</text:p>
      <!--NEWS-->
      <text:h text:style-name="P10" text:outline-level="1">
<text:span text:style-name="T4">
俄占领赫尔松州水坝被炸 俄乌将矛头指向对方</text:span>
</text:h>
      <text:p text:style-name="P4">
Author: 联合早报 (Person)</text:p>
      <text:p text:style-name="P4">
Publisher: 联合早报 (Organization)</text:p>
      <text:p text:style-name="P4">
Published Time: 2023-06-06T12:42</text:p>
      <text:p text:style-name="P4">
Modified Time: 2023-06-06T14:49</text:p>
      <text:p text:style-name="P4">
Description: 乌克兰军方星期二（6月6日）说，俄罗斯军队炸毁了乌克兰南部赫尔松州的一座大型水坝，但当地由俄罗斯任命的一名官员否认这一说法，反指是乌方所为。路透社报道，乌克兰南部军司令星期二在脸书...</text:p>
      <text:p text:style-name="P4">
Videos: []</text:p>
      <text:p text:style-name="P4">
Audios: []</text:p>
      <text:p text:style-name="P4">
Images: []</text:p>
      <text:p text:style-name="P4">
Type: NewsArticle</text:p>
      <text:p text:style-name="P4">
Breadcrumbs: ['即时', '国际']</text:p>
      <text:p text:style-name="P4">
Keywords: ['俄乌战争', '爆炸', '水坝']</text:p>
      <!--METADATA-->
      <text:p text:style-name="P4">
乌克兰军方星期二（6月6日）说，俄罗斯军队炸毁了乌克兰南部赫尔松州的一座大型水坝，但当地由俄罗斯任命的一名官员否认这一说法，反指是乌方所为。</text:p>
      <text:p text:style-name="P4">
路透社报道，乌克兰南部军司令星期二在脸书网页上说，位于赫尔松州港口城市新卡霍夫卡（Nova Kakhovka）的水坝，已被俄罗斯占领军炸毁。</text:p>
      <text:p text:style-name="P4">
他说：“爆炸的破坏规模、泻出的蓄水量和速度，可能淹没的范围，这一切还有待厘清。“赫尔松州目前由俄罗斯控制。</text:p>
      <text:p text:style-name="P4">
另据俄罗斯塔斯社报道，坐落在第聂伯河的卡霍夫卡水坝已被摧毁，境内洪水泛滥。</text:p>
      <text:p text:style-name="P4">
塔斯社引述未具名知情者的话说，星期一（6月5日）晚很平静，水坝没有遭到空袭。</text:p>
      <text:p text:style-name="P4">
由俄罗斯任命的新卡霍夫卡市长则指水坝上层部分被炮击破坏，还说“这是罪大恶极的恐怖主义行为”。他同日早前驳斥水坝被炸消息。</text:p>
      <text:p text:style-name="P4">
路透社无法独立核实乌俄双方的报告。</text:p>
      <text:p text:style-name="P4">
Source: <text:a xlink:type="simple" xlink:href="https://www.zaobao.com.sg/realtime/world/story20230606-1401606" text:style-name="Internet_20_link" text:visited-style-name="Visited_20_Internet_20_Link">
https://www.zaobao.com.sg/realtime/world/story20230606-1401606</text:a>
</text:p>
      <!--NEWS-->
      <text:h text:style-name="P10" text:outline-level="1">
<text:span text:style-name="T4">
乌水坝周围启动疏散 俄称核电站无“严重危险”</text:span>
</text:h>
      <text:p text:style-name="P4">
Author: 联合早报 (Person)</text:p>
      <text:p text:style-name="P4">
Publisher: 联合早报 (Organization)</text:p>
      <text:p text:style-name="P4">
Published Time: 2023-06-06T13:17</text:p>
      <text:p text:style-name="P4">
Modified Time: 2023-06-06T14:51</text:p>
      <text:p text:style-name="P4">
Description: 俄罗斯塔斯社星期二（6月6日）引述扎波罗热地区一名俄罗斯任命官员的话说，赫尔松州港口城市新卡霍夫卡（Nova Kakhovka）的水坝被炸，目前对扎波罗热核电站不会构成“严重危险”...</text:p>
      <text:p text:style-name="P4">
Videos: []</text:p>
      <text:p text:style-name="P4">
Audios: []</text:p>
      <text:p text:style-name="P4">
Images: []</text:p>
      <text:p text:style-name="P4">
Type: NewsArticle</text:p>
      <text:p text:style-name="P4">
Breadcrumbs: ['即时', '国际']</text:p>
      <text:p text:style-name="P4">
Keywords: ['俄乌战争', '核电站', '水坝', '爆炸']</text:p>
      <!--METADATA-->
      <text:p text:style-name="P4">
俄罗斯塔斯社星期二（6月6日）引述扎波罗热地区一名俄罗斯任命官员的话说， <text:a xlink:type="simple" xlink:href="https://www.zaobao.com/realtime/world/story20230606-1401606" text:style-name="Internet_20_link" text:visited-style-name="Visited_20_Internet_20_Link">
 赫尔松州港口城市新卡霍夫卡（Nova Kakhovka）的水坝被炸</text:a>
，目前对扎波罗热核电站不会构成“严重危险”。</text:p>
      <text:p text:style-name="P4">
另据乌克兰赫尔松州当局说，水坝周围地区的撤离工作已经启动，并指“水位将在五个小时内达到危险水平”。</text:p>
      <text:p text:style-name="P4">
乌克兰南部军司令当天早前在脸书网页上说，坐落在第聂伯河的卡霍夫卡水坝被俄罗斯占领军炸毁。</text:p>
      <text:p text:style-name="P4">
扎波罗热市位于第聂伯河下游左岸。</text:p>
      <text:p text:style-name="P4">
Source: <text:a xlink:type="simple" xlink:href="https://www.zaobao.com.sg/realtime/world/story20230606-1401609" text:style-name="Internet_20_link" text:visited-style-name="Visited_20_Internet_20_Link">
https://www.zaobao.com.sg/realtime/world/story20230606-1401609</text:a>
</text:p>
      <!--NEWS-->
      <text:h text:style-name="P10" text:outline-level="1">
<text:span text:style-name="T4">
美国谴责中国军方在台海、南海挑衅  恐酿伤亡</text:span>
</text:h>
      <text:p text:style-name="P4">
Author: None</text:p>
      <text:p text:style-name="P4">
Publisher: Radio Free Asia (Organization)</text:p>
      <text:p text:style-name="P4">
Published Time: 2023-06-06T13:22:00-04:00</text:p>
      <text:p text:style-name="P4">
Modified Time: 2023-06-06T14:27:19-04:00</text:p>
      <text:p text:style-name="P4">
Description: None</text:p>
      <text:p text:style-name="P4">
Videos: []</text:p>
      <text:p text:style-name="P4">
Audios: ["<text:a xlink:type="simple" xlink:href="https://www.rfa.org/mandarin/yataibaodao/junshiwaijiao/hcm-0606202311392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0" text:anchor-type="as-char" svg:width="6.9236in" svg:height="4.612011in" draw:z-index="0">
<draw:image xlink:href="../Images/rfamandarin/2023-06-06T13-22-00-04-00/000000.png" xlink:type="simple" xlink:show="embed" xlink:actuate="onLoad" draw:mime-type="image/png"/>
</draw:frame>
美国国安会发言人柯比2023年6月5日在白宫例行简报会上指出，中国对台湾周围和南海的美军实施挑衅性的举动日益升级。 <text:a xlink:type="simple" xlink:href="https://www.rfa.org/mandarin/yataibaodao/junshiwaijiao/hcm-06062023113925.html/@@images/image" text:style-name="Internet_20_link" text:visited-style-name="Visited_20_Internet_20_Link">
</text:a>
AP Photo/Manuel Balce Ceneta  <text:a xlink:type="simple" xlink:href="https://www.rfa.org/mandarin/yataibaodao/junshiwaijiao/hcm-06062023113925.html/@@stream" text:style-name="Internet_20_link" text:visited-style-name="Visited_20_Internet_20_Link">
Audio-1-Link：https://www.rfa.org/mandarin/yataibaodao/junshiwaijiao/hcm-06062023113925.html/@@stream</text:a>
</text:p>
      <text:p text:style-name="P4">
针对美国军机军舰分别在南海和台海险遭解放军拦截相撞事件，美国国安会发言人柯比日前警告说，中国军方的行动日趋具有挑衅性，甚至可能酿成人员伤亡。而中国官方则表示，相关行动是为应对"有关国家挑衅"的必要举措。</text:p>
      <text:p text:style-name="P4">
<text:a xlink:type="simple" xlink:href="https://www.rfa.org/mandarin/yataibaodao/junshiwaijiao/hcm1-05312023095842.html" text:style-name="Internet_20_link" text:visited-style-name="Visited_20_Internet_20_Link">
 <text:span text:style-name="T4">
美军：中国歼-16在南海近距离挑衅美侦察机</text:span>
 </text:a>
</text:p>
      <text:p text:style-name="P4">
柯比(John Kirby)周一在白宫例行简报会指出，中国对台湾周围和南海的美军实施挑衅性的举动日益升级。他警告北京，“用不了多久，有人会受到伤害”。</text:p>
      <text:p text:style-name="P4">
在白宫发出措词强硬的警告前，美国海军公布一段美军导弹驱逐舰钟云号（USS Chung-Hoon）与加拿大皇家海军巡防舰蒙特利尔号(HMCSMontreal)3日例行性穿越台湾海峡期间，遭中方军舰“不安全”动作拦截的视频。画面显示，中国军舰苏州号在相距不到150码（约137公尺）的距离，横切驶过美舰前方。钟云号并未改变航线，但减速以避免碰撞。视频中可听到，美舰透过无线电向苏州号以英文沟通，警告对方不要试图限制航行自由。</text:p>
      <text:p text:style-name="P4">
今年五月底，美国印太司令部也公布另一段视频显示，一架中国歼-16战斗机在拦截美国空军RC-135侦察机时，进行了不必要的急速转向(unnecessarilyaggressive maneuver)。中国飞行员飞到RC-135机头前方，迫使美国飞机穿过其尾部湍流。</text:p>
      <text:p text:style-name="P4">
美国印太司令部发布的视频显示，2023年5月26日，中国军机直接飞到RC-135的机头前方，迫使美国军机飞过它的尾部湍流。（DVIDS / AFP）</text:p>
      <text:p text:style-name="P4">
“这两起事件发生的频率比预期的还要高，虽然不是所有的都是不安全和不专业的，但这两起是。”柯比说。</text:p>
      <text:p text:style-name="P4">
虽然北京此前拒绝了美国提出有关两国防长在“香格里拉对话会”期间举行会晤的建议，但柯比表示，“美国致力于保持与中国的沟通渠道畅通，以明确表达这些特定的拦截行为是不可接受。”</text:p>
      <text:p text:style-name="P4">
台湾的国防安全研究院国家安全研究所助理研究员钟志东对本台表示，美国正在做最坏的打算，以与盟国采取共同行动：“台海和南海安全国际化，其理念与定义在于避免两岸关系中国内政化，并透过国际势力介入，反制中国片面解决台湾议题的企图与能力。”</text:p>
      <text:p text:style-name="P4">
“所谓共同立场，隐含没有一个国家有意愿和能力单独面对中国在台海、南海两区域的挑战。这就是台海、南海安全国际化，也可称’国际共管’。”钟志东说道。</text:p>
      <text:p text:style-name="P4">
<text:span text:style-name="T4">
解放军操作边缘策略？</text:span>
</text:p>
      <text:p text:style-name="P4">
台湾《上报》日前引述“中方消息”透露，中共中央上月下令解放军操作“边缘策略”（Brinkmanship），以“危险抵近”的模式升高美、中在海、空域的摩擦风险，以此迫使美国及盟友为避免军事冲突而退让，同时强化中国内部的民族主义情绪。</text:p>
      <text:p text:style-name="P4">
中国国防部长李尚福在“香格里拉对话会”上曾表示，“在地区国家共同努力下，南海局势总体稳定，交流合作日益深入，这种趋稳向好的局面不容破坏。”同时，李尚福在回应“中国军机拦截美国军机”提问时曾说，“最好的办法是，各国管好自己的军舰，管好自己的飞机。”</text:p>
      <text:p text:style-name="P4">
本台军事评论员亓乐义指出：“若是真有所谓的中央军委的命令，应该这样理解：如果碰到有美方的挑衅，是绝不退让、勇于斗争、敢于斗争、善于斗争。”他说，“(中方)绝不会主动去让态势升高，这对中国是相对不利的，因为主动的升高就证明南海的不稳定是中国在做挑衅行动”。</text:p>
      <text:p text:style-name="P4">
美国国务院亚太事务助理国务卿康达在北京与中国外交部副部长马朝旭会见 (截图自中国外交部网站)  <text:a xlink:type="simple" xlink:href="https://www.rfa.org/mandarin/yataibaodao/junshiwaijiao/hcm-06062023113925.html/5eb79054_99ac671d65ed_4e2d570b59164ea490e87db27ad9.jpg" text:style-name="Internet_20_link" text:visited-style-name="Visited_20_Internet_20_Link">
</text:a>
</text:p>
      <text:p text:style-name="P4">
<text:span text:style-name="T4">
康达访中建立沟通渠道</text:span>
</text:p>
      <text:p text:style-name="P4">
美中接连在海、空发生惊险摩擦的同时，美国国务院亚太事务助理国务卿康达、白宫国安会中国事务高级主任贝莎兰访问中国，并与中国外交部副部长马朝旭会面。</text:p>
      <text:p text:style-name="P4">
美国国务院在一份声明中指出，“双方进行了坦率和富有成效的讨论，作为持续努力的一部分，以保持开放的沟通渠道，并建立最近两国之间的高层外交。”中国外交部则在声明表示，“双方围绕按照两国元首去年11月巴厘岛会晤共识，推动改善中美关系、妥善管控分歧等进行了坦诚、建设性、富有成效的沟通。”但中方的声明还表示，“中方就台湾等重大原则问题阐明严正立场。双方同意继续保持沟通”。</text:p>
      <text:p text:style-name="P4">
台湾政治大学名誉教授丁树范接受本台访问时表示，美中可能有机会改善关系，但是窗口时间很短：“因为过了年底就进入大选，机会之窗可能会关上。如果11月APEC美中双方没有更好的进展，明年起大概就这样吧。”</text:p>
      <text:p text:style-name="P4">
钟志东则认为，美中上述会晤不代表立场软化，只是清楚表达立场、双方不要误判。美中有共识要避免冲突，但并不等于会改变彼此在台海及在南海的既定立场。</text:p>
      <text:p text:style-name="P4">
记者：黄春梅 责编：许书婷、何平 网编：洪伟</text:p>
      <text:p text:style-name="P4">
Source: <text:a xlink:type="simple" xlink:href="https://www.rfa.org/mandarin/yataibaodao/junshiwaijiao/hcm-06062023113925.html" text:style-name="Internet_20_link" text:visited-style-name="Visited_20_Internet_20_Link">
https://www.rfa.org/mandarin/yataibaodao/junshiwaijiao/hcm-06062023113925.html</text:a>
</text:p>
      <!--NEWS-->
      <text:h text:style-name="P10" text:outline-level="1">
<text:span text:style-name="T4">
阿富汗北部传自杀式攻击 代理省长身亡</text:span>
</text:h>
      <text:p text:style-name="P4">
Publisher: 法新社</text:p>
      <text:p text:style-name="P4">
Published Time: 2023-06-06T13:32:07+00:00</text:p>
      <text:p text:style-name="P4">
Modified Time: 2023-06-06T13:05:05+00:00</text:p>
      <text:p text:style-name="P4">
Description: （法新社阿富汗费萨巴6日电） 阿富汗官员表示，北部巴达克珊省代理省长今天遭遇自杀式攻击丧命。几个月前，同省警长也死于类似攻击，激进组织伊斯兰国（IS）宣称犯案。</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5" text:anchor-type="as-char" svg:width="6.9236in" svg:height="3.617581in" draw:z-index="0">
<draw:image xlink:href="../Images/rficn/2023-06-06T13-32-07-00-00/000000.png" xlink:type="simple" xlink:show="embed" xlink:actuate="onLoad" draw:mime-type="image/png"/>
</draw:frame>
</text:p>
      <text:p text:style-name="P4">
一名自杀炸弹客今天在省会费萨巴（Faizabad）驾驶一辆载有爆裂物的汽车，冲撞巴达克珊省（Badakhshan）代理省长阿玛迪（Nisar AhmadAhmadi）的座车。</text:p>
      <text:p text:style-name="P4">
巴达克珊省文化与资讯单位首长说：「这次攻击的目标是阿玛迪的座车。」</text:p>
      <text:p text:style-name="P4">
这起攻击案也造成司机丧命和另外6人受伤，目前尚无组织坦承犯案。</text:p>
      <text:p text:style-name="P4">
自从塔利班组织（Taliban）2021年8月赶走美国支持的政府并重新掌权以来，阿富汗安全局势有所改善。尽管塔利班停止他们长达20年的叛乱活动，伊斯兰国依旧是个威胁。</text:p>
      <text:p text:style-name="P4">
Source: <text:a xlink:type="simple" xlink:href="https://www.rfi.fr/cn/%E5%9B%BD%E9%99%85%E6%8A%A5%E9%81%93/20230606-%E9%98%BF%E5%AF%8C%E6%B1%97%E5%8C%97%E9%83%A8%E4%BC%A0%E8%87%AA%E6%9D%80%E5%BC%8F%E6%94%BB%E5%87%BB-%E4%BB%A3%E7%90%86%E7%9C%81%E9%95%BF%E8%BA%AB%E4%BA%A1" text:style-name="Internet_20_link" text:visited-style-name="Visited_20_Internet_20_Link">
https://www.rfi.fr/cn/%E5%9B%BD%E9%99%85%E6%8A%A5%E9%81%93/20230606-%E9%98%BF%E5%AF%8C%E6%B1%97%E5%8C%97%E9%83%A8%E4%BC%A0%E8%87%AA%E6%9D%80%E5%BC%8F%E6%94%BB%E5%87%BB-%E4%BB%A3%E7%90%86%E7%9C%81%E9%95%BF%E8%BA%AB%E4%BA%A1</text:a>
</text:p>
      <!--NEWS-->
      <text:h text:style-name="P10" text:outline-level="1">
<text:span text:style-name="T4">
刘德音：地缘政治紧张下 台湾半导体产业具稳定作用</text:span>
</text:h>
      <text:p text:style-name="P4">
Publisher: 法新社</text:p>
      <text:p text:style-name="P4">
Published Time: 2023-06-06T13:32:08+00:00</text:p>
      <text:p text:style-name="P4">
Modified Time: 2023-06-06T13:05:03+00:00</text:p>
      <text:p text:style-name="P4">
Description: （法新社新竹6日电） 台积电董事长刘德音今天表示，美国与中国都不能没有台积电，地缘政治问题远大于半导体，不同层次也不互为因果。台湾半导体产业在世界地缘政治紧张中有稳定作用，如果台湾半导体做得更好，美中两国会有更多的考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3.617581in" draw:z-index="0">
<draw:image xlink:href="../Images/rficn/2023-06-06T13-32-08-00-00/000000.png" xlink:type="simple" xlink:show="embed" xlink:actuate="onLoad" draw:mime-type="image/png"/>
</draw:frame>
</text:p>
      <text:p text:style-name="P4">
台积电今天召开股东常会，股东关心地缘政治的紧张局势。刘德音表示，台积电致力成为全世界信任的技术与产能供应商，并努力进步中，客户对台积电信任增加，台积电的制造能力被客户肯定。</text:p>
      <text:p text:style-name="P4">
刘德音说，在地缘政治复杂情况下，辉达（NVIDIA）执行长黄仁勋上周来台演讲，表示在台积电生产完全安全，这是客户的信任，不要听信政治或军事策略专家的说法。</text:p>
      <text:p text:style-name="P4">
刘德音表示，台积电在台湾，无法离开，也不需要抱怨，将专注提升股东价值，增进技术领先优势，拉大制造领先差距，并透过海外产能供给让客户信任更稳定。</text:p>
      <text:p text:style-name="P4">
刘德音说，台湾半导体业应努力提升，美中都不能没有台积电，如果台湾半导体做得更好，两国会有更多的考虑，在世界地缘政治紧张中，将具有稳定作用。</text:p>
      <text:p text:style-name="P4">
针对股神巴菲特因台积电位于有危险疑虑的台湾，决定出清台积电美国存托凭证（ADR），刘德音于股东会后受访时说，台湾半导体并不是造成地缘政治的原因，地缘政治的问题远大于半导体，是不同层次的问题，也不互为因果，不是一家企业或国家能够影响。</text:p>
      <text:p text:style-name="P4">
Source: <text:a xlink:type="simple" xlink:href="https://www.rfi.fr/cn/%E5%9B%BD%E9%99%85%E6%8A%A5%E9%81%93/20230606-%E5%88%98%E5%BE%B7%E9%9F%B3-%E5%9C%B0%E7%BC%98%E6%94%BF%E6%B2%BB%E7%B4%A7%E5%BC%A0%E4%B8%8B-%E5%8F%B0%E6%B9%BE%E5%8D%8A%E5%AF%BC%E4%BD%93%E4%BA%A7%E4%B8%9A%E5%85%B7%E7%A8%B3%E5%AE%9A%E4%BD%9C%E7%94%A8" text:style-name="Internet_20_link" text:visited-style-name="Visited_20_Internet_20_Link">
https://www.rfi.fr/cn/%E5%9B%BD%E9%99%85%E6%8A%A5%E9%81%93/20230606-%E5%88%98%E5%BE%B7%E9%9F%B3-%E5%9C%B0%E7%BC%98%E6%94%BF%E6%B2%BB%E7%B4%A7%E5%BC%A0%E4%B8%8B-%E5%8F%B0%E6%B9%BE%E5%8D%8A%E5%AF%BC%E4%BD%93%E4%BA%A7%E4%B8%9A%E5%85%B7%E7%A8%B3%E5%AE%9A%E4%BD%9C%E7%94%A8</text:a>
</text:p>
      <!--NEWS-->
      <text:h text:style-name="P10" text:outline-level="1">
<text:span text:style-name="T4">
台积电为其海外扩张计划辩护 (Free Version)</text:span>
</text:h>
      <text:p text:style-name="P4">
Authors: ['席佳琳']</text:p>
      <text:p text:style-name="P4">
Publisher: 英国《金融时报》</text:p>
      <text:p text:style-name="P4">
Time: 2023-06-06T13:34:48+00:00</text:p>
      <text:p text:style-name="P4">
Published Time: 2023-06-05T12:00:99+08:00</text:p>
      <text:p text:style-name="P4">
Modified Time: 2023-06-06T09:35:99+08:00</text:p>
      <text:p text:style-name="P4">
Description: 台积电股东对公司战略提出质疑，但董事长表示，在台湾以外新建晶圆厂可以帮助公司保持全球领导地位。</text:p>
      <text:p text:style-name="P4">
Images: ["<text:a xlink:type="simple" xlink:href="https://thumbor.ftacademy.cn/unsafe/picture/9/000183559_piclink.jpg" text:style-name="Internet_20_link" text:visited-style-name="Visited_20_Internet_20_Link">
000183559_pic...</text:a>
"]</text:p>
      <text:p text:style-name="P4">
Themes: ['台积电', '关注']</text:p>
      <text:p text:style-name="P4">
Keywords: ['台积电', '供应链', '半导体', '芯片', '台湾']</text:p>
      <text:p text:style-name="P4">
Type: Article</text:p>
      <!--METADATA-->
      <text:p text:style-name="P4">
<draw:frame draw:style-name="fr1" draw:name="Image197" text:anchor-type="as-char" svg:width="6.9236in" svg:height="4.617987in" draw:z-index="0">
<draw:image xlink:href="../Images/FT Chinese Free Version/2023-06-06T13-34-48-00-00/000183559_piclink.jpg" xlink:type="simple" xlink:show="embed" xlink:actuate="onLoad" draw:mime-type="image/jpeg"/>
</draw:frame>
</text:p>
      <text:p text:style-name="P4">
台积电(TSMC)为其推动在台湾本土以外实现制造多元化进行辩护，称在地缘政治紧张局势日益加剧之际，这是确保这家全球最大芯片代工制造商未来发展的重要一步。</text:p>
      <text:p text:style-name="P4">
台积电的海外扩张计划在台湾本土引发担忧，股东在周二的年会上对管理层提出质疑。他们要求董事长刘德音(MarkLiu)对其决定做出解释，即为何要投资400亿美元在美国建设两家制造厂，再在日本建设一家，以及考虑在德国建设另一家。</text:p>
      <text:p text:style-name="P4">
Source: <text:a xlink:type="simple" xlink:href="http://www.ftchinese.com/story/001099880" text:style-name="Internet_20_link" text:visited-style-name="Visited_20_Internet_20_Link">
http://www.ftchinese.com/story/001099880</text:a>
</text:p>
      <!--NEWS-->
      <text:h text:style-name="P10" text:outline-level="1">
<text:span text:style-name="T4">
泽连斯基召开紧急会议 磋商水坝爆炸事件对策</text:span>
</text:h>
      <text:p text:style-name="P4">
Author: 联合早报 (Person)</text:p>
      <text:p text:style-name="P4">
Publisher: 联合早报 (Organization)</text:p>
      <text:p text:style-name="P4">
Published Time: 2023-06-06T13:37</text:p>
      <text:p text:style-name="P4">
Modified Time: 2023-06-06T14:50</text:p>
      <text:p text:style-name="P4">
Description: 路透社报道，乌克兰国家安全与国防委员会秘书达尼洛夫在推特上说，总统泽连斯基将召开紧急会议，讨论星期二（6月6日）发生的新卡霍夫卡水坝爆炸事件。乌克兰总统府办公室主任叶尔马克在即时通...</text:p>
      <text:p text:style-name="P4">
Videos: []</text:p>
      <text:p text:style-name="P4">
Audios: []</text:p>
      <text:p text:style-name="P4">
Images: []</text:p>
      <text:p text:style-name="P4">
Type: NewsArticle</text:p>
      <text:p text:style-name="P4">
Breadcrumbs: ['即时', '国际']</text:p>
      <text:p text:style-name="P4">
Keywords: ['俄乌战争', '水坝', '爆炸', '泽连斯基', '乌克兰', '俄罗斯']</text:p>
      <!--METADATA-->
      <text:p text:style-name="P4">
路透社报道，乌克兰国家安全与国防委员会秘书达尼洛夫在推特上说，总统泽连斯基将召开紧急会议，讨论星期二（6月6日）发生的 <text:a xlink:type="simple" xlink:href="https://www.zaobao.com/realtime/world/story20230606-1401606" text:style-name="Internet_20_link" text:visited-style-name="Visited_20_Internet_20_Link">
 新卡霍夫卡水坝爆炸事件</text:a>
 。</text:p>
      <text:p text:style-name="P4">
乌克兰总统府办公室主任叶尔马克在即时通讯应用Telegram上称，俄罗斯破坏这座水坝，是一场“生态灭绝”。</text:p>
      <text:p text:style-name="P4">
他也说，乌克兰国家和地区官员正在努力确保当地居民的安全。</text:p>
      <text:p text:style-name="P4">
Source: <text:a xlink:type="simple" xlink:href="https://www.zaobao.com.sg/realtime/world/story20230606-1401613" text:style-name="Internet_20_link" text:visited-style-name="Visited_20_Internet_20_Link">
https://www.zaobao.com.sg/realtime/world/story20230606-1401613</text:a>
</text:p>
      <!--NEWS-->
      <text:h text:style-name="P10" text:outline-level="1">
<text:span text:style-name="T4">
伊朗公布名为“法塔赫”的首款高超音速导弹</text:span>
</text:h>
      <text:p text:style-name="P4">
Author: 半岛电视台</text:p>
      <text:p text:style-name="P4">
Publisher: Al Jazeera</text:p>
      <text:p text:style-name="P4">
Published Time: 2023-06-06T13:42:43</text:p>
      <text:p text:style-name="P4">
Modified Time: 2023-06-06T13:42:43</text:p>
      <text:p text:style-name="P4">
Description: 伊朗公布了其首款高超音速导弹“法塔赫”，据称这种导弹可以穿透导弹防御系统，并将赋予其军事优势。</text:p>
      <text:p text:style-name="P4">
Images: ["<text:a xlink:type="simple" xlink:href="https://chinese.aljazeera.net/wp-content/uploads/2023/06/1-1686057673.png" text:style-name="Internet_20_link" text:visited-style-name="Visited_20_Internet_20_Link">
1-1686057673.png</text:a>
"]</text:p>
      <text:p text:style-name="P4">
Topics: ['军事', '新闻']</text:p>
      <text:p text:style-name="P4">
Keywords: ['军事', '新闻', '伊朗']</text:p>
      <text:p text:style-name="P4">
Type: Article</text:p>
      <!--METADATA-->
      <text:p text:style-name="P4">
<draw:frame draw:style-name="fr1" draw:name="Image198" text:anchor-type="as-char" svg:width="6.9236in" svg:height="4.612736in" draw:z-index="0">
<draw:image xlink:href="../Images/Aljazeera Chinese/2023-06-06T13-42-43/1-1686057673.png" xlink:type="simple" xlink:show="embed" xlink:actuate="onLoad" draw:mime-type="image/png"/>
</draw:frame>
 伊朗公布了一款名为“法塔赫”的高超音速导弹（路透）</text:p>
      <text:p text:style-name="P4">
伊朗公布了其首款高超音速导弹“法塔赫”，据称这种导弹可以穿透导弹防御系统，并将赋予其军事优势。</text:p>
      <text:p text:style-name="P4">
官方媒体周二公布了揭幕仪式的图片，总统易卜拉欣·莱希和伊斯兰革命卫队（IRGC）高级指挥官出席了揭幕仪式，国产黑色导弹清晰可见。</text:p>
      <text:p text:style-name="P4">
官方媒体称，这款导弹的移动速度可达 15 马赫（每秒 5145 米或 16880 英尺），射程为 1400 公里（870英里），具有可移动的辅助喷嘴，并采用固体推进剂，具有高机动性。</text:p>
      <text:p text:style-name="P4">
媒体报道称，伊朗最高领袖阿亚图拉·阿里·哈梅内伊选择了这个名字，大致翻译为“开启者”。</text:p>
      <text:p text:style-name="P4">
高超音速导弹的移动速度是音速的五倍或更高，而且机动性强，因此，防御系统和雷达难以袭击这款导弹。</text:p>
      <text:p text:style-name="P4">
美国、俄罗斯、中国和朝鲜被认为是唯一成功测试高超音速导弹的国家，但武器装备的具体细节仍然很少。</text:p>
      <text:p text:style-name="P4">
伊朗伊斯兰革命卫队航空航天部队指挥官阿米尔·阿里·哈吉扎德去年 11 月在纪念被誉为伊朗导弹技术之父的哈桑·德黑兰尼·穆加达姆(Hassan TehraniMoghaddam) 逝世周年纪念活动上，宣布了高超音速导弹研发的消息。</text:p>
      <text:p text:style-name="P4">
2011年，哈桑·德黑兰尼·穆加达姆在一个导弹基地发生爆炸后丧生，伊朗伊斯兰革命卫队航空航天部队其他十多名成员也在该爆炸中丧生，爆炸被报道为意外，但一些西方媒体报道说，以色列是幕后黑手。</text:p>
      <text:p text:style-name="P4">
去年 11 月，哈吉扎德表示，这种新型导弹代表了伊朗导弹技术的“代际飞跃”，因为它可以在地球大气层内外机动，并能穿透任何导弹防御系统。</text:p>
      <text:p text:style-name="P4">
媒体周二报道援引哈吉扎德的说法报道称，“法塔赫无法被任何其他导弹摧毁，因为它在不同的方向和不同的高度移动。”</text:p>
      <text:p text:style-name="P4">
西方和以色列一再对伊朗的导弹计划表示担忧，称该国的弹道导弹有可能用于携带核弹头——德黑兰对此予以否认。</text:p>
      <text:p text:style-name="P4">
伊朗伊斯兰革命卫队航空航天部队上个月成功地测试了射程为 2000 公里（1240英里）的新型弹道导弹，这引起了西方的更多批评，法国声称它违反了联合国决议，而该决议支持伊朗与世界大国于2015年签署的伊核协议。</text:p>
      <text:p text:style-name="P4">
Source: <text:a xlink:type="simple" xlink:href="https://chinese.aljazeera.net/news/military/2023/6/6/%e4%bc%8a%e6%9c%97%e5%85%ac%e5%b8%83%e5%90%8d%e4%b8%ba%e6%b3%95%e5%a1%94%e8%b5%ab%e7%9a%84%e9%a6%96%e6%ac%be%e9%ab%98%e8%b6%85%e9%9f%b3%e9%80%9f%e5%af%bc%e5%bc%b9" text:style-name="Internet_20_link" text:visited-style-name="Visited_20_Internet_20_Link">
https://chinese.aljazeera.net/news/military/2023/6/6/%e4%bc%8a%e6%9c%97%e5%85%ac%e5%b8%83%e5%90%8d%e4%b8%ba%e6%b3%95%e5%a1%94%e8%b5%ab%e7%9a%84%e9%a6%96%e6%ac%be%e9%ab%98%e8%b6%85%e9%9f%b3%e9%80%9f%e5%af%bc%e5%bc%b9</text:a>
</text:p>
      <!--NEWS-->
      <text:h text:style-name="P10" text:outline-level="1">
<text:span text:style-name="T4">
学者：中国失业统计失真　就业形势严峻</text:span>
</text:h>
      <text:p text:style-name="P4">
Author: None</text:p>
      <text:p text:style-name="P4">
Publisher: Radio Free Asia (Organization)</text:p>
      <text:p text:style-name="P4">
Published Time: 2023-06-06T13:45:00-04:00</text:p>
      <text:p text:style-name="P4">
Modified Time: 2023-06-06T13:50:3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9" text:anchor-type="as-char" svg:width="6.9236in" svg:height="4.612011in" draw:z-index="0">
<draw:image xlink:href="../Images/rfamandarin/2023-06-06T13-45-00-04-00/000000.png" xlink:type="simple" xlink:show="embed" xlink:actuate="onLoad" draw:mime-type="image/png"/>
</draw:frame>
2023年5月16日交通高峰时上班职工走过北京街头。疫情后的中国就业形势愈发严峻。 <text:a xlink:type="simple" xlink:href="https://www.rfa.org/mandarin/yataibaodao/jingmao/jw2-06062023132743.html/@@images/image" text:style-name="Internet_20_link" text:visited-style-name="Visited_20_Internet_20_Link">
</text:a>
美联社图片</text:p>
      <text:p text:style-name="P4">
随着中国经济持续下行，失业率节节攀升。近日有中国学者指出，官方失业统计数据失真，疫情后保守估计约有五千四百万年轻人失业，就业形势愈发严峻。</text:p>
      <text:p text:style-name="P4">
<text:a xlink:type="simple" xlink:href="https://wwwv.rfa.org/mandarin/yataibaodao/jingmao/sc-05192023082534.html" text:style-name="Internet_20_link" text:visited-style-name="Visited_20_Internet_20_Link">
 <text:span text:style-name="T4">
中国青年失业率为何这么高？几位青年有话说</text:span>
 </text:a>
  * <text:span text:style-name="T4">
<text:a xlink:type="simple" xlink:href="https://www.rfa.org/mandarin/yataibaodao/jingmao/hcm1-05162023081528.html" text:style-name="Internet_20_link" text:visited-style-name="Visited_20_Internet_20_Link">
 中国经济不见起色 青年失业率创历史新高 </text:a>
 </text:span>
</text:p>
      <text:p text:style-name="P4">
疫情以来，中国经济低迷，失业问题备受社会关注。据台湾中央社报道，中国微信公众号“财经十一人”6月1日发布北京改革发展研究会研究员王明远的分析文章指出，当前中国失业统计数据失真，主要存在三个问题：</text:p>
      <text:p text:style-name="P4">
第一，中国官方就业标准太低。国际劳动组织界定的就业标准是每周工作10个小时，美国为每周15个小时，法国为每周20个小时，但中国将标准定为每周1小时就算就业。一小时的工作收入无法支撑日常生活，这并非有效就业。</text:p>
      <text:p text:style-name="P4">
第二，虽然中国官方在统计城镇失业率时将农村户籍人员纳入其中，但由于农民工在城市失业后无力负担高昂生活成本纷纷返乡，因此城镇失业调查很难抽取到这一群体，导致数据发生偏差。</text:p>
      <text:p text:style-name="P4">
第三，中国现在的“灵活就业人员”高达2亿，占城镇就业人口的40%左右。但这一群体的社保参与率不足20%，难以透过失业险领取和失业登记等指标统计真实的就业情况。</text:p>
      <text:p text:style-name="P4">
中国目前不仅面临失业难题，就业形势也不容乐观。中国人力资源和社会保障部近日发布的最新数据显示，2023年，中国高校毕业生人数将达1158万，再创历史新高。而中国国家统计局数据也显示，今年四月份，全国城镇调查失业率为5.2%；而在16岁至24岁的劳动力人口中，失业率高达20.4%，这是中国自2018年开始公布失业率统计数字以来的最高水平。</text:p>
      <text:p text:style-name="P4">
上述微信公众号的文章分析说，中国在经历3年疫情后，大约累计1500万左右中专和高校应届毕业生找不到工作。同时，最近三年A股上市公司平均员工缩水11.9%，数据显示，大约有10%左右的企业在职员工失业。这部分16岁至24岁的青年在职人员约为2500万人左右。文章援引北京大学教授卢峰的研究指出，过去三年，保守估计有2300万左右的农民工因失业而返乡。以青年人占比六成来计算，这部分人也有1400万左右。“那么，疫情以来大约共新增了5400万左右青年人失业人口。”</text:p>
      <text:p text:style-name="P4">
文章还指出，保守估计，目前中国的青年绝对失业人口比疫情前增加了2500万-3000万人左右，大约相当于这个年龄段参与就业市场劳动力总量的6.2%-7.5%，相当于中国全部劳动年龄人口的2.8%-3.4%。</text:p>
      <text:p text:style-name="P4">
截至目前，本台尚无法对上述微信公众号和作者提供的数据进行独立核实。</text:p>
      <text:p text:style-name="P4">
记者：经纬 责编：何平 网编：洪伟</text:p>
      <text:p text:style-name="P4">
Source: <text:a xlink:type="simple" xlink:href="https://www.rfa.org/mandarin/yataibaodao/jingmao/jw2-06062023132743.html" text:style-name="Internet_20_link" text:visited-style-name="Visited_20_Internet_20_Link">
https://www.rfa.org/mandarin/yataibaodao/jingmao/jw2-06062023132743.html</text:a>
</text:p>
      <!--NEWS-->
      <text:h text:style-name="P10" text:outline-level="1">
<text:span text:style-name="T4">
地方财政紧张 中国大学大幅提高学费</text:span>
</text:h>
      <text:p text:style-name="P4">
Author: None (Language: zh)</text:p>
      <text:p text:style-name="P4">
Publisher: None</text:p>
      <text:p text:style-name="P4">
Time: 2023-06-06T13:47:00Z</text:p>
      <text:p text:style-name="P4">
Description: 一段时间以来，中国不少地方的大学大幅提高学费。路透社报道指出，这是受到国家高等教育预算减少和地方政府财政紧张的影响，而一些大学的学费是20年来首次上涨。</text:p>
      <text:p text:style-name="P4">
Videos: []</text:p>
      <text:p text:style-name="P4">
Images: []</text:p>
      <text:p text:style-name="P4">
Subject: 经济纵横</text:p>
      <text:p text:style-name="P4">
Subjects: ['德中关系', '岛屿主权争端', '专题报道：全景观看“习马会”', '中国', '中共十九大']</text:p>
      <text:p text:style-name="P4">
Keywords: ['学费', '中国', '大学', '高校', '财政', '地方政府', '地方财政', '教育部']</text:p>
      <text:p text:style-name="P4">
ID: 65840005</text:p>
      <!--METADATA-->
      <text:p text:style-name="P4">
<text:a xlink:type="simple" xlink:href="https://www.dw.com/zh/overlay/image/article/65840005/60633195" text:style-name="Internet_20_link" text:visited-style-name="Visited_20_Internet_20_Link">
 </text:a>
</text:p>
      <text:p text:style-name="P4">
中国多个省市宣布提高高校学费</text:p>
      <text:p text:style-name="P4">
（德国之声中文网）在经历了房地产危机、 <text:a xlink:type="simple" xlink:href="https://www.dw.com/zh/zh/出人意料中国经济指数四月出现滑坡/a-65475440" text:style-name="Internet_20_link" text:visited-style-name="Visited_20_Internet_20_Link">
 经济增长低迷</text:a>
以及三年的防疫封控之后，中国地方政府面临财政紧缩，在这一背景下，中国大学学费上涨。中国绝大部分高校是公办的，严重依赖国家财政资助。</text:p>
      <text:p text:style-name="P4">
根据周日（6月4日）发布的一份声明，上海的华东理工大学将一些主修理工科以及体育的新生学费提高了54%，达到每年7700元，文科的学费则提高了30%。</text:p>
      <text:p text:style-name="P4">
根据周一的一份通知，上海电机学院理工科的学费上涨40%，而主修管理、经济和文学的学生的学费则增长30%。</text:p>
      <text:p text:style-name="P4">
今年4月17日，上海市组织召开优化公办高校本专科学费形成机制听证会，拟从2023年秋季学年起，将公办高校本专科平均学费标准由每位学生5420元/学年调整至7215元/学年，调幅约33%。</text:p>
      <text:p text:style-name="P4">
据路透社报道，听证会后上海决定提高公办高校学费，而此前学费20多年一直没有发生变化。</text:p>
      <text:p text:style-name="P4">
中国人口稠密的四川省和东北地区的吉林省也决定不同程度地提高学费。根据地方政府的声明，在吉林省，"部属高校学费上浮不超过15%，国家级、省级一流专业学费可上浮不超过10%"。路透社报道指出，在四川省，部分学科的学费增幅高达41%。</text:p>
      <text:p text:style-name="P4">
根据中国媒体5月初报道，陕西省、山东省也在2022年宣布提高大学学费，安徽、辽宁、河南等省份则更早就发布了提高学费的通知。</text:p>
      <text:h text:style-name="P12" text:outline-level="3">
<text:span text:style-name="T4">
国际学生学费或猛涨</text:span>
</text:h>
      <text:p text:style-name="P4">
中国教育部的一份预算报告显示，中国教育部2023年高等教育的预期预算支出比上一年下降了3.7%，为1026亿元。</text:p>
      <text:p text:style-name="P4">
根据北京理工大学教授刘进主导的研究报告，一个由资深教育专家领导的研究小组也于上月呼吁，广泛提高赴华留学的学费。该研究建议将国际学生的学费从每年约2万元增加到每年11万元。</text:p>
      <text:p text:style-name="P4">
（路透社等）</text:p>
      <text:p text:style-name="P4">
Source: <text:a xlink:type="simple" xlink:href="https://www.dw.com/zh/地方财政紧张-中国大学大幅提高学费/a-65840005" text:style-name="Internet_20_link" text:visited-style-name="Visited_20_Internet_20_Link">
https://www.dw.com/zh/地方财政紧张-中国大学大幅提高学费/a-65840005?maca=chi-rss-chi-all-1127-rdf</text:a>
</text:p>
      <!--NEWS-->
      <text:h text:style-name="P10" text:outline-level="1">
<text:span text:style-name="T4">
泽连斯基：水坝被炸证明一定要把俄军赶出乌克兰全境</text:span>
</text:h>
      <text:p text:style-name="P4">
Author: 联合早报 (Person)</text:p>
      <text:p text:style-name="P4">
Publisher: 联合早报 (Organization)</text:p>
      <text:p text:style-name="P4">
Published Time: 2023-06-06T14:02</text:p>
      <text:p text:style-name="P4">
Modified Time: 2023-06-06T14:03</text:p>
      <text:p text:style-name="P4">
Description: 乌克兰总统泽连斯基说，新卡霍夫卡水坝被炸，强力证明一定要把俄罗斯军队赶出乌克兰全境。路透社报道，泽连斯基星期二（6月6日）在即时通讯应用Telegram写道：“俄罗斯恐怖分子。他们...</text:p>
      <text:p text:style-name="P4">
Videos: []</text:p>
      <text:p text:style-name="P4">
Audios: []</text:p>
      <text:p text:style-name="P4">
Images: []</text:p>
      <text:p text:style-name="P4">
Type: NewsArticle</text:p>
      <text:p text:style-name="P4">
Breadcrumbs: ['即时', '国际']</text:p>
      <text:p text:style-name="P4">
Keywords: ['俄乌战争', '泽连斯基', '俄罗斯', '恐怖分子', '水坝']</text:p>
      <!--METADATA-->
      <text:p text:style-name="P4">
乌克兰总统泽连斯基说， <text:a xlink:type="simple" xlink:href="https://www.zaobao.com/realtime/world/story20230606-1401606" text:style-name="Internet_20_link" text:visited-style-name="Visited_20_Internet_20_Link">
 新卡霍夫卡水坝被炸</text:a>
，强力证明一定要把俄罗斯军队赶出乌克兰全境。</text:p>
      <text:p text:style-name="P4">
路透社报道，泽连斯基星期二（6月6日）在即时通讯应用Telegram写道：“俄罗斯恐怖分子。他们摧毁新卡霍夫卡水坝的行动，只向全世界证明了一件事，那就是一定要把他们从乌克兰的每一个角落驱逐出去。”</text:p>
      <text:p text:style-name="P4">
泽连斯基说：“一个都绝对不能留下，因为他们是彻头彻尾的恐怖分子。”</text:p>
      <text:p text:style-name="P4">
Source: <text:a xlink:type="simple" xlink:href="https://www.zaobao.com.sg/realtime/world/story20230606-1401617" text:style-name="Internet_20_link" text:visited-style-name="Visited_20_Internet_20_Link">
https://www.zaobao.com.sg/realtime/world/story20230606-1401617</text:a>
</text:p>
      <!--NEWS-->
      <text:h text:style-name="P10" text:outline-level="1">
<text:span text:style-name="T4">
海地地震规模4.9 3死逾20伤</text:span>
</text:h>
      <text:p text:style-name="P4">
Publisher: 法新社</text:p>
      <text:p text:style-name="P4">
Published Time: 2023-06-06T14:02:07+00:00</text:p>
      <text:p text:style-name="P4">
Modified Time: 2023-06-06T13:50:01+00:00</text:p>
      <text:p text:style-name="P4">
Description: （法新社海地首都太子港6日电） 海地民防当局表示，西部今晨发生规模4.9的地震，造成至少3人罹难，超过20人受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3.617581in" draw:z-index="0">
<draw:image xlink:href="../Images/rficn/2023-06-06T14-02-07-00-00/000000.png" xlink:type="simple" xlink:show="embed" xlink:actuate="onLoad" draw:mime-type="image/png"/>
</draw:frame>
</text:p>
      <text:p text:style-name="P4">
根据美国地质调查所（USGS），这起地震震央在首都太子港（Port-au-Prince）以西近300公里的大湾省（Grand'Anse），震源深度10公里。</text:p>
      <text:p text:style-name="P4">
大湾省民防单位首长今天告诉法新社，他们已掌握到有3人罹难，是死于自宅的同一家人，另有28人受伤，目前还在搜寻有无更多人员伤亡。</text:p>
      <text:p text:style-name="P4">
海地日前才遭严重暴雨袭击，造成至少42人死亡，11人失踪。</text:p>
      <text:p text:style-name="P4">
Source: <text:a xlink:type="simple" xlink:href="https://www.rfi.fr/cn/%E5%9B%BD%E9%99%85%E6%8A%A5%E9%81%93/20230606-%E6%B5%B7%E5%9C%B0%E5%9C%B0%E9%9C%87%E8%A7%84%E6%A8%A14-9-3%E6%AD%BB%E9%80%BE20%E4%BC%A4" text:style-name="Internet_20_link" text:visited-style-name="Visited_20_Internet_20_Link">
https://www.rfi.fr/cn/%E5%9B%BD%E9%99%85%E6%8A%A5%E9%81%93/20230606-%E6%B5%B7%E5%9C%B0%E5%9C%B0%E9%9C%87%E8%A7%84%E6%A8%A14-9-3%E6%AD%BB%E9%80%BE20%E4%BC%A4</text:a>
</text:p>
      <!--NEWS-->
      <text:h text:style-name="P10" text:outline-level="1">
<text:span text:style-name="T4">
乌克兰官方数据1万平民战争遇害 实际人数恐高得多</text:span>
</text:h>
      <text:p text:style-name="P4">
Publisher: 法新社</text:p>
      <text:p text:style-name="P4">
Published Time: 2023-06-06T14:02:08+00:00</text:p>
      <text:p text:style-name="P4">
Modified Time: 2023-06-06T13:35:02+00:00</text:p>
      <text:p text:style-name="P4">
Description: （法新社乌克兰乌曼6日电） 乌克兰官方数据显示，自俄罗斯去年发动入侵以来，乌国至少有1万368名平民遇害、1万4404人受伤。但联合国及乌克兰官员相信，乌国实际伤亡人数可能「远远高出许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3.617581in" draw:z-index="0">
<draw:image xlink:href="../Images/rficn/2023-06-06T14-02-08-00-00/000000.png" xlink:type="simple" xlink:show="embed" xlink:actuate="onLoad" draw:mime-type="image/png"/>
</draw:frame>
</text:p>
      <text:p text:style-name="P4">
俄罗斯飞弹攻击几乎夺走乌克兰63岁男子芮梅（OleksandrRemez）的一切，他失去了妻子纳塔莉亚（Natalia）及他们在乌国中部城市乌曼（Uman）的住家。</text:p>
      <text:p text:style-name="P4">
事发后数周，芮梅站在他于乌曼的公寓大楼残骸前，空气中依然弥漫着刺鼻烟味。他表达了一个简单诉求━每一个战争受害者都须计入伤亡名单中。</text:p>
      <text:p text:style-name="P4">
芮梅流着眼泪说道：「我们需要的不只是数字，还包括名字，因为没有人应该被遗忘。」</text:p>
      <text:p text:style-name="P4">
乌克兰官方统计数据显示，自俄罗斯去年发动入侵以来，乌国至少有1万368名平民遇害，以及1万4404人受伤。</text:p>
      <text:p text:style-name="P4">
乌克兰总统办公室主任的高级顾问加夫雷许（Oleg Gavrysh）指出：「这些只是我们知道的人们而已。」</text:p>
      <text:p text:style-name="P4">
他还表示：「我们预计，最有可能的情况是，伤亡总数将是目前的5倍。也就是说，总数可能达到5万。」</text:p>
      <text:p text:style-name="P4">
乌克兰的不完整数据符合联合国（UN）最近期的平民伤亡统计。根据联合国数据，截至4月底，乌国共有8709人遇害、1万4666人受伤。</text:p>
      <text:p text:style-name="P4">
联合国也相信，实际伤亡人数可能「远远高出许多」。</text:p>
      <text:p text:style-name="P4">
伤亡人数出现落差的关键，是因为缺乏俄罗斯占领地资讯，例如乌克兰东南部港市马立波（Mariupol），据信当地已有数万平民丧生。</text:p>
      <text:p text:style-name="P4">
专家担心，即便乌克兰能收复这座城市，杀害平民的行凶者可能已隐藏证据。</text:p>
      <text:p text:style-name="P4">
Source: <text:a xlink:type="simple" xlink:href="https://www.rfi.fr/cn/%E5%9B%BD%E9%99%85%E6%8A%A5%E9%81%93/20230606-%E4%B9%8C%E5%85%8B%E5%85%B0%E5%AE%98%E6%96%B9%E6%95%B0%E6%8D%AE1%E4%B8%87%E5%B9%B3%E6%B0%91%E6%88%98%E4%BA%89%E9%81%87%E5%AE%B3-%E5%AE%9E%E9%99%85%E4%BA%BA%E6%95%B0%E6%81%90%E9%AB%98%E5%BE%97%E5%A4%9A" text:style-name="Internet_20_link" text:visited-style-name="Visited_20_Internet_20_Link">
https://www.rfi.fr/cn/%E5%9B%BD%E9%99%85%E6%8A%A5%E9%81%93/20230606-%E4%B9%8C%E5%85%8B%E5%85%B0%E5%AE%98%E6%96%B9%E6%95%B0%E6%8D%AE1%E4%B8%87%E5%B9%B3%E6%B0%91%E6%88%98%E4%BA%89%E9%81%87%E5%AE%B3-%E5%AE%9E%E9%99%85%E4%BA%BA%E6%95%B0%E6%81%90%E9%AB%98%E5%BE%97%E5%A4%9A</text:a>
</text:p>
      <!--NEWS-->
      <text:h text:style-name="P10" text:outline-level="1">
<text:span text:style-name="T4">
德国内政部长要求加强防范来自中国的间谍活动</text:span>
</text:h>
      <text:p text:style-name="P4">
Author: None (Language: zh)</text:p>
      <text:p text:style-name="P4">
Publisher: None</text:p>
      <text:p text:style-name="P4">
Time: 2023-06-06T14:06:00Z</text:p>
      <text:p text:style-name="P4">
Description: 德国《商报》报道称，中国官方委派中国客座学者对德国高校和企业采取间谍行动，盗取专业知识和技术诀窍。德国联邦内政部长费泽尔指出，中国的间谍行动为德国经济、工业和科研造成的“危险越来越大”，必须加强防范力度。</text:p>
      <text:p text:style-name="P4">
Videos: []</text:p>
      <text:p text:style-name="P4">
Images: []</text:p>
      <text:p text:style-name="P4">
Subject: 时政风云</text:p>
      <text:p text:style-name="P4">
Subjects: ['欧债危机', '汉诺威工业博览会', '欧盟', '岛屿主权争端', '专题报道：全景观看“习马会”', '德国', '中国', '留学德国', '中共十九大', '留学德国']</text:p>
      <text:p text:style-name="P4">
Keywords: ['间谍', '中国', '客座学者', '德国', '工业', '科研', '知识产权', '经济']</text:p>
      <text:p text:style-name="P4">
ID: 65840153</text:p>
      <!--METADATA-->
      <text:p text:style-name="P4">
<text:a xlink:type="simple" xlink:href="https://www.dw.com/zh/overlay/image/article/65840153/63899124" text:style-name="Internet_20_link" text:visited-style-name="Visited_20_Internet_20_Link">
 </text:a>
</text:p>
      <text:p text:style-name="P4">
《商报》援引德国安全界的消息称，调查人员发现，中国的做法往往都是派遣博士生通过科学合作的形式参与德国公司的项目。</text:p>
      <text:p text:style-name="P4">
（德国之声中文网）德国联邦内政部长费泽尔（NancyFaeser）在接受《商报》采访时表示：“在我来看，与中国往来涉及三个安全重点：识别风险、抵御危险和避免形成依赖。”</text:p>
      <text:p text:style-name="P4">
她说， <text:a xlink:type="simple" xlink:href="https://www.dw.com/zh/zh/气球警醒德国宪法保护局称中国在德间谍行动增多/a-64673596" text:style-name="Internet_20_link" text:visited-style-name="Visited_20_Internet_20_Link">
 中国的间谍行动 </text:a>
为德国经济、工业和科研造成的“危险越来越大”。</text:p>
      <text:p text:style-name="P4">
《商报》援引 <text:a xlink:type="simple" xlink:href="https://www.dw.com/zh/zh/德国三大情报机构警告不要对专制中国太天真/a-63472850" text:style-name="Internet_20_link" text:visited-style-name="Visited_20_Internet_20_Link">
 德国安全界 </text:a>
的消息称，调查人员发现，中国的做法往往都是派遣博士生通过科学合作的形式参与德国公司的项目。一旦客座学者获得进入企业IT系统的通道，他们就会试图获取有关这些项目的更多信息。例如2020年，中国一位科学家曾在中国官方指使之下对德国北部一家医疗技术公司采取了间谍行动。这一案件至今都仍处于保密状态。安全人士表示，这是一桩中国客座学者造成德国专业技术知识外流的典型案例。</text:p>
      <text:p text:style-name="P4">
更多阅读： <text:a xlink:type="simple" xlink:href="https://www.dw.com/zh/zh/德国内政部长当心来自中国的混合威胁/a-54057924" text:style-name="Internet_20_link" text:visited-style-name="Visited_20_Internet_20_Link">
 德国内政部长：当心“来自中国的混合威胁”</text:a>
</text:p>
      <text:p text:style-name="P4">
据悉，这家公司与德国一所大学共同合作，对不同应用领域研发抗菌表面技术。2015年年中到2016年5月，一位来自中国的博士生参与了大学的研究项目团队，获得参与这一项目的机会。他对新技术的兴趣明显有些过高。</text:p>
      <text:p text:style-name="P4">
《商报》援引一位了解这一案件的人士的话说：“直到这位中国学者离开之后，研究团队才发现，研究成果和生产机密已经被盗取了。”德国这家公司后来发现，该公司参与研究的新的涂层技术专利已经在中国注册。这也最终证实了公司对中国学者盗取研究成果的间谍行为的猜疑。</text:p>
      <text:p text:style-name="P4">
文章还指出，这位学者回到中国之后成为西北工业大学的一名教授。西北工业大学是中国“国防七子”之一，得到中国国家的特别支持。这些学校处于人民共和国军事研究的最前沿，与军方的关系非常密切。</text:p>
      <text:p text:style-name="P4">
费泽尔呼吁加强安全防范措施。为了持续防止对专利、技术诀窍以及创新知识遭受间谍行为，那么“确保企业和研究机构建立起明确的风险意识并且执行严格的保护措施尤为重要”。</text:p>
      <text:p text:style-name="P4">
（商报、路透社、法新社）</text:p>
      <text:p text:style-name="P4">
Source: <text:a xlink:type="simple" xlink:href="https://www.dw.com/zh/德国内政部长要求加强防范来自中国的间谍活动/a-65840153" text:style-name="Internet_20_link" text:visited-style-name="Visited_20_Internet_20_Link">
https://www.dw.com/zh/德国内政部长要求加强防范来自中国的间谍活动/a-65840153?maca=chi-rss-chi-all-1127-rdf</text:a>
</text:p>
      <!--NEWS-->
      <text:h text:style-name="P10" text:outline-level="1">
<text:span text:style-name="T4">
调查报道 | 人工智能摄像头遇横幅展开便立即通知中国公安</text:span>
</text:h>
      <text:p text:style-name="P4">
Author: 自由亚洲电台调查部，自由亚洲电台维吾尔语部记者 Gluchenhra Hoja 联合报导</text:p>
      <text:p text:style-name="P4">
Publisher: Radio Free Asia (Organization)</text:p>
      <text:p text:style-name="P4">
Published Time: 2023-06-06T14:22:00-04:00</text:p>
      <text:p text:style-name="P4">
Modified Time: 2023-06-06T15:43:56-04:00</text:p>
      <text:p text:style-name="P4">
Description: 自由亚洲电台调查部，自由亚洲电台维吾尔语部记者 Gluchenhra Hoja 联合报导</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4.545008in" draw:z-index="0">
<draw:image xlink:href="../Images/rfamandarin/2023-06-06T14-22-00-04-00/000000.png" xlink:type="simple" xlink:show="embed" xlink:actuate="onLoad" draw:mime-type="image/png"/>
</draw:frame>
 2019年10 月29日，在中国深圳举行的中国公共安全博览会期间，人们聚集在大华科技展台。据一家美国监控研究公司称，大华科技制造的带人工智能的摄像头似乎旨在压制抗议活动。Andy Wong/美联社</text:p>
      <text:p text:style-name="P4">
<text:span text:style-name="T5">
此监控技术尚只是中国盛行的人工智能“预测性警务”的一个例子。</text:span>
</text:p>
      <text:p text:style-name="P4">
一家提供摄像监控技术、遭西方多国政府制裁的中国公司推出产品，结合人工智能技术，能在有人展开横幅时，自动通知当局。</text:p>
      <text:p text:style-name="P4">
率先提出报告，指出大华技术公司产品具备此技术的美国信息监测研究公司IVPM表示，大华技术公司出品的摄像机所含之人工智能技术的目的显然是要将抗议者消音。</text:p>
      <text:p text:style-name="P4">
在IPVM对大华科技提出置评请求后，大华随即删除了产品系统里关于“Jinn"的说明脉络。然而，在已经存取的大华科技网站版本中可见该公司说明，指此科技的用途为 “社会安全”及“社会治理”—这些都是中国当局将监控和逮捕合理化的常用词汇。</text:p>
      <text:p text:style-name="P4">
在新冠疫情期间的这几年里，这种人工智能技术和政府追踪技术在中国被广泛采用，而大华科技的这个系统只是这种AI技术快速成长的案例之一。</text:p>
      <text:p text:style-name="P4">
批评人士表示，中国各地警方大量采购此类技术设备已大幅增加当局限制社会自由、控制人民，和打压特定群体的能力。</text:p>
      <text:p text:style-name="P4">
<text:span text:style-name="T4">
"系统会发出警讯"</text:span>
</text:p>
      <text:p text:style-name="P4">
根据 <text:a xlink:type="simple" xlink:href="https://perma.cc/KRU6-DBBP" text:style-name="Internet_20_link" text:visited-style-name="Visited_20_Internet_20_Link">
 大华网站存取页面 </text:a>
，该人工智能系统于2021年推出，并于2023年5 月已经付诸使用。</text:p>
      <text:p text:style-name="P4">
此系统推出时间恰与2020年全中国各地警察大规模投资地理信息系统的时间点吻合。</text:p>
      <text:p text:style-name="P4">
 2019年5月2日，中国杭州大华科技办公楼上安装的大华监控摄像头。（法新社）  <text:a xlink:type="simple" xlink:href="https://www.rfa.org/mandarin/ytbdzhuantixilie/diaocha-baodao/dc-06062023134844.html/dc1.jpg" text:style-name="Internet_20_link" text:visited-style-name="Visited_20_Internet_20_Link">
</text:a>
</text:p>
      <text:p text:style-name="P4">
IPVM公司的查尔斯·若勒（Charles Rollet）表示，目前尚不知哪些地区的公安部门会使用此项大华人工智能系统，但大华科技是提供中国警方设备的主力。</text:p>
      <text:p text:style-name="P4">
他说：“横幅警讯的开发迎合了中国市场：大的政府部门，通常是警方。”“这套系统意在供警方或者某种形式的都市当局使用......总之，除非你是要追踪抗议人士，否则没道理要自动追踪它们（抗议横幅）。”</text:p>
      <text:p text:style-name="P4">
近年来在中国最知名的抗议行动 -- 抗议中国新冠清零政策的白纸运动-- <text:a xlink:type="simple" xlink:href="https://www.rfa.org/english/news/china/ccp-bridgeman-10142022161722.html" text:style-name="Internet_20_link" text:visited-style-name="Visited_20_Internet_20_Link">
 就是由一名男子在天桥上展开抗议横幅开始</text:a>
-- 这显示，该技术可能与警方相关（虽然不知道警方是否在该特定案件使用了横幅追踪技术）。</text:p>
      <text:p text:style-name="P4">
受 <text:a xlink:type="simple" xlink:href="https://thechinaproject.com/2022/12/07/u-s-u-k-and-australia-hit-hikvision-dahua-and-other-chinese-tech-firms-with-new-restrictions/" text:style-name="Internet_20_link" text:visited-style-name="Visited_20_Internet_20_Link">
 美国 </text:a>
 、 <text:a xlink:type="simple" xlink:href="https://thechinaproject.com/2022/12/07/u-s-u-k-and-australia-hit-hikvision-dahua-and-other-chinese-tech-firms-with-new-restrictions/" text:style-name="Internet_20_link" text:visited-style-name="Visited_20_Internet_20_Link">
 英国</text:a>
 和 <text:a xlink:type="simple" xlink:href="https://thechinaproject.com/2022/12/07/u-s-u-k-and-australia-hit-hikvision-dahua-and-other-chinese-tech-firms-with-new-restrictions/" text:style-name="Internet_20_link" text:visited-style-name="Visited_20_Internet_20_Link">
 澳洲政府</text:a>
制裁的大华技术为中国当局提供多种能利用生物识别数据执行预测性警务，以监督人民的人工智能技术。早先，大华技术公司内部文件显示该公司提供脸部辨识人工智能技术追踪维吾尔族人，也因此招致西方国家制裁。大华技术否认专门针对特定的族裔。</text:p>
      <text:p text:style-name="P4">
大华官网也曾发表一个在2020年拍的视频，演示其人工智能系统拍摄道德横幅展开的过程，但该视频随后被删除。视频解说表示，“如果在摄像头范围内监测到手持横幅的人士，而且该行为持续相当时间，则系统会向警方发送警报。”</text:p>
      <text:p text:style-name="P4">
大华技术并未回应自由亚洲电台寻求评论的要求。</text:p>
      <text:p text:style-name="P4">
<text:span text:style-name="T4">
警务技术设备开发潮</text:span>
</text:p>
      <text:p text:style-name="P4">
横幅展开监测技术是中国警方探索 “人工智能发展和该技术如何投入使用”的延续，IPVM公司的若勒表示。</text:p>
      <text:p text:style-name="P4">
中国大量收集其人民数据的做法早已行之有年，迅速扩展的人工智能技术为当局提供收集情报的新方式。</text:p>
      <text:p text:style-name="P4">
IPVM上个月也得到一份 <text:a xlink:type="simple" xlink:href="https://s.ipvm.com/uploads/embedded_file/80c1a225f27aef8c9c1966e8d63e7eb5f556530e267ffe0acf7618fb5d592c9a/133d7b88-dba9-4137-8efa-0772938d2e19.pdf" text:style-name="Internet_20_link" text:visited-style-name="Visited_20_Internet_20_Link">
 上海公安征求人工智能追踪系统项目采购邀请</text:a>
，展现中国当局有意利用所收集的大规模数据的企图。</text:p>
      <text:p text:style-name="P4">
采购邀请告示说明：“传统警务工作需要向数字化、智能化、方便和简单的在线运作转型。”这个告示还说，“有效管理警务运作模型，使其发挥最大效用已成为公安科技发展亟待解决的问题。”</text:p>
      <text:p text:style-name="P4">
 2018年10月23日，在中国北京举行的中国国际社会公共安全产品博览会（Security China 2018 ）上，一名男子的面部被中国国有监控设备制造商海康威视的技术标记在显示器上。（NgHan Guan/美联社）  <text:a xlink:type="simple" xlink:href="https://www.rfa.org/mandarin/ytbdzhuantixilie/diaocha-baodao/dc-06062023134844.html/dc2.jpg" text:style-name="Internet_20_link" text:visited-style-name="Visited_20_Internet_20_Link">
 </text:a>
</text:p>
      <text:p text:style-name="P4">
该项目旨在创建自动报警系统，向警方通报上海松江区特定人群的动向。松江区是人口稠密的郊区，居民人口包括大量学者和大学生。</text:p>
      <text:p text:style-name="P4">
该项目寻求自动追踪的“目标人群”包括维吾尔人；具有非法居留身份的外国人；重点大学教职员工；外国驻华记者；去过新疆或其他类似地区的外国人；接受新冠疫苗接种的人；嫌疑犯、性工作者和贩毒者；以及用电量不寻常的家庭。</text:p>
      <text:p text:style-name="P4">
根据该网站随后被移除的告示指出，松江公安局将项目交给上海巨一科技发展公司，该公司显然专精承包政府合同。</text:p>
      <text:p text:style-name="P4">
上海巨一科技发展公司并未回应本台的置评请求。</text:p>
      <text:p text:style-name="P4">
如同大华技术公司一样，松江区公安局在五月份 IPVM 公布调查报告后即移除招标公告，而且自由亚洲电台无法联系到告示所列专案经理人寻求评论。</text:p>
      <text:p text:style-name="P4">
<text:span text:style-name="T4">
"老大哥"的限制</text:span>
</text:p>
      <text:p text:style-name="P4">
总部设在纽约的国际人权组织人权观察的王松莲表示，上海项目所列 26 类“目标人群”是中国当局认定的“重点人士”。</text:p>
      <text:p text:style-name="P4">
王松莲告诉自由亚洲电台，“上访者、有前科者、社会心理障碍者……等等这些人都受到警方”身体上和技术上的监控。</text:p>
      <text:p text:style-name="P4">
2018年3月8日，中国准军事消防员在北京人民大会堂的灯杆下站岗，配备安全摄像头。（Mark Schiefelbein/美联社）  <text:a xlink:type="simple" xlink:href="https://www.rfa.org/mandarin/ytbdzhuantixilie/diaocha-baodao/dc-06062023134844.html/dc3.jpg" text:style-name="Internet_20_link" text:visited-style-name="Visited_20_Internet_20_Link">
</text:a>
</text:p>
      <text:p text:style-name="P4">
专门探讨中国监控手段的书籍《完美警察国家》的作者杰弗里·凯恩（GeoffreyCain）指出，当局使用人工智能追踪人的手段既先进又毫不含蓄，正显示出中国官方对监控的看法。</text:p>
      <text:p text:style-name="P4">
他们使用的参数——跟踪横幅的展开或标记家庭用电量激增（在上海公安的招标项目中）——往往是以倒推的手法，从那些可能与被禁止的行为有模糊联系的行为，先发制人地去找出当局要打压的行为，例如抗议或挖矿找加密货币。</text:p>
      <text:p text:style-name="P4">
“这让我想起大约2016，2017 年中国开始大量使用技术监控手段的年代。”凯恩说：“他们会追踪那些突然开始抽烟或喝酒的人，或是突然间购买可以制作帐篷材料的人。</text:p>
      <text:p text:style-name="P4">
“而且这类追踪并没有特定原因，他们只说这类行为很可疑。听起来就像是他们随意选几个行为就说是不寻常的，”他说。</text:p>
      <text:p text:style-name="P4">
“好像当局是反着来的，先有果，才套个因。”</text:p>
      <text:p text:style-name="P4">
<text:span text:style-name="T4">
歧视和危险</text:span>
</text:p>
      <text:p text:style-name="P4">
但这些警务措施对受针对的族群有真正的影响。</text:p>
      <text:p text:style-name="P4">
特别是中国官方大规模监视维吾尔族人的行为是使官方得以迫害维吾尔族人的关键因素，人权观察组织的王松莲表示。</text:p>
      <text:p text:style-name="P4">
“不论维吾尔族人走到中国哪个地方，他们都会受到地方公安歧视性和针对性的执法，”王松莲说。</text:p>
      <text:p text:style-name="P4">
“这也就意味着他们会经常受害 -- 经常无法找到地方落脚，找不到酒店投宿。通常，当他们搭乘火车，他们会遭到调查和盘问等等。”</text:p>
      <text:p text:style-name="P4">
2021年7月15日，游客在北京天安门广场监控摄像头附近拍照，一名警察在旁观看。（Ng Han Guan/美联社）  <text:a xlink:type="simple" xlink:href="https://www.rfa.org/mandarin/ytbdzhuantixilie/diaocha-baodao/dc-06062023134844.html/dc4.jpg" text:style-name="Internet_20_link" text:visited-style-name="Visited_20_Internet_20_Link">
</text:a>
</text:p>
      <text:p text:style-name="P4">
根据媒体机构中国数字时代 <text:a xlink:type="simple" xlink:href="https://chinadigitaltimes.net/2023/05/cdt-report-cloud-cover-police-geographic-information-system-procurement-across-china-2005-2022/" text:style-name="Internet_20_link" text:visited-style-name="Visited_20_Internet_20_Link">
 五月份关于中国警察添购地理定位系统的分析</text:a>
，中国警方投注资源添购追踪系统的热潮首见于2017年，其次是2020年，并于新冠疫情间节节攀升。</text:p>
      <text:p text:style-name="P4">
报告指出，“有些承包合约恰于政府添购其他特别针对维吾尔族人所开发的监控系统时间吻合，”“此外在有众多维吾尔人或其他少数民族人口居住的区域也有相当密集的监控系统采购案。”</text:p>
      <text:p text:style-name="P4">
王松莲指出，令人担忧的在于“这些（人工智能监控）系统，视应用方式之不同，都使得中国当局能用不同方式侵犯人权。”</text:p>
      <text:p text:style-name="P4">
“当这些技术如此便宜又能广泛应用时，在一带一路倡议的背景下，鉴于中国政府的中资影响力，它们扩散迅速，对全球人权产生不利影响，”她说。</text:p>
      <text:p text:style-name="P4">
若勒同意此看法。他说，“我可以想见此类监控执法的作为发生在其他国家。”“我想最大的风险在于，这给其他国家开了先例，也给了他国如何应用这些技术的主意，你明白吧？”</text:p>
      <text:p text:style-name="P4">
Source: <text:a xlink:type="simple" xlink:href="https://www.rfa.org/mandarin/ytbdzhuantixilie/diaocha-baodao/dc-06062023134844.html" text:style-name="Internet_20_link" text:visited-style-name="Visited_20_Internet_20_Link">
https://www.rfa.org/mandarin/ytbdzhuantixilie/diaocha-baodao/dc-06062023134844.html</text:a>
</text:p>
      <!--NEWS-->
      <text:h text:style-name="P10" text:outline-level="1">
<text:span text:style-name="T4">
德语媒体：被强制的忘记</text:span>
</text:h>
      <text:p text:style-name="P4">
Author: None (Language: zh)</text:p>
      <text:p text:style-name="P4">
Publisher: None</text:p>
      <text:p text:style-name="P4">
Time: 2023-06-06T14:25:00Z</text:p>
      <text:p text:style-name="P4">
Description: "六四"三十四周年之际，香港弥漫着肃杀气氛，警方如临大敌，任何零星的悼念活动都会立即遭到制止。而在北京，官方对"六四"讳莫如深，试图将这一事件从民众的集体记忆中抹掉。</text:p>
      <text:p text:style-name="P4">
Videos: []</text:p>
      <text:p text:style-name="P4">
Images: []</text:p>
      <text:p text:style-name="P4">
Subject: 评论分析</text:p>
      <text:p text:style-name="P4">
Subjects: ['薄熙来', '专题报道：习近平访美', '谷歌', '中国共产党', '专题报道：全景观看“习马会”', '中国反腐风暴', '空气污染', '20国集团', '香港', '北京']</text:p>
      <text:p text:style-name="P4">
Keywords: ['六四', '维园烛光晚会', '香港', '香港国安法', '北京', '习近平']</text:p>
      <text:p text:style-name="P4">
ID: 65841493</text:p>
      <!--METADATA-->
      <text:p text:style-name="P4">
<text:a xlink:type="simple" xlink:href="https://www.dw.com/zh/overlay/image/article/65841493/65823570" text:style-name="Internet_20_link" text:visited-style-name="Visited_20_Internet_20_Link">
 </text:a>
</text:p>
      <text:p text:style-name="P4">
（德国之声中文网）《日报》发表文章称，六四纪念日当天，有数十名香港民众遭警方逮捕，而这些人的罪名只是因为他们想以和平方式悼念"六四"亡灵。这篇题为《强制的忘记》的文章写道：</text:p>
      <text:p text:style-name="P4">
"这些人遭到警方的拘留，原因是他们要纪念三十四年前中国共产党犯下的一次历史罪行：当时，中共下令对天安门广场上要求民主、要求惩治腐败的大学生们开枪。中国人民解放军的镇压行动，造成了数以百计、甚至数以千计的民众丧生。</text:p>
      <text:p text:style-name="P4">
直到今天，中国政府仍不允许对这一事件进行反思。不过，中共以新闻审查和国家暴力的方式，将这一事件从大陆民众的集体记忆中清除掉之际，至少在香港，人们还曾可以纪念这一悲剧。每年六月四日，都有数以千计的民众前往维园，以烛光晚会的形式悼念亡灵。</text:p>
      <text:p text:style-name="P4">
但本周日，这个举行悼念仪式的地点却被亲北京组织所占领： <text:a xlink:type="simple" xlink:href="https://www.dw.com/zh/zh/香港不准公開悼六四-逾20人遭港警帶走/a-65823074" text:style-name="Internet_20_link" text:visited-style-name="Visited_20_Internet_20_Link">
他们在数百名警员的保护之下，在这里组织了嘉年华活动，昔日悼念天安门亡灵的地方，今天四处飘扬着中国的五星红旗。"</text:a>
</text:p>
      <text:p text:style-name="P4">
文章写道，2020年港版国安法实施之后，即便是在香港，悼念六四也成了违法行为。</text:p>
      <text:p text:style-name="P4">
"在中国，北京大学生运动遭到血腥镇压的事件好像从未发生过。没有任何相关的新闻，网络百科上找不到相关的词条，社交媒体上也没有相关的讨论。德国驻华大使馆在微博上发布了一幅蜡烛燃烧的图片，但相关贴文几分钟之后就遭到了删除。</text:p>
      <text:p text:style-name="P4">
要想参观（三十四前镇压行动的）发生地，必须通过警方设立的重重关卡。周日中午，天安门广场上有十几个游客正在拍自拍照，他们看上去大概是学生。1989年，坦克开进北京市区时，他们还没有出生。他们也许完全不知道，三十四年前的这一天，这里曾发生了什么。"</text:p>
      <text:p text:style-name="P4">
《波恩总汇报》发表评论称，俄罗斯对乌克兰发动的侵略战争充分说明，同专制政权和平共处已无可能。欧洲必须清醒地意识到，中国党和国家领导人习近平的全球野心将有可能长久改变全球秩序。评论写道：</text:p>
      <text:p text:style-name="P4">
</text:p>
      <text:p text:style-name="P4">
寻找新伙伴：德国防长到访印尼。</text:p>
      <text:p text:style-name="P4">
"中国和俄罗斯对内和对外的野蛮权力扩张，可被解读为上述两个国家打造新世界秩序的努力。在这个充满变局的时代，欧洲必须在世界舞台上找到新的伙伴，包括那些相隔万里的国家。<text:a xlink:type="simple" xlink:href="https://www.dw.com/zh/zh/德防长会李尚福-2024将再向印太派船/a-65819430" text:style-name="Internet_20_link" text:visited-style-name="Visited_20_Internet_20_Link">
 也正是出于寻找新盟友的目的，德国国防部长皮斯托利乌斯正在对印太地区进行为期一周的访问。</text:a>
</text:p>
      <text:p text:style-name="P4">
西方为21世纪中国的主导地位做好应对。如果中国实现了对台湾海峡的管控和封锁，其对供应链的影响将远远大于新冠疫情和俄乌战争所造成的影响，也将重创世界经济。美国有能力在同一时间从军事层面上应对乌克兰和台湾的大规模冲突吗？这将是一场冒险。</text:p>
      <text:p text:style-name="P4">
无论如何，欧洲都应为这个动荡的时代做好准备。印太地区将是21世纪的世界核心。欧洲越早在这一地区重新表明立场，收效也就会更好。毕竟，欧洲在非洲寻找新伙伴的问题上就曾显得过于迟缓。在非洲大陆，中国和俄罗斯早已在利比亚、马里和苏丹等国留下了脚印。欧洲和西方不能再一次迟到了，争夺世界新秩序的抗争已经全面展开。"</text:p>
      <text:p text:style-name="P4">
<text:span text:style-name="T5">
摘编自其他媒体的内容，不代表德国之声的立场或观点。</text:span>
</text:p>
      <text:p text:style-name="P4">
Source: <text:a xlink:type="simple" xlink:href="https://www.dw.com/zh/德语媒体：被强制的忘记/a-65841493" text:style-name="Internet_20_link" text:visited-style-name="Visited_20_Internet_20_Link">
https://www.dw.com/zh/德语媒体：被强制的忘记/a-65841493?maca=chi-rss-chi-all-1127-rdf</text:a>
</text:p>
      <!--NEWS-->
      <text:h text:style-name="P10" text:outline-level="1">
<text:span text:style-name="T4">
中俄军机侵入防空识别区 日韩军机紧急升空</text:span>
</text:h>
      <text:p text:style-name="P4">
Author: None</text:p>
      <text:p text:style-name="P4">
Publisher: Radio Free Asia (Organization)</text:p>
      <text:p text:style-name="P4">
Published Time: 2023-06-06T14:27:37-04:00</text:p>
      <text:p text:style-name="P4">
Modified Time: 2023-06-06T14:27: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6" text:anchor-type="as-char" svg:width="6.9236in" svg:height="3.863815in" draw:z-index="0">
<draw:image xlink:href="../Images/rfamandarin/2023-06-06T14-27-37-04-00/000000.png" xlink:type="simple" xlink:show="embed" xlink:actuate="onLoad" draw:mime-type="image/png"/>
</draw:frame>
 资料图片:俄罗斯Il-76空中加油机正在为巡航日本海与中国东海海域的Tu-95MS战略轰炸机进行空中加油。 <text:a xlink:type="simple" xlink:href="https://www.rfa.org/mandarin/Xinwen/7-06062023142134.html/@@images/image" text:style-name="Internet_20_link" text:visited-style-name="Visited_20_Internet_20_Link">
</text:a>
美联社资料图片</text:p>
      <text:p text:style-name="P4">
综合媒体6日报道，中国军方当天公布与俄罗斯进行联合空军巡航的消息，但两国军机一度入侵他国防空识别区，使日本、韩国军机紧急升空应对。</text:p>
      <text:p text:style-name="P4">
韩国军方表示，共有8架中、俄军机进入韩国防空识别区后离开。</text:p>
      <text:p text:style-name="P4">
据路透社报导，日本军机在中俄军机飞进日本海后，也升空应对。</text:p>
      <text:p text:style-name="P4">
中国国防部稍早发布公告表示，根据中俄两军年度合作计划，双方6日在日本海、东海相关空域组织实施第6次联合空中战略巡航。韩联社报导指出，中国与俄罗斯常借联合巡航及联合训练等名义，入侵防空识别区，去年5月及11月都曾发生这类状况，中国军机今年1月也曾短暂进入防空识别区。</text:p>
      <text:p text:style-name="P4">
中俄这次联合行动，在不久前朝鲜发射侦察卫星失败后更显敏感。</text:p>
      <text:p text:style-name="P4">
（责编：梒青）</text:p>
      <text:p text:style-name="P4">
Source: <text:a xlink:type="simple" xlink:href="https://www.rfa.org/mandarin/Xinwen/7-06062023142134.html" text:style-name="Internet_20_link" text:visited-style-name="Visited_20_Internet_20_Link">
https://www.rfa.org/mandarin/Xinwen/7-06062023142134.html</text:a>
</text:p>
      <!--NEWS-->
      <text:h text:style-name="P10" text:outline-level="1">
<text:span text:style-name="T4">
日澳美共同出资扩建太平洋海底电缆</text:span>
</text:h>
      <text:p text:style-name="P4">
Author: None (Language: zh)</text:p>
      <text:p text:style-name="P4">
Publisher: None</text:p>
      <text:p text:style-name="P4">
Time: 2023-06-06T14:31:00Z</text:p>
      <text:p text:style-name="P4">
Description: 日本宣布，与美国、澳大利亚共同签署一项价值9500万美元的海底电缆项目，该项目将进一步连接密克罗尼西亚等太平洋岛国，改善印太地区通信，而中国正在该地区日益扩大影响力。</text:p>
      <text:p text:style-name="P4">
Videos: []</text:p>
      <text:p text:style-name="P4">
Images: []</text:p>
      <text:p text:style-name="P4">
Subject: 时政风云</text:p>
      <text:p text:style-name="P4">
Subjects: ['澳大利亚', '奥巴马', '岛屿主权争端', '专题报道：全景观看“习马会”', '中国', '日本', '中共十九大', '美国', '德中关系']</text:p>
      <text:p text:style-name="P4">
Keywords: ['日本', '澳大利亚', '美国', '海底电缆', '太平洋岛国', '中国', '数位通讯', '网络链接', '地缘政治']</text:p>
      <text:p text:style-name="P4">
ID: 65841503</text:p>
      <!--METADATA-->
      <text:p text:style-name="P4">
<text:a xlink:type="simple" xlink:href="https://www.dw.com/zh/overlay/image/article/65841503/41856306" text:style-name="Internet_20_link" text:visited-style-name="Visited_20_Internet_20_Link">
 </text:a>
</text:p>
      <text:p text:style-name="P4">
计划中修建的海底电缆项目将连接三个太平洋国家的10多万人。</text:p>
      <text:p text:style-name="P4">
（德国之声中文网）日本外务省周二（6月6日）表示，这条长约2250公里的 <text:a xlink:type="simple" xlink:href="https://www.dw.com/zh/zh/太平洋海底电缆-美中争霸新赛场/a-59073515" text:style-name="Internet_20_link" text:visited-style-name="Visited_20_Internet_20_Link">
 海底电缆</text:a>
 将把 <text:a xlink:type="simple" xlink:href="https://www.dw.com/zh/zh/文件-中国欲同多个南太岛国达成全区域合作协议/a-61927290" text:style-name="Internet_20_link" text:visited-style-name="Visited_20_Internet_20_Link">
 密克罗尼西亚</text:a>
联邦的科斯雷州、基里巴斯共和国的塔拉瓦岛和瑙鲁，连接到位于密克罗尼西亚波纳佩（Pohnpei）的现有电缆登陆站。</text:p>
      <text:p text:style-name="P4">
一段时间以来，日本、美国和澳大利亚加强了与太平洋岛屿的合作，似乎是为对抗北京在该地区扩大安全和经济影响的努力。</text:p>
      <text:p text:style-name="P4">
在一份联合声明中，参与各方表示，下一步将涉及最后的调查、设计以及海底电缆的制造，其宽度约为花园水管的宽度，预计将在2025年左右完工。</text:p>
      <text:p text:style-name="P4">
这一声明发表前两周，由日本、美国、澳大利亚和印度组成的安全联盟“ <text:a xlink:type="simple" xlink:href="https://www.dw.com/zh/zh/美日澳印聚首白宫-四方对话剑指中国/a-59306153" text:style-name="Internet_20_link" text:visited-style-name="Visited_20_Internet_20_Link">
 四方安全对话 </text:a>
 ”（Quad）领导人，刚刚强调了海底电缆作为通信基础设施的关键组成部分和互联网连接基础的重要性。</text:p>
      <text:p text:style-name="P4">
美国国务院东亚和太平洋事务局高级官员默里（MatthewMurray）在一份声明中说，“安全和适应性强的数位连通性从未像现在这样重要”，他表示，“美国很高兴能成为这个项目的一部分，使我们的区域更紧密地联系在一起”。</text:p>
      <text:p text:style-name="P4">
经过竞争性招标赢得合同的日本电气公司（NEC）表示，该电缆将确保该地区的居民、企业和政府获得高速、高质量和更安全的通信，同时有助于改善数位连通性、有利于经济发展。</text:p>
      <text:p text:style-name="P4">
日本外务省国际合作局局长远藤和也（Kazuya Endo）也表示，这条海底电缆将连接三个太平洋国家的10多万人。</text:p>
      <ul>
        <li>
</li>
      </ul>
      <h5>
美国扩大在亚太地区的军事部署</h5>
      <text:h text:style-name="P12" text:outline-level="3">
<text:span text:style-name="T4">
美军可进入更多菲律宾军事基地</text:span>
</text:h>
      <text:p text:style-name="P4">
美国防长奥斯汀宣布与菲律宾达成协议，使美国能够进入菲律宾的另外四个军事基地。如此一来，美国军队便能紧盯两个关键地点：台湾海峡和南中国海的争议地区。据官员称，每天都有大约500名美军士兵在菲律宾执勤，该国允许美军在指定的菲律宾军营中停留。</text:p>
      <ul>
        <li>
</li>
      </ul>
      <h5>
美国扩大在亚太地区的军事部署</h5>
      <text:h text:style-name="P12" text:outline-level="3">
<text:span text:style-name="T4">
美防长：加强联盟以应对中国非法主张</text:span>
</text:h>
      <text:p text:style-name="P4">
在与菲律宾防长加尔维兹（Carlito GalvezJr.，图右）于马尼拉一同出席的新闻发布会上，美国防长奥斯汀表示，加强联盟的努力「在中国继续推进其在西菲律宾海的非法主张时尤为重要」。作为回应，中国外交部发言人毛宁指责美国通过新的军事安排追求「其自私的议程」，称这是「加剧该地区紧张局势并危及地区和平与稳定的行为」。</text:p>
      <ul>
        <li>
</li>
      </ul>
      <h5>
美国扩大在亚太地区的军事部署</h5>
      <text:h text:style-name="P12" text:outline-level="3">
<text:span text:style-name="T4">
增加朝鲜半岛部署的军事设备</text:span>
</text:h>
      <text:p text:style-name="P4">
美国防长奥斯汀也在首尔宣布，将增加在朝鲜半岛部署的先进军事设备，包括战斗机和航空母舰，以促进联合训练和规划。他和韩国国防部长李钟燮就扩大美韩联合军事演习达成协议，还讨论了2月份模拟演习的准备工作。朝鲜在2022年试射了几十枚导弹，包括可能具有核能力的导弹，旨在打击韩国和美国本土的目标。美国因此在去年恢复了大规模军事演习，以加强对平壤的威慑。朝鲜官方对此表示，它准备以「最具压倒性的核力量」来反击美国的军事行动。</text:p>
      <ul>
        <li>
</li>
      </ul>
      <h5>
美国扩大在亚太地区的军事部署</h5>
      <text:h text:style-name="P12" text:outline-level="3">
<text:span text:style-name="T4">
调整美军在冲绳岛驻军</text:span>
</text:h>
      <text:p text:style-name="P4">
2023年1月，美国和日本同意调整美国在冲绳岛的驻军，部分原因是为了加强反舰能力，为中国入侵台湾或在中国南海或东海发生其他敌对行为时做准备。日本是美国在本土之外驻军最多的地方，包括大约1.8万名美国海军陆战队员，其中大多数人都驻扎在冲绳岛的主要基地。尽管日本和台湾没有正式的外交关系，但它们有着密切的非正式关系，并且对中国不断增强的军事活动有着共同的担忧。</text:p>
      <ul>
        <li>
</li>
      </ul>
      <h5>
美国扩大在亚太地区的军事部署</h5>
      <text:h text:style-name="P12" text:outline-level="3">
<text:span text:style-name="T4">
重开驻所罗门群岛大使馆</text:span>
</text:h>
      <text:p text:style-name="P4">
美国今年初重新恢复了自1993年以来关闭的美国驻所罗门群岛大使馆，美国务卿布林肯称这是对印太地区伙伴关系的承诺。去年4月索罗门群岛与中国签署的秘密安全协议引发了西方大国的担忧，即索罗门群岛可能为中国在太平洋地区提供一个立足点。美国国务院表示，重开那里的大使馆是对抗中国在该地区日益增长的影响力的优先事项。</text:p>
      <ul>
        <li>
</li>
      </ul>
      <h5>
美国扩大在亚太地区的军事部署</h5>
      <text:h text:style-name="P12" text:outline-level="3">
<text:span text:style-name="T4">
向台湾出售武器</text:span>
</text:h>
      <text:p text:style-name="P4">
美国与台湾没有正式的外交关系，但却是台湾的主要军事支持者。几十年来，华盛顿根据《与台湾关系法》向台湾出售「防御性」武器。去年8月前美国众议院议长佩洛西访台后，中国解放军在台湾周边海域展开数十年来规模最大的实弹军演。接着在9月，拜登政府宣布了价值11.6亿美元的第6度对台军售案。美参院更在去年底通过《国防授权法案》，该法计画未来派遣美国政府官员长驻台湾，以强化美台双边合作。</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美联社）</text:p>
      <text:p text:style-name="P4">
Source: <text:a xlink:type="simple" xlink:href="https://www.dw.com/zh/日澳美共同出资扩建太平洋海底电缆/a-65841503" text:style-name="Internet_20_link" text:visited-style-name="Visited_20_Internet_20_Link">
https://www.dw.com/zh/日澳美共同出资扩建太平洋海底电缆/a-65841503?maca=chi-rss-chi-all-1127-rdf</text:a>
</text:p>
      <!--NEWS-->
      <text:h text:style-name="P10" text:outline-level="1">
<text:span text:style-name="T4">
哈利王子指控媒体政府勾结 损害国家声誉</text:span>
</text:h>
      <text:p text:style-name="P4">
Publisher: 法新社</text:p>
      <text:p text:style-name="P4">
Published Time: 2023-06-06T14:32:10+00:00</text:p>
      <text:p text:style-name="P4">
Modified Time: 2023-06-06T14:20:01+00:00</text:p>
      <text:p text:style-name="P4">
Description: （法新社伦敦6日电） 英国哈利王子（Prince Harry）控告小报发行商「镜报报业集团」非法收集资讯，今天出庭作证。他抨击英国媒体和政府互相勾结，损害国家声誉。</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5" text:anchor-type="as-char" svg:width="6.9236in" svg:height="3.617581in" draw:z-index="0">
<draw:image xlink:href="../Images/rficn/2023-06-06T14-32-10-00-00/000000.png" xlink:type="simple" xlink:show="embed" xlink:actuate="onLoad" draw:mime-type="image/png"/>
</draw:frame>
</text:p>
      <text:p text:style-name="P4">
英国作为一个君主立宪制的国家，君主应该凌驾于政治之上，英国王室成员大多追随这种做法，避免公开批评当权政府。</text:p>
      <text:p text:style-name="P4">
不过现在移居美国，属于自我流放状态的哈利王子，却在与「镜报报业集团」（Mirror GroupNewspapers）的官司中，对政府与新闻媒体相互勾结这个存在已久的议题开炮。</text:p>
      <text:p text:style-name="P4">
正式头衔为萨塞克斯公爵（Duke of Sussex）的哈利王子在伦敦高等法院的证人供词中表示，他提起这项诉讼不是因为和小报之间的世仇恩怨。</text:p>
      <text:p text:style-name="P4">
他说，他反而想要「确切控诉那些劫持媒体特权与力量为己所用」，「利用非法或未获法律授权手段，来获得利益与推动议题的人」。</text:p>
      <text:p text:style-name="P4">
38岁的哈利说，那些该负责的人「毫无改变的意愿」，因此他们必须被曝光，以避免其他人承受与他相同的命运。</text:p>
      <text:p text:style-name="P4">
他说，「以国家的层级来看，现阶段，全世界以媒体和政府的状况来评断我国，而我认为这两者都处在最低点」。</text:p>
      <text:p text:style-name="P4">
哈利王子表示，「当媒体未能监督政府，追究政府责任，反而为了维持现状而选择和政府同流合污，民主就失败了」。</text:p>
      <text:p text:style-name="P4">
英国的全国性报纸主要都为右倾，倾向支持首相苏纳克（Rishi Sunak）所属的保守党。</text:p>
      <text:p text:style-name="P4">
批评人士曾称，这使得许多关于政治议题的报导都出现立场偏颇，包括英国是否要脱离欧洲联盟的脱欧辩论。</text:p>
      <text:p text:style-name="P4">
苏纳克的官方发言人拒绝对哈利王子的批评发表评论。</text:p>
      <text:p text:style-name="P4">
Source: <text:a xlink:type="simple" xlink:href="https://www.rfi.fr/cn/%E5%9B%BD%E9%99%85%E6%8A%A5%E9%81%93/20230606-%E5%93%88%E5%88%A9%E7%8E%8B%E5%AD%90%E6%8C%87%E6%8E%A7%E5%AA%92%E4%BD%93%E6%94%BF%E5%BA%9C%E5%8B%BE%E7%BB%93-%E6%8D%9F%E5%AE%B3%E5%9B%BD%E5%AE%B6%E5%A3%B0%E8%AA%89" text:style-name="Internet_20_link" text:visited-style-name="Visited_20_Internet_20_Link">
https://www.rfi.fr/cn/%E5%9B%BD%E9%99%85%E6%8A%A5%E9%81%93/20230606-%E5%93%88%E5%88%A9%E7%8E%8B%E5%AD%90%E6%8C%87%E6%8E%A7%E5%AA%92%E4%BD%93%E6%94%BF%E5%BA%9C%E5%8B%BE%E7%BB%93-%E6%8D%9F%E5%AE%B3%E5%9B%BD%E5%AE%B6%E5%A3%B0%E8%AA%89</text:a>
</text:p>
      <!--NEWS-->
      <text:h text:style-name="P10" text:outline-level="1">
<text:span text:style-name="T4">
世界银行发布最新全球经济展望报告</text:span>
</text:h>
      <text:p text:style-name="P4">
Author: None</text:p>
      <text:p text:style-name="P4">
Publisher: Radio Free Asia (Organization)</text:p>
      <text:p text:style-name="P4">
Published Time: 2023-06-06T14:33:13-04:00</text:p>
      <text:p text:style-name="P4">
Modified Time: 2023-06-06T14:33: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6" text:anchor-type="as-char" svg:width="6.9236in" svg:height="3.897317in" draw:z-index="0">
<draw:image xlink:href="../Images/rfamandarin/2023-06-06T14-33-13-04-00/000000.png" xlink:type="simple" xlink:show="embed" xlink:actuate="onLoad" draw:mime-type="image/png"/>
</draw:frame>
 世界银行6日发布最新全球经济展望报告 <text:a xlink:type="simple" xlink:href="https://www.rfa.org/mandarin/Xinwen/8-06062023142844.html/@@images/image" text:style-name="Internet_20_link" text:visited-style-name="Visited_20_Internet_20_Link">
</text:a>
世界银行报告截图</text:p>
      <text:p text:style-name="P4">
世界银行6日发布最新全球经济展望报告，报告在谈到东亚和太平洋 (EAP) 地区的增长预计时说，东亚和太平洋 地区的增长预计将从 2022 年的 3.5%提高到 2023 年的 5.5%，因为中国的复苏抵消了大多数其他地区经济体的放缓。在经济重新开放速度快于预期后，中国今年的增长预期已上调，这提振了近期的消费者支出，尤其是在服务方面。 不包括中国在内的该地区的增长将从 2022 年的5.8% 放缓至 2023 年的 4.8%，因为几个大型经济体提早重新开放的提振作用正在消退。由于全球需求疲软和中国以国内服务为主导的增长，区域贸易增长将保持低迷。 到 2024 年，随着中国重新开放的影响消退，EAP 的增长率预计将放缓至4.6%。</text:p>
      <text:p text:style-name="P4">
鉴于中国专注于国内服务活动，预计中国复苏的积极溢出效应将有限。</text:p>
      <text:p text:style-name="P4">
报告指出，中国的房地产行业面临特殊的下行风险。尽管当局向房地产开发商提供了流动性支持，但在以恢复该行业健康的方式重组债务方面进展不大。在城市人口增长放缓的背景下，中国房地产行业的疲软可能会持续。</text:p>
      <text:p text:style-name="P4">
报告还指出，地缘政治紧张局势可能加剧，增加不确定性。对于中国来说，紧张局势已经中断了某些形式的高科技制造产品的获取，尤其是半导体和相关材料。该地区的其他国家很容易受到中美之间紧张局势加剧的影响，因为它们与这两个经济体有着密切的贸易和金融联系，并且广泛融入全球价值链。</text:p>
      <text:p text:style-name="P4">
（责编：梒青）</text:p>
      <text:p text:style-name="P4">
Source: <text:a xlink:type="simple" xlink:href="https://www.rfa.org/mandarin/Xinwen/8-06062023142844.html" text:style-name="Internet_20_link" text:visited-style-name="Visited_20_Internet_20_Link">
https://www.rfa.org/mandarin/Xinwen/8-06062023142844.html</text:a>
</text:p>
      <!--NEWS-->
      <text:h text:style-name="P10" text:outline-level="1">
<text:span text:style-name="T4">
德国社民党主席与李强、王沪宁会晤</text:span>
</text:h>
      <text:p text:style-name="P4">
Author: None (Language: zh)</text:p>
      <text:p text:style-name="P4">
Publisher: None</text:p>
      <text:p text:style-name="P4">
Time: 2023-06-06T14:34:00Z</text:p>
      <text:p text:style-name="P4">
Description: 正在访问中国的德国社民党主席克林拜尔6月6日与中国国务院总理李强、全国政协主席王沪宁举行了会晤。据德新社报道，与王沪宁的会晤“远远超出了预定时长”。</text:p>
      <text:p text:style-name="P4">
Videos: []</text:p>
      <text:p text:style-name="P4">
Images: []</text:p>
      <text:p text:style-name="P4">
Subject: 时政风云</text:p>
      <text:p text:style-name="P4">
Subjects: ['李强', '王沪宁', '德国社民党', '德中关系', 'Klingbeil']</text:p>
      <text:p text:style-name="P4">
Keywords: ['意见反馈']</text:p>
      <text:p text:style-name="P4">
ID: 65840875</text:p>
      <!--METADATA-->
      <text:p text:style-name="P4">
<text:a xlink:type="simple" xlink:href="https://www.dw.com/zh/overlay/image/article/65840875/65841610" text:style-name="Internet_20_link" text:visited-style-name="Visited_20_Internet_20_Link">
 </text:a>
</text:p>
      <text:p text:style-name="P4">
克林拜尔与李强在北京会晤。两星期后，中国总理李强将前去柏林出席德中政府磋商</text:p>
      <text:p text:style-name="P4">
（德国之声中文网）据新华社报道，克林拜尔(LarsKlingbeil)在与王沪宁这位中国政坛第四号人物的会晤中表示，"德国社民党同中国共产党近40年来一直坚持密切对话沟通。面对国际形势重大变化，期待两党保持深入对话，增进相互了解和互信，管控好分歧，深化德中各领域的密切合作。"而王沪宁则"赞赏德国社民党多年来为中德关系发展作出的积极贡献，表示中国共产党愿同社民党共同落实好习近平主席同朔尔茨总理达成的重要共识，深化两党各层级往来和机制性对话。"</text:p>
      <text:p text:style-name="P4">
在前一天， <text:a xlink:type="simple" xlink:href="https://www.dw.com/zh/zh/德執政黨領袖侵台將迫德與中國斷絕關係/a-64359608" text:style-name="Internet_20_link" text:visited-style-name="Visited_20_Internet_20_Link">
 克林拜尔 </text:a>
还与中国国务院总理李强会晤。新华社引述克林拜尔称，德方认为"当前双方也对德中关系未来负有共同的责任；德方赞赏中方继续实行对外开放，认为'脱钩'不是德中关系的选项。"李强则强调"中方欢迎更多德国企业来华分享中国发展的新机遇，将持续放宽市场准入，加强知识产权保护力度，落实好外资企业国民待遇，打造市场化、法治化、国际化一流营商环境。"中国总理还希望"德国社民党发挥在德国内和欧洲政坛的重要影响，保持理性务实和对话合作的对华政策主基调，推动中德、中欧关系平稳健康发展。"</text:p>
      <text:p text:style-name="P4">
</text:p>
      <text:p text:style-name="P4">
德国政府内部围绕对华战略仍有不小的分歧</text:p>
      <text:p text:style-name="P4">
<text:a xlink:type="simple" xlink:href="https://www.dw.com/zh/zh/社民党160岁生日有没有庆祝的理由/a-65717953" text:style-name="Internet_20_link" text:visited-style-name="Visited_20_Internet_20_Link">
 社民党 </text:a>
是德国三党执政联盟的成员。与联合执政的绿党、自民党相比，社民党被认为在对华关系中更偏重于经济利益。频频有消息传出称，社民党主导的总理府与绿党主导的外交部、经济部在对华立场上有着较大分歧。目前，执政三党仍然在酝酿德国的新对华战略，这份文件原先计划在今年春天出炉；但路透社不久前援引圈内消息人士称，由于作为前置基础条件的德国国家安全战略要到6月14日才能提交内阁，因此在6月20日的德中政府磋商前，<text:a xlink:type="simple" xlink:href="https://www.dw.com/zh/zh/路透社-德中政府磋商前-柏林无法出台对华战略/a-65709955" text:style-name="Internet_20_link" text:visited-style-name="Visited_20_Internet_20_Link">
 德国政府无法拿出新对华战略 </text:a>
。</text:p>
      <text:p text:style-name="P4">
中国总理李强将在6月20日携多名部长前往柏林出席德中政府磋商会议。这也将是他上任总理以来的首次出国访问。</text:p>
      <text:p text:style-name="P4">
（德新社、新华社、路透社）</text:p>
      <text:p text:style-name="P4">
Source: <text:a xlink:type="simple" xlink:href="https://www.dw.com/zh/德国社民党主席与李强、王沪宁会晤/a-65840875" text:style-name="Internet_20_link" text:visited-style-name="Visited_20_Internet_20_Link">
https://www.dw.com/zh/德国社民党主席与李强、王沪宁会晤/a-65840875?maca=chi-rss-chi-all-1127-rdf</text:a>
</text:p>
      <!--NEWS-->
      <text:h text:style-name="P10" text:outline-level="1">
<text:span text:style-name="T4">
中国地方财政紧缩   大学学费"涨"声一片</text:span>
</text:h>
      <text:p text:style-name="P4">
Author: None</text:p>
      <text:p text:style-name="P4">
Publisher: Radio Free Asia (Organization)</text:p>
      <text:p text:style-name="P4">
Published Time: 2023-06-06T14:38:00-04:00</text:p>
      <text:p text:style-name="P4">
Modified Time: 2023-06-06T14:47:05-04:00</text:p>
      <text:p text:style-name="P4">
Description: None</text:p>
      <text:p text:style-name="P4">
Videos: []</text:p>
      <text:p text:style-name="P4">
Audios: ["<text:a xlink:type="simple" xlink:href="https://www.rfa.org/mandarin/yataibaodao/kejiaowen/jw1-060620231431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0" text:anchor-type="as-char" svg:width="6.9236in" svg:height="4.835353in" draw:z-index="0">
<draw:image xlink:href="../Images/rfamandarin/2023-06-06T14-38-00-04-00/000000.png" xlink:type="simple" xlink:show="embed" xlink:actuate="onLoad" draw:mime-type="image/png"/>
</draw:frame>
上海复旦大学一名毕业生坐在校园外等待参加毕业典礼。中国近期大幅上调大学学费，部分院校的学费更是二十年以来首次上调。 路透社资料图  <text:a xlink:type="simple" xlink:href="https://www.rfa.org/mandarin/yataibaodao/kejiaowen/jw1-06062023143151.html/@@stream" text:style-name="Internet_20_link" text:visited-style-name="Visited_20_Internet_20_Link">
Audio-1-Link：https://www.rfa.org/mandarin/yataibaodao/kejiaowen/jw1-06062023143151.html/@@stream</text:a>
</text:p>
      <text:p text:style-name="P4">
近期，有关中国多地高等院校大幅上调学费的消息引发舆论热议。有分析指出，伴随经济下行，中国地方财政紧缩导致教育支出乏力。</text:p>
      <text:p text:style-name="P4">
<text:a xlink:type="simple" xlink:href="https://www.rfa.org/mandarin/Xinwen/2-06062023105005.html" text:style-name="Internet_20_link" text:visited-style-name="Visited_20_Internet_20_Link">
 <text:span text:style-name="T4">
中国高校学费上调 涨幅最高达54%</text:span>
 </text:a>
</text:p>
      <text:p text:style-name="P4">
路透社6月5日披露，受到国家高等教育预算减少以及地方财政紧张的影响，中国近期大幅上调大学学费，部分院校的学费更是二十年以来首次上调。报道指出，中国大学几乎都是严重依赖于国家拨款的公办大学，但经历三年严苛防疫政策、房地产危机和经济低迷后，各地政府由于财政紧缩，已无力补贴高等院校。</text:p>
      <text:p text:style-name="P4">
中国多个省份和主要城市纷纷上调大学学费的消息，引起公众对于高校办学成本的激烈讨论。在社交媒体平台微博上，有网友表示，财政拨款不够，“居然从大学学费入手，我只能说呵呵”；还有网友认为，学费涨幅过高对贫困家庭的学生不公，高等教育恐变成精英教育，“又要有一堆人上不起学了”。此外，公众舆论还关心有关大学助学金或奖学金的问题。</text:p>
      <text:p text:style-name="P4">
据路透社统计，上海华东理工大学已在周日将部分理科、工科和体育专业的学费提高到7700元人民币，涨幅高达54%；而文科专业的学费则上涨30%。此外，上海电力大学理工科学费也上涨40%，而管理学、经济学和文学专业的学费则较去年同期上涨了30%。</text:p>
      <text:p text:style-name="P4">
过去二十年中，上海各高校从未上调过学费。今年4月，上海市政府组织召开了“优化公办高校本专科学费形成机制”听证会。教育部门提到，今年公办高校本专科平均学费的涨幅约为33%。</text:p>
      <text:p text:style-name="P4">
不仅是所谓经济金融中心的上海上调学费，在中国其它人口密集省份，高校学费也是“涨”声一片。</text:p>
      <text:p text:style-name="P4">
根据地方政府的有关公告，截至目前，吉林、山东、陕西等地高校也纷纷宣布上调高校学费。其中四川涨幅最大，高达41%。</text:p>
      <text:p text:style-name="P4">
路透社援引中国教育部发布的一份预算报告分析说，2023年，中国教育部高等教育预算支出同比下降了3.7%，至1026亿元人民币。而北京理工大学教授刘进及其团队上月也曾建议，将在中国就学的国际学生学费从每年约2万元人民币提高至11万元。</text:p>
      <text:p text:style-name="P4">
记者：经纬 责编：何平 网编：洪伟</text:p>
      <text:p text:style-name="P4">
Source: <text:a xlink:type="simple" xlink:href="https://www.rfa.org/mandarin/yataibaodao/kejiaowen/jw1-06062023143151.html" text:style-name="Internet_20_link" text:visited-style-name="Visited_20_Internet_20_Link">
https://www.rfa.org/mandarin/yataibaodao/kejiaowen/jw1-06062023143151.html</text:a>
</text:p>
      <!--NEWS-->
      <text:h text:style-name="P10" text:outline-level="1">
<text:span text:style-name="T4">
《愿荣光归香港》或成香港首支"禁歌"</text:span>
</text:h>
      <text:p text:style-name="P4">
Author: None</text:p>
      <text:p text:style-name="P4">
Publisher: Radio Free Asia (Organization)</text:p>
      <text:p text:style-name="P4">
Published Time: 2023-06-06T14:40:00-04:00</text:p>
      <text:p text:style-name="P4">
Modified Time: 2023-06-06T16:13:58-04:00</text:p>
      <text:p text:style-name="P4">
Description: None</text:p>
      <text:p text:style-name="P4">
Videos: []</text:p>
      <text:p text:style-name="P4">
Audios: ["<text:a xlink:type="simple" xlink:href="https://www.rfa.org/mandarin/yataibaodao/gangtai/al-060620231113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3.88615in" draw:z-index="0">
<draw:image xlink:href="../Images/rfamandarin/2023-06-06T14-40-00-04-00/000000.png" xlink:type="simple" xlink:show="embed" xlink:actuate="onLoad" draw:mime-type="image/png"/>
</draw:frame>
 《愿荣光归香港》的曲谱与歌词。 <text:a xlink:type="simple" xlink:href="https://www.rfa.org/mandarin/yataibaodao/gangtai/al-06062023111302.html/@@images/image" text:style-name="Internet_20_link" text:visited-style-name="Visited_20_Internet_20_Link">
</text:a>
(推特截图)  <text:a xlink:type="simple" xlink:href="https://www.rfa.org/mandarin/yataibaodao/gangtai/al-06062023111302.html/@@stream" text:style-name="Internet_20_link" text:visited-style-name="Visited_20_Internet_20_Link">
Audio-1-Link：https://www.rfa.org/mandarin/yataibaodao/gangtai/al-06062023111302.html/@@stream</text:a>
</text:p>
      <text:p text:style-name="P4">
香港抗争歌曲《愿荣光归香港》，从2019年的香港街头，到今日全球各地的港人集会，都起到凝聚人心的作用。这首歌近期多次被国际体育赛事误当成"香港国歌"后，港府正式向法庭申请禁令，禁止任何人传播这首歌曲。港府此举将带来什么影响？</text:p>
      <ul>
        <li>
<text:span text:style-name="T4">
<text:a xlink:type="simple" xlink:href="https://www.rfa.org/mandarin/Xinwen/4-03222023115724.html" text:style-name="Internet_20_link" text:visited-style-name="Visited_20_Internet_20_Link">
 谷歌拒绝移除“香港国歌”搜索结果 香港要停止在谷歌做广告 </text:a>
 </text:span>
  * <text:span text:style-name="T4">
<text:a xlink:type="simple" xlink:href="https://www.rfa.org/mandarin/Xinwen/3-01202023125612.html" text:style-name="Internet_20_link" text:visited-style-name="Visited_20_Internet_20_Link">
 新香港法治：《荣光》曲恐污辱国歌 售社运纪录涉煽动 </text:a>
 </text:span>
  * <text:span text:style-name="T4">
<text:a xlink:type="simple" xlink:href="https://www.rfa.org/mandarin/yataibaodao/gangtai/gf2-12052022142306.html" text:style-name="Internet_20_link" text:visited-style-name="Visited_20_Internet_20_Link">
 国际赛场再度奏响《愿荣光归香港》 港警启动调查 </text:a>
 </text:span>
  * <text:span text:style-name="T4">
<text:a xlink:type="simple" xlink:href="https://www.rfa.org/mandarin/yataibaodao/gangtai/ec-12152022102212.html" text:style-name="Internet_20_link" text:visited-style-name="Visited_20_Internet_20_Link">
 谷歌对北京与港府施压说不 中国锐实力失效？ </text:a>
 </text:span>
</li>
      </ul>
      <text:p text:style-name="P4">
“何以这土地，泪再流；何以令众人，亦愤恨......”《愿荣光归香港》（Glory to HongKong）这首在2019年反送中运动中出现的抗争歌曲，曾经响遍香港街头巷尾，但日后或成香港开埠以来第一首“禁歌”。</text:p>
      <text:p text:style-name="P4">
香港律政司向高等法院申请禁制令，禁止任何人在网上或任何平台传播、演奏、印刷、出版、出售、分发、散播或展示歌曲《愿荣光归香港》，以意图违反《港区国安法》，煽动他人分裂国家；或具有“煽动意图”，提倡把香港从中国分离出去。禁制令范围包括歌曲旋律、歌词，甚至改编版本。</text:p>
      <text:p text:style-name="P4">
<text:span text:style-name="T4">
港府明列32条《愿荣光归香港》影片 含手语及各国语言版本</text:span>
</text:p>
      <text:p text:style-name="P4">
香港律政司的入禀状又说，《愿荣光归香港》可能被误当成“香港国歌”，或暗指香港是拥有国歌的“独立国家”，具意图侮辱国歌，违反香港《国歌条例》。入禀状附上共32 条《愿荣光归香港》相关 YouTube 影片，包括纯音乐版、管弦乐团版、手语版，以及英语和德语等不同语言版本，要求相关人士立即停止传播。</text:p>
      <text:p text:style-name="P4">
港府其后发声明解释，指出《愿荣光归香港》的歌词，含有被法庭裁定构成煽动的口号，而且近期多次被错误表述为“香港国歌”，对国歌造成侮辱，对国家和特区造成严重损害，强调为维护国家安全，有关申请是必要、合理和合法，并符合相关人权法案的要求。</text:p>
      <text:p text:style-name="P4">
<text:span text:style-name="T4">
以法庭程序试图禁播歌曲的先例</text:span>
</text:p>
      <text:p text:style-name="P4">
流亡英国的前香港区议员刘珈汶向本台表示，自《港区国安法》实施后，港府不断以有形或无形之手，打压文化艺术界；“敏感书籍”从香港公共图书馆被下架、不少电影无法在香港公映等。然而港府正式通过法庭对特定歌曲申请禁令，却是第一次。她认为会立下极坏先例。</text:p>
      <text:p text:style-name="P4">
刘珈汶说：“以我的记忆，这应该是政府首次以法庭程序，明文申请禁止这首歌在香港发布或播放。这个先例当然会严重打击言论自由和艺术自由。这个是会必然出现的，有了第一个先例，之后很多不同的出版自由和文化自由都会被打压。”</text:p>
      <text:p text:style-name="P4">
目前相关禁制令申请正等候法庭指示，聆讯日期待定。移居英国的香港浸会大学政治及国际关系学系前助理教授黄伟国向本台表示，香港法院的裁决，将向国际社会释放重要讯息。</text:p>
      <text:p text:style-name="P4">
黄伟国说：“如果法院真是颁令不让播放《愿荣光归香港》，这可以说是自香港开埠以来，政府首次明文规定下出现‘禁歌’。也明显看到香港的司法体系，法治荡然无存，并进一步崩溃。”</text:p>
      <text:p text:style-name="P4">
港府目前未指明《愿荣光归香港》的歌词包含什么煽动口号，但歌曲里有一句“黎明来到，要光复，这香港；同行儿女，为正义，时代革命”。而香港首名被《国安法》判囚9年的被告唐英杰，判决正是指他所驾电单车挂着写有“光复香港丶时代革命”的旗帜，指出该口号可“煽动他人分裂国家”。</text:p>
      <text:p text:style-name="P4">
<text:span text:style-name="T4">
为阻国际赛事“播错国歌” 实际作用有多大？</text:span>
</text:p>
      <text:p text:style-name="P4">
而自去年起，香港代表队出战国际体育赛事时，屡屡闹出“播错国歌”风波─主办单位误把《愿荣光归香港》当作“香港国歌”，而非中国国歌《义勇军进行曲》。港府曾要求谷歌在用户搜寻“香港国歌”时，把《义勇军进行曲》“置顶”，但被谷歌拒绝。</text:p>
      <text:p text:style-name="P4">
黄伟国认为，国际体育赛事“播错国歌”的情况使港府尴尬，因而意图以禁令阻止《愿荣光归香港》传播，使其排名在网络搜寻结果中殿后，以避免国际赛事主办方再出错。不过他认为港府的做法是“掩耳盗铃”，因为港府无法控制外国用户的网络搜寻结果，而身在香港的港人仍可以VPN等方式搜寻资讯，并转向“地下化”流传港人集体回忆。</text:p>
      <text:p text:style-name="P4">
流亡英国的前香港区议员郭子健向本台表示，《愿荣光归香港》在2019年反送中运动期间出现，及后传遍全球，虽然不是香港的官方国歌，却比《义勇军进行曲》更能代表香港人。</text:p>
      <text:p text:style-name="P4">
郭子健说：“大家很喜欢这首歌，无论是在抗争者还是在国际社会眼中，听到这首歌就犹如看到香港的精神。因为它真是比《义勇军进行曲》更能代表香港整个族群。在香港或在海外，是很难找到一首歌，让大家有共识和理解，这是属于香港人、代表香港人的歌曲。”</text:p>
      <text:p text:style-name="P4">
<text:span text:style-name="T4">
海外执法有困难</text:span>
</text:p>
      <text:p text:style-name="P4">
本身是资深大律师的行政会议成员汤家骅表示，假若法庭颁下禁令，违反者可被控“藐视法庭罪”，最高判囚7年。他认为市民最安全的做法，是删除曾下载或仍保留的相关歌曲。不过他承认，海外执法有一定困难。</text:p>
      <text:p text:style-name="P4">
刘珈汶表示，《愿荣光归香港》不单是2019年抗争运动的“标志性”歌曲，现时在海外港人集会等活动中，也扮演重要角色，歌曲不同语言的版本，成为港人和各国人士互动的切入点。</text:p>
      <text:p text:style-name="P4">
她认为即使香港法庭颁下禁制令，海外港人组织者也不会对播放《愿荣光归香港》有顾虑，认为英国是自由民主国家，港人可自由表达意见。而活动参与者也会自行评估风险，并以不同方式自我保护，相信禁令不会对海外港人有太大影响。</text:p>
      <text:p text:style-name="P4">
记者：吕熙（伦敦） 责编：嘉远 网编：何足</text:p>
      <text:p text:style-name="P4">
Source: <text:a xlink:type="simple" xlink:href="https://www.rfa.org/mandarin/yataibaodao/gangtai/al-06062023111302.html" text:style-name="Internet_20_link" text:visited-style-name="Visited_20_Internet_20_Link">
https://www.rfa.org/mandarin/yataibaodao/gangtai/al-06062023111302.html</text:a>
</text:p>
      <!--NEWS-->
      <text:h text:style-name="P10" text:outline-level="1">
<text:span text:style-name="T4">
美国务院：美中官员坦诚对谈 人权团体批评会谈时机点</text:span>
</text:h>
      <text:p text:style-name="P4">
Author: chinese@voanews.com (美国之音)</text:p>
      <text:p text:style-name="P4">
Publisher: 美国之音中文网 (Type: NewsMediaOrganization)</text:p>
      <text:p text:style-name="P4">
Published Time: 2023-06-06T14:43:11+08:00</text:p>
      <text:p text:style-name="P4">
Modified Time: 2023-06-06 06:43:11Z</text:p>
      <text:p text:style-name="P4">
Description: 美国国务院表示，美国高级外交官周一（6月5日）与中国官员进行了坦诚且富有成效的对谈，尽管有人批评访华的时间点不宜，因为恰逢1989年天安门广场镇压事件的周年纪念日。</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us-chinese-officials-talk-20230606/7124655.html" text:style-name="Internet_20_link" text:visited-style-name="Visited_20_Internet_20_Link">
https://www.voachinese.com/a/us-chinese-officials-talk-20230606/7124655.html</text:a>
</text:p>
      <!--NEWS-->
      <text:h text:style-name="P10" text:outline-level="1">
<text:span text:style-name="T4">
乌原子能机构：水坝爆炸后核电站情况得到控制</text:span>
</text:h>
      <text:p text:style-name="P4">
Author: 联合早报 (Person)</text:p>
      <text:p text:style-name="P4">
Publisher: 联合早报 (Organization)</text:p>
      <text:p text:style-name="P4">
Published Time: 2023-06-06T15:06</text:p>
      <text:p text:style-name="P4">
Modified Time: 2023-06-06T15:08</text:p>
      <text:p text:style-name="P4">
Description: 乌克兰国家原子能机构星期二（6月6日）说，乌克兰南部新卡霍夫卡市的水坝被破坏，对扎波罗热核电站构成威胁，但目前情况已得到控制。路透社报道，联合国核监督机构国际原子能机构（IAEA）...</text:p>
      <text:p text:style-name="P4">
Videos: []</text:p>
      <text:p text:style-name="P4">
Audios: []</text:p>
      <text:p text:style-name="P4">
Images: []</text:p>
      <text:p text:style-name="P4">
Type: NewsArticle</text:p>
      <text:p text:style-name="P4">
Breadcrumbs: ['即时', '国际']</text:p>
      <text:p text:style-name="P4">
Keywords: ['俄乌战争', '水坝', '核电站', '国际原子能机构']</text:p>
      <!--METADATA-->
      <text:p text:style-name="P4">
乌克兰国家原子能机构星期二（6月6日）说，乌克兰南部新卡霍夫卡市的水坝被破坏，对扎波罗热核电站构成威胁，但目前情况已得到控制。</text:p>
      <text:p text:style-name="P4">
路透社报道，联合国核监督机构国际原子能机构（IAEA）在推特上说，正密切关注当地局势，但扎波罗热核电站“没有紧急的核安全风险”。</text:p>
      <text:p text:style-name="P4">
乌俄军方星期二早前称，位于俄罗斯占领区、建于苏联时代的 <text:a xlink:type="simple" xlink:href="https://www.zaobao.com/realtime/world/story20230606-1401606" text:style-name="Internet_20_link" text:visited-style-name="Visited_20_Internet_20_Link">
 卡霍夫卡水坝发生爆炸</text:a>
 ，引发洪水泛滥。</text:p>
      <text:p text:style-name="P4">
乌俄双方相互指责水坝爆炸是对方所为。</text:p>
      <text:p text:style-name="P4">
Source: <text:a xlink:type="simple" xlink:href="https://www.zaobao.com.sg/realtime/world/story20230606-1401728" text:style-name="Internet_20_link" text:visited-style-name="Visited_20_Internet_20_Link">
https://www.zaobao.com.sg/realtime/world/story20230606-1401728</text:a>
</text:p>
      <!--NEWS-->
      <text:h text:style-name="P10" text:outline-level="1">
<text:span text:style-name="T4">
事实查核｜秦刚"内部讲话"流出，称中美战争不可避免？</text:span>
</text:h>
      <text:p text:style-name="P4">
Author: 作者：庄敬</text:p>
      <text:p text:style-name="P4">
Publisher: Radio Free Asia (Organization)</text:p>
      <text:p text:style-name="P4">
Published Time: 2023-06-06T15:27:26-04:00</text:p>
      <text:p text:style-name="P4">
Modified Time: 2023-06-06T15:27:26-04:00</text:p>
      <text:p text:style-name="P4">
Description: 作者：庄敬</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3.629306in" draw:z-index="0">
<draw:image xlink:href="../Images/rfamandarin/2023-06-06T15-27-26-04-00/000000.png" xlink:type="simple" xlink:show="embed" xlink:actuate="onLoad" draw:mime-type="image/png"/>
</draw:frame>
 <text:a xlink:type="simple" xlink:href="https://www.rfa.org/mandarin/shishi-hecha/hc-06062023150630.html/@@images/image" text:style-name="Internet_20_link" text:visited-style-name="Visited_20_Internet_20_Link">
</text:a>
 自由亚洲电台制图</text:p>
      <text:p text:style-name="P4">
<text:span text:style-name="T4">
标签：冒名造假</text:span>
</text:p>
      <text:p text:style-name="P4">
<text:span text:style-name="T4">
一分钟完读：</text:span>
</text:p>
      <text:p text:style-name="P4">
最近网路流传一段录音，号称"外泄的中国外交部长秦刚内部讲话"，其内容大谈中美争端，两国战争不可避免等。有网民认为，录音内的言论符合中国外交立场，甚至揣测音频外泄应是"上层授意"要"放狠话与美国决战"。</text:p>
      <text:p text:style-name="P4">
亚洲事实查核实验室发现，所谓秦刚内部讲话的内容，与中国评论人"谭吉坷德"去年发布的文章大致相同，一名抖音用户在录制的视频中读了这篇文章与他人分享。亚洲事实查核实验室以两种独立方式比对这位抖音用户读文章的声音和网路上的所谓"秦刚录音"，结果显示声音很可能为同一人，也就是说，所谓"内部讲话录音"，极可能是秦刚遭中国网民冒名。</text:p>
      <text:p text:style-name="P4">
<text:span text:style-name="T4">
深度解析：</text:span>
</text:p>
      <text:p text:style-name="P4">
推特、油管（Youtube）近日流传一段中国外交部长秦刚的内部讲话录音（下简称“秦刚录音”），许多用户转传的素材来源为自媒体“全媒体财经小镇”发布的“ <text:a xlink:type="simple" xlink:href="https://www.qtown.media/share/linkPage/881D5921-269C-4680-BABF-20B53C065E41.html" text:style-name="Internet_20_link" text:visited-style-name="Visited_20_Internet_20_Link">
微视频06012023期：秦刚的内部讲话录音：战争不可避免，中美只有生死存亡的关系”</text:a>
，但发布者未提供所谓“秦刚讲话”的时间、地点等其它资讯。</text:p>
      <text:p text:style-name="P4">
在十分多钟的视频中，画面只有一张中美高层官员会谈的照片，声音是一名男子发表有关中美关系的谈话，直言“美国一直将中国视为头号假想敌”、“美国要阻止中国崛起的唯一方法只有战争”等。这段所谓“秦刚内部讲话”录音引发关注，包括中文撰稿人<text:a xlink:type="simple" xlink:href="https://twitter.com/cskun1989/status/1664646472598708229" text:style-name="Internet_20_link" text:visited-style-name="Visited_20_Internet_20_Link">
 蔡慎坤</text:a>
、中国前外交官 <text:a xlink:type="simple" xlink:href="https://twitter.com/chen_yonglin/status/1664949792089288706" text:style-name="Internet_20_link" text:visited-style-name="Visited_20_Internet_20_Link">
 陈用林 </text:a>
等人都在社媒转发、讨论此事，还有人帮视频配上英文字幕，但不少人质疑自媒体来源的可信度，另有网民留言怀疑是AI生成。</text:p>
      <text:p text:style-name="P4">
</text:p>
      <text:p text:style-name="P4">
 社交媒体流传秦刚所谓"内部讲话"录音  <text:a xlink:type="simple" xlink:href="https://www.rfa.org/mandarin/shishi-hecha/hc-06062023150630.html/p2.png" text:style-name="Internet_20_link" text:visited-style-name="Visited_20_Internet_20_Link">
</text:a>
</text:p>
      <text:p text:style-name="P4">
<text:span text:style-name="T4">
"秦刚讲话"内容与网路文章高度相似</text:span>
</text:p>
      <text:p text:style-name="P4">
亚洲事实查核实验室查询“秦刚讲话”中的部分段落后发现，其内容与网路上一篇文章高度相似，是由自称媒体人的“谭吉坷德”2022年发布的 <text:a xlink:type="simple" xlink:href="https://www.163.com/dy/article/H684R8850550WCN1.html" text:style-name="Internet_20_link" text:visited-style-name="Visited_20_Internet_20_Link">
“告别美国！人类文明正面临着一个血色的临界点”</text:a>
。以下对比录音与文章部分内容（黄字为不同处）：</text:p>
      <text:p text:style-name="P4">
网传"秦刚讲话"录音内容和网路文章内容对比（亚洲事实查核实验室制图）  <text:a xlink:type="simple" xlink:href="https://www.rfa.org/mandarin/shishi-hecha/hc-06062023150630.html/p3-8c088bdd51855bb95bf96bd4-7b804f53.png" text:style-name="Internet_20_link" text:visited-style-name="Visited_20_Internet_20_Link">
</text:a>
</text:p>
      <text:p text:style-name="P4">
<text:span text:style-name="T4">
音频里的声音是秦刚吗？</text:span>
</text:p>
      <text:p text:style-name="P4">
亚洲事实查核实验室发现，有几位抖音用户以录制视频的方式分享“告别美国！人类文明正面临着一个血色的临界点”一文，其中用户“风雨同路”去年九月发布的视频 <text:a xlink:type="simple" xlink:href="https://www.douyin.com/video/7149160800836537611" text:style-name="Internet_20_link" text:visited-style-name="Visited_20_Internet_20_Link">
“告别美国（一）” </text:a>
，在8分42秒处出现上述一样的奇怪声响。显示“风雨同路”和“秦刚录音”极可能是同一来源，所谓秦刚录音出自中国外交部的可能性大为降低。</text:p>
      <text:p text:style-name="P4">
另名用户“marriy”去年四月发布 <text:a xlink:type="simple" xlink:href="https://www.douyin.com/video/7091008599908044071" text:style-name="Internet_20_link" text:visited-style-name="Visited_20_Internet_20_Link">
 “深度思考！！！告别美国，全球化死了，暴风雨真的来了（3/6）”</text:a>
视频，画面中男子说话的口音、顿点、用字都与秦刚音频相似。经查，画面来源为 <text:a xlink:type="simple" xlink:href="https://www.douyin.com/user/MS4wLjABAAAAqYmID85J8Ju6MHik-c2fmnUfUrWNXxGj5S8aBtitCM4" text:style-name="Internet_20_link" text:visited-style-name="Visited_20_Internet_20_Link">
 “六哥聊生活”</text:a>
抖音号，但在该用户的作品中并未找到原始视频。</text:p>
      <text:p text:style-name="P4">
我们进一步透过声纹比对工具测试，在 <text:a xlink:type="simple" xlink:href="https://ai.unisound.com/voiceprint-recognition" text:style-name="Internet_20_link" text:visited-style-name="Visited_20_Internet_20_Link">
 “云之声AI开放平台” </text:a>
 比对“秦刚录音”与“六哥聊生活”音频，结果显示“为同一个人声音的概率”是93.81%（下图四）；再比对“秦刚录音”以及秦刚今年 <text:a xlink:type="simple" xlink:href="https://www.youtube.com/watch" text:style-name="Internet_20_link" text:visited-style-name="Visited_20_Internet_20_Link">
3月7日记者会 </text:a>
的发言，结果显示“为同一个人声音的概率”是65.78%（下图五）。</text:p>
      <text:p text:style-name="P4">
网路流传的“秦刚录音”从一开始到4分32秒，内容为上述文章的“四，中美争端的本质是什么”主题，从4分33秒起接到文章的其它部分。比对后发现，音频与文章除了少部分用字不同，以及段落调整之外，绝大部分内容一致。</text:p>
      <text:p text:style-name="P4">
在AI开放平台比对网路上流传的秦刚录音以及抖音用户录音，结果为同一人的声音概率是93.81%。  <text:a xlink:type="simple" xlink:href="https://www.rfa.org/mandarin/shishi-hecha/hc-06062023150630.html/p4-5728ai958b653e5e7353f06bd45c0d7db28def4e0a6d4150b3768479e6525b930497f3-4ee553ca629697f375286236930497f3-7d50679c70ba540c4e004eba7684807297f369827387662f93-81-3002.png" text:style-name="Internet_20_link" text:visited-style-name="Visited_20_Internet_20_Link">
</text:a>
  在AI开放平台比对网路上流传的秦刚录音以及秦刚3月7日记者会发言，结果为同一人的声音概率是65.78%。  <text:a xlink:type="simple" xlink:href="https://www.rfa.org/mandarin/shishi-hecha/hc-06062023150630.html/p5-5728ai958b653e5e7353f06bd45c0d7db28def4e0a6d4150b3768479e6525b930497f3-4ee553ca79e6525b36708765e58a1880056703767c8a00-7d50679c70ba540c4e004eba7684807297f369827387662f65-78-3002-1.png" text:style-name="Internet_20_link" text:visited-style-name="Visited_20_Internet_20_Link">
</text:a>
</text:p>
      <text:p text:style-name="P4">
我们在台湾另委托一名具有声纹辨识经验的资讯工程师执行辨识，他比对网路上流传的“秦刚录音”与“六哥聊生活”音频，发现两个音频的起伏一致；其初步分析结果是，两者极可能为同一段音频。</text:p>
      <text:p text:style-name="P4">
亚洲事实查核实验室6月5日透过电邮询问中国外交部、中国驻美国大使馆，有关网上流传的录音是否为秦刚本人的声音，但至截稿尚未获回复。</text:p>
      <text:p text:style-name="P4">
<text:span text:style-name="T4">
结论：</text:span>
</text:p>
      <text:p text:style-name="P4">
虽然中国官方并未回复，亚洲事实查核实验室未能更进一步确认音频的真实性，但秦刚在内部宣读网路作者去年发布的文章，且他的语气、口音、用字都“恰巧”与抖音用户相同的可能性相当低。</text:p>
      <text:p text:style-name="P4">
经对比网路文章、抖音视频、声纹辨识后，亚洲事实查核实验室认为，网路上流传的所谓秦刚内部讲话录音，很可能并非秦刚所言，而是某人剪辑网上已有的视频后，冠上秦刚之名，传播错误资讯。</text:p>
      <text:p text:style-name="P4">
<text:span text:style-name="T5">
亚洲事实查核实验室（</text:span>
 <text:span text:style-name="T5">
Asia Fact Check Lab__）是针对当今复杂媒体环境以及新兴传播生态而成立的新单位。我们本于新闻专业，提供正确的查核报告及深度报道，期待读者对公共议题获得多元而全面的认识。读者若对任何媒体及社交软件传播的信息有疑问，欢迎以电邮__afcl@rfa.org</text:span>
 <text:span text:style-name="T5">
寄给亚洲事实查核实验室，由我们为您查证核实。</text:span>
</text:p>
      <text:p text:style-name="P4">
Source: <text:a xlink:type="simple" xlink:href="https://www.rfa.org/mandarin/shishi-hecha/hc-06062023150630.html" text:style-name="Internet_20_link" text:visited-style-name="Visited_20_Internet_20_Link">
https://www.rfa.org/mandarin/shishi-hecha/hc-06062023150630.html</text:a>
</text:p>
      <!--NEWS-->
      <text:h text:style-name="P10" text:outline-level="1">
<text:span text:style-name="T4">
欧洲人权法院：俄未适当调查纳瓦尼中毒案</text:span>
</text:h>
      <text:p text:style-name="P4">
Publisher: 法新社</text:p>
      <text:p text:style-name="P4">
Published Time: 2023-06-06T15:32:07+00:00</text:p>
      <text:p text:style-name="P4">
Modified Time: 2023-06-06T15:05:02+00:00</text:p>
      <text:p text:style-name="P4">
Description: （法新社史特拉斯堡6日电） 欧洲人权法院（European Court of Human Rights，ECHR）今天裁定，莫斯科未能适当调查俄罗斯反对派重要人物纳瓦尼（Alexei……</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4" text:anchor-type="as-char" svg:width="6.9236in" svg:height="3.617581in" draw:z-index="0">
<draw:image xlink:href="../Images/rficn/2023-06-06T15-32-07-00-00/000000.png" xlink:type="simple" xlink:show="embed" xlink:actuate="onLoad" draw:mime-type="image/png"/>
</draw:frame>
</text:p>
      <text:p text:style-name="P4">
西方称下毒案是为了暗杀纳瓦尼。</text:p>
      <text:p text:style-name="P4">
设在法国史特拉斯堡的欧洲人权法院今天无异议裁定俄罗斯违反欧洲人权公约，理由是莫斯科明显未「探究（纳瓦尼遭杀人未遂）可能出于政治动机的指控，以及可能有国家探员涉入」。</text:p>
      <text:p text:style-name="P4">
欧洲人权法院指责俄罗斯拒绝对纳瓦尼中毒案展开刑事程序，调查也不公开接受外界检视，纳瓦尼亦未获准参与调查。</text:p>
      <text:p text:style-name="P4">
法院因此命令莫斯科赔偿纳瓦尼4万欧元（约新台币131万元）损失。</text:p>
      <text:p text:style-name="P4">
Source: <text:a xlink:type="simple" xlink:href="https://www.rfi.fr/cn/%E5%9B%BD%E9%99%85%E6%8A%A5%E9%81%93/20230606-%E6%AC%A7%E6%B4%B2%E4%BA%BA%E6%9D%83%E6%B3%95%E9%99%A2-%E4%BF%84%E6%9C%AA%E9%80%82%E5%BD%93%E8%B0%83%E6%9F%A5%E7%BA%B3%E7%93%A6%E5%B0%BC%E4%B8%AD%E6%AF%92%E6%A1%88" text:style-name="Internet_20_link" text:visited-style-name="Visited_20_Internet_20_Link">
https://www.rfi.fr/cn/%E5%9B%BD%E9%99%85%E6%8A%A5%E9%81%93/20230606-%E6%AC%A7%E6%B4%B2%E4%BA%BA%E6%9D%83%E6%B3%95%E9%99%A2-%E4%BF%84%E6%9C%AA%E9%80%82%E5%BD%93%E8%B0%83%E6%9F%A5%E7%BA%B3%E7%93%A6%E5%B0%BC%E4%B8%AD%E6%AF%92%E6%A1%88</text:a>
</text:p>
      <!--NEWS-->
      <text:h text:style-name="P10" text:outline-level="1">
<text:span text:style-name="T4">
跨世代的抗争者："白纸"一代眼中的"六四"</text:span>
</text:h>
      <text:p text:style-name="P4">
Author: None</text:p>
      <text:p text:style-name="P4">
Publisher: Radio Free Asia (Organization)</text:p>
      <text:p text:style-name="P4">
Published Time: 2023-06-06T15:34:00-04:00</text:p>
      <text:p text:style-name="P4">
Modified Time: 2023-06-06T16:14:56-04:00</text:p>
      <text:p text:style-name="P4">
Description: None</text:p>
      <text:p text:style-name="P4">
Videos: []</text:p>
      <text:p text:style-name="P4">
Audios: ["<text:a xlink:type="simple" xlink:href="https://www.rfa.org/mandarin/yataibaodao/zhengzhi/sc-060620230917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5" text:anchor-type="as-char" svg:width="6.9236in" svg:height="5.1927in" draw:z-index="0">
<draw:image xlink:href="../Images/rfamandarin/2023-06-06T15-34-00-04-00/000000.png" xlink:type="simple" xlink:show="embed" xlink:actuate="onLoad" draw:mime-type="image/png"/>
</draw:frame>
 肖雅洁参与洛杉矶白纸运动声援集会的情形。（肖雅洁提供）  <text:a xlink:type="simple" xlink:href="https://www.rfa.org/mandarin/yataibaodao/zhengzhi/sc-06062023091745.html/@@stream" text:style-name="Internet_20_link" text:visited-style-name="Visited_20_Internet_20_Link">
Audio-1-Link：https://www.rfa.org/mandarin/yataibaodao/zhengzhi/sc-06062023091745.html/@@stream</text:a>
</text:p>
      <text:p text:style-name="P4">
今年的"六四"纪念活动与往年最大的不同，就是不少年轻人参与其中。这些所谓"白纸世代"的年轻人如何看待当年的六四事件？这场发生在他们出生前的惨案对他们又意味着什么？</text:p>
      <ul>
        <li>
<text:span text:style-name="T4">
<text:a xlink:type="simple" xlink:href="https://www.rfa.org/mandarin/Xinwen/6-06032023160052.html" text:style-name="Internet_20_link" text:visited-style-name="Visited_20_Internet_20_Link">
 白纸运动参与者曹芷馨获颁2023年“青年中国人权奖” </text:a>
 </text:span>
  * <text:span text:style-name="T4">
<text:a xlink:type="simple" xlink:href="https://www.rfa.org/mandarin/yataibaodao/renquanfazhi/kw-06012023130017.html" text:style-name="Internet_20_link" text:visited-style-name="Visited_20_Internet_20_Link">
 六四34周年特别报道：拾起火把，前行! </text:a>
 </text:span>
  * <text:span text:style-name="T4">
<text:a xlink:type="simple" xlink:href="https://www.rfa.org/mandarin/yataibaodao/al-06042023221611.html" text:style-name="Internet_20_link" text:visited-style-name="Visited_20_Internet_20_Link">
 “白纸运动”后的六四 伦敦中国留学生首度领军游行 </text:a>
 </text:span>
  * <text:span text:style-name="T4">
<text:a xlink:type="simple" xlink:href="https://www.rfa.org/mandarin/yataibaodao/renquanfazhi/wy-05182023103404.html" text:style-name="Internet_20_link" text:visited-style-name="Visited_20_Internet_20_Link">
 专访北京白纸运动参与者：我是一位母亲，我必须做到这一步！ </text:a>
 </text:span>
  * <text:span text:style-name="T4">
<text:a xlink:type="simple" xlink:href="https://www.rfa.org/mandarin/yataibaodao/renquanfazhi/kw-01172023095114.html" text:style-name="Internet_20_link" text:visited-style-name="Visited_20_Internet_20_Link">
 北京"白纸运动"示威被捕者是谁？不少女性 还有记者 </text:a>
 </text:span>
</li>
      </ul>
      <text:p text:style-name="P4">
<text:span text:style-name="T4">
经历过上海封城的青年季新：六四与他的</text:span>
 <text:span text:style-name="T4">
“反贼史”</text:span>
</text:p>
      <text:p text:style-name="P4">
季新是一名二十岁出头的上海青年，去年来到了美国留学。自从白纸运动爆发以来，曾经经历过上海封城的他，一直在网上积极加入各种政治讨论群组，与年轻的抗争者们交流思想，也在今年参加了一场线上的悼念六四活动。他告诉记者，他是在八岁那年第一次听说六四的：“那年我在玩公园轮滑，休息的时候隐约听到大人聊天，他们说很多年前北京街道上有一群人在游行，军队就用枪扫、坦克压人。”</text:p>
      <text:p text:style-name="P4">
大人们的讨论，引发了当时年幼的他的好奇。他走上前去，试图问那些大人们更多问题。他描述那时的情形说：“我就提问，问他们这到底是哪一年发生了什么事情、为什么要这样。大人发现我这个陌生小孩也凑过来听，他们有点慌慌张张的，叫我自己一边玩去。”</text:p>
      <text:p text:style-name="P4">
这段经历让他从那时起，就对这件大人们躲闪着不愿意说的事情感到非常奇怪。这之后，为什么会发生这件大人不愿意说的事，这件事到底是怎么回事，就成了他想弄清楚的东西。就在几年以后，他有了机会，而这来自他父亲的一次“疏忽”。季新说，有一天：“我发现我爸的电脑开着，在他桌面上发现了一个叫‘六四屠杀’的文件夹。我点开来看，看到了很多六四照片，比如学生冲上人民英雄纪念碑抗议的照片，比如北京街道上坦克履带碾过鲜血的照片，以及天安门前人山人海游行的照片。”</text:p>
      <text:p text:style-name="P4">
天安门镇压行动之后的六月十日，一名解放军士兵在当时北京唯一的西式快餐店前端枪警戒。(美联社资料图片)  <text:a xlink:type="simple" xlink:href="https://www.rfa.org/mandarin/yataibaodao/zhengzhi/sc-06062023091745.html/9f2ee65d-9664-41bd-ab9f-730b4e58dddc.jpeg" text:style-name="Internet_20_link" text:visited-style-name="Visited_20_Internet_20_Link">
</text:a>
</text:p>
      <text:p text:style-name="P4">
很快，他的父亲就知道了这件事。而父亲的恐慌，则令他印象深刻。他回忆道：“他很慌张让我什么都不要说。过几年我又学会了翻墙，第一天我就把三小时的《天安门》纪录片看完了。那是2016、17年左右，我才对六四事件有完全的了解。”</text:p>
      <text:p text:style-name="P4">
季新所提到的纪录片，就是那部由卡玛执导，在1995年上映的《天安门》。在这之后，他感到自己应该把关于那段课本上不存在的历史告诉更多同学。按照年轻人中惯用的词语，他成了一名“反贼”。他说道：“所以那个时候我经常给我的同学科普，讲六四是怎么来的，以及六四发生以后具体发生了什么事，也给他们听歌，比如《自由花》，把照片、影像给他们看。那时候，我还把维基百科上六四、刘晓波（的内容）打印出来，分发给他们。”</text:p>
      <text:p text:style-name="P4">
他也表示，他发现他的同学们几乎都不知道六四是怎么回事，并在听了他的介绍后，感到那些在六四屠杀中遇难的学生很可怜。</text:p>
      <text:p text:style-name="P4">
<text:span text:style-name="T4">
00后肖雅洁：白纸运动对八九的传承和超越</text:span>
</text:p>
      <text:p text:style-name="P4">
出生在2000年的肖雅洁，在小学时随父母从大陆移民到了香港。她告诉记者，2010年，也就是她刚去香港的第一年，就接触到了与六四有关的活动：“当时香港的政治方向还是很自由的，每个学校都会举办六四的纪念活动。我在香港上学的那几年，每一年我们学校都会有自发性的活动，大家一起去礼堂悼念学生。无论我在小学还是初中的时候，我们都会有烛光晚会。”</text:p>
      <text:p text:style-name="P4">
 2021 年 6 月 4日，在香港维多利亚公园外，人们点燃蜡烛以纪念六四32周年。 （美联社）  <text:a xlink:type="simple" xlink:href="https://www.rfa.org/mandarin/yataibaodao/zhengzhi/sc-06062023091745.html/c91793ff-04b6-4d6c-9c0f-e10ae1650fce.jpeg" text:style-name="Internet_20_link" text:visited-style-name="Visited_20_Internet_20_Link">
</text:a>
</text:p>
      <text:p text:style-name="P4">
她说，在那时候，她对六四还没有很深的思考。而真正让她感受到冲击的，是在2016年发生的事。那一年，她已经前往英国留学了，而她的父母则在香港维园参加了六四烛光悼念活动，并遇到了否认六四屠杀历史的大陆游客。她表示：“这些事情我父母跟我讲的，我觉得大陆人受的蒙骗太多了，这使我对六四有很深的印象。”</text:p>
      <text:p text:style-name="P4">
在2019年的暑假，那时已经来到美国继续学业的她，回到香港参加了反送中游行，而这也是她第一次真正地投身抗争运动。她表示，当时在香港的街头，她曾经吸入催泪弹，也曾见到亲当局的白衣人从楼上向示威者高空抛物。目前，正在美国洛杉矶工作的她，也在当地参加着白纸运动的声援活动。</text:p>
      <text:p text:style-name="P4">
肖雅洁告诉记者，在她眼中八九民主运动和白纸运动有着传承关系：“白纸运动更像是六四大学生的传承。因为虽然可能发起白纸运动的人，不是所有人都了解六四的过往，但是其实我们骨子里是渴望自由的、渴望民主的。”</text:p>
      <text:p text:style-name="P4">
 肖雅洁参与反送中运动的情形。（肖雅洁提供）  <text:a xlink:type="simple" xlink:href="https://www.rfa.org/mandarin/yataibaodao/zhengzhi/sc-06062023091745.html/m0606-sc1.png" text:style-name="Internet_20_link" text:visited-style-name="Visited_20_Internet_20_Link">
</text:a>
</text:p>
      <text:p text:style-name="P4">
她也把这两场运动进行了对比，认为发生在信息时代的白纸运动能使更多人觉醒，并说道：“白纸运动是封城导致的，反映中共没有办法用更强硬的手段做出让我们捂嘴的事情了。这是一场更胜于六四的民主运动，因为在当时这么高压的情况下，还有一群勇敢的人站出来。”</text:p>
      <text:p text:style-name="P4">
<text:span text:style-name="T4">
南加州大学学生王涵：从邓小平到习近平，中共实际上没有任何变化</text:span>
</text:p>
      <text:p text:style-name="P4">
在今年26岁、深度参与了白纸运动的南加州大学学生王涵的心目中，六四屠杀和近年中国当局进行的“动态清零”、封城政策一样，都是一种需要所有人共同反抗的极权暴政。他说：“就是我之前一直和很多人讲的，我觉得在面对极权暴政的时候，所有人都应该站在一起。”</text:p>
      <text:p text:style-name="P4">
王涵表示，在江泽民、胡锦涛的时代，那时非常年少的他对中国的看法和现在有所不同：“江胡时代，我也是不支持中国共产党的，但是当时我很天真地觉得这个国家会变好。有点像台湾，大家在一步一步地往前走，最终让民进党执政，我觉得我能看到那样的希望。”</text:p>
      <text:p text:style-name="P4">
他说，尽管他在小学的时候就知道六四，但对他更为决定性的冲击则是之后发生的事：“2018年习近平修改宪法对我是非常震撼的事情，19年的香港反送中运动更激励了我，之后就是武汉肺炎的事情，一件一件。”</text:p>
      <text:p text:style-name="P4">
 中国留学生王涵。(王涵视频截图)</text:p>
      <text:p text:style-name="P4">
这之后，他不再认为中国能以台湾那种方式“变好”了。他认为，与台湾民主化之前的国民党相比：“共产党对中国基层社会组织的摧毁更加严重，极权程度更高。所以我觉得不可能通过正常改良诉求去改变暴政，只能通过更坚定的抗争去改变暴政。”</text:p>
      <text:p text:style-name="P4">
此外，他也因此对中共近三十多年来的历史有了新的认识。他用了一个比喻来形容他对中共内部派系斗争的看法：“和兄弟打架一样，比如说中国移动和中国电信竞争，再竞争都是‘自家兄弟’。中共政权也是这样。”</text:p>
      <text:p text:style-name="P4">
他进一步阐释他的观点说：“我不认为中共的政权有任何的变化，从头到尾。习近平、邓小平理念再不同，也是共产党、马克思主义，都是极权体制，极权意识是深深根植在他们潜意识里、根植在他们观念当中的，我不觉得有任何不一样。”</text:p>
      <text:p text:style-name="P4">
记者：孙诚 责编：嘉远 网编：何足</text:p>
      <text:p text:style-name="P4">
Source: <text:a xlink:type="simple" xlink:href="https://www.rfa.org/mandarin/yataibaodao/zhengzhi/sc-06062023091745.html" text:style-name="Internet_20_link" text:visited-style-name="Visited_20_Internet_20_Link">
https://www.rfa.org/mandarin/yataibaodao/zhengzhi/sc-06062023091745.html</text:a>
</text:p>
      <!--NEWS-->
      <text:h text:style-name="P10" text:outline-level="1">
<text:span text:style-name="T4">
乌情报指俄军“惊慌”中向水坝投炸弹</text:span>
</text:h>
      <text:p text:style-name="P4">
Author: 联合早报 (Person)</text:p>
      <text:p text:style-name="P4">
Publisher: 联合早报 (Organization)</text:p>
      <text:p text:style-name="P4">
Published Time: 2023-06-06T15:47</text:p>
      <text:p text:style-name="P4">
Modified Time: 2023-06-06T20:36</text:p>
      <text:p text:style-name="P4">
Description: 乌克兰情报部门说，俄罗斯军队“在惊慌中”向占领区赫尔松州的卡霍夫卡水坝投了炸弹。路透社报道，乌克兰情报部门星期二（6月6日）发表声明说：“占领者在惊慌中炸毁了卡霍夫卡水坝。这明显是...</text:p>
      <text:p text:style-name="P4">
Videos: []</text:p>
      <text:p text:style-name="P4">
Audios: []</text:p>
      <text:p text:style-name="P4">
Images: []</text:p>
      <text:p text:style-name="P4">
Type: NewsArticle</text:p>
      <text:p text:style-name="P4">
Breadcrumbs: ['即时', '国际']</text:p>
      <text:p text:style-name="P4">
Keywords: ['俄乌战争', '情报', '英国', '俄罗斯', '乌克兰', '水坝']</text:p>
      <!--METADATA-->
      <text:p text:style-name="P4">
乌克兰情报部门说，俄罗斯军队“在惊慌中”向占领区赫尔松州的卡霍夫卡水坝投了炸弹。</text:p>
      <text:p text:style-name="P4">
路透社报道，乌克兰情报部门星期二（6月6日）发表声明说：“占领者在惊慌中炸毁了卡霍夫卡水坝。这明显是恐怖主义行为和战争罪，将作为国际法庭上的证据。”</text:p>
      <text:p text:style-name="P4">
另外，正在乌克兰访问的英国外交部长克莱弗利将 <text:a xlink:type="simple" xlink:href="https://www.zaobao.com/realtime/world/story20230606-1401606" text:style-name="Internet_20_link" text:visited-style-name="Visited_20_Internet_20_Link">
 乌克兰水坝被破坏</text:a>
 ，归咎于俄罗斯入侵乌克兰。</text:p>
      <text:p text:style-name="P4">
克莱弗利说：“我听说了水坝爆炸和洪水风险的报告。现在就做评论还为时太早。但我们必须记住的是，这一切的发生，都是俄罗斯无端入侵乌克兰一手造成的。”</text:p>
      <text:p text:style-name="P4">
他说：“我们将继续评估事态的发展，但俄罗斯现在能够做的，最好就是立刻撤军。”</text:p>
      <text:p text:style-name="P4">
Source: <text:a xlink:type="simple" xlink:href="https://www.zaobao.com.sg/realtime/world/story20230606-1401737" text:style-name="Internet_20_link" text:visited-style-name="Visited_20_Internet_20_Link">
https://www.zaobao.com.sg/realtime/world/story20230606-1401737</text:a>
</text:p>
      <!--NEWS-->
      <text:h text:style-name="P10" text:outline-level="1">
<text:span text:style-name="T4">
台积电称德国设厂进展良好 针对补贴进行谈判</text:span>
</text:h>
      <text:p text:style-name="P4">
Author: chinese@voanews.com (杨安)</text:p>
      <text:p text:style-name="P4">
Publisher: 美国之音中文网 (Type: NewsMediaOrganization)</text:p>
      <text:p text:style-name="P4">
Published Time: 2023-06-06T15:58:24+08:00</text:p>
      <text:p text:style-name="P4">
Modified Time: 2023-06-06 07:58:24Z</text:p>
      <text:p text:style-name="P4">
Description: 全球芯片代工龙头台积电董事长刘德音周二（6月6日）表示，对于在德国设厂的谈判进度感觉良好，正在与德国政府讨论补贴问题。台积电自2021年起便与德国萨克森邦就在德累斯顿设厂一事进行谈判。</text:p>
      <text:p text:style-name="P4">
Videos: []</text:p>
      <text:p text:style-name="P4">
Images: []</text:p>
      <text:p text:style-name="P4">
Categories: '经济·金融·贸易'</text:p>
      <text:p text:style-name="P4">
Type: None</text:p>
      <!--METADATA-->
      <text:p text:style-name="P4">
NoneNone</text:p>
      <text:p text:style-name="P4">
Source: <text:a xlink:type="simple" xlink:href="https://www.voachinese.com/a/tsmc-german-plant-20230606/7124684.html" text:style-name="Internet_20_link" text:visited-style-name="Visited_20_Internet_20_Link">
https://www.voachinese.com/a/tsmc-german-plant-20230606/7124684.html</text:a>
</text:p>
      <!--NEWS-->
      <text:h text:style-name="P10" text:outline-level="1">
<text:span text:style-name="T4">
马国国会首次辩论总审计署报告</text:span>
</text:h>
      <text:p text:style-name="P4">
Author: 联合早报 (Person)</text:p>
      <text:p text:style-name="P4">
Publisher: 联合早报 (Organization)</text:p>
      <text:p text:style-name="P4">
Published Time: 2023-06-06T16:01</text:p>
      <text:p text:style-name="P4">
Modified Time: 2023-06-06T16:01</text:p>
      <text:p text:style-name="P4">
Description: 马来西亚国会朝野议员星期二（6月6日）为了是否在国会辩论《2021年总审计署报告》而争执一小时。反对党国民联盟议员以违宪和没有前例等理由，全力反对辩论。团结政府议员指，国盟担心这份...</text:p>
      <text:p text:style-name="P4">
Videos: []</text:p>
      <text:p text:style-name="P4">
Audios: []</text:p>
      <text:p text:style-name="P4">
Images: []</text:p>
      <text:p text:style-name="P4">
Type: NewsArticle</text:p>
      <text:p text:style-name="P4">
Breadcrumbs: ['即时', '国际']</text:p>
      <text:p text:style-name="P4">
Keywords: ['马来西亚', '审计署']</text:p>
      <!--METADATA-->
      <text:p text:style-name="P4">
马来西亚国会朝野议员星期二（6月6日）为了是否在国会辩论《2021年总审计署报告》而争执一小时。反对党国民联盟议员以违宪和没有前例等理由，全力反对辩论。团结政府议员指，国盟担心这份报告将揭露国盟执政时期的种种弊端。议长最后批准国会进行首次针对审计报告的辩论。</text:p>
      <text:p text:style-name="P4">
马国首相署星期二中午准备向国会提呈《2021年总审计署报告》以进行辩论时，国盟议员纷纷表明反对这么做。这些议员指国会从未辩论审计报告，例行做法是将报告交由国会公共帐目委员会（公账会，PAC）负责召开听证会和传召证人。</text:p>
      <text:p text:style-name="P4">
执政的团结政府议员则认为，《2021年总审计署报告》将揭露国盟政府在冠病疫情紧急状态期间种种政府采购纰漏，因此国盟强烈反对在国会辩论。朝野议员相持不下且互相呛声，场面混乱。</text:p>
      <text:p text:style-name="P4">
经过讨论，反对党议员同意让步。他们接受首相署提呈报告，但仍坚持不必辩论。议长佐哈里最终仍批准提呈报告及辩论。</text:p>
      <text:p text:style-name="P4">
Source: <text:a xlink:type="simple" xlink:href="https://www.zaobao.com.sg/realtime/world/story20230606-1401742" text:style-name="Internet_20_link" text:visited-style-name="Visited_20_Internet_20_Link">
https://www.zaobao.com.sg/realtime/world/story20230606-1401742</text:a>
</text:p>
      <!--NEWS-->
      <text:h text:style-name="P10" text:outline-level="1">
<text:span text:style-name="T4">
赫尔松州水坝被炸 水位上升超10米</text:span>
</text:h>
      <text:p text:style-name="P4">
Author: 联合早报 (Person)</text:p>
      <text:p text:style-name="P4">
Publisher: 联合早报 (Organization)</text:p>
      <text:p text:style-name="P4">
Published Time: 2023-06-06T16:20</text:p>
      <text:p text:style-name="P4">
Modified Time: 2023-06-06T20:36</text:p>
      <text:p text:style-name="P4">
Description: 塔斯社引述俄罗斯支持的地方当局的话说，赫尔松州港口城市新卡霍夫卡（Nova Kakhovka）的水坝被炸，水位上升了10多米。路透社报道，俄罗斯任命的市长列昂季耶夫说，紧邻决堤的大...</text:p>
      <text:p text:style-name="P4">
Videos: []</text:p>
      <text:p text:style-name="P4">
Audios: []</text:p>
      <text:p text:style-name="P4">
Images: []</text:p>
      <text:p text:style-name="P4">
Type: NewsArticle</text:p>
      <text:p text:style-name="P4">
Breadcrumbs: ['即时', '国际']</text:p>
      <text:p text:style-name="P4">
Keywords: ['俄罗斯', '乌克兰', '水坝', '俄乌战争']</text:p>
      <!--METADATA-->
      <text:p text:style-name="P4">
塔斯社引述俄罗斯支持的地方当局的话说，赫尔松州港口城市新卡霍夫卡（Nova Kakhovka）的 <text:a xlink:type="simple" xlink:href="https://www.zaobao.com/realtime/world/story20230606-1401606" text:style-name="Internet_20_link" text:visited-style-name="Visited_20_Internet_20_Link">
 水坝被炸</text:a>
 ，水位上升了10多米。</text:p>
      <text:p text:style-name="P4">
路透社报道，俄罗斯任命的市长列昂季耶夫说，紧邻决堤的大坝的小镇水位可能会上升12米。当局说，这一小镇的水位预计将在未来72小时内上升。</text:p>
      <text:p text:style-name="P4">
乌克兰和俄罗斯星期二（6月6日）相互指责炸毁了坐落在第聂伯河的卡霍夫卡水坝。俄新社引述当地官员的话说，新卡霍夫卡区的一些定居点已经开始疏散。</text:p>
      <text:p text:style-name="P4">
俄罗斯国家原子能公司（Rosatom）负责人切尔尼恰克说， <text:a xlink:type="simple" xlink:href="https://www.zaobao.com/realtime/world/story20230606-1401728" text:style-name="Internet_20_link" text:visited-style-name="Visited_20_Internet_20_Link">
 水坝被炸暂时不对俄方控制的扎波罗热核电站构成威胁</text:a>
，并说正在监视那里的情况。他说，冷却核电站设施乏核燃料储存池的水是闭路的，与来自卡霍夫卡水库的水没有直接接触。</text:p>
      <text:p text:style-name="P4">
Source: <text:a xlink:type="simple" xlink:href="https://www.zaobao.com.sg/realtime/world/story20230606-1401745" text:style-name="Internet_20_link" text:visited-style-name="Visited_20_Internet_20_Link">
https://www.zaobao.com.sg/realtime/world/story20230606-1401745</text:a>
</text:p>
      <!--NEWS-->
      <text:h text:style-name="P10" text:outline-level="1">
<text:span text:style-name="T4">
英国称中国关闭了在英国各地的“警察服务站”</text:span>
</text:h>
      <text:p text:style-name="P4">
Author: None</text:p>
      <text:p text:style-name="P4">
Publisher: Radio Free Asia (Organization)</text:p>
      <text:p text:style-name="P4">
Published Time: 2023-06-06T16:22:25-04:00</text:p>
      <text:p text:style-name="P4">
Modified Time: 2023-06-06T16:22: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3" text:anchor-type="as-char" svg:width="6.9236in" svg:height="4.522674in" draw:z-index="0">
<draw:image xlink:href="../Images/rfamandarin/2023-06-06T16-22-25-04-00/000000.png" xlink:type="simple" xlink:show="embed" xlink:actuate="onLoad" draw:mime-type="image/png"/>
</draw:frame>
 国安全事务国务大臣图根哈特（TomTugendhat） <text:a xlink:type="simple" xlink:href="https://www.rfa.org/mandarin/Xinwen/9-06062023162129.html/@@images/image" text:style-name="Internet_20_link" text:visited-style-name="Visited_20_Internet_20_Link">
 </text:a>
Photo: RFA</text:p>
      <text:p text:style-name="P4">
据路透社 6 日发自伦敦的报道，英国安全事务国务大臣图根哈特（TomTugendhat）周二表示，中国已关闭据称在英国各地的“警察服务站”，调查未发现中国政府在这些地点进行非法活动。</text:p>
      <text:p text:style-name="P4">
英国此前曾表示，有关该国未申报的警察局的报道“非常令人担忧”，中国或其他国家在英国领土上对外国人进行的任何恐吓都是不可接受的。</text:p>
      <text:p text:style-name="P4">
图根哈特在给议会的一份书面声明中说，英国警方已经调查了非政府人权组织“保护卫士”的说法，即此类警察局在英国的三个地点运作。</text:p>
      <text:p text:style-name="P4">
他说：“我可以确认，到目前为止，他们还没有发现任何代表中国政府在这些网站上进行非法活动的证据。”</text:p>
      <text:p text:style-name="P4">
“我们评估认为，警方和公众监督对这些网站可能具有的任何行政职能产生了压制性影响。”</text:p>
      <text:p text:style-name="P4">
4 月，美国联邦特工逮捕了两名纽约居民，他们涉嫌在纽约曼哈顿唐人街经营中国“秘密警察局”。 中方表示坚决反对所谓的“美方诽谤抹黑”。</text:p>
      <text:p text:style-name="P4">
图根哈特说：“英国外交、联邦及发展事务部已告知中国大使馆，在英国与此类‘警察服务站’相关的任何功能都是不可接受的，它们不得以任何形式运作。”</text:p>
      <text:p text:style-name="P4">
“中国大使馆随后回应说，所有此类站点都已永久关闭。任何进一步的指控都将根据英国法律展开调查。”</text:p>
      <text:p text:style-name="P4">
（责编：梒青）</text:p>
      <text:p text:style-name="P4">
Source: <text:a xlink:type="simple" xlink:href="https://www.rfa.org/mandarin/Xinwen/9-06062023162129.html" text:style-name="Internet_20_link" text:visited-style-name="Visited_20_Internet_20_Link">
https://www.rfa.org/mandarin/Xinwen/9-06062023162129.html</text:a>
</text:p>
      <!--NEWS-->
      <text:h text:style-name="P10" text:outline-level="1">
<text:span text:style-name="T4">
美SEC起诉全球最大加密货币交易所币安及创始人</text:span>
</text:h>
      <text:p text:style-name="P4">
Author: None</text:p>
      <text:p text:style-name="P4">
Publisher: Radio Free Asia (Organization)</text:p>
      <text:p text:style-name="P4">
Published Time: 2023-06-06T16:26:00-04:00</text:p>
      <text:p text:style-name="P4">
Modified Time: 2023-06-06T16:27: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5" text:anchor-type="as-char" svg:width="6.9236in" svg:height="4.612011in" draw:z-index="0">
<draw:image xlink:href="../Images/rfamandarin/2023-06-06T16-26-00-04-00/000000.png" xlink:type="simple" xlink:show="embed" xlink:actuate="onLoad" draw:mime-type="image/png"/>
</draw:frame>
币安(Binance)公司的首席执行官赵长鹏(Changpeng Zhao) <text:a xlink:type="simple" xlink:href="https://www.rfa.org/mandarin/Xinwen/10-06062023162325.html/@@images/image" text:style-name="Internet_20_link" text:visited-style-name="Visited_20_Internet_20_Link">
</text:a>
路透社资料图片</text:p>
      <text:p text:style-name="P4">
综合外电6日报道，美国监管机构5日起诉币安(Binance)公司及其首席执行官赵长鹏(ChangpengZhao)涉嫌经营“欺诈网络”，这使比特币跌至近三个月来的最低点。</text:p>
      <text:p text:style-name="P4">
美国证券交易委员会(SEC)向位于首都华盛顿的一家联邦法院提起诉讼，列出了针对币安、赵长鹏以及号称独立的该公司美国交易运营商的13项指控。</text:p>
      <text:p text:style-name="P4">
SEC指控币安人为地夸大其交易量，转移客户资金，未能限制美国客户访问其平台，并在其市场监控方面误导投资者。SEC还指出，币安及其亿万富翁创始人、加密货币行业最知名的大亨之一赵长鹏秘密控制客户的资产，“随心所欲”地混合和转移投资者资金。</text:p>
      <text:p text:style-name="P4">
该委员会表示，币安建立了独立的美国实体，“作为规避美国联邦证券法的精心谋划的一部分”。</text:p>
      <text:p text:style-name="P4">
SEC主席加里·根斯勒(Gary Gensler)在一份声明中表示：“我们指控赵长鹏和币安实体参与了广泛的欺诈网络、利益冲突、缺乏披露和精心规避法律。”</text:p>
      <text:p text:style-name="P4">
币安在一篇博文中表示：“我们打算大力捍卫我们的平台，”并补充说，“因为币安不是美国交易所，SEC行动的触及范围是有限的。”</text:p>
      <text:p text:style-name="P4">
（责编：梒青）</text:p>
      <text:p text:style-name="P4">
Source: <text:a xlink:type="simple" xlink:href="https://www.rfa.org/mandarin/Xinwen/10-06062023162325.html" text:style-name="Internet_20_link" text:visited-style-name="Visited_20_Internet_20_Link">
https://www.rfa.org/mandarin/Xinwen/10-06062023162325.html</text:a>
</text:p>
      <!--NEWS-->
      <text:h text:style-name="P10" text:outline-level="1">
<text:span text:style-name="T4">
中俄军机一度进入韩国防识区</text:span>
</text:h>
      <text:p text:style-name="P4">
Author: 联合早报 (Person)</text:p>
      <text:p text:style-name="P4">
Publisher: 联合早报 (Organization)</text:p>
      <text:p text:style-name="P4">
Published Time: 2023-06-06T16:35</text:p>
      <text:p text:style-name="P4">
Modified Time: 2023-06-06T16:35</text:p>
      <text:p text:style-name="P4">
Description: 韩国联合参谋本部（联参）说，四架中国军机和四架俄罗斯军机星期二（6月6日）一度进入韩国南部和东部海域的防空识别区（防识区，KADIZ），未侵犯韩国领空。 综合韩联社和路透社报道，中...</text:p>
      <text:p text:style-name="P4">
Videos: []</text:p>
      <text:p text:style-name="P4">
Audios: []</text:p>
      <text:p text:style-name="P4">
Images: []</text:p>
      <text:p text:style-name="P4">
Type: NewsArticle</text:p>
      <text:p text:style-name="P4">
Breadcrumbs: ['即时', '国际']</text:p>
      <text:p text:style-name="P4">
Keywords: ['韩国', '中国', '俄罗斯']</text:p>
      <!--METADATA-->
      <text:p text:style-name="P4">
韩国联合参谋本部（联参）说，四架中国军机和四架俄罗斯军机星期二（6月6日）一度进入韩国南部和东部海域的防空识别区（防识区，KADIZ），未侵犯韩国领空。</text:p>
      <text:p text:style-name="P4">
综合韩联社和路透社报道，中国和俄罗斯星期二在日本海和东海上空，进行了2019年以来的第六次联合空中巡逻。中国国防部说，这次巡逻是两国军队年度合作计划的一部分。</text:p>
      <text:p text:style-name="P4">
防空识别区不等于领空，是一国基于空防需要而划定的空域，旨在为军方及早发现、识别和实施空军拦截行动提供条件。依照国际惯例，军机在进入他国防识区前，应事先提交飞行计划，并通告飞入位置。</text:p>
      <text:p text:style-name="P4">
去年5月和11月，中俄军机两度进入韩国防空识别区。今年1月，两架中国军机飞入离於岛西南方向的韩国防识区后撤离。</text:p>
      <text:p text:style-name="P4">
Source: <text:a xlink:type="simple" xlink:href="https://www.zaobao.com.sg/realtime/world/story20230606-1401752" text:style-name="Internet_20_link" text:visited-style-name="Visited_20_Internet_20_Link">
https://www.zaobao.com.sg/realtime/world/story20230606-1401752</text:a>
</text:p>
      <!--NEWS-->
      <text:h text:style-name="P10" text:outline-level="1">
<text:span text:style-name="T4">
《亚太报道》2023年6月6日音频</text:span>
</text:h>
      <text:p text:style-name="P4">
Author: None</text:p>
      <text:p text:style-name="P4">
Publisher: Radio Free Asia (Organization)</text:p>
      <text:p text:style-name="P4">
Published Time: 2023-06-06T16:43:35-04:00</text:p>
      <text:p text:style-name="P4">
Modified Time: 2023-06-06T16:43:35-04:00</text:p>
      <text:p text:style-name="P4">
Description: None</text:p>
      <text:p text:style-name="P4">
Videos: []</text:p>
      <text:p text:style-name="P4">
Audios: ["<text:a xlink:type="simple" xlink:href="https://www.rfa.org/mandarin/apr-audio/yp-060620231444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7" text:anchor-type="as-char" svg:width="6.9236in" svg:height="3.88615in" draw:z-index="0">
<draw:image xlink:href="../Images/rfamandarin/2023-06-06T16-43-35-04-00/000000.png" xlink:type="simple" xlink:show="embed" xlink:actuate="onLoad" draw:mime-type="image/png"/>
</draw:frame>
 <text:a xlink:type="simple" xlink:href="https://www.rfa.org/mandarin/apr-audio/yp-06062023144450.html/@@images/image" text:style-name="Internet_20_link" text:visited-style-name="Visited_20_Internet_20_Link">
</text:a>
 自由亚洲电台制图  <text:a xlink:type="simple" xlink:href="https://www.rfa.org/mandarin/apr-audio/yp-06062023144450.html/@@stream" text:style-name="Internet_20_link" text:visited-style-name="Visited_20_Internet_20_Link">
Audio-1-Link：https://www.rfa.org/mandarin/apr-audio/yp-06062023144450.html/@@stream </text:a>
</text:p>
      <text:p text:style-name="P4">
此次节目的主要内容：</text:p>
      <text:p text:style-name="P4">
1. 原湖南工运领袖李旺阳逝世十一周年，家属前往陵园祭拜受阻；</text:p>
      <text:p text:style-name="P4">
2. 本台采访多位"白纸运动"参与者，年轻人如何看待六四精神？</text:p>
      <text:p text:style-name="P4">
3. 黑龙江出现"文化市场综合执法队"，监管模式疑似取经朝鲜；</text:p>
      <text:p text:style-name="P4">
4. 中国大幅上调大学学费，年轻人就业市场再遇寒冬；</text:p>
      <text:p text:style-name="P4">
5. 香港当局向法院申请禁令，《愿荣光归香港》或成禁歌。</text:p>
      <text:p text:style-name="P4">
Source: <text:a xlink:type="simple" xlink:href="https://www.rfa.org/mandarin/apr-audio/yp-06062023144450.html" text:style-name="Internet_20_link" text:visited-style-name="Visited_20_Internet_20_Link">
https://www.rfa.org/mandarin/apr-audio/yp-06062023144450.html</text:a>
</text:p>
      <!--NEWS-->
      <text:h text:style-name="P10" text:outline-level="1">
<text:span text:style-name="T4">
军事摩擦不断  坎贝尔：美中需建立有效对话机制</text:span>
</text:h>
      <text:p text:style-name="P4">
Author: None</text:p>
      <text:p text:style-name="P4">
Publisher: Radio Free Asia (Organization)</text:p>
      <text:p text:style-name="P4">
Published Time: 2023-06-06T16:59:27-04:00</text:p>
      <text:p text:style-name="P4">
Modified Time: 2023-06-06T16:59:2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9" text:anchor-type="as-char" svg:width="6.9236in" svg:height="4.455672in" draw:z-index="0">
<draw:image xlink:href="../Images/rfamandarin/2023-06-06T16-59-27-04-00/000000.png" xlink:type="simple" xlink:show="embed" xlink:actuate="onLoad" draw:mime-type="image/png"/>
</draw:frame>
 6月6日，美国华盛顿智库哈德逊研究所举办研讨会。 <text:a xlink:type="simple" xlink:href="https://www.rfa.org/mandarin/yataibaodao/junshiwaijiao/tj-06062023164602.html/@@images/image" text:style-name="Internet_20_link" text:visited-style-name="Visited_20_Internet_20_Link">
</text:a>
记者唐缘媛摄</text:p>
      <text:p text:style-name="P4">
针对中国军方近日在台海和南海连续拦截美军的挑衅举动，美国白宫国家安全委员会印太事务协调员库尔特·坎贝尔（KurtCampbell）本周二在一场研讨会上强调，美中两国需要建立更为有效的对话机制，以免误判。</text:p>
      <text:p text:style-name="P4">
<text:a xlink:type="simple" xlink:href="https://www.rfa.org/mandarin/yataibaodao/junshiwaijiao/hcm-06062023113925.html" text:style-name="Internet_20_link" text:visited-style-name="Visited_20_Internet_20_Link">
 <text:span text:style-name="T4">
美国谴责中国军方在台海、南海挑衅 恐酿伤亡</text:span>
 </text:a>
  * <text:span text:style-name="T4">
<text:a xlink:type="simple" xlink:href="https://www.rfa.org/mandarin/yataibaodao/junshiwaijiao/hcm1-05312023095842.html" text:style-name="Internet_20_link" text:visited-style-name="Visited_20_Internet_20_Link">
 美军：中国歼-16在南海近距离挑衅美侦察机 </text:a>
 </text:span>
</text:p>
      <text:p text:style-name="P4">
近日，中国越来越具挑衅意味的军事行动让台海以及南海的地区局势出现动荡。上月底，中国军机在南海以“不专业”方式拦截正在进行例行飞行的美方侦察机；而就在上周，当美国军舰与加拿大军舰联合航行经过台湾海峡时，一艘解放军军舰再次对美国军舰实施危险拦截，导致两舰险些相撞。</text:p>
      <text:p text:style-name="P4">
针对中国在印太地区越来越具侵略性的举动，美国华盛顿智库哈德逊研究所（HudsonInstitute）本周二举办研讨会。与会学者共同探讨中国对现有国际秩序的威胁，美国白宫国家安全委员会印太事务协调员库尔特·坎贝尔也出席会议。</text:p>
      <text:p text:style-name="P4">
<text:span text:style-name="T4">
坎贝尔：美中需要直接对话机制避免意外</text:span>
</text:p>
      <text:p text:style-name="P4">
坎贝尔表示，美中两国有关的对话机制正在建立，而两军战舰在台海险些相撞的事件更显示双方具备直接对话管道的重要性：“美中的对话机制逐渐开启，我们开始有办法传达各自的利益以及担忧。美国国防部长奥斯汀（LloydAustin）在香格里拉安全对话会议上就提到，美中之间建立直接对话机制相当重要。中国的国力正在增强，美中军事摩擦呈现前所未有的紧张，双方发生军事误判的可能性正逐渐增加。”</text:p>
      <text:p text:style-name="P4">
坎贝尔说：“冷战时期，美国和苏联建立过有效的沟通管道，在意料之外的危机发生时，双方便可以协调。但是我们却无法跟中国这么做，中国很不愿意与美国互动。……中国的军舰在近期进行危险的航行转向，企图阻挡美军在台湾海峡进行护航行动，这凸显直接对话机制存在的重要性。”</text:p>
      <text:p text:style-name="P4">
会上，坎贝尔还谈到拜登政府对于台湾问题的立场，并重申美国致力于维持台海现状：“我们意识到台湾在民主以及科技方面的重大成就，我们支持这些成就，也希望维护它。……我们要小心台海发生误判或是军机发生军事意外，这可能会导致预期之外的后果。美国当前的目标是确保对中国的吓阻强劲且明确，同时也在避免意外导致冲突升温。”</text:p>
      <text:p text:style-name="P4">
美国白宫国家安全委员会印太事务协调员库尔特·坎贝尔2023年6月6日在研讨会上强调，美中两国需要建立更为有效的对话机制，以免误判。（视频截图/哈德逊研究所官网）<text:a xlink:type="simple" xlink:href="https://www.rfa.org/mandarin/yataibaodao/junshiwaijiao/tj-06062023164602.html/tj0606.jpg" text:style-name="Internet_20_link" text:visited-style-name="Visited_20_Internet_20_Link">
 </text:a>
</text:p>
      <text:p text:style-name="P4">
<text:span text:style-name="T4">
学者：北京可能有意借美中军事摩擦分散六四焦点</text:span>
</text:p>
      <text:p text:style-name="P4">
外界注意到，中国军方提升对美挑衅姿态之际，恰逢六四事件34周年。美国圣托马斯大学国际研究与当代语言学系系主任叶耀元在接受本台采访时告诉记者，北京当局可能有意以军事事件分散民众对于六四事件的注意力：“它（中国政府）可能想要藉由比较挑衅的示威方式来引导国内舆论，这是一种可能性；另一种可能性是，中国最近对美国把台海国际化的趋势非常不满，它可能也是藉由比较危险性、挑衅性的行为来跟美方表达反感。”</text:p>
      <text:p text:style-name="P4">
针对有关中国为平息国内社会矛盾不惜对台动武的担忧，叶耀元认为，战争会使北京付出巨大成本，同时中国军队战争经验不足，因此短期内发起对台战争的可能性不高：“除非是今天中国共产党的政权在国内面临到没有办法被逆转的劣势，或是对政权的挑战非常明显，不然一般来说不会去做这件事（攻打台湾）。”</text:p>
      <text:p text:style-name="P4">
<text:span text:style-name="T4">
坎贝尔：美国的目标并不是限制中国崛起</text:span>
</text:p>
      <text:p text:style-name="P4">
坎贝尔还在研讨会上强调，美国建立的国际秩序已促使印太地区在过去50年经历了前所未有的繁荣，当地人民也因此脱离了贫困。虽然中国时常指责美国有意阻碍中国成为区域霸权，但实际上，美国的目标是捍卫现有国际秩序，以确保印太地区能享有持续的和平与繁荣。</text:p>
      <text:p text:style-name="P4">
坎贝尔说：“中国作为崛起的国家，不意外地会想要改变现有秩序，像是经济胁迫或是单方面进行领土宣示。这些改动让美国以及印太国家担心，这会对印太地区的繁荣造成很大伤害。因此，美国想要做的是维护现在运作良好的国际体系。”</text:p>
      <text:p text:style-name="P4">
记者：唐缘媛 责编：何平 网编：洪伟</text:p>
      <text:p text:style-name="P4">
Source: <text:a xlink:type="simple" xlink:href="https://www.rfa.org/mandarin/yataibaodao/junshiwaijiao/tj-06062023164602.html" text:style-name="Internet_20_link" text:visited-style-name="Visited_20_Internet_20_Link">
https://www.rfa.org/mandarin/yataibaodao/junshiwaijiao/tj-06062023164602.html</text:a>
</text:p>
      <!--NEWS-->
      <text:h text:style-name="P10" text:outline-level="1">
<text:span text:style-name="T4">
哈里王子抵达伦敦高等法院作证</text:span>
</text:h>
      <text:p text:style-name="P4">
Author: 联合早报 (Person)</text:p>
      <text:p text:style-name="P4">
Publisher: 联合早报 (Organization)</text:p>
      <text:p text:style-name="P4">
Published Time: 2023-06-06T17:46</text:p>
      <text:p text:style-name="P4">
Modified Time: 2023-06-06T17:46</text:p>
      <text:p text:style-name="P4">
Description: 英国哈里王子星期二（6月6日）抵达伦敦高等法院，为指控镜报报业集团非法窃听电话等非法行为作证，使他成为130年来首位出庭作证的英国高级王室成员。路透社报道，哈里王子星期一（5日）未...</text:p>
      <text:p text:style-name="P4">
Videos: []</text:p>
      <text:p text:style-name="P4">
Audios: []</text:p>
      <text:p text:style-name="P4">
Images: []</text:p>
      <text:p text:style-name="P4">
Type: NewsArticle</text:p>
      <text:p text:style-name="P4">
Breadcrumbs: ['即时', '国际']</text:p>
      <text:p text:style-name="P4">
Keywords: ['哈里王子', '英国']</text:p>
      <!--METADATA-->
      <text:p text:style-name="P4">
英国哈里王子星期二（6月6日）抵达伦敦高等法院，为指控镜报报业集团非法窃听电话等非法行为作证，使他成为130年来首位出庭作证的英国高级王室成员。</text:p>
      <text:p text:style-name="P4">
路透社报道，哈里王子星期一（5日）未能如期出现在伦敦高等法院，他和其他100多人正在起诉镜报报业集团（Mirror GroupNewspapers，简称MGN），即《每日镜报》（Daily Mirror）、《星期日镜报》（Sunday Mirror）和《星期天人民报》（SundayPeople）的出版商，指控这一集团在1991年至2011年间存在广泛的不当行为。</text:p>
      <text:p text:style-name="P4">
这位查尔斯三世国王的小儿子将于星期二和星期三（7日）在证人席上，面对MGN律师格林的盘问；哈里称，有33篇报纸文章是基于非法获得的信息。</text:p>
      <text:p text:style-name="P4">
MGN的审判于五月开始，哈里和其他索赔人的律师试图证明，非法的信息收集是在高级编辑和管理人员知情和批准下进行的。哈利是四个测试案例之一，他的具体指控构成这星期前三天的重点。然而，他星期一未出庭。与家人定居美国的哈里星期一才从美国启程前往英国，因为星期天是他的女儿莉莉贝的生日。法官范考特说，他对哈里的缺席感到惊讶。</text:p>
      <text:p text:style-name="P4">
Source: <text:a xlink:type="simple" xlink:href="https://www.zaobao.com.sg/realtime/world/story20230606-1401769" text:style-name="Internet_20_link" text:visited-style-name="Visited_20_Internet_20_Link">
https://www.zaobao.com.sg/realtime/world/story20230606-1401769</text:a>
</text:p>
      <!--NEWS-->
      <text:h text:style-name="P10" text:outline-level="1">
<text:span text:style-name="T4">
马国柔大臣：在柔佛打造第二个巴生谷</text:span>
</text:h>
      <text:p text:style-name="P4">
Author: 联合早报 (Person)</text:p>
      <text:p text:style-name="P4">
Publisher: 联合早报 (Organization)</text:p>
      <text:p text:style-name="P4">
Published Time: 2023-06-06T18:28</text:p>
      <text:p text:style-name="P4">
Modified Time: 2023-06-06T19:24</text:p>
      <text:p text:style-name="P4">
Description: 马来西亚柔佛州务大臣翁哈菲兹透露，他将致力推动柔佛的发展并提升基础建设，全力将柔佛打造成第二个巴生谷，并在2030年成为马来西亚另一个“先进州”。巴生谷包括首都吉隆坡及周围多个雪兰...</text:p>
      <text:p text:style-name="P4">
Videos: []</text:p>
      <text:p text:style-name="P4">
Audios: []</text:p>
      <text:p text:style-name="P4">
Images: []</text:p>
      <text:p text:style-name="P4">
Type: NewsArticle</text:p>
      <text:p text:style-name="P4">
Breadcrumbs: ['即时', '国际']</text:p>
      <text:p text:style-name="P4">
Keywords: ['柔佛', '州务大臣', '马来西亚']</text:p>
      <!--METADATA-->
      <text:p text:style-name="P4">
马来西亚柔佛州务大臣翁哈菲兹透露，他将致力推动柔佛的发展并提升基础建设，全力将柔佛打造成第二个巴生谷，并在2030年成为马来西亚另一个“先进州”。巴生谷包括首都吉隆坡及周围多个雪兰莪城镇，是马国经济最发达的地区。</text:p>
      <text:p text:style-name="P4">
翁哈菲兹接受网媒“Malaysia Gazette”访问时说，吉隆坡和新加坡的土地使用堪称饱和，因此许多吉隆坡及新加坡的公司想扩大业务时，都会考虑柔佛。</text:p>
      <text:p text:style-name="P4">
他说：“我们地理位置优越。从吉隆坡到柔佛只要三小时，新加坡樟宜到柔佛仅需约20分钟。柔佛的经商成本比吉隆坡低约三成，比新加坡低约七成。因此最适合（拓展业务）的地点就是柔佛。我们有土地和资源，也更具成本效益。”</text:p>
      <text:p text:style-name="P4">
他深信柔佛具备发展成马国第二个巴生谷的潜力，也相信州政府持续改善振林山关卡、医院、道路及其它基础建设项目后，柔佛将能继续吸引外资。</text:p>
      <text:p text:style-name="P4">
他说，州政府也实施“柔佛快捷通道”（Johor FastLane）政策，全力简化繁文褥节，并加速投资审批程序。“以前需要六个月时间处理文件，现在只需三个月。”据柔州政府，柔佛是马国去年获得最多外国直接投资的州属，达706亿令吉（约207亿新元），今年首季则有106亿令吉。</text:p>
      <text:p text:style-name="P4">
他相信柔佛有潜能成为第二个吉隆坡。“如果策略正确，并获得联邦政府、州政府与人民的支持，我们可以很快让柔佛成为先进州。”</text:p>
      <text:p text:style-name="P4">
Source: <text:a xlink:type="simple" xlink:href="https://www.zaobao.com.sg/realtime/world/story20230606-1401788" text:style-name="Internet_20_link" text:visited-style-name="Visited_20_Internet_20_Link">
https://www.zaobao.com.sg/realtime/world/story20230606-1401788</text:a>
</text:p>
      <!--NEWS-->
      <text:h text:style-name="P10" text:outline-level="1">
<text:span text:style-name="T4">
美就业数据提高Fed暂停升息情绪  欧股收盘小涨</text:span>
</text:h>
      <text:p text:style-name="P4">
Publisher: 法新社</text:p>
      <text:p text:style-name="P4">
Published Time: 2023-06-06T19:02:07+00:00</text:p>
      <text:p text:style-name="P4">
Modified Time: 2023-06-06T18:35:02+00:00</text:p>
      <text:p text:style-name="P4">
Description: （法新社伦敦6日电） 澳洲中央银行决议升息至11年高点，投资人担心全球央行为遏制居高不下的通膨还会继续升息，欧洲股市今天开低，但美国上周公布的最新就业数据升高联邦准备理事会（Fed）本月将暂停升息的预期心理，欧股以小涨作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3" text:anchor-type="as-char" svg:width="6.9236in" svg:height="3.617581in" draw:z-index="0">
<draw:image xlink:href="../Images/rficn/2023-06-06T19-02-07-00-00/000000.png" xlink:type="simple" xlink:show="embed" xlink:actuate="onLoad" draw:mime-type="image/png"/>
</draw:frame>
</text:p>
      <text:p text:style-name="P4">
伦敦FTSE 100指数小涨28.11点或0.37%，收7628.10点。</text:p>
      <text:p text:style-name="P4">
法兰克福DAX指数小涨28.55点或0.18%，收15992.44点。</text:p>
      <text:p text:style-name="P4">
巴黎CAC 40指数小涨8.09点或0.11%，收7209.00点。（译者：陈政一）</text:p>
      <text:p text:style-name="P4">
Source: <text:a xlink:type="simple" xlink:href="https://www.rfi.fr/cn/%E8%B4%A2%E7%BB%8F%E5%BF%AB%E8%AE%AF/20230606-%E7%BE%8E%E5%B0%B1%E4%B8%9A%E6%95%B0%E6%8D%AE%E6%8F%90%E9%AB%98fed%E6%9A%82%E5%81%9C%E5%8D%87%E6%81%AF%E6%83%85%E7%BB%AA-%E6%AC%A7%E8%82%A1%E6%94%B6%E7%9B%98%E5%B0%8F%E6%B6%A8" text:style-name="Internet_20_link" text:visited-style-name="Visited_20_Internet_20_Link">
https://www.rfi.fr/cn/%E8%B4%A2%E7%BB%8F%E5%BF%AB%E8%AE%AF/20230606-%E7%BE%8E%E5%B0%B1%E4%B8%9A%E6%95%B0%E6%8D%AE%E6%8F%90%E9%AB%98fed%E6%9A%82%E5%81%9C%E5%8D%87%E6%81%AF%E6%83%85%E7%BB%AA-%E6%AC%A7%E8%82%A1%E6%94%B6%E7%9B%98%E5%B0%8F%E6%B6%A8</text:a>
</text:p>
      <!--NEWS-->
      <text:h text:style-name="P10" text:outline-level="1">
<text:span text:style-name="T4">
英国与欧洲理事会：破坏水坝是“战争罪”</text:span>
</text:h>
      <text:p text:style-name="P4">
Author: 联合早报 (Person)</text:p>
      <text:p text:style-name="P4">
Publisher: 联合早报 (Organization)</text:p>
      <text:p text:style-name="P4">
Published Time: 2023-06-06T19:15</text:p>
      <text:p text:style-name="P4">
Modified Time: 2023-06-06T19:15</text:p>
      <text:p text:style-name="P4">
Description: 英国外交部长克莱弗利和欧洲理事会主席米歇尔谴责破坏新卡霍夫卡市（Nova Kakhovka）水坝的行为，并称蓄意袭击民用基础设施是一种“战争罪”。综合路透社和法新社报道，克莱弗利星...</text:p>
      <text:p text:style-name="P4">
Videos: []</text:p>
      <text:p text:style-name="P4">
Audios: []</text:p>
      <text:p text:style-name="P4">
Images: []</text:p>
      <text:p text:style-name="P4">
Type: NewsArticle</text:p>
      <text:p text:style-name="P4">
Breadcrumbs: ['即时', '国际']</text:p>
      <text:p text:style-name="P4">
Keywords: ['乌克兰', '俄罗斯', '英国', '水坝']</text:p>
      <!--METADATA-->
      <text:p text:style-name="P4">
英国外交部长克莱弗利和欧洲理事会主席米歇尔谴责 <text:a xlink:type="simple" xlink:href="https://www.zaobao.com/realtime/world/story20230606-1401606" text:style-name="Internet_20_link" text:visited-style-name="Visited_20_Internet_20_Link">
 破坏新卡霍夫卡市（Nova Kakhovka）水坝的行为</text:a>
，并称蓄意袭击民用基础设施是一种“战争罪”。</text:p>
      <text:p text:style-name="P4">
综合路透社和法新社报道，克莱弗利星期二（6月6日）发推文说：“对卡霍夫卡大坝的破坏是一种可憎的行为。故意攻击专门的民用基础设施是一种战争罪。”</text:p>
      <text:p text:style-name="P4">
克莱弗利在访问乌克兰时，重申了伦敦对基辅如何抵御俄罗斯入侵的支持，并说英国将继续帮助向乌克兰提供所需的武器装备。</text:p>
      <text:p text:style-name="P4">
在乌克兰基辅以东地区接受路透社采访的克莱弗利说，他听到了关于卡霍夫卡大坝发生爆炸的报道，“现在对细节做出任何有意义的评估还为时过早”。他说，英国将继续评估情况，“但俄罗斯现在能做的最好的事情，就是立即撤军”。</text:p>
      <text:p text:style-name="P4">
此外，欧洲理事会主席米歇尔对水坝被攻击表示震惊，并誓言要俄罗斯对摧毁民用基础设施的“战争罪”负责。</text:p>
      <text:p text:style-name="P4">
Source: <text:a xlink:type="simple" xlink:href="https://www.zaobao.com.sg/realtime/world/story20230606-1401798" text:style-name="Internet_20_link" text:visited-style-name="Visited_20_Internet_20_Link">
https://www.zaobao.com.sg/realtime/world/story20230606-1401798</text:a>
</text:p>
      <!--NEWS-->
      <text:h text:style-name="P10" text:outline-level="1">
<text:span text:style-name="T4">
周二美市盘前走低 重点谈苹果的“虚拟现实”耳机红了Unity Software股</text:span>
</text:h>
      <text:p text:style-name="P4">
Author: 李可爱 (Person)</text:p>
      <text:p text:style-name="P4">
Publisher: 联合早报 (Organization)</text:p>
      <text:p text:style-name="P4">
Published Time: 2023-06-06T19:42</text:p>
      <text:p text:style-name="P4">
Modified Time: 2023-06-06T22:57</text:p>
      <text:p text:style-name="P4">
Description: 星期二（6月6日）重点：美国华尔街股市主要股指期货星期二（6月6日）走低。股市的焦点已经从隔夜苹果公司的Apple Vision Pro发布会，转移到更广泛的市场因素，例如美国联邦...</text:p>
      <text:p text:style-name="P4">
Videos: []</text:p>
      <text:p text:style-name="P4">
Audios: []</text:p>
      <text:p text:style-name="P4">
Images: []</text:p>
      <text:p text:style-name="P4">
Type: NewsArticle</text:p>
      <text:p text:style-name="P4">
Breadcrumbs: ['即时', '国际']</text:p>
      <text:p text:style-name="P4">
Keywords: ['美国股市', '美市', '财经即时', '苹果']</text:p>
      <!--METADATA-->
      <text:h text:style-name="P13" text:outline-level="4">
<text:span text:style-name="T4">
星期二（6月6日）重点：</text:span>
</text:h>
      <ul>
        <li>
美国华尔街股市主要股指期货星期二（6月6日）走低。股市的焦点已经从隔夜 <text:a xlink:type="simple" xlink:href="https://www.zaobao.com/keywords/ping-guo" text:style-name="Internet_20_link" text:visited-style-name="Visited_20_Internet_20_Link">
 苹果公司 </text:a>
 的Apple Vision Pro发布会，转移到更广泛的市场因素，例如美国联邦储备局下一步会采取的利率行动。   * 在7时截稿时，标准与普尔500指数期货微跌4.40点或0.10％，报4269.40点；纳斯达克100指数期货也跌15.80点或0.11％，报14540.70点；道琼斯指数期货则退低33.40点，报33529.50点。   * 在投资者权衡美联储是否可能在即将举行的政策会议上暂停加息之际，标准与普尔500指数隔夜（星期一）收低。而科技巨头苹果股价则在隔夜短暂创下历史新高，但是因为后劲不足结果收盘时收低。   * 标准与普尔500指数隔夜微退8.58点，闭市报4273.79点。重量级的道琼斯指数也跌199.90点，闭市报33562.86点。以科技股为主的纳斯达克100指数则微起0.07％或9.86点，以14556.52点收市。   * 美国股市隔夜的交易转为淡静，交易所的总成交量是97亿股，比过去20天的105亿股平均成交量少。</li>
      </ul>
      <text:h text:style-name="P13" text:outline-level="4">
<text:span text:style-name="T4">
盘前交易重点：</text:span>
</text:h>
      <ul>
        <li>
苹果公司终于在隔夜的“全球开发者大会”隆重 <text:a xlink:type="simple" xlink:href="https://www.zaobao.com.sg/lifestyle/gadget/story20230606-1401810" text:style-name="Internet_20_link" text:visited-style-name="Visited_20_Internet_20_Link">
 推出Apple Vision Pro“虚拟现实”耳机 </text:a>
 ，并宣布耳机定价为3499美元。许多分析师认为，苹果是在测试消费者是否愿意花大钱购买该公司的最新科技。苹果股价在今晚盘前下跌1.13美元，截稿时报178.45美元。   * 美国最大的晶片制造商 <text:a xlink:type="simple" xlink:href="https://www.zaobao.com/keywords/ying-te-er" text:style-name="Internet_20_link" text:visited-style-name="Visited_20_Internet_20_Link">
 英特尔 </text:a>
 （Intel）将出售它在Mobileye Global Inc的部分股份，为它接下来的发展计划筹集约14亿8000万美元。英特尔股价在今晚盘前上升0.12美元，截稿时报29.98美元。   * 音频流媒体服务公司Spotify股价在今晚盘前上涨5.00美元，截稿时报156.74美元。Spotify刚宣布计划从旗下的播客部门中裁员200人，占员工总数的约2％。Spotify今年早些时候 <text:a xlink:type="simple" xlink:href="https://www.zaobao.com/realtime/world/story20230123-1355832" text:style-name="Internet_20_link" text:visited-style-name="Visited_20_Internet_20_Link">
 已经裁员600人 </text:a>
 。   * 星期二下文我们来看看为什么科技巨头苹果公司的“虚拟现实”耳机红了Unity Software股。今晚盘前Unity Software股起1.40美元，截稿时报37.72美元。   * 盘前活跃股按序：Unity Software、特斯拉（Tesla）、苹果、Palantir Technologies和超微（Advanced Micro Devices）。截稿时，这五只活跃股的股价起落参半。</li>
      </ul>
      <text:p text:style-name="P4">
 苹果公司在隔夜推出的Apple VisionPro耳机将会使用Unity Software的游戏软件。（彭博社）</text:p>
      <text:h text:style-name="P13" text:outline-level="4">
<text:span text:style-name="T4">
Unity Software Inc（纽约证券交易所代码：U）</text:span>
</text:h>
      <text:p text:style-name="P4">
科技巨头苹果公司隔夜在它的“全球开发者大会”上，隆重推出了它近期最“雄心勃勃”的新产品，也就是市场投资者热切期待的“虚拟现实”耳机。但是在这个新产品推出后，苹果股票隔夜竟然退低，反而使UnitySoftware股在隔夜起了整整17％。</text:p>
      <text:p text:style-name="P4">
原来苹果公司在推出这款Apple Vision Pro耳机的同时，也宣布耳机将会使用Unity Software的游戏软件。消息一传开，UnitySoftware即刻成为股市全场焦点的所在。该股不仅创下自去年11月10日以来的盘中最高点，股票的成交量更是飙升至20日移动平均线的三倍多。</text:p>
      <text:p text:style-name="P4">
苹果全球开发者关系副总裁普雷斯科特（SusanPrescott）说：“我们知道有开发者社区多年来一直在构建令人兴奋的3D应用程序。今天，我们很高兴宣布，我们一直在与UnitySoftware合作，将这些应用程序引入Vision Pro。Vision Pro可以直接使用那些以UnitySoftware为基础的受欢迎游戏和应用程序。”</text:p>
      <text:p text:style-name="P4">
Unity Software运用跨平台游戏功能。这个功能曾在2005年在苹果当时的“全球开发者大会”上，首次拿出来探讨与Mac合作的可能性。UnitySoftware后来在2020年上市。在2021年科技股飙升期间，该股曾一度飙升至每股近200美元。</text:p>
      <text:p text:style-name="P4">
Unity Software在今年5月10日刚公布了第一季度业绩，曾与游戏界同行一样，将自己定位为人工智能的大赢家之一。它的首席执行官里奇蒂耶洛（JohnS.Riccitiello）就说：“人工智能将对我们的行业产生深远影响。随着游戏类型构建的改变，我们能够推出一些以前不可能有的游戏类别。这将促使行业增长出现转折点。”</text:p>
      <text:p text:style-name="P4">
不过在这个行业转折点真正出现之前，现在在Tipranks的14名分析师中，只有七名给予UnitySoftware股“买进”评级，六名给予“持守”评级，一名给予“卖出”评级，一年期限平均目标价是39.67美元。</text:p>
      <text:p text:style-name="P4">
Source: <text:a xlink:type="simple" xlink:href="https://www.zaobao.com.sg/realtime/world/story20230606-1401805" text:style-name="Internet_20_link" text:visited-style-name="Visited_20_Internet_20_Link">
https://www.zaobao.com.sg/realtime/world/story20230606-1401805</text:a>
</text:p>
      <!--NEWS-->
      <text:h text:style-name="P10" text:outline-level="1">
<text:span text:style-name="T4">
安华：令吉贬值无关经济表现</text:span>
</text:h>
      <text:p text:style-name="P4">
Author: 联合早报 (Person)</text:p>
      <text:p text:style-name="P4">
Publisher: 联合早报 (Organization)</text:p>
      <text:p text:style-name="P4">
Published Time: 2023-06-06T20:15</text:p>
      <text:p text:style-name="P4">
Modified Time: 2023-06-06T20:15</text:p>
      <text:p text:style-name="P4">
Description: 马来西亚首相安华指出，令吉兑美元近来一直贬值，主要是因为美国接连实施多项巩固美元的措施。他强调，马国经济基本面良好，令吉贬值不应成为评估马国经济发展的指标。反对党国民联盟（国盟）多...</text:p>
      <text:p text:style-name="P4">
Videos: []</text:p>
      <text:p text:style-name="P4">
Audios: []</text:p>
      <text:p text:style-name="P4">
Images: []</text:p>
      <text:p text:style-name="P4">
Type: NewsArticle</text:p>
      <text:p text:style-name="P4">
Breadcrumbs: ['即时', '国际']</text:p>
      <text:p text:style-name="P4">
Keywords: ['安华', '令吉']</text:p>
      <!--METADATA-->
      <text:p text:style-name="P4">
马来西亚首相安华指出，令吉兑美元近来一直贬值，主要是因为美国接连实施多项巩固美元的措施。他强调，马国经济基本面良好，令吉贬值不应成为评估马国经济发展的指标。</text:p>
      <text:p text:style-name="P4">
反对党国民联盟（国盟）多名领导人近来多次指令吉兑美元贬值，就代表马国经济表现不理想。来自国盟的土著团结党布城区国会议员拉兹吉丁星期二（6月6日）更在国会上，要求首相安华说明令吉贬值对马国经济复苏的影响。</text:p>
      <text:p text:style-name="P4">
安华答询时指出，除了令吉，其他诸如日元、澳元、人民币、韩元、新元和菲律宾比索等货币，近来兑美元的汇率也一直下滑。相比之下，令吉汇率有时并非跌幅最大的货币，例如截至2022年12月31日，令吉兑美元贬值3.8%，日元则贬值超过6%，澳元、韩元和人民币都贬值约3%。</text:p>
      <text:p text:style-name="P4">
他说，新元与印尼盾虽然兑美元表现强劲，但新加坡与印度尼西亚政府都一直积极收紧货币政策。“我必须强调，令吉兑美元或其他货币的表现，不应作为评估马国经济的指标。”</text:p>
      <text:p text:style-name="P4">
他指出，这是因为令吉兑美元虽然贬值，但在去年的经济增长已超越疫情前水平，同时我国经济预计会在2023年增长4%至5%。他说，马国今年首季的国内生产总值（GDP）增长5.6%，超过印尼（5%）、中国（4.5%）和越南（3.3%）。</text:p>
      <text:p text:style-name="P4">
Source: <text:a xlink:type="simple" xlink:href="https://www.zaobao.com.sg/realtime/world/story20230606-1401817" text:style-name="Internet_20_link" text:visited-style-name="Visited_20_Internet_20_Link">
https://www.zaobao.com.sg/realtime/world/story20230606-1401817</text:a>
</text:p>
      <!--NEWS-->
      <text:h text:style-name="P10" text:outline-level="1">
<text:span text:style-name="T4">
意大利审查中化集团对轮胎制造商倍耐力的控制</text:span>
</text:h>
      <text:p text:style-name="P4">
Author: chinese@voanews.com (美国之音)</text:p>
      <text:p text:style-name="P4">
Publisher: 美国之音中文网 (Type: NewsMediaOrganization)</text:p>
      <text:p text:style-name="P4">
Published Time: 2023-06-06T20:48:01+08:00</text:p>
      <text:p text:style-name="P4">
Modified Time: 2023-06-06 12:48:01Z</text:p>
      <text:p text:style-name="P4">
Description: 意大利监管机构正在调查中国的中化集团加强控制意大利轮胎制造商倍耐力（Pirelli）的努力。中化集团（SinoChem）拥有倍耐力37%的股份，新的股东协议使中化集团能够选择倍耐力董事会15名成员中的9名。</text:p>
      <text:p text:style-name="P4">
Videos: []</text:p>
      <text:p text:style-name="P4">
Images: []</text:p>
      <text:p text:style-name="P4">
Categories: ['欧洲', '经济·金融·贸易', '中国']</text:p>
      <text:p text:style-name="P4">
Type: None</text:p>
      <!--METADATA-->
      <text:p text:style-name="P4">
NoneNone</text:p>
      <text:p text:style-name="P4">
Source: <text:a xlink:type="simple" xlink:href="https://www.voachinese.com/a/china-s-sinochem-is-the-tire-company-s-largest-shareholder-20230606/7124803.html" text:style-name="Internet_20_link" text:visited-style-name="Visited_20_Internet_20_Link">
https://www.voachinese.com/a/china-s-sinochem-is-the-tire-company-s-largest-shareholder-20230606/7124803.html</text:a>
</text:p>
      <!--NEWS-->
      <text:h text:style-name="P10" text:outline-level="1">
<text:span text:style-name="T4">
伊朗公布自主研发“法塔赫”高超音速导弹</text:span>
</text:h>
      <text:p text:style-name="P4">
Author: 联合早报 (Person)</text:p>
      <text:p text:style-name="P4">
Publisher: 联合早报 (Organization)</text:p>
      <text:p text:style-name="P4">
Published Time: 2023-06-06T20:55</text:p>
      <text:p text:style-name="P4">
Modified Time: 2023-06-06T20:56</text:p>
      <text:p text:style-name="P4">
Description: 伊朗星期二（6月6日）公布了一款名为“法塔赫”的高超音速导弹，由伊朗伊斯兰革命卫队航空航天部队研发。这款导弹拥有二级移动喷嘴，使用固体燃料推进剂。其在大气层内外拥有各种机动能力，以...</text:p>
      <text:p text:style-name="P4">
Videos: []</text:p>
      <text:p text:style-name="P4">
Audios: []</text:p>
      <text:p text:style-name="P4">
Images: []</text:p>
      <text:p text:style-name="P4">
Type: NewsArticle</text:p>
      <text:p text:style-name="P4">
Breadcrumbs: ['即时', '国际']</text:p>
      <text:p text:style-name="P4">
Keywords: ['伊朗', '导弹']</text:p>
      <!--METADATA-->
      <text:p text:style-name="P4">
伊朗星期二（6月6日）公布了一款名为“法塔赫”的高超音速导弹，由伊朗伊斯兰革命卫队航空航天部队研发。</text:p>
      <text:p text:style-name="P4">
这款导弹拥有二级移动喷嘴，使用固体燃料推进剂。其在大气层内外拥有各种机动能力，以应对各类防空系统。“法塔赫”导弹射程为1400公里，击中目标前的速度可达13至15马赫。</text:p>
      <text:p text:style-name="P4">
报道称，揭幕仪式于当天上午举行，伊朗总统易卜拉欣·莱希、伊朗伊斯兰革命卫队总司令侯赛因·萨拉米和伊朗革命卫队航空航天部队指挥官阿米尔-阿里·哈吉扎德出席了仪式。</text:p>
      <text:p text:style-name="P4">
“法塔赫”高超音速导弹由伊朗伊斯兰革命卫队航空航天部队研制，“能突破所有导弹防御系统并将其摧毁”。“法塔赫”高超音速导弹是伊朗首枚国产高超音速弹道导弹。</text:p>
      <text:p text:style-name="P4">
高超音速导弹的飞行速度至少是音速的五倍，而且飞行轨迹复杂，这使得它们很难被拦截。</text:p>
      <text:p text:style-name="P4">
据媒体去年11月消息，伊朗革命卫队航空航天部队指挥官哈吉扎德11月10日说，伊朗研制出了首枚高超音速弹道导弹，标志着伊朗在研发新一代导弹方面取得了巨大飞跃。</text:p>
      <text:p text:style-name="P4">
Source: <text:a xlink:type="simple" xlink:href="https://www.zaobao.com.sg/realtime/world/story20230606-1401826" text:style-name="Internet_20_link" text:visited-style-name="Visited_20_Internet_20_Link">
https://www.zaobao.com.sg/realtime/world/story20230606-1401826</text:a>
</text:p>
      <!--NEWS-->
      <text:h text:style-name="P10" text:outline-level="1">
<text:span text:style-name="T4">
港府向法庭申请将抗议歌曲《愿荣光归香港》列为禁歌</text:span>
</text:h>
      <text:p text:style-name="P4">
Author: chinese@voanews.com (美国之音)</text:p>
      <text:p text:style-name="P4">
Publisher: 美国之音中文网 (Type: NewsMediaOrganization)</text:p>
      <text:p text:style-name="P4">
Published Time: 2023-06-06T21:03:14+08:00</text:p>
      <text:p text:style-name="P4">
Modified Time: 2023-06-06 16:06:56Z</text:p>
      <text:p text:style-name="P4">
Description: 港府星期二（6月6日）宣布，律政司已于周一向法庭申请禁制令及临时禁制令，禁止播放或传播被誉为“香港国歌”的歌曲《愿荣光归香港》(Glory to Hong Kong)。这首在2019年反送中民主抗议活动中诞生并广为传唱的抗议歌曲，在去年的几次国际体育赛事上被当作香港国歌播放。</text:p>
      <text:p text:style-name="P4">
Videos: []</text:p>
      <text:p text:style-name="P4">
Images: []</text:p>
      <text:p text:style-name="P4">
Categories: ['港澳', '人权', '法律']</text:p>
      <text:p text:style-name="P4">
Type: None</text:p>
      <!--METADATA-->
      <text:p text:style-name="P4">
NoneNone</text:p>
      <text:p text:style-name="P4">
Source: <text:a xlink:type="simple" xlink:href="https://www.voachinese.com/a/hong-kong-government-seeks-court-injunction-to-ban-glory-to-hong-kong-protest-song-20230606/7124830.html" text:style-name="Internet_20_link" text:visited-style-name="Visited_20_Internet_20_Link">
https://www.voachinese.com/a/hong-kong-government-seeks-court-injunction-to-ban-glory-to-hong-kong-protest-song-20230606/7124830.html</text:a>
</text:p>
      <!--NEWS-->
      <text:h text:style-name="P10" text:outline-level="1">
<text:span text:style-name="T4">
孟加拉热浪来袭 停电频发</text:span>
</text:h>
      <text:p text:style-name="P4">
Author: 联合早报 (Person)</text:p>
      <text:p text:style-name="P4">
Publisher: 联合早报 (Organization)</text:p>
      <text:p text:style-name="P4">
Published Time: 2023-06-06T21:17</text:p>
      <text:p text:style-name="P4">
Modified Time: 2023-06-06T21:30</text:p>
      <text:p text:style-name="P4">
Description: 孟加拉热浪促使小学关闭、停电频发，让无法开风扇降温的民众叫苦连天。气象官员警告说，援助不会马上到来。路透社报道，孟加拉最高温度从10天前的32摄氏度飙升至近41摄氏度。孟加拉气象局...</text:p>
      <text:p text:style-name="P4">
Videos: []</text:p>
      <text:p text:style-name="P4">
Audios: []</text:p>
      <text:p text:style-name="P4">
Images: []</text:p>
      <text:p text:style-name="P4">
Type: NewsArticle</text:p>
      <text:p text:style-name="P4">
Breadcrumbs: ['即时', '国际']</text:p>
      <text:p text:style-name="P4">
Keywords: ['孟加拉', '热浪', '气候变化', '高温', '停电']</text:p>
      <!--METADATA-->
      <text:p text:style-name="P4">
孟加拉热浪促使小学关闭、停电频发，让无法开风扇降温的民众叫苦连天。气象官员警告说，援助不会马上到来。</text:p>
      <text:p text:style-name="P4">
路透社报道，孟加拉最高温度从10天前的32摄氏度飙升至近41摄氏度。孟加拉气象局警告说，高温没有结束的迹象。科学家说，气候变化正在促使夏季的热浪更加频繁、严重和漫长。</text:p>
      <text:p text:style-name="P4">
孟加拉电力、能源和矿产资源部部长纳斯鲁尔·哈米德（NasrulHamid）说，燃料短缺导致包括最大燃煤电厂在内的几个发电机组关闭，因此孟加拉可能还会面临两个星期的停电。</text:p>
      <text:p text:style-name="P4">
哈米德星期一（6月5日）较晚时在脸书发文说：“由于全球能源危机和国际货币市场前所未有的飙升，我们面临着这种不必要的减载问题。”</text:p>
      <text:p text:style-name="P4">
孟加拉近几个月的停电问题导致经济受创，特别是占总出口80%以上的关键服装行业。</text:p>
      <text:p text:style-name="P4">
首都达卡的一名店主拉赫曼说：“这些天的天气热得不合理，但长达数小时的停电进一步增加了我们的痛苦。”</text:p>
      <text:p text:style-name="P4">
不少民众因为热浪求医。西北部的医生沙伊斯拉姆说：“我们收到许多中暑或其它与热有关疾病的患者。”</text:p>
      <text:p text:style-name="P4">
Source: <text:a xlink:type="simple" xlink:href="https://www.zaobao.com.sg/realtime/world/story20230606-1401833" text:style-name="Internet_20_link" text:visited-style-name="Visited_20_Internet_20_Link">
https://www.zaobao.com.sg/realtime/world/story20230606-1401833</text:a>
</text:p>
      <!--NEWS-->
      <text:h text:style-name="P10" text:outline-level="1">
<text:span text:style-name="T4">
中国到处缺钱，高校学费普遍上调 涨幅最高达54%</text:span>
</text:h>
      <text:p text:style-name="P4">
Author: chinese@voanews.com (松仁)</text:p>
      <text:p text:style-name="P4">
Publisher: 美国之音中文网 (Type: NewsMediaOrganization)</text:p>
      <text:p text:style-name="P4">
Published Time: 2023-06-06T21:25:13+08:00</text:p>
      <text:p text:style-name="P4">
Modified Time: 2023-06-06 13:26:30Z</text:p>
      <text:p text:style-name="P4">
Description: 随着中国经济大环境持续恶化和政府财政拨款大幅下降，中国高校今年以来纷纷调涨学费，有些学校被迫二十年来首次调涨学费，还有些学校学费调涨幅度甚至超过50%。</text:p>
      <text:p text:style-name="P4">
Videos: []</text:p>
      <text:p text:style-name="P4">
Images: []</text:p>
      <text:p text:style-name="P4">
Categories: ['中国', '教育']</text:p>
      <text:p text:style-name="P4">
Type: None</text:p>
      <!--METADATA-->
      <text:p text:style-name="P4">
NoneNone</text:p>
      <text:p text:style-name="P4">
Source: <text:a xlink:type="simple" xlink:href="https://www.voachinese.com/a/chinese-universities-raise-tuition-fees-by-as-much-as-54-20230606/7124815.html" text:style-name="Internet_20_link" text:visited-style-name="Visited_20_Internet_20_Link">
https://www.voachinese.com/a/chinese-universities-raise-tuition-fees-by-as-much-as-54-20230606/7124815.html</text:a>
</text:p>
      <!--NEWS-->
      <text:h text:style-name="P10" text:outline-level="1">
<text:span text:style-name="T4">
美国“回防”南太，分析：将可收事半功倍之效</text:span>
</text:h>
      <text:p text:style-name="P4">
Author: chinese@voanews.com (陈筠)</text:p>
      <text:p text:style-name="P4">
Publisher: 美国之音中文网 (Type: NewsMediaOrganization)</text:p>
      <text:p text:style-name="P4">
Published Time: 2023-06-06T21:40:00+08:00</text:p>
      <text:p text:style-name="P4">
Modified Time: 2023-06-06 13:40:00Z</text:p>
      <text:p text:style-name="P4">
Description: 香格里拉安全对话日前落幕，美国表示印太地区的安全布局获得重大进展。作为印太战略重要支点的南太平洋地区，美国近来也加紧布署以应对中国势力的扩张。分析人士表示，太平洋岛国不论在制度、文化、语言、宗教各方面其实都跟西方国家比较亲近，美国的“回防”预期将可达到“事半功倍”之效。</text:p>
      <text:p text:style-name="P4">
Videos: []</text:p>
      <text:p text:style-name="P4">
Images: []</text:p>
      <text:p text:style-name="P4">
Categories: ['美国', '亚太']</text:p>
      <text:p text:style-name="P4">
Type: None</text:p>
      <!--METADATA-->
      <text:p text:style-name="P4">
NoneNone</text:p>
      <text:p text:style-name="P4">
Source: <text:a xlink:type="simple" xlink:href="https://www.voachinese.com/a/p-the-u-s-returning-to-the-defense-in-the-south-pacific-is-expected-to-a-stitch-in-time-20230606/7124891.html" text:style-name="Internet_20_link" text:visited-style-name="Visited_20_Internet_20_Link">
https://www.voachinese.com/a/p-the-u-s-returning-to-the-defense-in-the-south-pacific-is-expected-to-a-stitch-in-time-20230606/7124891.html</text:a>
</text:p>
      <!--NEWS-->
      <text:h text:style-name="P10" text:outline-level="1">
<text:span text:style-name="T4">
美国会纪念六四 麦卡锡：永远不要忘记在天安门广场上的日子</text:span>
</text:h>
      <text:p text:style-name="P4">
Author: chinese@voanews.com (李逸华)</text:p>
      <text:p text:style-name="P4">
Publisher: 美国之音中文网 (Type: NewsMediaOrganization)</text:p>
      <text:p text:style-name="P4">
Published Time: 2023-06-06T22:12:54+08:00</text:p>
      <text:p text:style-name="P4">
Modified Time: 2023-06-06 15:16:51Z</text:p>
      <text:p text:style-name="P4">
Description: 当中国严格审查和打压一切有关六四事件的活动之际，美国国会众议院议长凯文·麦卡锡（Kevin McCarthy）呼吁，“我们永远不要忘记当年在天安门广场上的日子”。两党议员还表示，自由的理念不受国界划分，不局限于一个国家。</text:p>
      <text:p text:style-name="P4">
Videos: []</text:p>
      <text:p text:style-name="P4">
Images: []</text:p>
      <text:p text:style-name="P4">
Categories: ['国会报道', '人权', '美中关系', '纪念六四']</text:p>
      <text:p text:style-name="P4">
Type: None</text:p>
      <!--METADATA-->
      <text:p text:style-name="P4">
NoneNone</text:p>
      <text:p text:style-name="P4">
Source: <text:a xlink:type="simple" xlink:href="https://www.voachinese.com/a/us-house-speaker-mccarthy-china-tiananmen-34-anniversary-20230605/7124614.html" text:style-name="Internet_20_link" text:visited-style-name="Visited_20_Internet_20_Link">
https://www.voachinese.com/a/us-house-speaker-mccarthy-china-tiananmen-34-anniversary-20230605/7124614.html</text:a>
</text:p>
      <!--NEWS-->
      <text:h text:style-name="P10" text:outline-level="1">
<text:span text:style-name="T4">
德印将达成52亿美元潜艇建造协议</text:span>
</text:h>
      <text:p text:style-name="P4">
Author: 联合早报 (Person)</text:p>
      <text:p text:style-name="P4">
Publisher: 联合早报 (Organization)</text:p>
      <text:p text:style-name="P4">
Published Time: 2023-06-06T22:29</text:p>
      <text:p text:style-name="P4">
Modified Time: 2023-06-06T23:13</text:p>
      <text:p text:style-name="P4">
Description: 德国和印度将达成在印度建造柴油潜艇的协议；俄乌长期的战事促使印度将军事装备来源扩大到顶级供应商莫斯科之外的地区。彭博社引述消息人士报道，德国蒂森克虏伯集团（ThyssenKrupp...</text:p>
      <text:p text:style-name="P4">
Videos: []</text:p>
      <text:p text:style-name="P4">
Audios: []</text:p>
      <text:p text:style-name="P4">
Images: []</text:p>
      <text:p text:style-name="P4">
Type: NewsArticle</text:p>
      <text:p text:style-name="P4">
Breadcrumbs: ['即时', '国际']</text:p>
      <text:p text:style-name="P4">
Keywords: ['德国', '印度', '潜艇', '武器']</text:p>
      <!--METADATA-->
      <text:p text:style-name="P4">
德国和印度将达成在印度建造柴油潜艇的协议；俄乌长期的战事促使印度将军事装备来源扩大到顶级供应商莫斯科之外的地区。</text:p>
      <text:p text:style-name="P4">
彭博社引述消息人士报道，德国蒂森克虏伯集团（ThyssenKrupp AG）和印度的马扎冈造船厂（Mazagon Dock ShipbuildersLimited）可能会联合竞标一个估计价值52亿美元（约70亿新元）的项目，为印度海军建造六艘潜艇。</text:p>
      <text:p text:style-name="P4">
印度利用与中国的边界争端，继续从俄罗斯购买武器。但由于俄罗斯和印度难以找到不违反美国制裁的支付机制，因此交货停滞不前。</text:p>
      <text:p text:style-name="P4">
德国和印度官员说，初步协议将在德国国防部长皮斯托留斯的见证下签署，他星期二（6月6日）抵达新德里进行为期两天的访问。</text:p>
      <text:p text:style-name="P4">
皮斯托留斯告诉公共广播公司ARD，他于星期三（7日）访问孟买的议程将包括这一潜艇交易，并说他的作用是“支持和协助”和他同行的德国高管与印度同行的谈判。</text:p>
      <text:p text:style-name="P4">
Source: <text:a xlink:type="simple" xlink:href="https://www.zaobao.com.sg/realtime/world/story20230606-1401856" text:style-name="Internet_20_link" text:visited-style-name="Visited_20_Internet_20_Link">
https://www.zaobao.com.sg/realtime/world/story20230606-1401856</text:a>
</text:p>
      <!--NEWS-->
      <text:h text:style-name="P10" text:outline-level="1">
<text:span text:style-name="T4">
巴黎仲裁庭：菲苏禄苏丹后裔索偿无效</text:span>
</text:h>
      <text:p text:style-name="P4">
Author: 联合早报 (Person)</text:p>
      <text:p text:style-name="P4">
Publisher: 联合早报 (Organization)</text:p>
      <text:p text:style-name="P4">
Published Time: 2023-06-06T22:47</text:p>
      <text:p text:style-name="P4">
Modified Time: 2023-06-06T23:03</text:p>
      <text:p text:style-name="P4">
Description: 自称菲律宾苏禄苏丹后裔者向马来西亚政府索取149亿美元（约201亿新元）赔款遭遇挫折。法国巴黎仲裁庭星期二（6月6日）宣判马国政府胜诉，因此不必理会这项索偿。这项判决让马国政府得以...</text:p>
      <text:p text:style-name="P4">
Videos: []</text:p>
      <text:p text:style-name="P4">
Audios: []</text:p>
      <text:p text:style-name="P4">
Images: []</text:p>
      <text:p text:style-name="P4">
Type: NewsArticle</text:p>
      <text:p text:style-name="P4">
Breadcrumbs: ['即时', '国际']</text:p>
      <text:p text:style-name="P4">
Keywords: ['马来西亚', '法庭', '赔偿', '荷兰']</text:p>
      <!--METADATA-->
      <text:p text:style-name="P4">
自称菲律宾苏禄苏丹后裔者向马来西亚政府索取149亿美元（约201亿新元）赔款遭遇挫折。法国巴黎仲裁庭星期二（6月6日）宣判马国政府胜诉，因此不必理会这项索偿。这项判决让马国政府得以保住资产。</text:p>
      <text:p text:style-name="P4">
据“星报”网站报道，沙巴州政府律师东姑卜艾指出，巴黎仲裁庭的判决使得西班牙仲裁员斯丹帕2021年宣判马国必须向苏禄苏丹后裔支付149亿美元的裁决失效。“马国政府的资产已经安全了。他们（苏禄苏丹后裔）无法执行他（斯丹帕）的裁决。”</text:p>
      <text:p text:style-name="P4">
巴黎仲裁庭星期二的判决也推翻了巴黎法庭2021年9月29日批准执行斯坦帕裁决的庭令。</text:p>
      <text:p text:style-name="P4">
苏禄苏丹后裔2017年入禀西班牙仲裁庭，起诉马国政府违反苏禄苏丹与英国北婆罗洲渣打公司在1878年签署的土地租赁协议。仲裁员斯丹帕2021年宣判马国必须向苏禄苏丹后裔支付149亿美元。马国政府随即提出上诉。</text:p>
      <text:p text:style-name="P4">
马德里高庭2021年6月取消斯丹帕的仲裁员资格，但斯丹帕不理高庭裁决，反而把仲裁庭审讯转移到巴黎。斯丹帕2022年2月在法国仲裁庭做出最终裁决。马国政府以案件不正规与不合法为由，拒绝承认判决，并向巴黎法庭申请暂缓执行裁决。</text:p>
      <text:p text:style-name="P4">
根据联合国的《纽约公约》，法国仲裁庭的裁决可在全球执行，包括扣押除外交馆舍以外的绝大多数马国资产。法国法官去年12月批准苏禄苏丹后裔的申请，扣押马国在巴黎的三处资产。</text:p>
      <text:p text:style-name="P4">
Source: <text:a xlink:type="simple" xlink:href="https://www.zaobao.com.sg/realtime/world/story20230606-1401860" text:style-name="Internet_20_link" text:visited-style-name="Visited_20_Internet_20_Link">
https://www.zaobao.com.sg/realtime/world/story20230606-1401860</text:a>
</text:p>
      <!--NEWS-->
      <text:h text:style-name="P10" text:outline-level="1">
<text:span text:style-name="T4">
中俄联合空中战巡迫使韩国战机紧急升空警戒</text:span>
</text:h>
      <text:p text:style-name="P4">
Author: chinese@voanews.com (松仁)</text:p>
      <text:p text:style-name="P4">
Publisher: 美国之音中文网 (Type: NewsMediaOrganization)</text:p>
      <text:p text:style-name="P4">
Published Time: 2023-06-06T23:13:12+08:00</text:p>
      <text:p text:style-name="P4">
Modified Time: 2023-06-06 15:13:12Z</text:p>
      <text:p text:style-name="P4">
Description: 中国与俄罗斯军方星期二（6月6日）在日本海和东中国海相关空域再次举行联合空中战略巡航。中俄战机飞临朝鲜半岛附近的韩国防空识别区时，韩国空军战机紧急起飞警戒。</text:p>
      <text:p text:style-name="P4">
Videos: []</text:p>
      <text:p text:style-name="P4">
Images: []</text:p>
      <text:p text:style-name="P4">
Categories: ['中国', '欧洲', '军事']</text:p>
      <text:p text:style-name="P4">
Type: None</text:p>
      <!--METADATA-->
      <text:p text:style-name="P4">
NoneNone</text:p>
      <text:p text:style-name="P4">
Source: <text:a xlink:type="simple" xlink:href="https://www.voachinese.com/a/china-russia-launch-joint-air-patrol-alarms-south-korea-20230606/7124838.html" text:style-name="Internet_20_link" text:visited-style-name="Visited_20_Internet_20_Link">
https://www.voachinese.com/a/china-russia-launch-joint-air-patrol-alarms-south-korea-20230606/7124838.html</text:a>
</text:p>
      <!--NEWS-->
      <text:h text:style-name="P10" text:outline-level="1">
<text:span text:style-name="T4">
越南罕见抗议后，中国科考船驶离越南专属经济区</text:span>
</text:h>
      <text:p text:style-name="P4">
Author: chinese@voanews.com (美国之音)</text:p>
      <text:p text:style-name="P4">
Publisher: 美国之音中文网 (Type: NewsMediaOrganization)</text:p>
      <text:p text:style-name="P4">
Published Time: 2023-06-06T23:16:09+08:00</text:p>
      <text:p text:style-name="P4">
Modified Time: 2023-06-06 15:16:09Z</text:p>
      <text:p text:style-name="P4">
Description: 近一个月来在南中国海越南专属经济区(EEZ)内活动的一艘中国科考船及多艘附属船只星期一(6月5日)午夜时分驶离越南海域。此前，越南曾罕见地向中国提出抗议。</text:p>
      <text:p text:style-name="P4">
Videos: []</text:p>
      <text:p text:style-name="P4">
Images: []</text:p>
      <text:p text:style-name="P4">
Categories: ['南中国海争端', '亚太', '中国']</text:p>
      <text:p text:style-name="P4">
Type: None</text:p>
      <!--METADATA-->
      <text:p text:style-name="P4">
NoneNone</text:p>
      <text:p text:style-name="P4">
Source: <text:a xlink:type="simple" xlink:href="https://www.voachinese.com/a/chinese-ships-leave-vietnam-waters-after-hanoi-protest-20230606/7124846.html" text:style-name="Internet_20_link" text:visited-style-name="Visited_20_Internet_20_Link">
https://www.voachinese.com/a/chinese-ships-leave-vietnam-waters-after-hanoi-protest-20230606/7124846.html</text:a>
</text:p>
      <!--NEWS-->
      <text:h text:style-name="P10" text:outline-level="1">
<text:span text:style-name="T4">
消息：布林肯几周内将访华进行会谈</text:span>
</text:h>
      <text:p text:style-name="P4">
Author: 联合早报 (Person)</text:p>
      <text:p text:style-name="P4">
Publisher: 联合早报 (Organization)</text:p>
      <text:p text:style-name="P4">
Published Time: 2023-06-06T23:34</text:p>
      <text:p text:style-name="P4">
Modified Time: 2023-06-06T23:40</text:p>
      <text:p text:style-name="P4">
Description: 彭博社引述消息人士称，美国国务卿布林肯将在未来几周内前往中国与高层官员进行会谈，其中可能包括中国国家主席习近平，同时表明美国希望在持续紧张的局势下恢复高层沟通。布林肯在发生疑似中国...</text:p>
      <text:p text:style-name="P4">
Videos: []</text:p>
      <text:p text:style-name="P4">
Audios: []</text:p>
      <text:p text:style-name="P4">
Images: []</text:p>
      <text:p text:style-name="P4">
Type: NewsArticle</text:p>
      <text:p text:style-name="P4">
Breadcrumbs: ['即时', '国际']</text:p>
      <text:p text:style-name="P4">
Keywords: ['美国', '中国', '布林肯']</text:p>
      <!--METADATA-->
      <text:p text:style-name="P4">
彭博社引述消息人士称，美国国务卿布林肯将在未来几周内前往中国与高层官员进行会谈，其中可能包括中国国家主席习近平，同时表明美国希望在持续紧张的局势下恢复高层沟通。</text:p>
      <text:p text:style-name="P4">
布林肯在发生疑似 <text:a xlink:type="simple" xlink:href="https://www.zaobao.com/realtime/world/story20230205-1359873" text:style-name="Internet_20_link" text:visited-style-name="Visited_20_Internet_20_Link">
 中国间谍气球事件</text:a>
 后，宣布 <text:a xlink:type="simple" xlink:href="https://www.zaobao.com/realtime/world/story20230203-1359458" text:style-name="Internet_20_link" text:visited-style-name="Visited_20_Internet_20_Link">
推迟2月份的访华行程 </text:a>
。美军2月4日在南卡罗来纳州海岸的附近水域击落一个来自中国的气球，美方称是间谍气球，中方说是 <text:a xlink:type="simple" xlink:href="https://www.zaobao.com/news/world/story20230204-1359487" text:style-name="Internet_20_link" text:visited-style-name="Visited_20_Internet_20_Link">
 民用科研气球</text:a>
 。</text:p>
      <text:p text:style-name="P4">
消息人士说，布林肯访问的确切时间还不确定。美国国务院发言人说，布林肯之前取消的访问将在条件允许时进行。</text:p>
      <text:p text:style-name="P4">
Source: <text:a xlink:type="simple" xlink:href="https://www.zaobao.com.sg/realtime/world/story20230606-1401876" text:style-name="Internet_20_link" text:visited-style-name="Visited_20_Internet_20_Link">
https://www.zaobao.com.sg/realtime/world/story20230606-1401876</text:a>
</text:p>
      <!--NEWS-->
      <text:h text:style-name="P10" text:outline-level="1">
<text:span text:style-name="T4">
反送中歌曲愿荣光归香港 遭港府申请禁播</text:span>
</text:h>
      <text:p text:style-name="P4">
Publisher: 法新社</text:p>
      <text:p text:style-name="P4">
Published Time: 2023-06-06T3:32:07+00:00</text:p>
      <text:p text:style-name="P4">
Modified Time: 2023-06-06T13:05:04+00:00</text:p>
      <text:p text:style-name="P4">
Description: （法新社香港6日电） 在「反送中」运动爆发4年后，香港当局向法庭申请禁止播放「反送中」歌曲「愿荣光归香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5" text:anchor-type="as-char" svg:width="6.9236in" svg:height="3.617581in" draw:z-index="0">
<draw:image xlink:href="../Images/rficn/2023-06-06T3-32-07-00-00/000000.png" xlink:type="simple" xlink:show="embed" xlink:actuate="onLoad" draw:mime-type="image/png"/>
</draw:frame>
</text:p>
      <text:p text:style-name="P4">
港府今天公布，律政司昨天向法庭申请禁制令及临时禁制令，要求禁止四项与「愿荣光归香港」（Glory to HongKong）有关的非法行为，现正等候法庭指示，聆讯日期待定。</text:p>
      <text:p text:style-name="P4">
港府指出，有关歌曲自2019年起开始广泛流传，歌词内容含有已被法庭裁定可构成煽动的口号，而有关歌曲近期也多次被错误表述为香港「国歌」，对中国国歌「义勇军进行曲」造成侮辱，并对中国和特别行政区造成严重损害。</text:p>
      <text:p text:style-name="P4">
港府表示，过往发生的不少事件已证明有关歌曲极可能会在违反香港国安法及刑事罪行条例等情况下继续被肆意流传；为了履行政府维护国家安全的宪制责任，有效防范、制止和惩治危害国家安全的行为和活动，政府经仔细考虑后，决定向法院申请禁制令。</text:p>
      <text:p text:style-name="P4">
Source: <text:a xlink:type="simple" xlink:href="https://www.rfi.fr/cn/%E5%9B%BD%E9%99%85%E6%8A%A5%E9%81%93/20230606-%E5%8F%8D%E9%80%81%E4%B8%AD%E6%AD%8C%E6%9B%B2%E6%84%BF%E8%8D%A3%E5%85%89%E5%BD%92%E9%A6%99%E6%B8%AF-%E9%81%AD%E6%B8%AF%E5%BA%9C%E7%94%B3%E8%AF%B7%E7%A6%81%E6%92%AD" text:style-name="Internet_20_link" text:visited-style-name="Visited_20_Internet_20_Link">
https://www.rfi.fr/cn/%E5%9B%BD%E9%99%85%E6%8A%A5%E9%81%93/20230606-%E5%8F%8D%E9%80%81%E4%B8%AD%E6%AD%8C%E6%9B%B2%E6%84%BF%E8%8D%A3%E5%85%89%E5%BD%92%E9%A6%99%E6%B8%AF-%E9%81%AD%E6%B8%AF%E5%BA%9C%E7%94%B3%E8%AF%B7%E7%A6%81%E6%92%AD</text:a>
</text:p>
      <!--NEWS-->
      <text:h text:style-name="P10" text:outline-level="1">
<text:span text:style-name="T4">
环保挑战下，电动车企设法应对“镍难题” (Free Version)</text:span>
</text:h>
      <text:p text:style-name="P4">
Author: Jon Emont</text:p>
      <text:p text:style-name="P4">
Publisher: 华尔街日报中文网</text:p>
      <text:p text:style-name="P4">
Published Time: 2023-06-06T8:28:00.000Z</text:p>
      <text:p text:style-name="P4">
Modified Time: 2023-06-06T11:28:00.000Z</text:p>
      <text:p text:style-name="P4">
Created Time: 2023-06-06T06:39:00.000Z</text:p>
      <text:p text:style-name="P4">
Description: 为了制造电动汽车的电池，公司需要开采和提炼大量的镍。但将镍从地下开采出来并将其提炼成为电池所用物质的过程对环境特别不友好。</text:p>
      <text:p text:style-name="P4">
Images: []</text:p>
      <text:p text:style-name="P4">
Categories: ['商业']</text:p>
      <text:p text:style-name="P4">
Keywords: SYND,LINK:EN|WP-WSJ-0000923651</text:p>
      <text:p text:style-name="P4">
Type: Article</text:p>
      <!--METADATA-->
      <text:p text:style-name="P4">
在电动汽车行业，这种窘境被称为“镍难题(nickel pickle)”。</text:p>
      <text:p text:style-name="P4">
Source: <text:a xlink:type="simple" xlink:href="https://cn.wsj.com/articles/%E7%8E%AF%E4%BF%9D%E6%8C%91%E6%88%98%E4%B8%8B-%E7%94%B5%E5%8A%A8%E8%BD%A6%E4%BC%81%E8%AE%BE%E6%B3%95%E5%BA%94%E5%AF%B9-%E9%95%8D%E9%9A%BE%E9%A2%98-a8fd3db3" text:style-name="Internet_20_link" text:visited-style-name="Visited_20_Internet_20_Link">
https://cn.wsj.com/articles/%E7%8E%AF%E4%BF%9D%E6%8C%91%E6%88%98%E4%B8%8B-%E7%94%B5%E5%8A%A8%E8%BD%A6%E4%BC%81%E8%AE%BE%E6%B3%95%E5%BA%94%E5%AF%B9-%E9%95%8D%E9%9A%BE%E9%A2%98-a8fd3db3</text:a>
</text:p>
      <!--NEWS-->
      <text:h text:style-name="P10" text:outline-level="1">
<text:span text:style-name="T4">
美日菲在有争议南中国海水域举行海岸防卫联合演习</text:span>
</text:h>
      <text:p text:style-name="P4">
Author: chinese@voanews.com (美国之音)</text:p>
      <text:p text:style-name="P4">
Publisher: 美国之音中文网 (Type: NewsMediaOrganization)</text:p>
      <text:p text:style-name="P4">
Published Time: 2023-06-07T00:41:48+08:00</text:p>
      <text:p text:style-name="P4">
Modified Time: 2023-06-06 16:41:48Z</text:p>
      <text:p text:style-name="P4">
Description: 在华盛顿面对中国在南中国海越来越咄咄逼人的行为而强化在亚洲的联盟之际，美国、日本和菲律宾的海岸防卫船只星期二(6月6日)在靠近有争议的南中国海附近的水域进行执法演习。</text:p>
      <text:p text:style-name="P4">
Videos: []</text:p>
      <text:p text:style-name="P4">
Images: []</text:p>
      <text:p text:style-name="P4">
Categories: ['南中国海争端', '亚太', '美国']</text:p>
      <text:p text:style-name="P4">
Type: None</text:p>
      <!--METADATA-->
      <text:p text:style-name="P4">
NoneNone</text:p>
      <text:p text:style-name="P4">
Source: <text:a xlink:type="simple" xlink:href="https://www.voachinese.com/a/us-japanese-philippine-coast-guard-ships-stage-law-enforcement-drills-near-south-china-sea-20230606/7124908.html" text:style-name="Internet_20_link" text:visited-style-name="Visited_20_Internet_20_Link">
https://www.voachinese.com/a/us-japanese-philippine-coast-guard-ships-stage-law-enforcement-drills-near-south-china-sea-20230606/7124908.html</text:a>
</text:p>
      <!--NEWS-->
      <text:h text:style-name="P10" text:outline-level="1">
<text:span text:style-name="T4">
伊朗高超音速导弹亮相 声称其飞行速度可达15倍音速</text:span>
</text:h>
      <text:p text:style-name="P4">
Author: chinese@voanews.com (松仁)</text:p>
      <text:p text:style-name="P4">
Publisher: 美国之音中文网 (Type: NewsMediaOrganization)</text:p>
      <text:p text:style-name="P4">
Published Time: 2023-06-07T01:05:54+08:00</text:p>
      <text:p text:style-name="P4">
Modified Time: 2023-06-06 17:05:54Z</text:p>
      <text:p text:style-name="P4">
Description: 伊朗星期二（6月6日）首次对外展示了一款它自诩飞行速度可达15倍音速的高超音速导弹，为它应对因为非法研发核武而与美国和以色列产生的紧张关系增添一款新的武器。</text:p>
      <text:p text:style-name="P4">
Videos: []</text:p>
      <text:p text:style-name="P4">
Images: []</text:p>
      <text:p text:style-name="P4">
Categories: ['中东', '军事']</text:p>
      <text:p text:style-name="P4">
Type: None</text:p>
      <!--METADATA-->
      <text:p text:style-name="P4">
NoneNone</text:p>
      <text:p text:style-name="P4">
Source: <text:a xlink:type="simple" xlink:href="https://www.voachinese.com/a/iran-unveils-what-it-calls-a-hypersonic-missile-able-to-beat-air-defenses-060623/7125273.html" text:style-name="Internet_20_link" text:visited-style-name="Visited_20_Internet_20_Link">
https://www.voachinese.com/a/iran-unveils-what-it-calls-a-hypersonic-missile-able-to-beat-air-defenses-060623/7125273.html</text:a>
</text:p>
      <!--NEWS-->
      <text:h text:style-name="P10" text:outline-level="1">
<text:span text:style-name="T4">
联合国对香港警方拘留六四事件纪念者表示“震惊” 香港政府强烈反对及谴责</text:span>
</text:h>
      <text:p text:style-name="P4">
Author: chinese@voanews.com (郑乐捷)</text:p>
      <text:p text:style-name="P4">
Publisher: 美国之音中文网 (Type: NewsMediaOrganization)</text:p>
      <text:p text:style-name="P4">
Published Time: 2023-06-07T01:52:29+08:00</text:p>
      <text:p text:style-name="P4">
Modified Time: 2023-06-06 18:31:45Z</text:p>
      <text:p text:style-name="P4">
Description: 香港警方在六四34周年当晚带走超过20人，大多在未有理由下发生，其后亦未有控告，联合国方面批评事件，香港政府就严辞反击。学者指，香港政府未有预计到联合国方面的快速反应。</text:p>
      <text:p text:style-name="P4">
Videos: []</text:p>
      <text:p text:style-name="P4">
Images: []</text:p>
      <text:p text:style-name="P4">
Categories: ['纪念六四', '港澳', '人权']</text:p>
      <text:p text:style-name="P4">
Type: None</text:p>
      <!--METADATA-->
      <text:p text:style-name="P4">
NoneNone</text:p>
      <text:p text:style-name="P4">
Source: <text:a xlink:type="simple" xlink:href="https://www.voachinese.com/a/hong-kong-government-condemns-un-for-criticism-over-detentions-on-june-4-20230606/7125203.html" text:style-name="Internet_20_link" text:visited-style-name="Visited_20_Internet_20_Link">
https://www.voachinese.com/a/hong-kong-government-condemns-un-for-criticism-over-detentions-on-june-4-20230606/7125203.html</text:a>
</text:p>
      <!--NEWS-->
      <text:h text:style-name="P10" text:outline-level="1">
<text:span text:style-name="T4">
美制裁支持伊朗导弹和军事项目的国际采购网络，包括5名中国人及相关实体</text:span>
</text:h>
      <text:p text:style-name="P4">
Author: chinese@voanews.com (莉雅)</text:p>
      <text:p text:style-name="P4">
Publisher: 美国之音中文网 (Type: NewsMediaOrganization)</text:p>
      <text:p text:style-name="P4">
Published Time: 2023-06-07T03:57:48+08:00</text:p>
      <text:p text:style-name="P4">
Modified Time: 2023-06-06 19:57:48Z</text:p>
      <text:p text:style-name="P4">
Description: 美国财政部星期二（6月6日）宣布对与伊朗弹道导弹项目有关的位于伊朗、中华人民共和国和香港的七名个人和六家实体组成的网络进行制裁。这七个人中有五名中国人，两名伊朗人，包括伊朗驻北京的武官。</text:p>
      <text:p text:style-name="P4">
Videos: []</text:p>
      <text:p text:style-name="P4">
Images: []</text:p>
      <text:p text:style-name="P4">
Categories: ['美国', '亚太', '经济·金融·贸易', '中国']</text:p>
      <text:p text:style-name="P4">
Type: None</text:p>
      <!--METADATA-->
      <text:p text:style-name="P4">
NoneNone</text:p>
      <text:p text:style-name="P4">
Source: <text:a xlink:type="simple" xlink:href="https://www.voachinese.com/a/us-china-iran-missile-program-20230606/7125590.html" text:style-name="Internet_20_link" text:visited-style-name="Visited_20_Internet_20_Link">
https://www.voachinese.com/a/us-china-iran-missile-program-20230606/7125590.html</text:a>
</text:p>
      <!--NEWS-->
      <text:h text:style-name="P10" text:outline-level="1">
<text:span text:style-name="T4">
“无权将战争留给下一代”  乌军“吸血鬼”“凯撒” 发挥战力</text:span>
</text:h>
      <text:p text:style-name="P4">
Author: chinese@voanews.com (刘恩民)</text:p>
      <text:p text:style-name="P4">
Publisher: 美国之音中文网 (Type: Organization)</text:p>
      <text:p text:style-name="P4">
Published Time: 2023-06-07T04:12:44+08:00</text:p>
      <text:p text:style-name="P4">
Modified Time: 2023-06-06 20:12:44Z</text:p>
      <text:p text:style-name="P4">
Description: 乌克兰顿涅茨克前线的战斗在激烈进行，显示期待已久的反攻有可能已经展开。乌军得自捷克的“吸血鬼”多管火箭和法国的“凯撒”自行火炮系统在这个地区发挥战力。俄军声称在涅茨克地区挫败了乌军的一次重大进攻，但已经遭到基辅否认。乌军表示“无权将战争留给下一代” ，将尽快结束。</text:p>
      <text:p text:style-name="P4">
Videos: []</text:p>
      <text:p text:style-name="P4">
Images: []</text:p>
      <text:p text:style-name="P4">
Categories: ['乌克兰局势', '军事', '每日视频新闻', '社媒-最IN视频']</text:p>
      <text:p text:style-name="P4">
Type: None</text:p>
      <!--METADATA-->
      <text:p text:style-name="P4">
NoneNone</text:p>
      <text:p text:style-name="P4">
Source: <text:a xlink:type="simple" xlink:href="https://www.voachinese.com/a/ukrainian-soldiers-fire-foreign-supplied-artillery-systems-near-eastern-front-line-20230607/7125623.html" text:style-name="Internet_20_link" text:visited-style-name="Visited_20_Internet_20_Link">
https://www.voachinese.com/a/ukrainian-soldiers-fire-foreign-supplied-artillery-systems-near-eastern-front-line-20230607/7125623.html</text:a>
</text:p>
      <!--NEWS-->
      <text:h text:style-name="P10" text:outline-level="1">
<text:span text:style-name="T4">
加拿大野火的烟雾引发纽约州和渥太华的健康警报</text:span>
</text:h>
      <text:p text:style-name="P4">
Author: chinese@voanews.com (美国之音)</text:p>
      <text:p text:style-name="P4">
Publisher: 美国之音中文网 (Type: NewsMediaOrganization)</text:p>
      <text:p text:style-name="P4">
Published Time: 2023-06-07T04:19:11+08:00</text:p>
      <text:p text:style-name="P4">
Modified Time: 2023-06-06 20:19:11Z</text:p>
      <text:p text:style-name="P4">
Description: 纽约州、多伦多和渥太华当局星期二警告居民们注意加拿大东部初夏野火烟雾造成的空气污染对健康的危害。</text:p>
      <text:p text:style-name="P4">
Videos: []</text:p>
      <text:p text:style-name="P4">
Images: []</text:p>
      <text:p text:style-name="P4">
Categories: ['美洲', '生态环境']</text:p>
      <text:p text:style-name="P4">
Type: None</text:p>
      <!--METADATA-->
      <text:p text:style-name="P4">
NoneNone</text:p>
      <text:p text:style-name="P4">
Source: <text:a xlink:type="simple" xlink:href="https://www.voachinese.com/a/canada-wildfire-smoke-triggers-alarms-20230606/7125591.html" text:style-name="Internet_20_link" text:visited-style-name="Visited_20_Internet_20_Link">
https://www.voachinese.com/a/canada-wildfire-smoke-triggers-alarms-20230606/7125591.html</text:a>
</text:p>
      <!--NEWS-->
      <text:h text:style-name="P10" text:outline-level="1">
<text:span text:style-name="T4">
日澳美资助密克罗尼西亚海底电缆连接，以对抗中国的影响力</text:span>
</text:h>
      <text:p text:style-name="P4">
Author: chinese@voanews.com (美国之音)</text:p>
      <text:p text:style-name="P4">
Publisher: 美国之音中文网 (Type: NewsMediaOrganization)</text:p>
      <text:p text:style-name="P4">
Published Time: 2023-06-07T04:32:36+08:00</text:p>
      <text:p text:style-name="P4">
Modified Time: 2023-06-06 20:32:36Z</text:p>
      <text:p text:style-name="P4">
Description: 日本周二（6月6日）宣布，它与美国和澳大利亚签署了一项价值9500万美元的海底电缆项目，该项目将连接东密克罗尼西亚岛国，以改善中国日益扩大影响力的印太地区的网络环境。</text:p>
      <text:p text:style-name="P4">
Videos: []</text:p>
      <text:p text:style-name="P4">
Images: []</text:p>
      <text:p text:style-name="P4">
Categories: ['亚太', '美国', '经济·金融·贸易', '中国', '科技', '美中关系']</text:p>
      <text:p text:style-name="P4">
Type: None</text:p>
      <!--METADATA-->
      <text:p text:style-name="P4">
NoneNone</text:p>
      <text:p text:style-name="P4">
Source: <text:a xlink:type="simple" xlink:href="https://www.voachinese.com/a/japan-australia-us-to-fund-undersea-cable-connection-in-micronesia-to-counter-china-s-influence-20230606/7125627.html" text:style-name="Internet_20_link" text:visited-style-name="Visited_20_Internet_20_Link">
https://www.voachinese.com/a/japan-australia-us-to-fund-undersea-cable-connection-in-micronesia-to-counter-china-s-influence-20230606/7125627.html</text:a>
</text:p>
      <!--NEWS-->
      <text:h text:style-name="P10" text:outline-level="1">
<text:span text:style-name="T4">
英国命令中国关闭在英领土的非官方警察站</text:span>
</text:h>
      <text:p text:style-name="P4">
Author: chinese@voanews.com (美国之音)</text:p>
      <text:p text:style-name="P4">
Publisher: 美国之音中文网 (Type: NewsMediaOrganization)</text:p>
      <text:p text:style-name="P4">
Published Time: 2023-06-07T04:36:32+08:00</text:p>
      <text:p text:style-name="P4">
Modified Time: 2023-06-06 20:36:32Z</text:p>
      <text:p text:style-name="P4">
Description: 英国负责安全事务的国务大臣汤姆·图根达特周二(6月6日)告诉议会，英国政府已命令中国关闭在英国领土上运作的非官方警察站。</text:p>
      <text:p text:style-name="P4">
Videos: []</text:p>
      <text:p text:style-name="P4">
Images: []</text:p>
      <text:p text:style-name="P4">
Categories: ['中国', '欧洲', '人权', '法律']</text:p>
      <text:p text:style-name="P4">
Type: None</text:p>
      <!--METADATA-->
      <text:p text:style-name="P4">
NoneNone</text:p>
      <text:p text:style-name="P4">
Source: <text:a xlink:type="simple" xlink:href="https://www.voachinese.com/a/uk-orders-china-to-shut-unofficial-police-stations-on-british-soil-20230606/7125571.html" text:style-name="Internet_20_link" text:visited-style-name="Visited_20_Internet_20_Link">
https://www.voachinese.com/a/uk-orders-china-to-shut-unofficial-police-stations-on-british-soil-20230606/7125571.html</text:a>
</text:p>
      <!--NEWS-->
      <text:h text:style-name="P10" text:outline-level="1">
<text:span text:style-name="T4">
美议员警告：扩大COVID相关知识产权豁免有可能伤害美国与中国竞争的能力</text:span>
</text:h>
      <text:p text:style-name="P4">
Author: chinese@voanews.com (吉普森)</text:p>
      <text:p text:style-name="P4">
Publisher: 美国之音中文网 (Type: NewsMediaOrganization)</text:p>
      <text:p text:style-name="P4">
Published Time: 2023-06-07T04:58:15+08:00</text:p>
      <text:p text:style-name="P4">
Modified Time: 2023-06-06 20:58:15Z</text:p>
      <text:p text:style-name="P4">
Description: 美国议员星期二(6月6日)警告说，扩大COVID时期的专利豁免有可能破坏美国的创新，并让中国在全球战略竞争中获益。</text:p>
      <text:p text:style-name="P4">
Videos: []</text:p>
      <text:p text:style-name="P4">
Images: []</text:p>
      <text:p text:style-name="P4">
Categories: ['国会报道', '健康', '科技', '美中关系', '新冠疫情']</text:p>
      <text:p text:style-name="P4">
Type: None</text:p>
      <!--METADATA-->
      <text:p text:style-name="P4">
NoneNone</text:p>
      <text:p text:style-name="P4">
Source: <text:a xlink:type="simple" xlink:href="https://www.voachinese.com/a/us-lawmakers-warn-covid-trips-waiver-could-harm-competitiveness-with-china-20230606/7125664.html" text:style-name="Internet_20_link" text:visited-style-name="Visited_20_Internet_20_Link">
https://www.voachinese.com/a/us-lawmakers-warn-covid-trips-waiver-could-harm-competitiveness-with-china-20230606/7125664.html</text:a>
</text:p>
      <!--NEWS-->
      <text:h text:style-name="P10" text:outline-level="1">
<text:span text:style-name="T4">
布林肯访问沙特将讨论以色列和沙特的关系</text:span>
</text:h>
      <text:p text:style-name="P4">
Author: chinese@voanews.com (美国之音)</text:p>
      <text:p text:style-name="P4">
Publisher: 美国之音中文网 (Type: NewsMediaOrganization)</text:p>
      <text:p text:style-name="P4">
Published Time: 2023-06-07T05:10:50+08:00</text:p>
      <text:p text:style-name="P4">
Modified Time: 2023-06-06 21:10:50Z</text:p>
      <text:p text:style-name="P4">
Description: 美国国务卿布林肯计划本周访问沙特阿拉伯，讨论安全与经济议题，并预计会见官员们，包括沙特王储穆罕默德·本·萨勒曼（Mohammed bin Salman）。</text:p>
      <text:p text:style-name="P4">
Videos: []</text:p>
      <text:p text:style-name="P4">
Images: []</text:p>
      <text:p text:style-name="P4">
Categories: ['美国', '中东']</text:p>
      <text:p text:style-name="P4">
Type: None</text:p>
      <!--METADATA-->
      <text:p text:style-name="P4">
NoneNone</text:p>
      <text:p text:style-name="P4">
Source: <text:a xlink:type="simple" xlink:href="https://www.voachinese.com/a/blinken-to-visit-saudi-arabia-20230606/7125704.html" text:style-name="Internet_20_link" text:visited-style-name="Visited_20_Internet_20_Link">
https://www.voachinese.com/a/blinken-to-visit-saudi-arabia-20230606/7125704.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